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6/styles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7" manifest:media-type="application/x-openoffice-gdimetafile;windows_formatname=&quot;GDIMetaFile&quot;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7/styles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9/style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218cm"/>
    </style:style>
    <style:style style:name="co3" style:family="table-column">
      <style:table-column-properties fo:break-before="auto" style:column-width="4.346cm"/>
    </style:style>
    <style:style style:name="co4" style:family="table-column">
      <style:table-column-properties fo:break-before="auto" style:column-width="3.194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2.993cm"/>
    </style:style>
    <style:style style:name="co7" style:family="table-column">
      <style:table-column-properties fo:break-before="auto" style:column-width="3.741cm"/>
    </style:style>
    <style:style style:name="co8" style:family="table-column">
      <style:table-column-properties fo:break-before="auto" style:column-width="6.073cm"/>
    </style:style>
    <style:style style:name="co9" style:family="table-column">
      <style:table-column-properties fo:break-before="auto" style:column-width="7.11cm"/>
    </style:style>
    <style:style style:name="co10" style:family="table-column">
      <style:table-column-properties fo:break-before="auto" style:column-width="3.914cm"/>
    </style:style>
    <style:style style:name="co11" style:family="table-column">
      <style:table-column-properties fo:break-before="auto" style:column-width="5.211cm"/>
    </style:style>
    <style:style style:name="co12" style:family="table-column">
      <style:table-column-properties fo:break-before="auto" style:column-width="5.382cm"/>
    </style:style>
    <style:style style:name="co13" style:family="table-column">
      <style:table-column-properties fo:break-before="auto" style:column-width="4.835cm"/>
    </style:style>
    <style:style style:name="co14" style:family="table-column">
      <style:table-column-properties fo:break-before="auto" style:column-width="3.108cm"/>
    </style:style>
    <style:style style:name="co15" style:family="table-column">
      <style:table-column-properties fo:break-before="auto" style:column-width="5.727cm"/>
    </style:style>
    <style:style style:name="co16" style:family="table-column">
      <style:table-column-properties fo:break-before="auto" style:column-width="4.778cm"/>
    </style:style>
    <style:style style:name="co17" style:family="table-column">
      <style:table-column-properties fo:break-before="auto" style:column-width="6.274cm"/>
    </style:style>
    <style:style style:name="co18" style:family="table-column">
      <style:table-column-properties fo:break-before="auto" style:column-width="4.893cm"/>
    </style:style>
    <style:style style:name="co19" style:family="table-column">
      <style:table-column-properties fo:break-before="auto" style:column-width="4.807cm"/>
    </style:style>
    <style:style style:name="co20" style:family="table-column">
      <style:table-column-properties fo:break-before="auto" style:column-width="5.008cm"/>
    </style:style>
    <style:style style:name="co21" style:family="table-column">
      <style:table-column-properties fo:break-before="auto" style:column-width="3.7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9" style:family="table-cell" style:parent-style-name="Default" style:data-style-name="N84"/>
    <style:style style:name="ce10" style:family="table-cell" style:parent-style-name="Default" style:data-style-name="N4"/>
    <style:style style:name="ce11" style:family="table-cell" style:parent-style-name="Default" style:data-style-name="N1"/>
    <style:style style:name="ce4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12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rance" table:style-name="ta1">
        <table:table-column table:style-name="co1" table:default-cell-style-name="Default"/>
        <table:table-column table:style-name="co1" table:default-cell-style-name="ce9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0"/>
        <table:table-row table:style-name="ro1" table:number-rows-repeated="5">
          <table:table-cell table:number-columns-repeated="8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France Dead predicted from first case</text:p>
          </table:table-cell>
          <table:table-cell office:value-type="string" calcext:value-type="string">
            <text:p>160 time dead – Cases</text:p>
          </table:table-cell>
          <table:table-cell office:value-type="string" calcext:value-type="string">
            <text:p>Real Deaths</text:p>
          </table:table-cell>
          <table:table-cell office:value-type="string" calcext:value-type="string">
            <text:p>Real Dead Total</text:p>
          </table:table-cell>
          <table:table-cell office:value-type="string" calcext:value-type="string">
            <text:p>Cases 160 Deaths</text:p>
          </table:table-cell>
          <table:table-cell office:value-type="string" calcext:value-type="string">
            <text:p><text:s/>Risk Franc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date" office:date-value="2020-02-15" calcext:value-type="date">
            <text:p>2020-02-15</text:p>
          </table:table-cell>
          <table:table-cell office:value-type="float" office:value="1" calcext:value-type="float">
            <text:p>1</text:p>
          </table:table-cell>
          <table:table-cell table:formula="of:=160 * [.C8]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formula="of:=[.E7]+[.E8]" office:value-type="float" office:value="1" calcext:value-type="float">
            <text:p>1</text:p>
          </table:table-cell>
          <table:table-cell table:formula="of:= 160 * [.F8]" office:value-type="float" office:value="160" calcext:value-type="float">
            <text:p>160</text:p>
          </table:table-cell>
          <table:table-cell table:formula="of:=60000000/[.G8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8]+[.E9]" office:value-type="float" office:value="1" calcext:value-type="float">
            <text:p>1</text:p>
          </table:table-cell>
          <table:table-cell table:formula="of:= 160 * [.F9]" office:value-type="float" office:value="160" calcext:value-type="float">
            <text:p>160</text:p>
          </table:table-cell>
          <table:table-cell table:formula="of:=60000000/[.G9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9]+[.E10]" office:value-type="float" office:value="1" calcext:value-type="float">
            <text:p>1</text:p>
          </table:table-cell>
          <table:table-cell table:formula="of:= 160 * [.F10]" office:value-type="float" office:value="160" calcext:value-type="float">
            <text:p>160</text:p>
          </table:table-cell>
          <table:table-cell table:formula="of:=60000000/[.G10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0]+[.E11]" office:value-type="float" office:value="1" calcext:value-type="float">
            <text:p>1</text:p>
          </table:table-cell>
          <table:table-cell table:formula="of:= 160 * [.F11]" office:value-type="float" office:value="160" calcext:value-type="float">
            <text:p>160</text:p>
          </table:table-cell>
          <table:table-cell table:formula="of:=60000000/[.G11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19" calcext:value-type="date">
            <text:p>2020-02-19</text:p>
          </table:table-cell>
          <table:table-cell office:value-type="float" office:value="2" calcext:value-type="float">
            <text:p>2</text:p>
          </table:table-cell>
          <table:table-cell table:formula="of:=160 * [.C12]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[.F11]+[.E12]" office:value-type="float" office:value="1" calcext:value-type="float">
            <text:p>1</text:p>
          </table:table-cell>
          <table:table-cell table:formula="of:= 160 * [.F12]" office:value-type="float" office:value="160" calcext:value-type="float">
            <text:p>160</text:p>
          </table:table-cell>
          <table:table-cell table:formula="of:=60000000/[.G12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0" calcext:value-type="date">
            <text:p>2020-02-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2]+[.E13]" office:value-type="float" office:value="1" calcext:value-type="float">
            <text:p>1</text:p>
          </table:table-cell>
          <table:table-cell table:formula="of:= 160 * [.F13]" office:value-type="float" office:value="160" calcext:value-type="float">
            <text:p>160</text:p>
          </table:table-cell>
          <table:table-cell table:formula="of:=60000000/[.G13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1" calcext:value-type="date">
            <text:p>2020-02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3]+[.E14]" office:value-type="float" office:value="1" calcext:value-type="float">
            <text:p>1</text:p>
          </table:table-cell>
          <table:table-cell table:formula="of:= 160 * [.F14]" office:value-type="float" office:value="160" calcext:value-type="float">
            <text:p>160</text:p>
          </table:table-cell>
          <table:table-cell table:formula="of:=60000000/[.G14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2" calcext:value-type="date">
            <text:p>2020-02-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4]+[.E15]" office:value-type="float" office:value="1" calcext:value-type="float">
            <text:p>1</text:p>
          </table:table-cell>
          <table:table-cell table:formula="of:= 160 * [.F15]" office:value-type="float" office:value="160" calcext:value-type="float">
            <text:p>160</text:p>
          </table:table-cell>
          <table:table-cell table:formula="of:=60000000/[.G15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3" calcext:value-type="date">
            <text:p>2020-02-23</text:p>
          </table:table-cell>
          <table:table-cell office:value-type="float" office:value="4" calcext:value-type="float">
            <text:p>4</text:p>
          </table:table-cell>
          <table:table-cell table:formula="of:=160 * [.C16]"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table:formula="of:=[.F15]+[.E16]" office:value-type="float" office:value="1" calcext:value-type="float">
            <text:p>1</text:p>
          </table:table-cell>
          <table:table-cell table:formula="of:= 160 * [.F16]" office:value-type="float" office:value="160" calcext:value-type="float">
            <text:p>160</text:p>
          </table:table-cell>
          <table:table-cell table:formula="of:=60000000/[.G16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4" calcext:value-type="date">
            <text:p>2020-02-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6]+[.E17]" office:value-type="float" office:value="1" calcext:value-type="float">
            <text:p>1</text:p>
          </table:table-cell>
          <table:table-cell table:formula="of:= 160 * [.F17]" office:value-type="float" office:value="160" calcext:value-type="float">
            <text:p>160</text:p>
          </table:table-cell>
          <table:table-cell table:formula="of:=60000000/[.G17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5" calcext:value-type="date">
            <text:p>2020-02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7]+[.E18]" office:value-type="float" office:value="1" calcext:value-type="float">
            <text:p>1</text:p>
          </table:table-cell>
          <table:table-cell table:formula="of:= 160 * [.F18]" office:value-type="float" office:value="160" calcext:value-type="float">
            <text:p>160</text:p>
          </table:table-cell>
          <table:table-cell table:formula="of:=60000000/[.G18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6" calcext:value-type="date">
            <text:p>2020-02-2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8]+[.E19]" office:value-type="float" office:value="1" calcext:value-type="float">
            <text:p>1</text:p>
          </table:table-cell>
          <table:table-cell table:formula="of:= 160 * [.F19]" office:value-type="float" office:value="160" calcext:value-type="float">
            <text:p>160</text:p>
          </table:table-cell>
          <table:table-cell table:formula="of:=60000000/[.G19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7" calcext:value-type="date">
            <text:p>2020-02-27</text:p>
          </table:table-cell>
          <table:table-cell office:value-type="float" office:value="8" calcext:value-type="float">
            <text:p>8</text:p>
          </table:table-cell>
          <table:table-cell table:formula="of:=160 * [.C20]" office:value-type="float" office:value="1280" calcext:value-type="float">
            <text:p>1280</text:p>
          </table:table-cell>
          <table:table-cell office:value-type="float" office:value="1" calcext:value-type="float">
            <text:p>1</text:p>
          </table:table-cell>
          <table:table-cell table:formula="of:=[.F19]+[.E20]" office:value-type="float" office:value="2" calcext:value-type="float">
            <text:p>2</text:p>
          </table:table-cell>
          <table:table-cell table:formula="of:= 160 * [.F20]" office:value-type="float" office:value="320" calcext:value-type="float">
            <text:p>320</text:p>
          </table:table-cell>
          <table:table-cell table:formula="of:=60000000/[.G20]" office:value-type="float" office:value="187500" calcext:value-type="float">
            <text:p>187,500.00</text:p>
          </table:table-cell>
        </table:table-row>
        <table:table-row table:style-name="ro1">
          <table:table-cell/>
          <table:table-cell office:value-type="date" office:date-value="2020-02-28" calcext:value-type="date">
            <text:p>2020-02-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20]+[.E21]" office:value-type="float" office:value="2" calcext:value-type="float">
            <text:p>2</text:p>
          </table:table-cell>
          <table:table-cell table:formula="of:= 160 * [.F21]" office:value-type="float" office:value="320" calcext:value-type="float">
            <text:p>320</text:p>
          </table:table-cell>
          <table:table-cell table:formula="of:=60000000/[.G21]" office:value-type="float" office:value="187500" calcext:value-type="float">
            <text:p>187,500.00</text:p>
          </table:table-cell>
        </table:table-row>
        <table:table-row table:style-name="ro1">
          <table:table-cell/>
          <table:table-cell office:value-type="date" office:date-value="2020-02-29" calcext:value-type="date">
            <text:p>2020-02-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21]+[.E22]" office:value-type="float" office:value="2" calcext:value-type="float">
            <text:p>2</text:p>
          </table:table-cell>
          <table:table-cell table:formula="of:= 160 * [.F22]" office:value-type="float" office:value="320" calcext:value-type="float">
            <text:p>320</text:p>
          </table:table-cell>
          <table:table-cell table:formula="of:=60000000/[.G22]" office:value-type="float" office:value="187500" calcext:value-type="float">
            <text:p>187,500.00</text:p>
          </table:table-cell>
        </table:table-row>
        <table:table-row table:style-name="ro1">
          <table:table-cell/>
          <table:table-cell office:value-type="date" office:date-value="2020-03-01" calcext:value-type="date">
            <text:p>2020-03-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22]+[.E23]" office:value-type="float" office:value="2" calcext:value-type="float">
            <text:p>2</text:p>
          </table:table-cell>
          <table:table-cell table:formula="of:= 160 * [.F23]" office:value-type="float" office:value="320" calcext:value-type="float">
            <text:p>320</text:p>
          </table:table-cell>
          <table:table-cell table:formula="of:=60000000/[.G23]" office:value-type="float" office:value="187500" calcext:value-type="float">
            <text:p>187,500.00</text:p>
          </table:table-cell>
        </table:table-row>
        <table:table-row table:style-name="ro1">
          <table:table-cell/>
          <table:table-cell office:value-type="date" office:date-value="2020-03-02" calcext:value-type="date">
            <text:p>2020-03-02</text:p>
          </table:table-cell>
          <table:table-cell office:value-type="float" office:value="16" calcext:value-type="float">
            <text:p>16</text:p>
          </table:table-cell>
          <table:table-cell table:formula="of:=160 * [.C24]"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  <table:table-cell table:formula="of:=[.F23]+[.E24]" office:value-type="float" office:value="2" calcext:value-type="float">
            <text:p>2</text:p>
          </table:table-cell>
          <table:table-cell table:formula="of:= 160 * [.F24]" office:value-type="float" office:value="320" calcext:value-type="float">
            <text:p>320</text:p>
          </table:table-cell>
          <table:table-cell table:formula="of:=60000000/[.G24]" office:value-type="float" office:value="187500" calcext:value-type="float">
            <text:p>187,500.00</text:p>
          </table:table-cell>
        </table:table-row>
        <table:table-row table:style-name="ro1">
          <table:table-cell/>
          <table:table-cell office:value-type="date" office:date-value="2020-03-03" calcext:value-type="date">
            <text:p>2020-03-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24]+[.E25]" office:value-type="float" office:value="3" calcext:value-type="float">
            <text:p>3</text:p>
          </table:table-cell>
          <table:table-cell table:formula="of:= 160 * [.F25]" office:value-type="float" office:value="480" calcext:value-type="float">
            <text:p>480</text:p>
          </table:table-cell>
          <table:table-cell table:formula="of:=60000000/[.G25]" office:value-type="float" office:value="125000" calcext:value-type="float">
            <text:p>125,000.00</text:p>
          </table:table-cell>
        </table:table-row>
        <table:table-row table:style-name="ro1">
          <table:table-cell/>
          <table:table-cell office:value-type="date" office:date-value="2020-03-04" calcext:value-type="date">
            <text:p>2020-03-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25]+[.E26]" office:value-type="float" office:value="4" calcext:value-type="float">
            <text:p>4</text:p>
          </table:table-cell>
          <table:table-cell table:formula="of:= 160 * [.F26]" office:value-type="float" office:value="640" calcext:value-type="float">
            <text:p>640</text:p>
          </table:table-cell>
          <table:table-cell table:formula="of:=60000000/[.G26]" office:value-type="float" office:value="93750" calcext:value-type="float">
            <text:p>93,750.00</text:p>
          </table:table-cell>
        </table:table-row>
        <table:table-row table:style-name="ro1">
          <table:table-cell/>
          <table:table-cell office:value-type="date" office:date-value="2020-03-05" calcext:value-type="date">
            <text:p>2020-03-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26]+[.E27]" office:value-type="float" office:value="4" calcext:value-type="float">
            <text:p>4</text:p>
          </table:table-cell>
          <table:table-cell table:formula="of:= 160 * [.F27]" office:value-type="float" office:value="640" calcext:value-type="float">
            <text:p>640</text:p>
          </table:table-cell>
          <table:table-cell table:formula="of:=60000000/[.G27]" office:value-type="float" office:value="93750" calcext:value-type="float">
            <text:p>93,750.00</text:p>
          </table:table-cell>
        </table:table-row>
        <table:table-row table:style-name="ro1">
          <table:table-cell/>
          <table:table-cell office:value-type="date" office:date-value="2020-03-06" calcext:value-type="date">
            <text:p>2020-03-06</text:p>
          </table:table-cell>
          <table:table-cell table:formula="of:=[.C24] * 2" office:value-type="float" office:value="32" calcext:value-type="float">
            <text:p>32</text:p>
          </table:table-cell>
          <table:table-cell table:formula="of:=160 * [.C28]" office:value-type="float" office:value="5120" calcext:value-type="float">
            <text:p>5120</text:p>
          </table:table-cell>
          <table:table-cell office:value-type="float" office:value="3" calcext:value-type="float">
            <text:p>3</text:p>
          </table:table-cell>
          <table:table-cell table:formula="of:=[.F27]+[.E28]" office:value-type="float" office:value="7" calcext:value-type="float">
            <text:p>7</text:p>
          </table:table-cell>
          <table:table-cell table:formula="of:= 160 * [.F28]" office:value-type="float" office:value="1120" calcext:value-type="float">
            <text:p>1120</text:p>
          </table:table-cell>
          <table:table-cell table:formula="of:=60000000/[.G28]" office:value-type="float" office:value="53571.4285714286" calcext:value-type="float">
            <text:p>53,571.43</text:p>
          </table:table-cell>
        </table:table-row>
        <table:table-row table:style-name="ro1">
          <table:table-cell/>
          <table:table-cell office:value-type="date" office:date-value="2020-03-07" calcext:value-type="date">
            <text:p>2020-03-0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F28]+[.E29]" office:value-type="float" office:value="9" calcext:value-type="float">
            <text:p>9</text:p>
          </table:table-cell>
          <table:table-cell table:formula="of:= 160 * [.F29]" office:value-type="float" office:value="1440" calcext:value-type="float">
            <text:p>1440</text:p>
          </table:table-cell>
          <table:table-cell table:formula="of:=60000000/[.G29]" office:value-type="float" office:value="41666.6666666667" calcext:value-type="float">
            <text:p>41,666.67</text:p>
          </table:table-cell>
        </table:table-row>
        <table:table-row table:style-name="ro1">
          <table:table-cell/>
          <table:table-cell office:value-type="date" office:date-value="2020-03-08" calcext:value-type="date">
            <text:p>2020-03-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29]+[.E30]" office:value-type="float" office:value="10" calcext:value-type="float">
            <text:p>10</text:p>
          </table:table-cell>
          <table:table-cell table:formula="of:= 160 * [.F30]" office:value-type="float" office:value="1600" calcext:value-type="float">
            <text:p>1600</text:p>
          </table:table-cell>
          <table:table-cell table:formula="of:=60000000/[.G30]" office:value-type="float" office:value="37500" calcext:value-type="float">
            <text:p>37,500.00</text:p>
          </table:table-cell>
        </table:table-row>
        <table:table-row table:style-name="ro1">
          <table:table-cell/>
          <table:table-cell office:value-type="date" office:date-value="2020-03-09" calcext:value-type="date">
            <text:p>2020-03-0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F30]+[.E31]" office:value-type="float" office:value="19" calcext:value-type="float">
            <text:p>19</text:p>
          </table:table-cell>
          <table:table-cell table:formula="of:= 160 * [.F31]" office:value-type="float" office:value="3040" calcext:value-type="float">
            <text:p>3040</text:p>
          </table:table-cell>
          <table:table-cell table:formula="of:=60000000/[.G31]" office:value-type="float" office:value="19736.8421052632" calcext:value-type="float">
            <text:p>19,736.84</text:p>
          </table:table-cell>
        </table:table-row>
        <table:table-row table:style-name="ro1">
          <table:table-cell/>
          <table:table-cell office:value-type="date" office:date-value="2020-03-10" calcext:value-type="date">
            <text:p>2020-03-10</text:p>
          </table:table-cell>
          <table:table-cell table:formula="of:=[.C28] * 2" office:value-type="float" office:value="64" calcext:value-type="float">
            <text:p>64</text:p>
          </table:table-cell>
          <table:table-cell table:formula="of:=160 * [.C32]" office:value-type="float" office:value="10240" calcext:value-type="float">
            <text:p>10240</text:p>
          </table:table-cell>
          <table:table-cell office:value-type="float" office:value="11" calcext:value-type="float">
            <text:p>11</text:p>
          </table:table-cell>
          <table:table-cell table:formula="of:=[.F31]+[.E32]" office:value-type="float" office:value="30" calcext:value-type="float">
            <text:p>30</text:p>
          </table:table-cell>
          <table:table-cell table:formula="of:= 160 * [.F32]" office:value-type="float" office:value="4800" calcext:value-type="float">
            <text:p>4800</text:p>
          </table:table-cell>
          <table:table-cell table:formula="of:=60000000/[.G32]" office:value-type="float" office:value="12500" calcext:value-type="float">
            <text:p>12,500.00</text:p>
          </table:table-cell>
        </table:table-row>
        <table:table-row table:style-name="ro1">
          <table:table-cell/>
          <table:table-cell office:value-type="date" office:date-value="2020-03-11" calcext:value-type="date">
            <text:p>2020-03-1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F32]+[.E33]" office:value-type="float" office:value="33" calcext:value-type="float">
            <text:p>33</text:p>
          </table:table-cell>
          <table:table-cell table:formula="of:= 160 * [.F33]" office:value-type="float" office:value="5280" calcext:value-type="float">
            <text:p>5280</text:p>
          </table:table-cell>
          <table:table-cell table:formula="of:=60000000/[.G33]" office:value-type="float" office:value="11363.6363636364" calcext:value-type="float">
            <text:p>11,363.64</text:p>
          </table:table-cell>
        </table:table-row>
        <table:table-row table:style-name="ro1">
          <table:table-cell/>
          <table:table-cell office:value-type="date" office:date-value="2020-03-12" calcext:value-type="date">
            <text:p>2020-03-1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F33]+[.E34]" office:value-type="float" office:value="48" calcext:value-type="float">
            <text:p>48</text:p>
          </table:table-cell>
          <table:table-cell table:formula="of:= 160 * [.F34]" office:value-type="float" office:value="7680" calcext:value-type="float">
            <text:p>7680</text:p>
          </table:table-cell>
          <table:table-cell table:formula="of:=60000000/[.G34]" office:value-type="float" office:value="7812.5" calcext:value-type="float">
            <text:p>7,812.50</text:p>
          </table:table-cell>
        </table:table-row>
        <table:table-row table:style-name="ro1">
          <table:table-cell/>
          <table:table-cell office:value-type="date" office:date-value="2020-03-13" calcext:value-type="date">
            <text:p>2020-03-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F34]+[.E35]" office:value-type="float" office:value="61" calcext:value-type="float">
            <text:p>61</text:p>
          </table:table-cell>
          <table:table-cell table:formula="of:= 160 * [.F35]" office:value-type="float" office:value="9760" calcext:value-type="float">
            <text:p>9760</text:p>
          </table:table-cell>
          <table:table-cell table:formula="of:=60000000/[.G35]" office:value-type="float" office:value="6147.54098360656" calcext:value-type="float">
            <text:p>6,147.54</text:p>
          </table:table-cell>
        </table:table-row>
        <table:table-row table:style-name="ro1">
          <table:table-cell/>
          <table:table-cell office:value-type="date" office:date-value="2020-03-14" calcext:value-type="date">
            <text:p>2020-03-14</text:p>
          </table:table-cell>
          <table:table-cell table:formula="of:=[.C32] * 2" office:value-type="float" office:value="128" calcext:value-type="float">
            <text:p>128</text:p>
          </table:table-cell>
          <table:table-cell table:formula="of:=160 * [.C36]" office:value-type="float" office:value="20480" calcext:value-type="float">
            <text:p>20480</text:p>
          </table:table-cell>
          <table:table-cell office:value-type="float" office:value="18" calcext:value-type="float">
            <text:p>18</text:p>
          </table:table-cell>
          <table:table-cell table:formula="of:=[.F35]+[.E36]" office:value-type="float" office:value="79" calcext:value-type="float">
            <text:p>79</text:p>
          </table:table-cell>
          <table:table-cell table:formula="of:= 160 * [.F36]" office:value-type="float" office:value="12640" calcext:value-type="float">
            <text:p>12640</text:p>
          </table:table-cell>
          <table:table-cell table:formula="of:=60000000/[.G36]" office:value-type="float" office:value="4746.83544303798" calcext:value-type="float">
            <text:p>4,746.84</text:p>
          </table:table-cell>
        </table:table-row>
        <table:table-row table:style-name="ro1">
          <table:table-cell/>
          <table:table-cell office:value-type="date" office:date-value="2020-03-15" calcext:value-type="date">
            <text:p>2020-03-1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F36]+[.E37]" office:value-type="float" office:value="91" calcext:value-type="float">
            <text:p>91</text:p>
          </table:table-cell>
          <table:table-cell table:formula="of:= 160 * [.F37]" office:value-type="float" office:value="14560" calcext:value-type="float">
            <text:p>14560</text:p>
          </table:table-cell>
          <table:table-cell table:formula="of:=60000000/[.G37]" office:value-type="float" office:value="4120.87912087912" calcext:value-type="float">
            <text:p>4,120.88</text:p>
          </table:table-cell>
        </table:table-row>
        <table:table-row table:style-name="ro1">
          <table:table-cell/>
          <table:table-cell office:value-type="date" office:date-value="2020-03-16" calcext:value-type="date">
            <text:p>2020-03-1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F37]+[.E38]" office:value-type="float" office:value="127" calcext:value-type="float">
            <text:p>127</text:p>
          </table:table-cell>
          <table:table-cell table:formula="of:= 160 * [.F38]" office:value-type="float" office:value="20320" calcext:value-type="float">
            <text:p>20320</text:p>
          </table:table-cell>
          <table:table-cell table:formula="of:=60000000/[.G38]" office:value-type="float" office:value="2952.75590551181" calcext:value-type="float">
            <text:p>2,952.76</text:p>
          </table:table-cell>
        </table:table-row>
        <table:table-row table:style-name="ro1">
          <table:table-cell/>
          <table:table-cell office:value-type="date" office:date-value="2020-03-17" calcext:value-type="date">
            <text:p>2020-03-1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[.F38]+[.E39]" office:value-type="float" office:value="148" calcext:value-type="float">
            <text:p>148</text:p>
          </table:table-cell>
          <table:table-cell table:formula="of:= 160 * [.F39]" office:value-type="float" office:value="23680" calcext:value-type="float">
            <text:p>23680</text:p>
          </table:table-cell>
          <table:table-cell table:formula="of:=60000000/[.G39]" office:value-type="float" office:value="2533.78378378378" calcext:value-type="float">
            <text:p>2,533.78</text:p>
          </table:table-cell>
        </table:table-row>
        <table:table-row table:style-name="ro1">
          <table:table-cell/>
          <table:table-cell office:value-type="date" office:date-value="2020-03-18" calcext:value-type="date">
            <text:p>2020-03-18</text:p>
          </table:table-cell>
          <table:table-cell table:formula="of:=[.C36] * 2" office:value-type="float" office:value="256" calcext:value-type="float">
            <text:p>256</text:p>
          </table:table-cell>
          <table:table-cell table:formula="of:=160 * [.C40]" office:value-type="float" office:value="40960" calcext:value-type="float">
            <text:p>40960</text:p>
          </table:table-cell>
          <table:table-cell office:value-type="float" office:value="27" calcext:value-type="float">
            <text:p>27</text:p>
          </table:table-cell>
          <table:table-cell table:formula="of:=[.F39]+[.E40]" office:value-type="float" office:value="175" calcext:value-type="float">
            <text:p>175</text:p>
          </table:table-cell>
          <table:table-cell table:formula="of:= 160 * [.F40]" office:value-type="float" office:value="28000" calcext:value-type="float">
            <text:p>28000</text:p>
          </table:table-cell>
          <table:table-cell table:formula="of:=60000000/[.G40]" office:value-type="float" office:value="2142.85714285714" calcext:value-type="float">
            <text:p>2,142.86</text:p>
          </table:table-cell>
        </table:table-row>
        <table:table-row table:style-name="ro1">
          <table:table-cell/>
          <table:table-cell office:value-type="date" office:date-value="2020-03-19" calcext:value-type="date">
            <text:p>2020-03-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0]+[.E41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0" calcext:value-type="date">
            <text:p>2020-03-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1]+[.E42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1" calcext:value-type="date">
            <text:p>2020-03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2]+[.E43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2" calcext:value-type="date">
            <text:p>2020-03-22</text:p>
          </table:table-cell>
          <table:table-cell table:formula="of:=[.C40] * 2" office:value-type="float" office:value="512" calcext:value-type="float">
            <text:p>512</text:p>
          </table:table-cell>
          <table:table-cell table:formula="of:=160 * [.C44]" office:value-type="float" office:value="81920" calcext:value-type="float">
            <text:p>81920</text:p>
          </table:table-cell>
          <table:table-cell office:value-type="float" office:value="0" calcext:value-type="float">
            <text:p>0</text:p>
          </table:table-cell>
          <table:table-cell table:formula="of:=[.F43]+[.E44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3" calcext:value-type="date">
            <text:p>2020-03-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4]+[.E45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4" calcext:value-type="date">
            <text:p>2020-03-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5]+[.E46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5" calcext:value-type="date">
            <text:p>2020-03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6]+[.E47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6" calcext:value-type="date">
            <text:p>2020-03-26</text:p>
          </table:table-cell>
          <table:table-cell table:formula="of:=[.C44] * 2" office:value-type="float" office:value="1024" calcext:value-type="float">
            <text:p>1024</text:p>
          </table:table-cell>
          <table:table-cell table:formula="of:=160 * [.C48]" office:value-type="float" office:value="163840" calcext:value-type="float">
            <text:p>163840</text:p>
          </table:table-cell>
          <table:table-cell office:value-type="float" office:value="0" calcext:value-type="float">
            <text:p>0</text:p>
          </table:table-cell>
          <table:table-cell table:formula="of:=[.F47]+[.E48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7" calcext:value-type="date">
            <text:p>2020-03-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8]+[.E49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8" calcext:value-type="date">
            <text:p>2020-03-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9]+[.E50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9" calcext:value-type="date">
            <text:p>2020-03-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0]+[.E51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30" calcext:value-type="date">
            <text:p>2020-03-30</text:p>
          </table:table-cell>
          <table:table-cell table:formula="of:=[.C48] * 2" office:value-type="float" office:value="2048" calcext:value-type="float">
            <text:p>2048</text:p>
          </table:table-cell>
          <table:table-cell table:formula="of:=160 * [.C52]" office:value-type="float" office:value="327680" calcext:value-type="float">
            <text:p>327680</text:p>
          </table:table-cell>
          <table:table-cell office:value-type="float" office:value="0" calcext:value-type="float">
            <text:p>0</text:p>
          </table:table-cell>
          <table:table-cell table:formula="of:=[.F51]+[.E52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31" calcext:value-type="date">
            <text:p>2020-03-3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2]+[.E53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1" calcext:value-type="date">
            <text:p>2020-04-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3]+[.E54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2" calcext:value-type="date">
            <text:p>2020-04-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4]+[.E55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3" calcext:value-type="date">
            <text:p>2020-04-03</text:p>
          </table:table-cell>
          <table:table-cell table:formula="of:=[.C52] * 2" office:value-type="float" office:value="4096" calcext:value-type="float">
            <text:p>4096</text:p>
          </table:table-cell>
          <table:table-cell table:formula="of:=160 * [.C56]" office:value-type="float" office:value="655360" calcext:value-type="float">
            <text:p>655360</text:p>
          </table:table-cell>
          <table:table-cell office:value-type="float" office:value="0" calcext:value-type="float">
            <text:p>0</text:p>
          </table:table-cell>
          <table:table-cell table:formula="of:=[.F55]+[.E56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4" calcext:value-type="date">
            <text:p>2020-04-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6]+[.E57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5" calcext:value-type="date">
            <text:p>2020-04-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7]+[.E58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6" calcext:value-type="date">
            <text:p>2020-04-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8]+[.E59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7" calcext:value-type="date">
            <text:p>2020-04-07</text:p>
          </table:table-cell>
          <table:table-cell table:formula="of:=[.C56] * 2" office:value-type="float" office:value="8192" calcext:value-type="float">
            <text:p>8192</text:p>
          </table:table-cell>
          <table:table-cell table:formula="of:=160 * [.C60]" office:value-type="float" office:value="1310720" calcext:value-type="float">
            <text:p>1310720</text:p>
          </table:table-cell>
          <table:table-cell office:value-type="float" office:value="0" calcext:value-type="float">
            <text:p>0</text:p>
          </table:table-cell>
          <table:table-cell table:formula="of:=[.F59]+[.E60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8" calcext:value-type="date">
            <text:p>2020-04-0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0]+[.E61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9" calcext:value-type="date">
            <text:p>2020-04-0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1]+[.E62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0" calcext:value-type="date">
            <text:p>2020-04-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2]+[.E63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1" calcext:value-type="date">
            <text:p>2020-04-11</text:p>
          </table:table-cell>
          <table:table-cell table:formula="of:=[.C60] * 2" office:value-type="float" office:value="16384" calcext:value-type="float">
            <text:p>16384</text:p>
          </table:table-cell>
          <table:table-cell table:formula="of:=160 * [.C64]" office:value-type="float" office:value="2621440" calcext:value-type="float">
            <text:p>2621440</text:p>
          </table:table-cell>
          <table:table-cell office:value-type="float" office:value="0" calcext:value-type="float">
            <text:p>0</text:p>
          </table:table-cell>
          <table:table-cell table:formula="of:=[.F63]+[.E64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2" calcext:value-type="date">
            <text:p>2020-04-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4]+[.E65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3" calcext:value-type="date">
            <text:p>2020-04-1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5]+[.E66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4" calcext:value-type="date">
            <text:p>2020-04-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6]+[.E67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5" calcext:value-type="date">
            <text:p>2020-04-15</text:p>
          </table:table-cell>
          <table:table-cell table:formula="of:=[.C64] * 2" office:value-type="float" office:value="32768" calcext:value-type="float">
            <text:p>32768</text:p>
          </table:table-cell>
          <table:table-cell table:formula="of:=160 * [.C68]" office:value-type="float" office:value="5242880" calcext:value-type="float">
            <text:p>5242880</text:p>
          </table:table-cell>
          <table:table-cell office:value-type="float" office:value="0" calcext:value-type="float">
            <text:p>0</text:p>
          </table:table-cell>
          <table:table-cell table:formula="of:=[.F67]+[.E68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6" calcext:value-type="date">
            <text:p>2020-04-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8]+[.E69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7" calcext:value-type="date">
            <text:p>2020-04-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9]+[.E70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8" calcext:value-type="date">
            <text:p>2020-04-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70]+[.E71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9" calcext:value-type="date">
            <text:p>2020-04-19</text:p>
          </table:table-cell>
          <table:table-cell table:formula="of:=[.C68] * 2" office:value-type="float" office:value="65536" calcext:value-type="float">
            <text:p>65536</text:p>
          </table:table-cell>
          <table:table-cell table:formula="of:=160 * [.C72]" office:value-type="float" office:value="10485760" calcext:value-type="float">
            <text:p>10485760</text:p>
          </table:table-cell>
          <table:table-cell office:value-type="float" office:value="0" calcext:value-type="float">
            <text:p>0</text:p>
          </table:table-cell>
          <table:table-cell table:formula="of:=[.F71]+[.E72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0" calcext:value-type="date">
            <text:p>2020-04-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72]+[.E73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1" calcext:value-type="date">
            <text:p>2020-04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73]+[.E74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2" calcext:value-type="date">
            <text:p>2020-04-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74]+[.E75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3" calcext:value-type="date">
            <text:p>2020-04-23</text:p>
          </table:table-cell>
          <table:table-cell table:formula="of:=[.C72] * 2" office:value-type="float" office:value="131072" calcext:value-type="float">
            <text:p>131072</text:p>
          </table:table-cell>
          <table:table-cell table:formula="of:=160 * [.C76]" office:value-type="float" office:value="20971520" calcext:value-type="float">
            <text:p>20971520</text:p>
          </table:table-cell>
          <table:table-cell office:value-type="float" office:value="0" calcext:value-type="float">
            <text:p>0</text:p>
          </table:table-cell>
          <table:table-cell table:formula="of:=[.F75]+[.E76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4" calcext:value-type="date">
            <text:p>2020-04-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76]+[.E77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5" calcext:value-type="date">
            <text:p>2020-04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77]+[.E78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6" calcext:value-type="date">
            <text:p>2020-04-2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78]+[.E79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7" calcext:value-type="date">
            <text:p>2020-04-27</text:p>
          </table:table-cell>
          <table:table-cell table:formula="of:=[.C76] * 2" office:value-type="float" office:value="262144" calcext:value-type="float">
            <text:p>262144</text:p>
          </table:table-cell>
          <table:table-cell table:formula="of:=160 * [.C80]" office:value-type="float" office:value="41943040" calcext:value-type="float">
            <text:p>41943040</text:p>
          </table:table-cell>
          <table:table-cell office:value-type="float" office:value="0" calcext:value-type="float">
            <text:p>0</text:p>
          </table:table-cell>
          <table:table-cell table:formula="of:=[.F79]+[.E80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8" calcext:value-type="date">
            <text:p>2020-04-28</text:p>
          </table:table-cell>
          <table:table-cell table:number-columns-repeated="6"/>
        </table:table-row>
        <table:table-row table:style-name="ro1" table:number-rows-repeated="104849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FranceChart" table:style-name="ta1">
        <table:shapes>
          <draw:frame draw:z-index="0" draw:style-name="gr1" draw:text-style-name="P1" svg:width="24.88cm" svg:height="14.479cm" svg:x="4.372cm" svg:y="2.53cm">
            <draw:object draw:notify-on-update-of-ranges="France.B7:France.B40 France.B7:France.B40 France.H6:France.H6 France.H7:France.H4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UK -" table:style-name="ta1"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ce11"/>
        <table:table-column table:style-name="co10" table:default-cell-style-name="ce11"/>
        <table:table-column table:style-name="co11" table:default-cell-style-name="ce11"/>
        <table:table-column table:style-name="co1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11"/>
        <table:table-column table:style-name="co1" table:default-cell-style-name="ce1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K</text:p>
          </table:table-cell>
          <table:table-cell table:number-columns-repeated="16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2"/>
          <table:table-cell table:style-name="ce9" office:value-type="string" calcext:value-type="string">
            <text:p>Date</text:p>
          </table:table-cell>
          <table:table-cell office:value-type="string" calcext:value-type="string">
            <text:p>UK Dead predicted from first case</text:p>
          </table:table-cell>
          <table:table-cell office:value-type="string" calcext:value-type="string">
            <text:p>160 times dead = Cases</text:p>
          </table:table-cell>
          <table:table-cell office:value-type="string" calcext:value-type="string">
            <text:p>Real Deaths</text:p>
          </table:table-cell>
          <table:table-cell office:value-type="string" calcext:value-type="string">
            <text:p>Real Dead Total</text:p>
          </table:table-cell>
          <table:table-cell office:value-type="string" calcext:value-type="string">
            <text:p>Cases 160 Deaths</text:p>
          </table:table-cell>
          <table:table-cell table:style-name="ce10" office:value-type="string" calcext:value-type="string">
            <text:p><text:s/>Risk UK</text:p>
          </table:table-cell>
          <table:table-cell office:value-type="string" calcext:value-type="string">
            <text:p>Predicted cases (no shutdown)</text:p>
          </table:table-cell>
          <table:table-cell office:value-type="string" calcext:value-type="string">
            <text:p>Predicted Risk (no lockdown)</text:p>
          </table:table-cell>
          <table:table-cell office:value-type="string" calcext:value-type="string">
            <text:p>Predicted deaths</text:p>
          </table:table-cell>
          <table:table-cell office:value-type="string" calcext:value-type="string">
            <text:p>Difference from actual death – prediction</text:p>
          </table:table-cell>
          <table:table-cell office:value-type="string" calcext:value-type="string">
            <text:p>Chance ok knowing a dead perso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9"/>
          <table:table-cell table:number-columns-repeated="5"/>
          <table:table-cell table:style-name="ce10"/>
          <table:table-cell table:number-columns-repeated="8"/>
        </table:table-row>
        <table:table-row table:style-name="ro1">
          <table:table-cell table:number-columns-repeated="2"/>
          <table:table-cell table:style-name="ce9" office:value-type="date" office:date-value="2020-02-15" calcext:value-type="date">
            <text:p>2020-02-15</text:p>
          </table:table-cell>
          <table:table-cell office:value-type="float" office:value="0" calcext:value-type="float">
            <text:p>0</text:p>
          </table:table-cell>
          <table:table-cell table:formula="of:=160 * [.D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8]+[.F9]" office:value-type="float" office:value="0" calcext:value-type="float">
            <text:p>0</text:p>
          </table:table-cell>
          <table:table-cell table:formula="of:= 160 * [.G9]" office:value-type="float" office:value="0" calcext:value-type="float">
            <text:p>0</text:p>
          </table:table-cell>
          <table:table-cell table:style-name="ce10"/>
          <table:table-cell table:number-columns-repeated="8"/>
        </table:table-row>
        <table:table-row table:style-name="ro1">
          <table:table-cell table:number-columns-repeated="2"/>
          <table:table-cell table:style-name="ce9" office:value-type="date" office:date-value="2020-02-16" calcext:value-type="date">
            <text:p>2020-02-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9]+[.F10]" office:value-type="float" office:value="0" calcext:value-type="float">
            <text:p>0</text:p>
          </table:table-cell>
          <table:table-cell table:formula="of:= 160 * [.G10]" office:value-type="float" office:value="0" calcext:value-type="float">
            <text:p>0</text:p>
          </table:table-cell>
          <table:table-cell table:style-name="ce10"/>
          <table:table-cell table:number-columns-repeated="8"/>
        </table:table-row>
        <table:table-row table:style-name="ro1">
          <table:table-cell table:number-columns-repeated="2"/>
          <table:table-cell table:style-name="ce9" office:value-type="date" office:date-value="2020-02-17" calcext:value-type="date">
            <text:p>2020-02-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0]+[.F11]" office:value-type="float" office:value="0" calcext:value-type="float">
            <text:p>0</text:p>
          </table:table-cell>
          <table:table-cell table:formula="of:= 160 * [.G11]" office:value-type="float" office:value="0" calcext:value-type="float">
            <text:p>0</text:p>
          </table:table-cell>
          <table:table-cell table:style-name="ce10"/>
          <table:table-cell table:number-columns-repeated="8"/>
        </table:table-row>
        <table:table-row table:style-name="ro1">
          <table:table-cell table:number-columns-repeated="2"/>
          <table:table-cell table:style-name="ce9" office:value-type="date" office:date-value="2020-02-18" calcext:value-type="date">
            <text:p>2020-02-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1]+[.F12]" office:value-type="float" office:value="0" calcext:value-type="float">
            <text:p>0</text:p>
          </table:table-cell>
          <table:table-cell table:formula="of:= 160 * [.G12]" office:value-type="float" office:value="0" calcext:value-type="float">
            <text:p>0</text:p>
          </table:table-cell>
          <table:table-cell table:style-name="ce10"/>
          <table:table-cell table:number-columns-repeated="8"/>
        </table:table-row>
        <table:table-row table:style-name="ro1">
          <table:table-cell table:number-columns-repeated="2"/>
          <table:table-cell table:style-name="ce9" office:value-type="date" office:date-value="2020-02-19" calcext:value-type="date">
            <text:p>2020-02-19</text:p>
          </table:table-cell>
          <table:table-cell office:value-type="float" office:value="0" calcext:value-type="float">
            <text:p>0</text:p>
          </table:table-cell>
          <table:table-cell table:formula="of:=160 * [.D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12]+[.F13]" office:value-type="float" office:value="0" calcext:value-type="float">
            <text:p>0</text:p>
          </table:table-cell>
          <table:table-cell table:formula="of:= 160 * [.G13]" office:value-type="float" office:value="0" calcext:value-type="float">
            <text:p>0</text:p>
          </table:table-cell>
          <table:table-cell table:style-name="ce10"/>
          <table:table-cell table:number-columns-repeated="8"/>
        </table:table-row>
        <table:table-row table:style-name="ro1">
          <table:table-cell table:number-columns-repeated="2"/>
          <table:table-cell table:style-name="ce9" office:value-type="date" office:date-value="2020-02-20" calcext:value-type="date">
            <text:p>2020-02-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3]+[.F14]" office:value-type="float" office:value="0" calcext:value-type="float">
            <text:p>0</text:p>
          </table:table-cell>
          <table:table-cell table:formula="of:= 160 * [.G14]" office:value-type="float" office:value="0" calcext:value-type="float">
            <text:p>0</text:p>
          </table:table-cell>
          <table:table-cell table:style-name="ce10"/>
          <table:table-cell table:number-columns-repeated="8"/>
        </table:table-row>
        <table:table-row table:style-name="ro1">
          <table:table-cell table:number-columns-repeated="2"/>
          <table:table-cell table:style-name="ce9" office:value-type="date" office:date-value="2020-02-21" calcext:value-type="date">
            <text:p>2020-02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4]+[.F15]" office:value-type="float" office:value="0" calcext:value-type="float">
            <text:p>0</text:p>
          </table:table-cell>
          <table:table-cell table:formula="of:= 160 * [.G15]" office:value-type="float" office:value="0" calcext:value-type="float">
            <text:p>0</text:p>
          </table:table-cell>
          <table:table-cell table:style-name="ce10"/>
          <table:table-cell table:number-columns-repeated="8"/>
        </table:table-row>
        <table:table-row table:style-name="ro1">
          <table:table-cell table:number-columns-repeated="2"/>
          <table:table-cell table:style-name="ce9" office:value-type="date" office:date-value="2020-02-22" calcext:value-type="date">
            <text:p>2020-02-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5]+[.F16]" office:value-type="float" office:value="0" calcext:value-type="float">
            <text:p>0</text:p>
          </table:table-cell>
          <table:table-cell table:formula="of:= 160 * [.G16]" office:value-type="float" office:value="0" calcext:value-type="float">
            <text:p>0</text:p>
          </table:table-cell>
          <table:table-cell table:style-name="ce10"/>
          <table:table-cell table:number-columns-repeated="8"/>
        </table:table-row>
        <table:table-row table:style-name="ro1">
          <table:table-cell table:number-columns-repeated="2"/>
          <table:table-cell table:style-name="ce9" office:value-type="date" office:date-value="2020-02-23" calcext:value-type="date">
            <text:p>2020-02-23</text:p>
          </table:table-cell>
          <table:table-cell office:value-type="float" office:value="0" calcext:value-type="float">
            <text:p>0</text:p>
          </table:table-cell>
          <table:table-cell table:formula="of:=160 * [.D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16]+[.F17]" office:value-type="float" office:value="0" calcext:value-type="float">
            <text:p>0</text:p>
          </table:table-cell>
          <table:table-cell table:formula="of:= 160 * [.G17]" office:value-type="float" office:value="0" calcext:value-type="float">
            <text:p>0</text:p>
          </table:table-cell>
          <table:table-cell table:style-name="ce10"/>
          <table:table-cell table:number-columns-repeated="8"/>
        </table:table-row>
        <table:table-row table:style-name="ro1">
          <table:table-cell table:number-columns-repeated="2"/>
          <table:table-cell table:style-name="ce9" office:value-type="date" office:date-value="2020-02-24" calcext:value-type="date">
            <text:p>2020-02-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7]+[.F18]" office:value-type="float" office:value="0" calcext:value-type="float">
            <text:p>0</text:p>
          </table:table-cell>
          <table:table-cell table:formula="of:= 160 * [.G18]" office:value-type="float" office:value="0" calcext:value-type="float">
            <text:p>0</text:p>
          </table:table-cell>
          <table:table-cell table:style-name="ce10"/>
          <table:table-cell table:number-columns-repeated="8"/>
        </table:table-row>
        <table:table-row table:style-name="ro1">
          <table:table-cell table:number-columns-repeated="2"/>
          <table:table-cell table:style-name="ce9" office:value-type="date" office:date-value="2020-02-25" calcext:value-type="date">
            <text:p>2020-02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8]+[.F19]" office:value-type="float" office:value="0" calcext:value-type="float">
            <text:p>0</text:p>
          </table:table-cell>
          <table:table-cell table:formula="of:= 160 * [.G19]" office:value-type="float" office:value="0" calcext:value-type="float">
            <text:p>0</text:p>
          </table:table-cell>
          <table:table-cell table:style-name="ce10"/>
          <table:table-cell table:number-columns-repeated="8"/>
        </table:table-row>
        <table:table-row table:style-name="ro1">
          <table:table-cell table:number-columns-repeated="2"/>
          <table:table-cell table:style-name="ce9" office:value-type="date" office:date-value="2020-02-26" calcext:value-type="date">
            <text:p>2020-02-2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9]+[.F20]" office:value-type="float" office:value="0" calcext:value-type="float">
            <text:p>0</text:p>
          </table:table-cell>
          <table:table-cell table:formula="of:= 160 * [.G20]" office:value-type="float" office:value="0" calcext:value-type="float">
            <text:p>0</text:p>
          </table:table-cell>
          <table:table-cell table:style-name="ce10"/>
          <table:table-cell table:number-columns-repeated="8"/>
        </table:table-row>
        <table:table-row table:style-name="ro1">
          <table:table-cell table:number-columns-repeated="2"/>
          <table:table-cell table:style-name="ce9" office:value-type="date" office:date-value="2020-02-27" calcext:value-type="date">
            <text:p>2020-02-27</text:p>
          </table:table-cell>
          <table:table-cell office:value-type="float" office:value="0" calcext:value-type="float">
            <text:p>0</text:p>
          </table:table-cell>
          <table:table-cell table:formula="of:=160 * [.D2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20]+[.F21]" office:value-type="float" office:value="0" calcext:value-type="float">
            <text:p>0</text:p>
          </table:table-cell>
          <table:table-cell table:formula="of:= 160 * [.G21]" office:value-type="float" office:value="0" calcext:value-type="float">
            <text:p>0</text:p>
          </table:table-cell>
          <table:table-cell table:style-name="ce10"/>
          <table:table-cell table:number-columns-repeated="8"/>
        </table:table-row>
        <table:table-row table:style-name="ro1">
          <table:table-cell table:number-columns-repeated="2"/>
          <table:table-cell table:style-name="ce9" office:value-type="date" office:date-value="2020-02-28" calcext:value-type="date">
            <text:p>2020-02-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1]+[.F22]" office:value-type="float" office:value="0" calcext:value-type="float">
            <text:p>0</text:p>
          </table:table-cell>
          <table:table-cell table:formula="of:= 160 * [.G22]" office:value-type="float" office:value="0" calcext:value-type="float">
            <text:p>0</text:p>
          </table:table-cell>
          <table:table-cell table:style-name="ce10"/>
          <table:table-cell table:number-columns-repeated="8"/>
        </table:table-row>
        <table:table-row table:style-name="ro1">
          <table:table-cell table:number-columns-repeated="2"/>
          <table:table-cell table:style-name="ce9" office:value-type="date" office:date-value="2020-02-29" calcext:value-type="date">
            <text:p>2020-02-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2]+[.F23]" office:value-type="float" office:value="0" calcext:value-type="float">
            <text:p>0</text:p>
          </table:table-cell>
          <table:table-cell table:formula="of:= 160 * [.G23]" office:value-type="float" office:value="0" calcext:value-type="float">
            <text:p>0</text:p>
          </table:table-cell>
          <table:table-cell table:style-name="ce10"/>
          <table:table-cell table:number-columns-repeated="8"/>
        </table:table-row>
        <table:table-row table:style-name="ro1">
          <table:table-cell table:number-columns-repeated="2"/>
          <table:table-cell table:style-name="ce9" office:value-type="date" office:date-value="2020-03-01" calcext:value-type="date">
            <text:p>2020-03-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3]+[.F24]" office:value-type="float" office:value="0" calcext:value-type="float">
            <text:p>0</text:p>
          </table:table-cell>
          <table:table-cell table:formula="of:= 160 * [.G24]" office:value-type="float" office:value="0" calcext:value-type="float">
            <text:p>0</text:p>
          </table:table-cell>
          <table:table-cell table:style-name="ce10"/>
          <table:table-cell table:number-columns-repeated="8"/>
        </table:table-row>
        <table:table-row table:style-name="ro1">
          <table:table-cell table:number-columns-repeated="2"/>
          <table:table-cell table:style-name="ce9" office:value-type="date" office:date-value="2020-03-02" calcext:value-type="date">
            <text:p>2020-03-02</text:p>
          </table:table-cell>
          <table:table-cell office:value-type="float" office:value="0" calcext:value-type="float">
            <text:p>0</text:p>
          </table:table-cell>
          <table:table-cell table:formula="of:=160 * [.D2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24]+[.F25]" office:value-type="float" office:value="0" calcext:value-type="float">
            <text:p>0</text:p>
          </table:table-cell>
          <table:table-cell table:formula="of:= 160 * [.G25]" office:value-type="float" office:value="0" calcext:value-type="float">
            <text:p>0</text:p>
          </table:table-cell>
          <table:table-cell table:style-name="ce10"/>
          <table:table-cell table:number-columns-repeated="8"/>
        </table:table-row>
        <table:table-row table:style-name="ro1">
          <table:table-cell table:number-columns-repeated="2"/>
          <table:table-cell table:style-name="ce9" office:value-type="date" office:date-value="2020-03-03" calcext:value-type="date">
            <text:p>2020-03-0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5]+[.F26]" office:value-type="float" office:value="0" calcext:value-type="float">
            <text:p>0</text:p>
          </table:table-cell>
          <table:table-cell table:formula="of:= 160 * [.G26]" office:value-type="float" office:value="0" calcext:value-type="float">
            <text:p>0</text:p>
          </table:table-cell>
          <table:table-cell table:style-name="ce10"/>
          <table:table-cell table:number-columns-repeated="8"/>
        </table:table-row>
        <table:table-row table:style-name="ro1">
          <table:table-cell table:number-columns-repeated="2"/>
          <table:table-cell table:style-name="ce9" office:value-type="date" office:date-value="2020-03-04" calcext:value-type="date">
            <text:p>2020-03-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6]+[.F27]" office:value-type="float" office:value="0" calcext:value-type="float">
            <text:p>0</text:p>
          </table:table-cell>
          <table:table-cell table:formula="of:= 160 * [.G27]" office:value-type="float" office:value="0" calcext:value-type="float">
            <text:p>0</text:p>
          </table:table-cell>
          <table:table-cell table:style-name="ce10"/>
          <table:table-cell table:number-columns-repeated="8"/>
        </table:table-row>
        <table:table-row table:style-name="ro1">
          <table:table-cell table:number-columns-repeated="2"/>
          <table:table-cell table:style-name="ce9" office:value-type="date" office:date-value="2020-03-05" calcext:value-type="date">
            <text:p>2020-03-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27]+[.F28]" office:value-type="float" office:value="1" calcext:value-type="float">
            <text:p>1</text:p>
          </table:table-cell>
          <table:table-cell table:formula="of:= 160 * [.G28]" office:value-type="float" office:value="160" calcext:value-type="float">
            <text:p>160</text:p>
          </table:table-cell>
          <table:table-cell table:style-name="ce10"/>
          <table:table-cell table:number-columns-repeated="8"/>
        </table:table-row>
        <table:table-row table:style-name="ro1">
          <table:table-cell table:number-columns-repeated="2"/>
          <table:table-cell table:style-name="ce9"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formula="of:=160 * [.D29]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formula="of:=[.G28]+[.F29]" office:value-type="float" office:value="2" calcext:value-type="float">
            <text:p>2</text:p>
          </table:table-cell>
          <table:table-cell table:formula="of:= 160 * [.G29]" office:value-type="float" office:value="320" calcext:value-type="float">
            <text:p>320</text:p>
          </table:table-cell>
          <table:table-cell table:style-name="ce10" table:formula="of:=60000000/[.H29]" office:value-type="float" office:value="187500" calcext:value-type="float">
            <text:p>187,500.00</text:p>
          </table:table-cell>
          <table:table-cell table:number-columns-repeated="4"/>
          <table:table-cell table:formula="of:=[.I29]*160" office:value-type="float" office:value="30000000" calcext:value-type="float">
            <text:p>300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07" calcext:value-type="date">
            <text:p>2020-03-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9]+[.F30]" office:value-type="float" office:value="2" calcext:value-type="float">
            <text:p>2</text:p>
          </table:table-cell>
          <table:table-cell table:formula="of:= 160 * [.G30]" office:value-type="float" office:value="320" calcext:value-type="float">
            <text:p>320</text:p>
          </table:table-cell>
          <table:table-cell table:style-name="ce10" table:formula="of:=60000000/[.H30]" office:value-type="float" office:value="187500" calcext:value-type="float">
            <text:p>187,500.00</text:p>
          </table:table-cell>
          <table:table-cell table:number-columns-repeated="4"/>
          <table:table-cell table:formula="of:=[.I30]*160" office:value-type="float" office:value="30000000" calcext:value-type="float">
            <text:p>300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08" calcext:value-type="date">
            <text:p>2020-03-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30]+[.F31]" office:value-type="float" office:value="3" calcext:value-type="float">
            <text:p>3</text:p>
          </table:table-cell>
          <table:table-cell table:formula="of:= 160 * [.G31]" office:value-type="float" office:value="480" calcext:value-type="float">
            <text:p>480</text:p>
          </table:table-cell>
          <table:table-cell table:style-name="ce10" table:formula="of:=60000000/[.H31]" office:value-type="float" office:value="125000" calcext:value-type="float">
            <text:p>125,000.00</text:p>
          </table:table-cell>
          <table:table-cell table:number-columns-repeated="4"/>
          <table:table-cell table:formula="of:=[.I31]*160" office:value-type="float" office:value="20000000" calcext:value-type="float">
            <text:p>200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09" calcext:value-type="date">
            <text:p>2020-03-0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G31]+[.F32]" office:value-type="float" office:value="5" calcext:value-type="float">
            <text:p>5</text:p>
          </table:table-cell>
          <table:table-cell table:formula="of:= 160 * [.G32]" office:value-type="float" office:value="800" calcext:value-type="float">
            <text:p>800</text:p>
          </table:table-cell>
          <table:table-cell table:style-name="ce10" table:formula="of:=60000000/[.H32]" office:value-type="float" office:value="75000" calcext:value-type="float">
            <text:p>75,000.00</text:p>
          </table:table-cell>
          <table:table-cell table:number-columns-repeated="4"/>
          <table:table-cell table:formula="of:=[.I32]*160" office:value-type="float" office:value="12000000" calcext:value-type="float">
            <text:p>120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10" calcext:value-type="date">
            <text:p>2020-03-10</text:p>
          </table:table-cell>
          <table:table-cell table:formula="of:=[.D29] * 2" office:value-type="float" office:value="2" calcext:value-type="float">
            <text:p>2</text:p>
          </table:table-cell>
          <table:table-cell table:formula="of:=160 * [.D33]"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table:formula="of:=[.G32]+[.F33]" office:value-type="float" office:value="6" calcext:value-type="float">
            <text:p>6</text:p>
          </table:table-cell>
          <table:table-cell table:formula="of:= 160 * [.G33]" office:value-type="float" office:value="960" calcext:value-type="float">
            <text:p>960</text:p>
          </table:table-cell>
          <table:table-cell table:style-name="ce10" table:formula="of:=60000000/[.H33]" office:value-type="float" office:value="62500" calcext:value-type="float">
            <text:p>62,500.00</text:p>
          </table:table-cell>
          <table:table-cell table:number-columns-repeated="4"/>
          <table:table-cell table:formula="of:=[.I33]*160" office:value-type="float" office:value="10000000" calcext:value-type="float">
            <text:p>100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11" calcext:value-type="date">
            <text:p>2020-03-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G33]+[.F34]" office:value-type="float" office:value="8" calcext:value-type="float">
            <text:p>8</text:p>
          </table:table-cell>
          <table:table-cell table:formula="of:= 160 * [.G34]" office:value-type="float" office:value="1280" calcext:value-type="float">
            <text:p>1280</text:p>
          </table:table-cell>
          <table:table-cell table:style-name="ce10" table:formula="of:=60000000/[.H34]" office:value-type="float" office:value="46875" calcext:value-type="float">
            <text:p>46,875.00</text:p>
          </table:table-cell>
          <table:table-cell table:number-columns-repeated="4"/>
          <table:table-cell table:formula="of:=[.I34]*160" office:value-type="float" office:value="7500000" calcext:value-type="float">
            <text:p>75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12" calcext:value-type="date">
            <text:p>2020-03-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G34]+[.F35]" office:value-type="float" office:value="10" calcext:value-type="float">
            <text:p>10</text:p>
          </table:table-cell>
          <table:table-cell table:formula="of:= 160 * [.G35]" office:value-type="float" office:value="1600" calcext:value-type="float">
            <text:p>1600</text:p>
          </table:table-cell>
          <table:table-cell table:style-name="ce10" table:formula="of:=60000000/[.H35]" office:value-type="float" office:value="37500" calcext:value-type="float">
            <text:p>37,500.00</text:p>
          </table:table-cell>
          <table:table-cell table:number-columns-repeated="4"/>
          <table:table-cell table:formula="of:=[.I35]*160" office:value-type="float" office:value="6000000" calcext:value-type="float">
            <text:p>60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13" calcext:value-type="date">
            <text:p>2020-03-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35]+[.F36]" office:value-type="float" office:value="11" calcext:value-type="float">
            <text:p>11</text:p>
          </table:table-cell>
          <table:table-cell table:formula="of:= 160 * [.G36]" office:value-type="float" office:value="1760" calcext:value-type="float">
            <text:p>1760</text:p>
          </table:table-cell>
          <table:table-cell table:style-name="ce10" table:formula="of:=60000000/[.H36]" office:value-type="float" office:value="34090.9090909091" calcext:value-type="float">
            <text:p>34,090.91</text:p>
          </table:table-cell>
          <table:table-cell table:number-columns-repeated="4"/>
          <table:table-cell table:formula="of:=[.I36]*160" office:value-type="float" office:value="5454545.45454546" calcext:value-type="float">
            <text:p>545454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14" calcext:value-type="date">
            <text:p>2020-03-14</text:p>
          </table:table-cell>
          <table:table-cell table:formula="of:=[.D33] * 2" office:value-type="float" office:value="4" calcext:value-type="float">
            <text:p>4</text:p>
          </table:table-cell>
          <table:table-cell table:formula="of:=160 * [.D37]" office:value-type="float" office:value="640" calcext:value-type="float">
            <text:p>640</text:p>
          </table:table-cell>
          <table:table-cell office:value-type="float" office:value="10" calcext:value-type="float">
            <text:p>10</text:p>
          </table:table-cell>
          <table:table-cell table:formula="of:=[.G36]+[.F37]" office:value-type="float" office:value="21" calcext:value-type="float">
            <text:p>21</text:p>
          </table:table-cell>
          <table:table-cell table:formula="of:= 160 * [.G37]" office:value-type="float" office:value="3360" calcext:value-type="float">
            <text:p>3360</text:p>
          </table:table-cell>
          <table:table-cell table:style-name="ce10" table:formula="of:=60000000/[.H37]" office:value-type="float" office:value="17857.1428571429" calcext:value-type="float">
            <text:p>17,857.14</text:p>
          </table:table-cell>
          <table:table-cell table:number-columns-repeated="4"/>
          <table:table-cell table:formula="of:=[.I37]*160" office:value-type="float" office:value="2857142.85714286" calcext:value-type="float">
            <text:p>285714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15" calcext:value-type="date">
            <text:p>2020-03-1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G37]+[.F38]" office:value-type="float" office:value="35" calcext:value-type="float">
            <text:p>35</text:p>
          </table:table-cell>
          <table:table-cell table:formula="of:= 160 * [.G38]" office:value-type="float" office:value="5600" calcext:value-type="float">
            <text:p>5600</text:p>
          </table:table-cell>
          <table:table-cell table:style-name="ce10" table:formula="of:=60000000/[.H38]" office:value-type="float" office:value="10714.2857142857" calcext:value-type="float">
            <text:p>10,714.29</text:p>
          </table:table-cell>
          <table:table-cell table:number-columns-repeated="4"/>
          <table:table-cell table:formula="of:=[.I38]*160" office:value-type="float" office:value="1714285.71428571" calcext:value-type="float">
            <text:p>171428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16" calcext:value-type="date">
            <text:p>2020-03-1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G38]+[.F39]" office:value-type="float" office:value="55" calcext:value-type="float">
            <text:p>55</text:p>
          </table:table-cell>
          <table:table-cell table:formula="of:= 160 * [.G39]" office:value-type="float" office:value="8800" calcext:value-type="float">
            <text:p>8800</text:p>
          </table:table-cell>
          <table:table-cell table:style-name="ce10" table:formula="of:=60000000/[.H39]" office:value-type="float" office:value="6818.18181818182" calcext:value-type="float">
            <text:p>6,818.18</text:p>
          </table:table-cell>
          <table:table-cell table:number-columns-repeated="4"/>
          <table:table-cell table:formula="of:=[.I39]*160" office:value-type="float" office:value="1090909.09090909" calcext:value-type="float">
            <text:p>1090909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17" calcext:value-type="date">
            <text:p>2020-03-1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G39]+[.F40]" office:value-type="float" office:value="71" calcext:value-type="float">
            <text:p>71</text:p>
          </table:table-cell>
          <table:table-cell table:formula="of:= 160 * [.G40]" office:value-type="float" office:value="11360" calcext:value-type="float">
            <text:p>11360</text:p>
          </table:table-cell>
          <table:table-cell table:style-name="ce10" table:formula="of:=60000000/[.H40]" office:value-type="float" office:value="5281.69014084507" calcext:value-type="float">
            <text:p>5,281.69</text:p>
          </table:table-cell>
          <table:table-cell table:number-columns-repeated="4"/>
          <table:table-cell table:formula="of:=[.I40]*160" office:value-type="float" office:value="845070.422535211" calcext:value-type="float">
            <text:p>84507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18" calcext:value-type="date">
            <text:p>2020-03-18</text:p>
          </table:table-cell>
          <table:table-cell table:formula="of:=[.D37] * 2" office:value-type="float" office:value="8" calcext:value-type="float">
            <text:p>8</text:p>
          </table:table-cell>
          <table:table-cell table:formula="of:=160 * [.D41]" office:value-type="float" office:value="1280" calcext:value-type="float">
            <text:p>1280</text:p>
          </table:table-cell>
          <table:table-cell office:value-type="float" office:value="33" calcext:value-type="float">
            <text:p>33</text:p>
          </table:table-cell>
          <table:table-cell table:formula="of:=[.G40]+[.F41]" office:value-type="float" office:value="104" calcext:value-type="float">
            <text:p>104</text:p>
          </table:table-cell>
          <table:table-cell table:formula="of:= 160 * [.G41]" office:value-type="float" office:value="16640" calcext:value-type="float">
            <text:p>16640</text:p>
          </table:table-cell>
          <table:table-cell table:style-name="ce10" table:formula="of:=60000000/[.H41]" office:value-type="float" office:value="3605.76923076923" calcext:value-type="float">
            <text:p>3,605.77</text:p>
          </table:table-cell>
          <table:table-cell table:number-columns-repeated="4"/>
          <table:table-cell table:formula="of:=[.I41]*160" office:value-type="float" office:value="576923.076923077" calcext:value-type="float">
            <text:p>57692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19" calcext:value-type="date">
            <text:p>2020-03-1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[.G41]+[.F42]" office:value-type="float" office:value="144" calcext:value-type="float">
            <text:p>144</text:p>
          </table:table-cell>
          <table:table-cell table:formula="of:= 160 * [.G42]" office:value-type="float" office:value="23040" calcext:value-type="float">
            <text:p>23040</text:p>
          </table:table-cell>
          <table:table-cell table:style-name="ce10" table:formula="of:=60000000/[.H42]" office:value-type="float" office:value="2604.16666666667" calcext:value-type="float">
            <text:p>2,604.17</text:p>
          </table:table-cell>
          <table:table-cell table:formula="of:=[.H41]*1.2" office:value-type="float" office:value="19968" calcext:value-type="float">
            <text:p>19,968.00</text:p>
          </table:table-cell>
          <table:table-cell table:style-name="ce10" table:formula="of:=60000000/[.J42]" office:value-type="float" office:value="3004.80769230769" calcext:value-type="float">
            <text:p>3,004.81</text:p>
          </table:table-cell>
          <table:table-cell table:number-columns-repeated="2"/>
          <table:table-cell table:formula="of:=[.I42]*160" office:value-type="float" office:value="416666.666666667" calcext:value-type="float">
            <text:p>416667</text:p>
          </table:table-cell>
          <table:table-cell table:style-name="ce4" office:value-type="string" calcext:value-type="string">
            <text:p>1.25 per Day</text:p>
          </table:table-cell>
          <table:table-cell table:style-name="ce4" office:value-type="string" calcext:value-type="string">
            <text:p>1.3 per Day</text:p>
          </table:table-cell>
          <table:table-cell office:value-type="string" calcext:value-type="string">
            <text:p>1.35 per Day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20" calcext:value-type="date">
            <text:p>2020-03-20</text:p>
          </table:table-cell>
          <table:table-cell table:number-columns-repeated="2"/>
          <table:table-cell table:formula="of:=1.2*[.F42]" office:value-type="float" office:value="48" calcext:value-type="float">
            <text:p>48</text:p>
          </table:table-cell>
          <table:table-cell table:formula="of:=[.G42]+[.F43]" office:value-type="float" office:value="192" calcext:value-type="float">
            <text:p>192</text:p>
          </table:table-cell>
          <table:table-cell table:formula="of:= 160 * [.G43]" office:value-type="float" office:value="30720" calcext:value-type="float">
            <text:p>30720</text:p>
          </table:table-cell>
          <table:table-cell table:style-name="ce10" table:formula="of:=60000000/[.H43]" office:value-type="float" office:value="1953.125" calcext:value-type="float">
            <text:p>1,953.13</text:p>
          </table:table-cell>
          <table:table-cell table:formula="of:=[.H42]*1.2" office:value-type="float" office:value="27648" calcext:value-type="float">
            <text:p>27,648.00</text:p>
          </table:table-cell>
          <table:table-cell table:style-name="ce10" table:formula="of:=60000000/[.J43]" office:value-type="float" office:value="2170.13888888889" calcext:value-type="float">
            <text:p>2,170.14</text:p>
          </table:table-cell>
          <table:table-cell table:style-name="ce11" office:value-type="float" office:value="294" calcext:value-type="float">
            <text:p>294</text:p>
          </table:table-cell>
          <table:table-cell/>
          <table:table-cell table:formula="of:=[.I43]*160" office:value-type="float" office:value="312500" calcext:value-type="float">
            <text:p>312500</text:p>
          </table:table-cell>
          <table:table-cell table:formula="of:=1.25*[.F42]" office:value-type="float" office:value="50" calcext:value-type="float">
            <text:p>50</text:p>
          </table:table-cell>
          <table:table-cell table:style-name="ce11" table:formula="of:=1.3*[.F42]" office:value-type="float" office:value="52" calcext:value-type="float">
            <text:p>52</text:p>
          </table:table-cell>
          <table:table-cell table:style-name="ce11" table:formula="of:=1.35*[.F42]" office:value-type="float" office:value="54" calcext:value-type="float">
            <text:p>54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21" calcext:value-type="date">
            <text:p>2020-03-21</text:p>
          </table:table-cell>
          <table:table-cell table:number-columns-repeated="2"/>
          <table:table-cell table:formula="of:=1.2*[.F43]" office:value-type="float" office:value="57.6" calcext:value-type="float">
            <text:p>58</text:p>
          </table:table-cell>
          <table:table-cell table:formula="of:=[.G43]+[.F44]" office:value-type="float" office:value="249.6" calcext:value-type="float">
            <text:p>250</text:p>
          </table:table-cell>
          <table:table-cell table:formula="of:= 160 * [.G44]" office:value-type="float" office:value="39936" calcext:value-type="float">
            <text:p>39936</text:p>
          </table:table-cell>
          <table:table-cell table:style-name="ce10" table:formula="of:=60000000/[.H44]" office:value-type="float" office:value="1502.40384615385" calcext:value-type="float">
            <text:p>1,502.40</text:p>
          </table:table-cell>
          <table:table-cell table:formula="of:=[.J43]*1.2" office:value-type="float" office:value="33177.6" calcext:value-type="float">
            <text:p>33,177.60</text:p>
          </table:table-cell>
          <table:table-cell table:style-name="ce10" table:formula="of:=60000000/[.J44]" office:value-type="float" office:value="1808.44907407407" calcext:value-type="float">
            <text:p>1,808.45</text:p>
          </table:table-cell>
          <table:table-cell table:number-columns-repeated="2"/>
          <table:table-cell table:formula="of:=[.I44]*160" office:value-type="float" office:value="240384.615384615" calcext:value-type="float">
            <text:p>240385</text:p>
          </table:table-cell>
          <table:table-cell table:formula="of:=1.25*[.O43]" office:value-type="float" office:value="62.5" calcext:value-type="float">
            <text:p>63</text:p>
          </table:table-cell>
          <table:table-cell table:style-name="ce11" table:formula="of:=1.3*[.P43]" office:value-type="float" office:value="67.6" calcext:value-type="float">
            <text:p>68</text:p>
          </table:table-cell>
          <table:table-cell table:style-name="ce11" table:formula="of:=1.35*[.Q43]" office:value-type="float" office:value="72.9" calcext:value-type="float">
            <text:p>73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22" calcext:value-type="date">
            <text:p>2020-03-22</text:p>
          </table:table-cell>
          <table:table-cell table:formula="of:=[.D41] * 2" office:value-type="float" office:value="16" calcext:value-type="float">
            <text:p>16</text:p>
          </table:table-cell>
          <table:table-cell table:formula="of:=160 * [.D45]" office:value-type="float" office:value="2560" calcext:value-type="float">
            <text:p>2560</text:p>
          </table:table-cell>
          <table:table-cell table:formula="of:=1.2*[.F44]" office:value-type="float" office:value="69.12" calcext:value-type="float">
            <text:p>69</text:p>
          </table:table-cell>
          <table:table-cell table:formula="of:=[.G44]+[.F45]" office:value-type="float" office:value="318.72" calcext:value-type="float">
            <text:p>319</text:p>
          </table:table-cell>
          <table:table-cell table:formula="of:= 160 * [.G45]" office:value-type="float" office:value="50995.2" calcext:value-type="float">
            <text:p>50995</text:p>
          </table:table-cell>
          <table:table-cell table:style-name="ce10" table:formula="of:=60000000/[.H45]" office:value-type="float" office:value="1176.58132530121" calcext:value-type="float">
            <text:p>1,176.58</text:p>
          </table:table-cell>
          <table:table-cell table:formula="of:=[.J44]*1.2" office:value-type="float" office:value="39813.12" calcext:value-type="float">
            <text:p>39,813.12</text:p>
          </table:table-cell>
          <table:table-cell table:style-name="ce10" table:formula="of:=60000000/[.J45]" office:value-type="float" office:value="1507.04089506173" calcext:value-type="float">
            <text:p>1,507.04</text:p>
          </table:table-cell>
          <table:table-cell table:number-columns-repeated="2"/>
          <table:table-cell table:formula="of:=[.I45]*160" office:value-type="float" office:value="188253.012048193" calcext:value-type="float">
            <text:p>188253</text:p>
          </table:table-cell>
          <table:table-cell table:formula="of:=1.25*[.O44]" office:value-type="float" office:value="78.125" calcext:value-type="float">
            <text:p>78</text:p>
          </table:table-cell>
          <table:table-cell table:style-name="ce11" table:formula="of:=1.3*[.P44]" office:value-type="float" office:value="87.88" calcext:value-type="float">
            <text:p>88</text:p>
          </table:table-cell>
          <table:table-cell table:style-name="ce11" table:formula="of:=1.35*[.Q44]" office:value-type="float" office:value="98.415" calcext:value-type="float">
            <text:p>98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23" calcext:value-type="date">
            <text:p>2020-03-23</text:p>
          </table:table-cell>
          <table:table-cell table:number-columns-repeated="2"/>
          <table:table-cell table:formula="of:=1.2*[.F45]" office:value-type="float" office:value="82.944" calcext:value-type="float">
            <text:p>83</text:p>
          </table:table-cell>
          <table:table-cell table:formula="of:=[.G45]+[.F46]" office:value-type="float" office:value="401.664" calcext:value-type="float">
            <text:p>402</text:p>
          </table:table-cell>
          <table:table-cell table:formula="of:= 160 * [.G46]" office:value-type="float" office:value="64266.24" calcext:value-type="float">
            <text:p>64266</text:p>
          </table:table-cell>
          <table:table-cell table:style-name="ce10" table:formula="of:=60000000/[.H46]" office:value-type="float" office:value="933.616156787763" calcext:value-type="float">
            <text:p>933.62</text:p>
          </table:table-cell>
          <table:table-cell table:formula="of:=[.J45]*1.2" office:value-type="float" office:value="47775.744" calcext:value-type="float">
            <text:p>47,775.74</text:p>
          </table:table-cell>
          <table:table-cell table:style-name="ce10" table:formula="of:=60000000/[.J46]" office:value-type="float" office:value="1255.86741255144" calcext:value-type="float">
            <text:p>1,255.87</text:p>
          </table:table-cell>
          <table:table-cell table:number-columns-repeated="2"/>
          <table:table-cell table:formula="of:=[.I46]*160" office:value-type="float" office:value="149378.585086042" calcext:value-type="float">
            <text:p>149379</text:p>
          </table:table-cell>
          <table:table-cell table:formula="of:=1.25*[.O45]" office:value-type="float" office:value="97.65625" calcext:value-type="float">
            <text:p>98</text:p>
          </table:table-cell>
          <table:table-cell table:style-name="ce11" table:formula="of:=1.3*[.P45]" office:value-type="float" office:value="114.244" calcext:value-type="float">
            <text:p>114</text:p>
          </table:table-cell>
          <table:table-cell table:style-name="ce11" table:formula="of:=1.35*[.Q45]" office:value-type="float" office:value="132.86025" calcext:value-type="float">
            <text:p>133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24" calcext:value-type="date">
            <text:p>2020-03-24</text:p>
          </table:table-cell>
          <table:table-cell table:number-columns-repeated="2"/>
          <table:table-cell table:formula="of:=1.2*[.F46]" office:value-type="float" office:value="99.5328" calcext:value-type="float">
            <text:p>100</text:p>
          </table:table-cell>
          <table:table-cell table:formula="of:=[.G46]+[.F47]" office:value-type="float" office:value="501.1968" calcext:value-type="float">
            <text:p>501</text:p>
          </table:table-cell>
          <table:table-cell table:formula="of:= 160 * [.G47]" office:value-type="float" office:value="80191.488" calcext:value-type="float">
            <text:p>80191</text:p>
          </table:table-cell>
          <table:table-cell table:style-name="ce10" table:formula="of:=60000000/[.H47]" office:value-type="float" office:value="748.209086730003" calcext:value-type="float">
            <text:p>748.21</text:p>
          </table:table-cell>
          <table:table-cell table:formula="of:=[.J46]*1.2" office:value-type="float" office:value="57330.8928" calcext:value-type="float">
            <text:p>57,330.89</text:p>
          </table:table-cell>
          <table:table-cell table:style-name="ce10" table:formula="of:=60000000/[.J47]" office:value-type="float" office:value="1046.5561771262" calcext:value-type="float">
            <text:p>1,046.56</text:p>
          </table:table-cell>
          <table:table-cell table:number-columns-repeated="2"/>
          <table:table-cell table:formula="of:=[.I47]*160" office:value-type="float" office:value="119713.453876801" calcext:value-type="float">
            <text:p>119713</text:p>
          </table:table-cell>
          <table:table-cell table:formula="of:=1.25*[.O46]" office:value-type="float" office:value="122.0703125" calcext:value-type="float">
            <text:p>122</text:p>
          </table:table-cell>
          <table:table-cell table:style-name="ce11" table:formula="of:=1.3*[.P46]" office:value-type="float" office:value="148.5172" calcext:value-type="float">
            <text:p>149</text:p>
          </table:table-cell>
          <table:table-cell table:style-name="ce11" table:formula="of:=1.35*[.Q46]" office:value-type="float" office:value="179.3613375" calcext:value-type="float">
            <text:p>179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25" calcext:value-type="date">
            <text:p>2020-03-25</text:p>
          </table:table-cell>
          <table:table-cell table:number-columns-repeated="2"/>
          <table:table-cell table:formula="of:=1.2*[.F47]" office:value-type="float" office:value="119.43936" calcext:value-type="float">
            <text:p>119</text:p>
          </table:table-cell>
          <table:table-cell table:formula="of:=[.G47]+[.F48]" office:value-type="float" office:value="620.63616" calcext:value-type="float">
            <text:p>621</text:p>
          </table:table-cell>
          <table:table-cell table:formula="of:= 160 * [.G48]" office:value-type="float" office:value="99301.7856" calcext:value-type="float">
            <text:p>99302</text:p>
          </table:table-cell>
          <table:table-cell table:style-name="ce10" table:formula="of:=60000000/[.H48]" office:value-type="float" office:value="604.218742266" calcext:value-type="float">
            <text:p>604.22</text:p>
          </table:table-cell>
          <table:table-cell table:formula="of:=[.J47]*1.2" office:value-type="float" office:value="68797.07136" calcext:value-type="float">
            <text:p>68,797.07</text:p>
          </table:table-cell>
          <table:table-cell table:style-name="ce10" table:formula="of:=60000000/[.J48]" office:value-type="float" office:value="872.130147605167" calcext:value-type="float">
            <text:p>872.13</text:p>
          </table:table-cell>
          <table:table-cell table:number-columns-repeated="2"/>
          <table:table-cell table:formula="of:=[.I48]*160" office:value-type="float" office:value="96674.99876256" calcext:value-type="float">
            <text:p>96675</text:p>
          </table:table-cell>
          <table:table-cell table:formula="of:=1.25*[.O47]" office:value-type="float" office:value="152.587890625" calcext:value-type="float">
            <text:p>153</text:p>
          </table:table-cell>
          <table:table-cell table:style-name="ce11" table:formula="of:=1.3*[.P47]" office:value-type="float" office:value="193.07236" calcext:value-type="float">
            <text:p>193</text:p>
          </table:table-cell>
          <table:table-cell table:style-name="ce11" table:formula="of:=1.35*[.Q47]" office:value-type="float" office:value="242.137805625" calcext:value-type="float">
            <text:p>242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26" calcext:value-type="date">
            <text:p>2020-03-26</text:p>
          </table:table-cell>
          <table:table-cell table:formula="of:=[.D45] * 2" office:value-type="float" office:value="32" calcext:value-type="float">
            <text:p>32</text:p>
          </table:table-cell>
          <table:table-cell table:formula="of:=160 * [.D49]" office:value-type="float" office:value="5120" calcext:value-type="float">
            <text:p>5120</text:p>
          </table:table-cell>
          <table:table-cell table:formula="of:=1.2*[.F48]" office:value-type="float" office:value="143.327232" calcext:value-type="float">
            <text:p>143</text:p>
          </table:table-cell>
          <table:table-cell table:formula="of:=[.G48]+[.F49]" office:value-type="float" office:value="763.963392" calcext:value-type="float">
            <text:p>764</text:p>
          </table:table-cell>
          <table:table-cell table:formula="of:= 160 * [.G49]" office:value-type="float" office:value="122234.14272" calcext:value-type="float">
            <text:p>122234</text:p>
          </table:table-cell>
          <table:table-cell table:style-name="ce10" table:formula="of:=60000000/[.H49]" office:value-type="float" office:value="490.861216554209" calcext:value-type="float">
            <text:p>490.86</text:p>
          </table:table-cell>
          <table:table-cell table:formula="of:=[.J48]*1.2" office:value-type="float" office:value="82556.485632" calcext:value-type="float">
            <text:p>82,556.49</text:p>
          </table:table-cell>
          <table:table-cell table:style-name="ce10" table:formula="of:=60000000/[.J49]" office:value-type="float" office:value="726.775123004306" calcext:value-type="float">
            <text:p>726.78</text:p>
          </table:table-cell>
          <table:table-cell table:number-columns-repeated="2"/>
          <table:table-cell table:formula="of:=[.I49]*160" office:value-type="float" office:value="78537.7946486734" calcext:value-type="float">
            <text:p>78538</text:p>
          </table:table-cell>
          <table:table-cell table:formula="of:=1.25*[.O48]" office:value-type="float" office:value="190.73486328125" calcext:value-type="float">
            <text:p>191</text:p>
          </table:table-cell>
          <table:table-cell table:style-name="ce11" table:formula="of:=1.3*[.P48]" office:value-type="float" office:value="250.994068" calcext:value-type="float">
            <text:p>251</text:p>
          </table:table-cell>
          <table:table-cell table:style-name="ce11" table:formula="of:=1.35*[.Q48]" office:value-type="float" office:value="326.88603759375" calcext:value-type="float">
            <text:p>327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27" calcext:value-type="date">
            <text:p>2020-03-27</text:p>
          </table:table-cell>
          <table:table-cell table:number-columns-repeated="2"/>
          <table:table-cell table:formula="of:=1.2*[.F49]" office:value-type="float" office:value="171.9926784" calcext:value-type="float">
            <text:p>172</text:p>
          </table:table-cell>
          <table:table-cell table:formula="of:=[.G49]+[.F50]" office:value-type="float" office:value="935.9560704" calcext:value-type="float">
            <text:p>936</text:p>
          </table:table-cell>
          <table:table-cell table:formula="of:= 160 * [.G50]" office:value-type="float" office:value="149752.971264" calcext:value-type="float">
            <text:p>149753</text:p>
          </table:table-cell>
          <table:table-cell table:style-name="ce10" table:formula="of:=60000000/[.H50]" office:value-type="float" office:value="400.659829942378" calcext:value-type="float">
            <text:p>400.66</text:p>
          </table:table-cell>
          <table:table-cell table:formula="of:=[.J49]*1.2" office:value-type="float" office:value="99067.7827584" calcext:value-type="float">
            <text:p>99,067.78</text:p>
          </table:table-cell>
          <table:table-cell table:style-name="ce10" table:formula="of:=60000000/[.J50]" office:value-type="float" office:value="605.645935836922" calcext:value-type="float">
            <text:p>605.65</text:p>
          </table:table-cell>
          <table:table-cell table:number-columns-repeated="2"/>
          <table:table-cell table:formula="of:=[.I50]*160" office:value-type="float" office:value="64105.5727907804" calcext:value-type="float">
            <text:p>64106</text:p>
          </table:table-cell>
          <table:table-cell table:formula="of:=1.25*[.O49]" office:value-type="float" office:value="238.418579101562" calcext:value-type="float">
            <text:p>238</text:p>
          </table:table-cell>
          <table:table-cell table:style-name="ce11" table:formula="of:=1.3*[.P49]" office:value-type="float" office:value="326.2922884" calcext:value-type="float">
            <text:p>326</text:p>
          </table:table-cell>
          <table:table-cell table:style-name="ce11" table:formula="of:=1.35*[.Q49]" office:value-type="float" office:value="441.296150751563" calcext:value-type="float">
            <text:p>441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28" calcext:value-type="date">
            <text:p>2020-03-28</text:p>
          </table:table-cell>
          <table:table-cell table:number-columns-repeated="2"/>
          <table:table-cell table:formula="of:=1.2*[.F50]" office:value-type="float" office:value="206.39121408" calcext:value-type="float">
            <text:p>206</text:p>
          </table:table-cell>
          <table:table-cell table:formula="of:=[.G50]+[.F51]" office:value-type="float" office:value="1142.34728448" calcext:value-type="float">
            <text:p>1142</text:p>
          </table:table-cell>
          <table:table-cell table:formula="of:= 160 * [.G51]" office:value-type="float" office:value="182775.5655168" calcext:value-type="float">
            <text:p>182776</text:p>
          </table:table-cell>
          <table:table-cell table:style-name="ce10" table:formula="of:=60000000/[.H51]" office:value-type="float" office:value="328.271450455368" calcext:value-type="float">
            <text:p>328.27</text:p>
          </table:table-cell>
          <table:table-cell table:formula="of:=[.J50]*1.2" office:value-type="float" office:value="118881.33931008" calcext:value-type="float">
            <text:p>118,881.34</text:p>
          </table:table-cell>
          <table:table-cell table:style-name="ce10" table:formula="of:=60000000/[.J51]" office:value-type="float" office:value="504.704946530768" calcext:value-type="float">
            <text:p>504.70</text:p>
          </table:table-cell>
          <table:table-cell table:number-columns-repeated="2"/>
          <table:table-cell table:formula="of:=[.I51]*160" office:value-type="float" office:value="52523.4320728588" calcext:value-type="float">
            <text:p>52523</text:p>
          </table:table-cell>
          <table:table-cell table:formula="of:=1.25*[.O50]" office:value-type="float" office:value="298.023223876953" calcext:value-type="float">
            <text:p>298</text:p>
          </table:table-cell>
          <table:table-cell table:style-name="ce11" table:formula="of:=1.3*[.P50]" office:value-type="float" office:value="424.17997492" calcext:value-type="float">
            <text:p>424</text:p>
          </table:table-cell>
          <table:table-cell table:style-name="ce11" table:formula="of:=1.35*[.Q50]" office:value-type="float" office:value="595.74980351461" calcext:value-type="float">
            <text:p>596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29" calcext:value-type="date">
            <text:p>2020-03-29</text:p>
          </table:table-cell>
          <table:table-cell table:number-columns-repeated="2"/>
          <table:table-cell table:formula="of:=1.2*[.F51]" office:value-type="float" office:value="247.669456896" calcext:value-type="float">
            <text:p>248</text:p>
          </table:table-cell>
          <table:table-cell table:formula="of:=[.G51]+[.F52]" office:value-type="float" office:value="1390.016741376" calcext:value-type="float">
            <text:p>1390</text:p>
          </table:table-cell>
          <table:table-cell table:formula="of:= 160 * [.G52]" office:value-type="float" office:value="222402.67862016" calcext:value-type="float">
            <text:p>222403</text:p>
          </table:table-cell>
          <table:table-cell table:style-name="ce10" table:formula="of:=60000000/[.H52]" office:value-type="float" office:value="269.780923378507" calcext:value-type="float">
            <text:p>269.78</text:p>
          </table:table-cell>
          <table:table-cell table:formula="of:=[.J51]*1.2" office:value-type="float" office:value="142657.607172096" calcext:value-type="float">
            <text:p>142,657.61</text:p>
          </table:table-cell>
          <table:table-cell table:style-name="ce10" table:formula="of:=60000000/[.J52]" office:value-type="float" office:value="420.587455442307" calcext:value-type="float">
            <text:p>420.59</text:p>
          </table:table-cell>
          <table:table-cell table:number-columns-repeated="2"/>
          <table:table-cell table:formula="of:=[.I52]*160" office:value-type="float" office:value="43164.9477405611" calcext:value-type="float">
            <text:p>43165</text:p>
          </table:table-cell>
          <table:table-cell table:formula="of:=1.25*[.O51]" office:value-type="float" office:value="372.529029846191" calcext:value-type="float">
            <text:p>373</text:p>
          </table:table-cell>
          <table:table-cell table:style-name="ce11" table:formula="of:=1.3*[.P51]" office:value-type="float" office:value="551.433967396" calcext:value-type="float">
            <text:p>551</text:p>
          </table:table-cell>
          <table:table-cell table:style-name="ce11" table:formula="of:=1.35*[.Q51]" office:value-type="float" office:value="804.262234744723" calcext:value-type="float">
            <text:p>804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30" calcext:value-type="date">
            <text:p>2020-03-30</text:p>
          </table:table-cell>
          <table:table-cell table:formula="of:=[.D49] * 2" office:value-type="float" office:value="64" calcext:value-type="float">
            <text:p>64</text:p>
          </table:table-cell>
          <table:table-cell table:formula="of:=160 * [.D53]" office:value-type="float" office:value="10240" calcext:value-type="float">
            <text:p>10240</text:p>
          </table:table-cell>
          <table:table-cell table:formula="of:=1.2*[.F52]" office:value-type="float" office:value="297.2033482752" calcext:value-type="float">
            <text:p>297</text:p>
          </table:table-cell>
          <table:table-cell table:formula="of:=[.G52]+[.F53]" office:value-type="float" office:value="1687.2200896512" calcext:value-type="float">
            <text:p>1687</text:p>
          </table:table-cell>
          <table:table-cell table:formula="of:= 160 * [.G53]" office:value-type="float" office:value="269955.214344192" calcext:value-type="float">
            <text:p>269955</text:p>
          </table:table-cell>
          <table:table-cell table:style-name="ce10" table:formula="of:=60000000/[.H53]" office:value-type="float" office:value="222.259088959475" calcext:value-type="float">
            <text:p>222.26</text:p>
          </table:table-cell>
          <table:table-cell table:formula="of:=[.J52]*1.2" office:value-type="float" office:value="171189.128606515" calcext:value-type="float">
            <text:p>171,189.13</text:p>
          </table:table-cell>
          <table:table-cell table:style-name="ce10" table:formula="of:=60000000/[.J53]" office:value-type="float" office:value="350.489546201922" calcext:value-type="float">
            <text:p>350.49</text:p>
          </table:table-cell>
          <table:table-cell table:number-columns-repeated="2"/>
          <table:table-cell table:formula="of:=[.I53]*160" office:value-type="float" office:value="35561.4542335161" calcext:value-type="float">
            <text:p>35561</text:p>
          </table:table-cell>
          <table:table-cell table:formula="of:=1.25*[.O52]" office:value-type="float" office:value="465.661287307739" calcext:value-type="float">
            <text:p>466</text:p>
          </table:table-cell>
          <table:table-cell table:style-name="ce11" table:formula="of:=1.3*[.P52]" office:value-type="float" office:value="716.8641576148" calcext:value-type="float">
            <text:p>717</text:p>
          </table:table-cell>
          <table:table-cell table:style-name="ce11" table:formula="of:=1.35*[.Q52]" office:value-type="float" office:value="1085.75401690538" calcext:value-type="float">
            <text:p>1086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31" calcext:value-type="date">
            <text:p>2020-03-31</text:p>
          </table:table-cell>
          <table:table-cell table:number-columns-repeated="2"/>
          <table:table-cell table:formula="of:=1.2*[.F53]" office:value-type="float" office:value="356.64401793024" calcext:value-type="float">
            <text:p>357</text:p>
          </table:table-cell>
          <table:table-cell table:formula="of:=[.G53]+[.F54]" office:value-type="float" office:value="2043.86410758144" calcext:value-type="float">
            <text:p>2044</text:p>
          </table:table-cell>
          <table:table-cell table:formula="of:= 160 * [.G54]" office:value-type="float" office:value="327018.25721303" calcext:value-type="float">
            <text:p>327018</text:p>
          </table:table-cell>
          <table:table-cell table:style-name="ce10" table:formula="of:=60000000/[.H54]" office:value-type="float" office:value="183.475994616759" calcext:value-type="float">
            <text:p>183.48</text:p>
          </table:table-cell>
          <table:table-cell table:formula="of:=[.J53]*1.2" office:value-type="float" office:value="205426.954327818" calcext:value-type="float">
            <text:p>205,426.95</text:p>
          </table:table-cell>
          <table:table-cell table:style-name="ce10" table:formula="of:=60000000/[.J54]" office:value-type="float" office:value="292.074621834935" calcext:value-type="float">
            <text:p>292.07</text:p>
          </table:table-cell>
          <table:table-cell table:number-columns-repeated="2"/>
          <table:table-cell table:formula="of:=[.I54]*160" office:value-type="float" office:value="29356.1591386815" calcext:value-type="float">
            <text:p>29356</text:p>
          </table:table-cell>
          <table:table-cell table:formula="of:=1.25*[.O53]" office:value-type="float" office:value="582.076609134674" calcext:value-type="float">
            <text:p>582</text:p>
          </table:table-cell>
          <table:table-cell table:style-name="ce11" table:formula="of:=1.3*[.P53]" office:value-type="float" office:value="931.923404899241" calcext:value-type="float">
            <text:p>932</text:p>
          </table:table-cell>
          <table:table-cell table:style-name="ce11" table:formula="of:=1.35*[.Q53]" office:value-type="float" office:value="1465.76792282226" calcext:value-type="float">
            <text:p>1466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01" calcext:value-type="date">
            <text:p>2020-04-01</text:p>
          </table:table-cell>
          <table:table-cell table:number-columns-repeated="2"/>
          <table:table-cell table:formula="of:=1.2*[.F54]" office:value-type="float" office:value="427.972821516288" calcext:value-type="float">
            <text:p>428</text:p>
          </table:table-cell>
          <table:table-cell table:formula="of:=[.G54]+[.F55]" office:value-type="float" office:value="2471.83692909773" calcext:value-type="float">
            <text:p>2472</text:p>
          </table:table-cell>
          <table:table-cell table:formula="of:= 160 * [.G55]" office:value-type="float" office:value="395493.908655636" calcext:value-type="float">
            <text:p>395494</text:p>
          </table:table-cell>
          <table:table-cell table:style-name="ce10" table:formula="of:=60000000/[.H55]" office:value-type="float" office:value="151.709036945606" calcext:value-type="float">
            <text:p>151.71</text:p>
          </table:table-cell>
          <table:table-cell table:formula="of:=[.J54]*1.2" office:value-type="float" office:value="246512.345193382" calcext:value-type="float">
            <text:p>246,512.35</text:p>
          </table:table-cell>
          <table:table-cell table:style-name="ce10" table:formula="of:=60000000/[.J55]" office:value-type="float" office:value="243.395518195779" calcext:value-type="float">
            <text:p>243.40</text:p>
          </table:table-cell>
          <table:table-cell table:number-columns-repeated="2"/>
          <table:table-cell table:formula="of:=[.I55]*160" office:value-type="float" office:value="24273.4459112969" calcext:value-type="float">
            <text:p>24273</text:p>
          </table:table-cell>
          <table:table-cell table:formula="of:=1.25*[.O54]" office:value-type="float" office:value="727.595761418343" calcext:value-type="float">
            <text:p>728</text:p>
          </table:table-cell>
          <table:table-cell table:style-name="ce11" table:formula="of:=1.3*[.P54]" office:value-type="float" office:value="1211.50042636901" calcext:value-type="float">
            <text:p>1212</text:p>
          </table:table-cell>
          <table:table-cell table:style-name="ce11" table:formula="of:=1.35*[.Q54]" office:value-type="float" office:value="1978.78669581005" calcext:value-type="float">
            <text:p>1979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02" calcext:value-type="date">
            <text:p>2020-04-02</text:p>
          </table:table-cell>
          <table:table-cell table:number-columns-repeated="2"/>
          <table:table-cell table:formula="of:=1.2*[.F55]" office:value-type="float" office:value="513.567385819545" calcext:value-type="float">
            <text:p>514</text:p>
          </table:table-cell>
          <table:table-cell table:formula="of:=[.G55]+[.F56]" office:value-type="float" office:value="2985.40431491727" calcext:value-type="float">
            <text:p>2985</text:p>
          </table:table-cell>
          <table:table-cell table:formula="of:= 160 * [.G56]" office:value-type="float" office:value="477664.690386764" calcext:value-type="float">
            <text:p>477665</text:p>
          </table:table-cell>
          <table:table-cell table:style-name="ce10" table:formula="of:=60000000/[.H56]" office:value-type="float" office:value="125.611126816634" calcext:value-type="float">
            <text:p>125.61</text:p>
          </table:table-cell>
          <table:table-cell table:formula="of:=[.J55]*1.2" office:value-type="float" office:value="295814.814232058" calcext:value-type="float">
            <text:p>295,814.81</text:p>
          </table:table-cell>
          <table:table-cell table:style-name="ce10" table:formula="of:=60000000/[.J56]" office:value-type="float" office:value="202.829598496483" calcext:value-type="float">
            <text:p>202.83</text:p>
          </table:table-cell>
          <table:table-cell table:number-columns-repeated="2"/>
          <table:table-cell table:formula="of:=[.I56]*160" office:value-type="float" office:value="20097.7802906614" calcext:value-type="float">
            <text:p>20098</text:p>
          </table:table-cell>
          <table:table-cell table:formula="of:=1.25*[.O55]" office:value-type="float" office:value="909.494701772928" calcext:value-type="float">
            <text:p>909</text:p>
          </table:table-cell>
          <table:table-cell table:style-name="ce11" table:formula="of:=1.3*[.P55]" office:value-type="float" office:value="1574.95055427972" calcext:value-type="float">
            <text:p>1575</text:p>
          </table:table-cell>
          <table:table-cell table:style-name="ce11" table:formula="of:=1.35*[.Q55]" office:value-type="float" office:value="2671.36203934357" calcext:value-type="float">
            <text:p>2671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03" calcext:value-type="date">
            <text:p>2020-04-03</text:p>
          </table:table-cell>
          <table:table-cell table:formula="of:=[.D53] * 2" office:value-type="float" office:value="128" calcext:value-type="float">
            <text:p>128</text:p>
          </table:table-cell>
          <table:table-cell table:formula="of:=160 * [.D57]" office:value-type="float" office:value="20480" calcext:value-type="float">
            <text:p>20480</text:p>
          </table:table-cell>
          <table:table-cell table:formula="of:=1.2*[.F56]" office:value-type="float" office:value="616.280862983454" calcext:value-type="float">
            <text:p>616</text:p>
          </table:table-cell>
          <table:table-cell table:formula="of:=[.G56]+[.F57]" office:value-type="float" office:value="3601.68517790073" calcext:value-type="float">
            <text:p>3602</text:p>
          </table:table-cell>
          <table:table-cell table:formula="of:= 160 * [.G57]" office:value-type="float" office:value="576269.628464116" calcext:value-type="float">
            <text:p>576270</text:p>
          </table:table-cell>
          <table:table-cell table:style-name="ce10" table:formula="of:=60000000/[.H57]" office:value-type="float" office:value="104.117928546596" calcext:value-type="float">
            <text:p>104.12</text:p>
          </table:table-cell>
          <table:table-cell table:formula="of:=[.J56]*1.2" office:value-type="float" office:value="354977.77707847" calcext:value-type="float">
            <text:p>354,977.78</text:p>
          </table:table-cell>
          <table:table-cell table:style-name="ce10" table:formula="of:=60000000/[.J57]" office:value-type="float" office:value="169.024665413736" calcext:value-type="float">
            <text:p>169.02</text:p>
          </table:table-cell>
          <table:table-cell table:number-columns-repeated="2"/>
          <table:table-cell table:formula="of:=[.I57]*160" office:value-type="float" office:value="16658.8685674553" calcext:value-type="float">
            <text:p>16659</text:p>
          </table:table-cell>
          <table:table-cell table:formula="of:=1.25*[.O56]" office:value-type="float" office:value="1136.86837721616" calcext:value-type="float">
            <text:p>1137</text:p>
          </table:table-cell>
          <table:table-cell table:style-name="ce11" table:formula="of:=1.3*[.P56]" office:value-type="float" office:value="2047.43572056363" calcext:value-type="float">
            <text:p>2047</text:p>
          </table:table-cell>
          <table:table-cell table:style-name="ce11" table:formula="of:=1.35*[.Q56]" office:value-type="float" office:value="3606.33875311381" calcext:value-type="float">
            <text:p>3606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04" calcext:value-type="date">
            <text:p>2020-04-04</text:p>
          </table:table-cell>
          <table:table-cell table:number-columns-repeated="2"/>
          <table:table-cell table:formula="of:=1.2*[.F57]" office:value-type="float" office:value="739.537035580145" calcext:value-type="float">
            <text:p>740</text:p>
          </table:table-cell>
          <table:table-cell table:formula="of:=[.G57]+[.F58]" office:value-type="float" office:value="4341.22221348087" calcext:value-type="float">
            <text:p>4341</text:p>
          </table:table-cell>
          <table:table-cell table:formula="of:= 160 * [.G58]" office:value-type="float" office:value="694595.55415694" calcext:value-type="float">
            <text:p>694596</text:p>
          </table:table-cell>
          <table:table-cell table:style-name="ce10" table:formula="of:=60000000/[.H58]" office:value-type="float" office:value="86.3812036240637" calcext:value-type="float">
            <text:p>86.38</text:p>
          </table:table-cell>
          <table:table-cell table:formula="of:=[.J57]*1.2" office:value-type="float" office:value="425973.332494164" calcext:value-type="float">
            <text:p>425,973.33</text:p>
          </table:table-cell>
          <table:table-cell table:style-name="ce10" table:formula="of:=60000000/[.J58]" office:value-type="float" office:value="140.85388784478" calcext:value-type="float">
            <text:p>140.85</text:p>
          </table:table-cell>
          <table:table-cell table:number-columns-repeated="2"/>
          <table:table-cell table:formula="of:=[.I58]*160" office:value-type="float" office:value="13820.9925798502" calcext:value-type="float">
            <text:p>13821</text:p>
          </table:table-cell>
          <table:table-cell table:formula="of:=1.25*[.O57]" office:value-type="float" office:value="1421.0854715202" calcext:value-type="float">
            <text:p>1421</text:p>
          </table:table-cell>
          <table:table-cell table:style-name="ce11" table:formula="of:=1.3*[.P57]" office:value-type="float" office:value="2661.66643673272" calcext:value-type="float">
            <text:p>2662</text:p>
          </table:table-cell>
          <table:table-cell table:style-name="ce11" table:formula="of:=1.35*[.Q57]" office:value-type="float" office:value="4868.55731670365" calcext:value-type="float">
            <text:p>4869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05" calcext:value-type="date">
            <text:p>2020-04-05</text:p>
          </table:table-cell>
          <table:table-cell table:number-columns-repeated="2"/>
          <table:table-cell table:formula="of:=1.2*[.F58]" office:value-type="float" office:value="887.444442696174" calcext:value-type="float">
            <text:p>887</text:p>
          </table:table-cell>
          <table:table-cell table:formula="of:=[.G58]+[.F59]" office:value-type="float" office:value="5228.66665617705" calcext:value-type="float">
            <text:p>5229</text:p>
          </table:table-cell>
          <table:table-cell table:formula="of:= 160 * [.G59]" office:value-type="float" office:value="836586.664988328" calcext:value-type="float">
            <text:p>836587</text:p>
          </table:table-cell>
          <table:table-cell table:style-name="ce10" table:formula="of:=60000000/[.H59]" office:value-type="float" office:value="71.7200052439721" calcext:value-type="float">
            <text:p>71.72</text:p>
          </table:table-cell>
          <table:table-cell table:formula="of:=[.J58]*1.2" office:value-type="float" office:value="511167.998992996" calcext:value-type="float">
            <text:p>511,168.00</text:p>
          </table:table-cell>
          <table:table-cell table:style-name="ce10" table:formula="of:=60000000/[.J59]" office:value-type="float" office:value="117.37823987065" calcext:value-type="float">
            <text:p>117.38</text:p>
          </table:table-cell>
          <table:table-cell table:number-columns-repeated="2"/>
          <table:table-cell table:formula="of:=[.I59]*160" office:value-type="float" office:value="11475.2008390355" calcext:value-type="float">
            <text:p>11475</text:p>
          </table:table-cell>
          <table:table-cell table:formula="of:=1.25*[.O58]" office:value-type="float" office:value="1776.35683940025" calcext:value-type="float">
            <text:p>1776</text:p>
          </table:table-cell>
          <table:table-cell table:style-name="ce11" table:formula="of:=1.3*[.P58]" office:value-type="float" office:value="3460.16636775254" calcext:value-type="float">
            <text:p>3460</text:p>
          </table:table-cell>
          <table:table-cell table:style-name="ce11" table:formula="of:=1.35*[.Q58]" office:value-type="float" office:value="6572.55237754993" calcext:value-type="float">
            <text:p>6573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06" calcext:value-type="date">
            <text:p>2020-04-06</text:p>
          </table:table-cell>
          <table:table-cell table:number-columns-repeated="2"/>
          <table:table-cell table:formula="of:=1.2*[.F59]" office:value-type="float" office:value="1064.93333123541" calcext:value-type="float">
            <text:p>1065</text:p>
          </table:table-cell>
          <table:table-cell table:formula="of:=[.G59]+[.F60]" office:value-type="float" office:value="6293.59998741246" calcext:value-type="float">
            <text:p>6294</text:p>
          </table:table-cell>
          <table:table-cell table:formula="of:= 160 * [.G60]" office:value-type="float" office:value="1006975.99798599" calcext:value-type="float">
            <text:p>1006976</text:p>
          </table:table-cell>
          <table:table-cell table:style-name="ce10" table:formula="of:=60000000/[.H60]" office:value-type="float" office:value="59.5843397657971" calcext:value-type="float">
            <text:p>59.58</text:p>
          </table:table-cell>
          <table:table-cell table:formula="of:=[.J59]*1.2" office:value-type="float" office:value="613401.598791596" calcext:value-type="float">
            <text:p>613,401.60</text:p>
          </table:table-cell>
          <table:table-cell table:style-name="ce10" table:formula="of:=60000000/[.J60]" office:value-type="float" office:value="97.8151998922082" calcext:value-type="float">
            <text:p>97.82</text:p>
          </table:table-cell>
          <table:table-cell table:number-columns-repeated="2"/>
          <table:table-cell table:formula="of:=[.I60]*160" office:value-type="float" office:value="9533.49436252753" calcext:value-type="float">
            <text:p>9533</text:p>
          </table:table-cell>
          <table:table-cell table:formula="of:=1.25*[.O59]" office:value-type="float" office:value="2220.44604925031" calcext:value-type="float">
            <text:p>2220</text:p>
          </table:table-cell>
          <table:table-cell table:style-name="ce11" table:formula="of:=1.3*[.P59]" office:value-type="float" office:value="4498.2162780783" calcext:value-type="float">
            <text:p>4498</text:p>
          </table:table-cell>
          <table:table-cell table:style-name="ce11" table:formula="of:=1.35*[.Q59]" office:value-type="float" office:value="8872.9457096924" calcext:value-type="float">
            <text:p>8873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07" calcext:value-type="date">
            <text:p>2020-04-07</text:p>
          </table:table-cell>
          <table:table-cell table:formula="of:=[.D57] * 2" office:value-type="float" office:value="256" calcext:value-type="float">
            <text:p>256</text:p>
          </table:table-cell>
          <table:table-cell table:formula="of:=160 * [.D61]" office:value-type="float" office:value="40960" calcext:value-type="float">
            <text:p>40960</text:p>
          </table:table-cell>
          <table:table-cell table:formula="of:=1.2*[.F60]" office:value-type="float" office:value="1277.91999748249" calcext:value-type="float">
            <text:p>1278</text:p>
          </table:table-cell>
          <table:table-cell table:formula="of:=[.G60]+[.F61]" office:value-type="float" office:value="7571.51998489495" calcext:value-type="float">
            <text:p>7572</text:p>
          </table:table-cell>
          <table:table-cell table:formula="of:= 160 * [.G61]" office:value-type="float" office:value="1211443.19758319" calcext:value-type="float">
            <text:p>1211443</text:p>
          </table:table-cell>
          <table:table-cell table:style-name="ce10" table:formula="of:=60000000/[.H61]" office:value-type="float" office:value="49.5277039152137" calcext:value-type="float">
            <text:p>49.53</text:p>
          </table:table-cell>
          <table:table-cell table:formula="of:=[.J60]*1.2" office:value-type="float" office:value="736081.918549915" calcext:value-type="float">
            <text:p>736,081.92</text:p>
          </table:table-cell>
          <table:table-cell table:style-name="ce10" table:formula="of:=60000000/[.J61]" office:value-type="float" office:value="81.5126665768401" calcext:value-type="float">
            <text:p>81.51</text:p>
          </table:table-cell>
          <table:table-cell table:number-columns-repeated="2"/>
          <table:table-cell table:formula="of:=[.I61]*160" office:value-type="float" office:value="7924.43262643419" calcext:value-type="float">
            <text:p>7924</text:p>
          </table:table-cell>
          <table:table-cell table:formula="of:=1.25*[.O60]" office:value-type="float" office:value="2775.55756156289" calcext:value-type="float">
            <text:p>2776</text:p>
          </table:table-cell>
          <table:table-cell table:style-name="ce11" table:formula="of:=1.3*[.P60]" office:value-type="float" office:value="5847.68116150179" calcext:value-type="float">
            <text:p>5848</text:p>
          </table:table-cell>
          <table:table-cell table:style-name="ce11" table:formula="of:=1.35*[.Q60]" office:value-type="float" office:value="11978.4767080847" calcext:value-type="float">
            <text:p>11978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08" calcext:value-type="date">
            <text:p>2020-04-08</text:p>
          </table:table-cell>
          <table:table-cell table:number-columns-repeated="2"/>
          <table:table-cell table:formula="of:=1.2*[.F61]" office:value-type="float" office:value="1533.50399697899" calcext:value-type="float">
            <text:p>1534</text:p>
          </table:table-cell>
          <table:table-cell table:formula="of:=[.G61]+[.F62]" office:value-type="float" office:value="9105.02398187394" calcext:value-type="float">
            <text:p>9105</text:p>
          </table:table-cell>
          <table:table-cell table:formula="of:= 160 * [.G62]" office:value-type="float" office:value="1456803.83709983" calcext:value-type="float">
            <text:p>1456804</text:p>
          </table:table-cell>
          <table:table-cell table:style-name="ce10" table:formula="of:=60000000/[.H62]" office:value-type="float" office:value="41.186052968838" calcext:value-type="float">
            <text:p>41.19</text:p>
          </table:table-cell>
          <table:table-cell table:formula="of:=[.J61]*1.2" office:value-type="float" office:value="883298.302259898" calcext:value-type="float">
            <text:p>883,298.30</text:p>
          </table:table-cell>
          <table:table-cell table:style-name="ce10" table:formula="of:=60000000/[.J62]" office:value-type="float" office:value="67.9272221473668" calcext:value-type="float">
            <text:p>67.93</text:p>
          </table:table-cell>
          <table:table-cell table:number-columns-repeated="2"/>
          <table:table-cell table:formula="of:=[.I62]*160" office:value-type="float" office:value="6589.76847501408" calcext:value-type="float">
            <text:p>6590</text:p>
          </table:table-cell>
          <table:table-cell table:formula="of:=1.25*[.O61]" office:value-type="float" office:value="3469.44695195361" calcext:value-type="float">
            <text:p>3469</text:p>
          </table:table-cell>
          <table:table-cell table:style-name="ce11" table:formula="of:=1.3*[.P61]" office:value-type="float" office:value="7601.98550995233" calcext:value-type="float">
            <text:p>7602</text:p>
          </table:table-cell>
          <table:table-cell table:style-name="ce11" table:formula="of:=1.35*[.Q61]" office:value-type="float" office:value="16170.9435559144" calcext:value-type="float">
            <text:p>16171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09" calcext:value-type="date">
            <text:p>2020-04-09</text:p>
          </table:table-cell>
          <table:table-cell table:number-columns-repeated="2"/>
          <table:table-cell table:formula="of:=1.2*[.F62]" office:value-type="float" office:value="1840.20479637479" calcext:value-type="float">
            <text:p>1840</text:p>
          </table:table-cell>
          <table:table-cell table:formula="of:=[.G62]+[.F63]" office:value-type="float" office:value="10945.2287782487" calcext:value-type="float">
            <text:p>10945</text:p>
          </table:table-cell>
          <table:table-cell table:formula="of:= 160 * [.G63]" office:value-type="float" office:value="1751236.6045198" calcext:value-type="float">
            <text:p>1751237</text:p>
          </table:table-cell>
          <table:table-cell table:style-name="ce10" table:formula="of:=60000000/[.H63]" office:value-type="float" office:value="34.2615040395712" calcext:value-type="float">
            <text:p>34.26</text:p>
          </table:table-cell>
          <table:table-cell table:formula="of:=[.J62]*1.2" office:value-type="float" office:value="1059957.96271188" calcext:value-type="float">
            <text:p>1,059,957.96</text:p>
          </table:table-cell>
          <table:table-cell table:style-name="ce10" table:formula="of:=60000000/[.J63]" office:value-type="float" office:value="56.606018456139" calcext:value-type="float">
            <text:p>56.61</text:p>
          </table:table-cell>
          <table:table-cell table:number-columns-repeated="2"/>
          <table:table-cell table:formula="of:=[.I63]*160" office:value-type="float" office:value="5481.8406463314" calcext:value-type="float">
            <text:p>5482</text:p>
          </table:table-cell>
          <table:table-cell table:formula="of:=1.25*[.O62]" office:value-type="float" office:value="4336.80868994202" calcext:value-type="float">
            <text:p>4337</text:p>
          </table:table-cell>
          <table:table-cell table:style-name="ce11" table:formula="of:=1.3*[.P62]" office:value-type="float" office:value="9882.58116293802" calcext:value-type="float">
            <text:p>9883</text:p>
          </table:table-cell>
          <table:table-cell table:style-name="ce11" table:formula="of:=1.35*[.Q62]" office:value-type="float" office:value="21830.7738004844" calcext:value-type="float">
            <text:p>21831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10" calcext:value-type="date">
            <text:p>2020-04-10</text:p>
          </table:table-cell>
          <table:table-cell table:number-columns-repeated="2"/>
          <table:table-cell table:formula="of:=1.2*[.F63]" office:value-type="float" office:value="2208.24575564974" calcext:value-type="float">
            <text:p>2208</text:p>
          </table:table-cell>
          <table:table-cell table:formula="of:=[.G63]+[.F64]" office:value-type="float" office:value="13153.4745338985" calcext:value-type="float">
            <text:p>13153</text:p>
          </table:table-cell>
          <table:table-cell table:formula="of:= 160 * [.G64]" office:value-type="float" office:value="2104555.92542375" calcext:value-type="float">
            <text:p>2104556</text:p>
          </table:table-cell>
          <table:table-cell table:style-name="ce10" table:formula="of:=60000000/[.H64]" office:value-type="float" office:value="28.5095773769561" calcext:value-type="float">
            <text:p>28.51</text:p>
          </table:table-cell>
          <table:table-cell table:formula="of:=[.J63]*1.2" office:value-type="float" office:value="1271949.55525425" calcext:value-type="float">
            <text:p>1,271,949.56</text:p>
          </table:table-cell>
          <table:table-cell table:style-name="ce10" table:formula="of:=60000000/[.J64]" office:value-type="float" office:value="47.1716820467825" calcext:value-type="float">
            <text:p>47.17</text:p>
          </table:table-cell>
          <table:table-cell table:number-columns-repeated="2"/>
          <table:table-cell table:formula="of:=[.I64]*160" office:value-type="float" office:value="4561.53238031298" calcext:value-type="float">
            <text:p>4562</text:p>
          </table:table-cell>
          <table:table-cell table:formula="of:=1.25*[.O63]" office:value-type="float" office:value="5421.01086242752" calcext:value-type="float">
            <text:p>5421</text:p>
          </table:table-cell>
          <table:table-cell table:style-name="ce11" table:formula="of:=1.3*[.P63]" office:value-type="float" office:value="12847.3555118194" calcext:value-type="float">
            <text:p>12847</text:p>
          </table:table-cell>
          <table:table-cell table:style-name="ce11" table:formula="of:=1.35*[.Q63]" office:value-type="float" office:value="29471.544630654" calcext:value-type="float">
            <text:p>29472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11" calcext:value-type="date">
            <text:p>2020-04-11</text:p>
          </table:table-cell>
          <table:table-cell table:formula="of:=[.D61] * 2" office:value-type="float" office:value="512" calcext:value-type="float">
            <text:p>512</text:p>
          </table:table-cell>
          <table:table-cell table:formula="of:=160 * [.D65]" office:value-type="float" office:value="81920" calcext:value-type="float">
            <text:p>81920</text:p>
          </table:table-cell>
          <table:table-cell table:formula="of:=1.2*[.F64]" office:value-type="float" office:value="2649.89490677969" calcext:value-type="float">
            <text:p>2650</text:p>
          </table:table-cell>
          <table:table-cell table:formula="of:=[.G64]+[.F65]" office:value-type="float" office:value="15803.3694406782" calcext:value-type="float">
            <text:p>15803</text:p>
          </table:table-cell>
          <table:table-cell table:formula="of:= 160 * [.G65]" office:value-type="float" office:value="2528539.11050851" calcext:value-type="float">
            <text:p>2528539</text:p>
          </table:table-cell>
          <table:table-cell table:style-name="ce10" table:formula="of:=60000000/[.H65]" office:value-type="float" office:value="23.7291168448384" calcext:value-type="float">
            <text:p>23.73</text:p>
          </table:table-cell>
          <table:table-cell table:formula="of:=[.J64]*1.2" office:value-type="float" office:value="1526339.4663051" calcext:value-type="float">
            <text:p>1,526,339.47</text:p>
          </table:table-cell>
          <table:table-cell table:style-name="ce10" table:formula="of:=60000000/[.J65]" office:value-type="float" office:value="39.3097350389854" calcext:value-type="float">
            <text:p>39.31</text:p>
          </table:table-cell>
          <table:table-cell table:number-columns-repeated="2"/>
          <table:table-cell table:formula="of:=[.I65]*160" office:value-type="float" office:value="3796.65869517414" calcext:value-type="float">
            <text:p>3797</text:p>
          </table:table-cell>
          <table:table-cell table:formula="of:=1.25*[.O64]" office:value-type="float" office:value="6776.2635780344" calcext:value-type="float">
            <text:p>6776</text:p>
          </table:table-cell>
          <table:table-cell table:style-name="ce11" table:formula="of:=1.3*[.P64]" office:value-type="float" office:value="16701.5621653653" calcext:value-type="float">
            <text:p>16702</text:p>
          </table:table-cell>
          <table:table-cell table:style-name="ce11" table:formula="of:=1.35*[.Q64]" office:value-type="float" office:value="39786.5852513829" calcext:value-type="float">
            <text:p>39787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12" calcext:value-type="date">
            <text:p>2020-04-12</text:p>
          </table:table-cell>
          <table:table-cell table:number-columns-repeated="2"/>
          <table:table-cell table:formula="of:=1.2*[.F65]" office:value-type="float" office:value="3179.87388813563" calcext:value-type="float">
            <text:p>3180</text:p>
          </table:table-cell>
          <table:table-cell table:formula="of:=[.G65]+[.F66]" office:value-type="float" office:value="18983.2433288138" calcext:value-type="float">
            <text:p>18983</text:p>
          </table:table-cell>
          <table:table-cell table:formula="of:= 160 * [.G66]" office:value-type="float" office:value="3037318.93261021" calcext:value-type="float">
            <text:p>3037319</text:p>
          </table:table-cell>
          <table:table-cell table:style-name="ce10" table:formula="of:=60000000/[.H66]" office:value-type="float" office:value="19.7542639845323" calcext:value-type="float">
            <text:p>19.75</text:p>
          </table:table-cell>
          <table:table-cell table:formula="of:=[.J65]*1.2" office:value-type="float" office:value="1831607.35956612" calcext:value-type="float">
            <text:p>1,831,607.36</text:p>
          </table:table-cell>
          <table:table-cell table:style-name="ce10" table:formula="of:=60000000/[.J66]" office:value-type="float" office:value="32.7581125324878" calcext:value-type="float">
            <text:p>32.76</text:p>
          </table:table-cell>
          <table:table-cell table:number-columns-repeated="2"/>
          <table:table-cell table:formula="of:=[.I66]*160" office:value-type="float" office:value="3160.68223752517" calcext:value-type="float">
            <text:p>3161</text:p>
          </table:table-cell>
          <table:table-cell table:formula="of:=1.25*[.O65]" office:value-type="float" office:value="8470.329472543" calcext:value-type="float">
            <text:p>8470</text:p>
          </table:table-cell>
          <table:table-cell table:style-name="ce11" table:formula="of:=1.3*[.P65]" office:value-type="float" office:value="21712.0308149748" calcext:value-type="float">
            <text:p>21712</text:p>
          </table:table-cell>
          <table:table-cell table:style-name="ce11" table:formula="of:=1.35*[.Q65]" office:value-type="float" office:value="53711.8900893669" calcext:value-type="float">
            <text:p>53712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13" calcext:value-type="date">
            <text:p>2020-04-13</text:p>
          </table:table-cell>
          <table:table-cell table:number-columns-repeated="2"/>
          <table:table-cell table:formula="of:=1.2*[.F66]" office:value-type="float" office:value="3815.84866576276" calcext:value-type="float">
            <text:p>3816</text:p>
          </table:table-cell>
          <table:table-cell table:formula="of:=[.G66]+[.F67]" office:value-type="float" office:value="22799.0919945765" calcext:value-type="float">
            <text:p>22799</text:p>
          </table:table-cell>
          <table:table-cell table:formula="of:= 160 * [.G67]" office:value-type="float" office:value="3647854.71913225" calcext:value-type="float">
            <text:p>3647855</text:p>
          </table:table-cell>
          <table:table-cell table:style-name="ce10" table:formula="of:=60000000/[.H67]" office:value-type="float" office:value="16.4480234602854" calcext:value-type="float">
            <text:p>16.45</text:p>
          </table:table-cell>
          <table:table-cell table:formula="of:=[.J66]*1.2" office:value-type="float" office:value="2197928.83147935" calcext:value-type="float">
            <text:p>2,197,928.83</text:p>
          </table:table-cell>
          <table:table-cell table:style-name="ce10" table:formula="of:=60000000/[.J67]" office:value-type="float" office:value="27.2984271104065" calcext:value-type="float">
            <text:p>27.30</text:p>
          </table:table-cell>
          <table:table-cell table:number-columns-repeated="2"/>
          <table:table-cell table:formula="of:=[.I67]*160" office:value-type="float" office:value="2631.68375364566" calcext:value-type="float">
            <text:p>2632</text:p>
          </table:table-cell>
          <table:table-cell table:formula="of:=1.25*[.O66]" office:value-type="float" office:value="10587.9118406788" calcext:value-type="float">
            <text:p>10588</text:p>
          </table:table-cell>
          <table:table-cell table:style-name="ce11" table:formula="of:=1.3*[.P66]" office:value-type="float" office:value="28225.6400594673" calcext:value-type="float">
            <text:p>28226</text:p>
          </table:table-cell>
          <table:table-cell table:style-name="ce11" table:formula="of:=1.35*[.Q66]" office:value-type="float" office:value="72511.0516206454" calcext:value-type="float">
            <text:p>72511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14" calcext:value-type="date">
            <text:p>2020-04-14</text:p>
          </table:table-cell>
          <table:table-cell table:number-columns-repeated="2"/>
          <table:table-cell table:formula="of:=1.2*[.F67]" office:value-type="float" office:value="4579.01839891531" calcext:value-type="float">
            <text:p>4579</text:p>
          </table:table-cell>
          <table:table-cell table:formula="of:=[.G67]+[.F68]" office:value-type="float" office:value="27378.1103934919" calcext:value-type="float">
            <text:p>27378</text:p>
          </table:table-cell>
          <table:table-cell table:formula="of:= 160 * [.G68]" office:value-type="float" office:value="4380497.6629587" calcext:value-type="float">
            <text:p>4380498</text:p>
          </table:table-cell>
          <table:table-cell table:style-name="ce10" table:formula="of:=60000000/[.H68]" office:value-type="float" office:value="13.6970738524432" calcext:value-type="float">
            <text:p>13.70</text:p>
          </table:table-cell>
          <table:table-cell table:formula="of:=[.J67]*1.2" office:value-type="float" office:value="2637514.59777522" calcext:value-type="float">
            <text:p>2,637,514.60</text:p>
          </table:table-cell>
          <table:table-cell table:style-name="ce10" table:formula="of:=60000000/[.J68]" office:value-type="float" office:value="22.7486892586721" calcext:value-type="float">
            <text:p>22.75</text:p>
          </table:table-cell>
          <table:table-cell table:number-columns-repeated="2"/>
          <table:table-cell table:formula="of:=[.I68]*160" office:value-type="float" office:value="2191.53181639091" calcext:value-type="float">
            <text:p>2192</text:p>
          </table:table-cell>
          <table:table-cell table:formula="of:=1.25*[.O67]" office:value-type="float" office:value="13234.8898008484" calcext:value-type="float">
            <text:p>13235</text:p>
          </table:table-cell>
          <table:table-cell table:style-name="ce11" table:formula="of:=1.3*[.P67]" office:value-type="float" office:value="36693.3320773075" calcext:value-type="float">
            <text:p>36693</text:p>
          </table:table-cell>
          <table:table-cell table:style-name="ce11" table:formula="of:=1.35*[.Q67]" office:value-type="float" office:value="97889.9196878713" calcext:value-type="float">
            <text:p>97890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15" calcext:value-type="date">
            <text:p>2020-04-15</text:p>
          </table:table-cell>
          <table:table-cell table:formula="of:=[.D65] * 2" office:value-type="float" office:value="1024" calcext:value-type="float">
            <text:p>1024</text:p>
          </table:table-cell>
          <table:table-cell table:formula="of:=160 * [.D69]" office:value-type="float" office:value="163840" calcext:value-type="float">
            <text:p>163840</text:p>
          </table:table-cell>
          <table:table-cell table:formula="of:=1.2*[.F68]" office:value-type="float" office:value="5494.82207869837" calcext:value-type="float">
            <text:p>5495</text:p>
          </table:table-cell>
          <table:table-cell table:formula="of:=[.G68]+[.F69]" office:value-type="float" office:value="32872.9324721902" calcext:value-type="float">
            <text:p>32873</text:p>
          </table:table-cell>
          <table:table-cell table:formula="of:= 160 * [.G69]" office:value-type="float" office:value="5259669.19555044" calcext:value-type="float">
            <text:p>5259669</text:p>
          </table:table-cell>
          <table:table-cell table:style-name="ce10" table:formula="of:=60000000/[.H69]" office:value-type="float" office:value="11.4075615346225" calcext:value-type="float">
            <text:p>11.41</text:p>
          </table:table-cell>
          <table:table-cell table:formula="of:=[.J68]*1.2" office:value-type="float" office:value="3165017.51733026" calcext:value-type="float">
            <text:p>3,165,017.52</text:p>
          </table:table-cell>
          <table:table-cell table:style-name="ce10" table:formula="of:=60000000/[.J69]" office:value-type="float" office:value="18.9572410488934" calcext:value-type="float">
            <text:p>18.96</text:p>
          </table:table-cell>
          <table:table-cell table:number-columns-repeated="2"/>
          <table:table-cell table:formula="of:=[.I69]*160" office:value-type="float" office:value="1825.2098455396" calcext:value-type="float">
            <text:p>1825</text:p>
          </table:table-cell>
          <table:table-cell table:formula="of:=1.25*[.O68]" office:value-type="float" office:value="16543.6122510606" calcext:value-type="float">
            <text:p>16544</text:p>
          </table:table-cell>
          <table:table-cell table:style-name="ce11" table:formula="of:=1.3*[.P68]" office:value-type="float" office:value="47701.3317004997" calcext:value-type="float">
            <text:p>47701</text:p>
          </table:table-cell>
          <table:table-cell table:style-name="ce11" table:formula="of:=1.35*[.Q68]" office:value-type="float" office:value="132151.391578626" calcext:value-type="float">
            <text:p>132151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16" calcext:value-type="date">
            <text:p>2020-04-16</text:p>
          </table:table-cell>
          <table:table-cell table:number-columns-repeated="2"/>
          <table:table-cell table:formula="of:=1.2*[.F69]" office:value-type="float" office:value="6593.78649443804" calcext:value-type="float">
            <text:p>6594</text:p>
          </table:table-cell>
          <table:table-cell table:formula="of:=[.G69]+[.F70]" office:value-type="float" office:value="39466.7189666283" calcext:value-type="float">
            <text:p>39467</text:p>
          </table:table-cell>
          <table:table-cell table:formula="of:= 160 * [.G70]" office:value-type="float" office:value="6314675.03466052" calcext:value-type="float">
            <text:p>6314675</text:p>
          </table:table-cell>
          <table:table-cell table:style-name="ce10" table:formula="of:=60000000/[.H70]" office:value-type="float" office:value="9.50167659787193" calcext:value-type="float">
            <text:p>9.50</text:p>
          </table:table-cell>
          <table:table-cell table:formula="of:=[.J69]*1.2" office:value-type="float" office:value="3798021.02079631" calcext:value-type="float">
            <text:p>3,798,021.02</text:p>
          </table:table-cell>
          <table:table-cell table:style-name="ce10" table:formula="of:=60000000/[.J70]" office:value-type="float" office:value="15.7977008740779" calcext:value-type="float">
            <text:p>15.80</text:p>
          </table:table-cell>
          <table:table-cell table:number-columns-repeated="2"/>
          <table:table-cell table:formula="of:=[.I70]*160" office:value-type="float" office:value="1520.26825565951" calcext:value-type="float">
            <text:p>1520</text:p>
          </table:table-cell>
          <table:table-cell table:formula="of:=1.25*[.O69]" office:value-type="float" office:value="20679.5153138257" calcext:value-type="float">
            <text:p>20680</text:p>
          </table:table-cell>
          <table:table-cell table:style-name="ce11" table:formula="of:=1.3*[.P69]" office:value-type="float" office:value="62011.7312106497" calcext:value-type="float">
            <text:p>62012</text:p>
          </table:table-cell>
          <table:table-cell table:style-name="ce11" table:formula="of:=1.35*[.Q69]" office:value-type="float" office:value="178404.378631145" calcext:value-type="float">
            <text:p>178404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17" calcext:value-type="date">
            <text:p>2020-04-17</text:p>
          </table:table-cell>
          <table:table-cell table:number-columns-repeated="2"/>
          <table:table-cell table:formula="of:=1.2*[.F70]" office:value-type="float" office:value="7912.54379332565" calcext:value-type="float">
            <text:p>7913</text:p>
          </table:table-cell>
          <table:table-cell table:formula="of:=[.G70]+[.F71]" office:value-type="float" office:value="47379.2627599539" calcext:value-type="float">
            <text:p>47379</text:p>
          </table:table-cell>
          <table:table-cell table:formula="of:= 160 * [.G71]" office:value-type="float" office:value="7580682.04159263" calcext:value-type="float">
            <text:p>7580682</text:p>
          </table:table-cell>
          <table:table-cell table:style-name="ce10" table:formula="of:=60000000/[.H71]" office:value-type="float" office:value="7.91485511076713" calcext:value-type="float">
            <text:p>7.91</text:p>
          </table:table-cell>
          <table:table-cell table:formula="of:=[.J70]*1.2" office:value-type="float" office:value="4557625.22495558" calcext:value-type="float">
            <text:p>4,557,625.22</text:p>
          </table:table-cell>
          <table:table-cell table:style-name="ce10" table:formula="of:=60000000/[.J71]" office:value-type="float" office:value="13.1647507283982" calcext:value-type="float">
            <text:p>13.16</text:p>
          </table:table-cell>
          <table:table-cell table:number-columns-repeated="2"/>
          <table:table-cell table:formula="of:=[.I71]*160" office:value-type="float" office:value="1266.37681772274" calcext:value-type="float">
            <text:p>1266</text:p>
          </table:table-cell>
          <table:table-cell table:formula="of:=1.25*[.O70]" office:value-type="float" office:value="25849.3941422821" calcext:value-type="float">
            <text:p>25849</text:p>
          </table:table-cell>
          <table:table-cell table:style-name="ce11" table:formula="of:=1.3*[.P70]" office:value-type="float" office:value="80615.2505738446" calcext:value-type="float">
            <text:p>80615</text:p>
          </table:table-cell>
          <table:table-cell table:style-name="ce11" table:formula="of:=1.35*[.Q70]" office:value-type="float" office:value="240845.911152046" calcext:value-type="float">
            <text:p>240846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18" calcext:value-type="date">
            <text:p>2020-04-18</text:p>
          </table:table-cell>
          <table:table-cell table:number-columns-repeated="2"/>
          <table:table-cell table:formula="of:=1.2*[.F71]" office:value-type="float" office:value="9495.05255199078" calcext:value-type="float">
            <text:p>9495</text:p>
          </table:table-cell>
          <table:table-cell table:formula="of:=[.G71]+[.F72]" office:value-type="float" office:value="56874.3153119447" calcext:value-type="float">
            <text:p>56874</text:p>
          </table:table-cell>
          <table:table-cell table:formula="of:= 160 * [.G72]" office:value-type="float" office:value="9099890.44991115" calcext:value-type="float">
            <text:p>9099890</text:p>
          </table:table-cell>
          <table:table-cell table:style-name="ce10" table:formula="of:=60000000/[.H72]" office:value-type="float" office:value="6.59348596889821" calcext:value-type="float">
            <text:p>6.59</text:p>
          </table:table-cell>
          <table:table-cell table:formula="of:=[.J71]*1.2" office:value-type="float" office:value="5469150.26994669" calcext:value-type="float">
            <text:p>5,469,150.27</text:p>
          </table:table-cell>
          <table:table-cell table:style-name="ce10" table:formula="of:=60000000/[.J72]" office:value-type="float" office:value="10.9706256069985" calcext:value-type="float">
            <text:p>10.97</text:p>
          </table:table-cell>
          <table:table-cell table:number-columns-repeated="2"/>
          <table:table-cell table:formula="of:=[.I72]*160" office:value-type="float" office:value="1054.95775502371" calcext:value-type="float">
            <text:p>1055</text:p>
          </table:table-cell>
          <table:table-cell table:formula="of:=1.25*[.O71]" office:value-type="float" office:value="32311.7426778526" calcext:value-type="float">
            <text:p>32312</text:p>
          </table:table-cell>
          <table:table-cell table:style-name="ce11" table:formula="of:=1.3*[.P71]" office:value-type="float" office:value="104799.825745998" calcext:value-type="float">
            <text:p>104800</text:p>
          </table:table-cell>
          <table:table-cell table:style-name="ce11" table:formula="of:=1.35*[.Q71]" office:value-type="float" office:value="325141.980055263" calcext:value-type="float">
            <text:p>325142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19" calcext:value-type="date">
            <text:p>2020-04-19</text:p>
          </table:table-cell>
          <table:table-cell table:formula="of:=[.D69] * 2" office:value-type="float" office:value="2048" calcext:value-type="float">
            <text:p>2048</text:p>
          </table:table-cell>
          <table:table-cell table:formula="of:=160 * [.D73]" office:value-type="float" office:value="327680" calcext:value-type="float">
            <text:p>327680</text:p>
          </table:table-cell>
          <table:table-cell table:formula="of:=1.2*[.F72]" office:value-type="float" office:value="11394.0630623889" calcext:value-type="float">
            <text:p>11394</text:p>
          </table:table-cell>
          <table:table-cell table:formula="of:=[.G72]+[.F73]" office:value-type="float" office:value="68268.3783743336" calcext:value-type="float">
            <text:p>68268</text:p>
          </table:table-cell>
          <table:table-cell table:formula="of:= 160 * [.G73]" office:value-type="float" office:value="10922940.5398934" calcext:value-type="float">
            <text:p>10922941</text:p>
          </table:table-cell>
          <table:table-cell table:style-name="ce10" table:formula="of:=60000000/[.H73]" office:value-type="float" office:value="5.4930263312214" calcext:value-type="float">
            <text:p>5.49</text:p>
          </table:table-cell>
          <table:table-cell table:formula="of:=[.J72]*1.2" office:value-type="float" office:value="6562980.32393603" calcext:value-type="float">
            <text:p>6,562,980.32</text:p>
          </table:table-cell>
          <table:table-cell table:style-name="ce10" table:formula="of:=60000000/[.J73]" office:value-type="float" office:value="9.1421880058321" calcext:value-type="float">
            <text:p>9.14</text:p>
          </table:table-cell>
          <table:table-cell table:number-columns-repeated="2"/>
          <table:table-cell table:formula="of:=[.I73]*160" office:value-type="float" office:value="878.884212995424" calcext:value-type="float">
            <text:p>879</text:p>
          </table:table-cell>
          <table:table-cell table:formula="of:=1.25*[.O72]" office:value-type="float" office:value="40389.6783473158" calcext:value-type="float">
            <text:p>40390</text:p>
          </table:table-cell>
          <table:table-cell table:style-name="ce11" table:formula="of:=1.3*[.P72]" office:value-type="float" office:value="136239.773469797" calcext:value-type="float">
            <text:p>136240</text:p>
          </table:table-cell>
          <table:table-cell table:style-name="ce11" table:formula="of:=1.35*[.Q72]" office:value-type="float" office:value="438941.673074605" calcext:value-type="float">
            <text:p>438942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20" calcext:value-type="date">
            <text:p>2020-04-20</text:p>
          </table:table-cell>
          <table:table-cell table:number-columns-repeated="2"/>
          <table:table-cell table:formula="of:=1.2*[.F73]" office:value-type="float" office:value="13672.8756748667" calcext:value-type="float">
            <text:p>13673</text:p>
          </table:table-cell>
          <table:table-cell table:formula="of:=[.G73]+[.F74]" office:value-type="float" office:value="81941.2540492004" calcext:value-type="float">
            <text:p>81941</text:p>
          </table:table-cell>
          <table:table-cell table:formula="of:= 160 * [.G74]" office:value-type="float" office:value="13110600.6478721" calcext:value-type="float">
            <text:p>13110601</text:p>
          </table:table-cell>
          <table:table-cell table:style-name="ce10" table:formula="of:=60000000/[.H74]" office:value-type="float" office:value="4.57644936425841" calcext:value-type="float">
            <text:p>4.58</text:p>
          </table:table-cell>
          <table:table-cell table:formula="of:=[.J73]*1.2" office:value-type="float" office:value="7875576.38872323" calcext:value-type="float">
            <text:p>7,875,576.39</text:p>
          </table:table-cell>
          <table:table-cell table:style-name="ce10" table:formula="of:=60000000/[.J74]" office:value-type="float" office:value="7.61849000486008" calcext:value-type="float">
            <text:p>7.62</text:p>
          </table:table-cell>
          <table:table-cell table:number-columns-repeated="2"/>
          <table:table-cell table:formula="of:=[.I74]*160" office:value-type="float" office:value="732.231898281346" calcext:value-type="float">
            <text:p>732</text:p>
          </table:table-cell>
          <table:table-cell table:formula="of:=1.25*[.O73]" office:value-type="float" office:value="50487.0979341448" calcext:value-type="float">
            <text:p>50487</text:p>
          </table:table-cell>
          <table:table-cell table:style-name="ce11" table:formula="of:=1.3*[.P73]" office:value-type="float" office:value="177111.705510737" calcext:value-type="float">
            <text:p>177112</text:p>
          </table:table-cell>
          <table:table-cell table:style-name="ce11" table:formula="of:=1.35*[.Q73]" office:value-type="float" office:value="592571.258650716" calcext:value-type="float">
            <text:p>592571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21" calcext:value-type="date">
            <text:p>2020-04-21</text:p>
          </table:table-cell>
          <table:table-cell table:number-columns-repeated="2"/>
          <table:table-cell table:formula="of:=1.2*[.F74]" office:value-type="float" office:value="16407.4508098401" calcext:value-type="float">
            <text:p>16407</text:p>
          </table:table-cell>
          <table:table-cell table:formula="of:=[.G74]+[.F75]" office:value-type="float" office:value="98348.7048590404" calcext:value-type="float">
            <text:p>98349</text:p>
          </table:table-cell>
          <table:table-cell table:formula="of:= 160 * [.G75]" office:value-type="float" office:value="15735792.7774465" calcext:value-type="float">
            <text:p>15735793</text:p>
          </table:table-cell>
          <table:table-cell table:style-name="ce10" table:formula="of:=60000000/[.H75]" office:value-type="float" office:value="3.81296327732504" calcext:value-type="float">
            <text:p>3.81</text:p>
          </table:table-cell>
          <table:table-cell table:formula="of:=[.J74]*1.2" office:value-type="float" office:value="9450691.66646788" calcext:value-type="float">
            <text:p>9,450,691.67</text:p>
          </table:table-cell>
          <table:table-cell table:style-name="ce10" table:formula="of:=60000000/[.J75]" office:value-type="float" office:value="6.34874167071673" calcext:value-type="float">
            <text:p>6.35</text:p>
          </table:table-cell>
          <table:table-cell table:number-columns-repeated="2"/>
          <table:table-cell table:formula="of:=[.I75]*160" office:value-type="float" office:value="610.074124372007" calcext:value-type="float">
            <text:p>610</text:p>
          </table:table-cell>
          <table:table-cell table:formula="of:=1.25*[.O74]" office:value-type="float" office:value="63108.8724176809" calcext:value-type="float">
            <text:p>63109</text:p>
          </table:table-cell>
          <table:table-cell table:style-name="ce11" table:formula="of:=1.3*[.P74]" office:value-type="float" office:value="230245.217163958" calcext:value-type="float">
            <text:p>230245</text:p>
          </table:table-cell>
          <table:table-cell table:style-name="ce11" table:formula="of:=1.35*[.Q74]" office:value-type="float" office:value="799971.199178467" calcext:value-type="float">
            <text:p>799971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22" calcext:value-type="date">
            <text:p>2020-04-22</text:p>
          </table:table-cell>
          <table:table-cell table:number-columns-repeated="2"/>
          <table:table-cell table:formula="of:=1.2*[.F75]" office:value-type="float" office:value="19688.9409718081" calcext:value-type="float">
            <text:p>19689</text:p>
          </table:table-cell>
          <table:table-cell table:formula="of:=[.G75]+[.F76]" office:value-type="float" office:value="118037.645830849" calcext:value-type="float">
            <text:p>118038</text:p>
          </table:table-cell>
          <table:table-cell table:formula="of:= 160 * [.G76]" office:value-type="float" office:value="18886023.3329358" calcext:value-type="float">
            <text:p>18886023</text:p>
          </table:table-cell>
          <table:table-cell table:style-name="ce10" table:formula="of:=60000000/[.H76]" office:value-type="float" office:value="3.17695255069206" calcext:value-type="float">
            <text:p>3.18</text:p>
          </table:table-cell>
          <table:table-cell table:formula="of:=[.J75]*1.2" office:value-type="float" office:value="11340829.9997615" calcext:value-type="float">
            <text:p>11,340,830.00</text:p>
          </table:table-cell>
          <table:table-cell table:style-name="ce10" table:formula="of:=60000000/[.J76]" office:value-type="float" office:value="5.29061805893061" calcext:value-type="float">
            <text:p>5.29</text:p>
          </table:table-cell>
          <table:table-cell table:number-columns-repeated="2"/>
          <table:table-cell table:formula="of:=[.I76]*160" office:value-type="float" office:value="508.312408110729" calcext:value-type="float">
            <text:p>508</text:p>
          </table:table-cell>
          <table:table-cell table:formula="of:=1.25*[.O75]" office:value-type="float" office:value="78886.0905221012" calcext:value-type="float">
            <text:p>78886</text:p>
          </table:table-cell>
          <table:table-cell table:style-name="ce11" table:formula="of:=1.3*[.P75]" office:value-type="float" office:value="299318.782313145" calcext:value-type="float">
            <text:p>299319</text:p>
          </table:table-cell>
          <table:table-cell table:style-name="ce11" table:formula="of:=1.35*[.Q75]" office:value-type="float" office:value="1079961.11889093" calcext:value-type="float">
            <text:p>1079961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23" calcext:value-type="date">
            <text:p>2020-04-23</text:p>
          </table:table-cell>
          <table:table-cell table:formula="of:=[.D73] * 2" office:value-type="float" office:value="4096" calcext:value-type="float">
            <text:p>4096</text:p>
          </table:table-cell>
          <table:table-cell table:formula="of:=160 * [.D77]" office:value-type="float" office:value="655360" calcext:value-type="float">
            <text:p>655360</text:p>
          </table:table-cell>
          <table:table-cell table:formula="of:=1.2*[.F76]" office:value-type="float" office:value="23626.7291661697" calcext:value-type="float">
            <text:p>23627</text:p>
          </table:table-cell>
          <table:table-cell table:formula="of:=[.G76]+[.F77]" office:value-type="float" office:value="141664.374997018" calcext:value-type="float">
            <text:p>141664</text:p>
          </table:table-cell>
          <table:table-cell table:formula="of:= 160 * [.G77]" office:value-type="float" office:value="22666299.9995229" calcext:value-type="float">
            <text:p>22666300</text:p>
          </table:table-cell>
          <table:table-cell table:style-name="ce10" table:formula="of:=60000000/[.H77]" office:value-type="float" office:value="2.64710164434702" calcext:value-type="float">
            <text:p>2.65</text:p>
          </table:table-cell>
          <table:table-cell table:formula="of:=[.J76]*1.2" office:value-type="float" office:value="13608995.9997137" calcext:value-type="float">
            <text:p>13,608,996.00</text:p>
          </table:table-cell>
          <table:table-cell table:style-name="ce10" table:formula="of:=60000000/[.J77]" office:value-type="float" office:value="4.40884838244218" calcext:value-type="float">
            <text:p>4.41</text:p>
          </table:table-cell>
          <table:table-cell table:number-columns-repeated="2"/>
          <table:table-cell table:formula="of:=[.I77]*160" office:value-type="float" office:value="423.536263095523" calcext:value-type="float">
            <text:p>424</text:p>
          </table:table-cell>
          <table:table-cell table:formula="of:=1.25*[.O76]" office:value-type="float" office:value="98607.6131526265" calcext:value-type="float">
            <text:p>98608</text:p>
          </table:table-cell>
          <table:table-cell table:style-name="ce11" table:formula="of:=1.3*[.P76]" office:value-type="float" office:value="389114.417007088" calcext:value-type="float">
            <text:p>389114</text:p>
          </table:table-cell>
          <table:table-cell table:style-name="ce11" table:formula="of:=1.35*[.Q76]" office:value-type="float" office:value="1457947.51050276" calcext:value-type="float">
            <text:p>1457948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24" calcext:value-type="date">
            <text:p>2020-04-24</text:p>
          </table:table-cell>
          <table:table-cell table:number-columns-repeated="2"/>
          <table:table-cell table:formula="of:=1.2*[.F77]" office:value-type="float" office:value="28352.0749994036" calcext:value-type="float">
            <text:p>28352</text:p>
          </table:table-cell>
          <table:table-cell table:formula="of:=[.G77]+[.F78]" office:value-type="float" office:value="170016.449996422" calcext:value-type="float">
            <text:p>170016</text:p>
          </table:table-cell>
          <table:table-cell table:formula="of:= 160 * [.G78]" office:value-type="float" office:value="27202631.9994275" calcext:value-type="float">
            <text:p>27202632</text:p>
          </table:table-cell>
          <table:table-cell table:style-name="ce10" table:formula="of:=60000000/[.H78]" office:value-type="float" office:value="2.20566892208308" calcext:value-type="float">
            <text:p>2.21</text:p>
          </table:table-cell>
          <table:table-cell table:formula="of:=[.J77]*1.2" office:value-type="float" office:value="16330795.1996565" calcext:value-type="float">
            <text:p>16,330,795.20</text:p>
          </table:table-cell>
          <table:table-cell table:style-name="ce10" table:formula="of:=60000000/[.J78]" office:value-type="float" office:value="3.67404031870181" calcext:value-type="float">
            <text:p>3.67</text:p>
          </table:table-cell>
          <table:table-cell table:number-columns-repeated="2"/>
          <table:table-cell table:formula="of:=[.I78]*160" office:value-type="float" office:value="352.907027533293" calcext:value-type="float">
            <text:p>353</text:p>
          </table:table-cell>
          <table:table-cell table:formula="of:=1.25*[.O77]" office:value-type="float" office:value="123259.516440783" calcext:value-type="float">
            <text:p>123260</text:p>
          </table:table-cell>
          <table:table-cell table:style-name="ce11" table:formula="of:=1.3*[.P77]" office:value-type="float" office:value="505848.742109215" calcext:value-type="float">
            <text:p>505849</text:p>
          </table:table-cell>
          <table:table-cell table:style-name="ce11" table:formula="of:=1.35*[.Q77]" office:value-type="float" office:value="1968229.13917872" calcext:value-type="float">
            <text:p>1968229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25" calcext:value-type="date">
            <text:p>2020-04-25</text:p>
          </table:table-cell>
          <table:table-cell table:number-columns-repeated="2"/>
          <table:table-cell table:formula="of:=1.2*[.F78]" office:value-type="float" office:value="34022.4899992844" calcext:value-type="float">
            <text:p>34022</text:p>
          </table:table-cell>
          <table:table-cell table:formula="of:=[.G78]+[.F79]" office:value-type="float" office:value="204038.939995706" calcext:value-type="float">
            <text:p>204039</text:p>
          </table:table-cell>
          <table:table-cell table:formula="of:= 160 * [.G79]" office:value-type="float" office:value="32646230.399313" calcext:value-type="float">
            <text:p>32646230</text:p>
          </table:table-cell>
          <table:table-cell table:style-name="ce10" table:formula="of:=60000000/[.H79]" office:value-type="float" office:value="1.83788447444341" calcext:value-type="float">
            <text:p>1.84</text:p>
          </table:table-cell>
          <table:table-cell table:formula="of:=[.J78]*1.2" office:value-type="float" office:value="19596954.2395878" calcext:value-type="float">
            <text:p>19,596,954.24</text:p>
          </table:table-cell>
          <table:table-cell table:style-name="ce10" table:formula="of:=60000000/[.J79]" office:value-type="float" office:value="3.06170026558484" calcext:value-type="float">
            <text:p>3.06</text:p>
          </table:table-cell>
          <table:table-cell table:number-columns-repeated="2"/>
          <table:table-cell table:formula="of:=[.I79]*160" office:value-type="float" office:value="294.061515910946" calcext:value-type="float">
            <text:p>294</text:p>
          </table:table-cell>
          <table:table-cell table:formula="of:=1.25*[.O78]" office:value-type="float" office:value="154074.395550979" calcext:value-type="float">
            <text:p>154074</text:p>
          </table:table-cell>
          <table:table-cell table:style-name="ce11" table:formula="of:=1.3*[.P78]" office:value-type="float" office:value="657603.364741979" calcext:value-type="float">
            <text:p>657603</text:p>
          </table:table-cell>
          <table:table-cell table:style-name="ce11" table:formula="of:=1.35*[.Q78]" office:value-type="float" office:value="2657109.33789127" calcext:value-type="float">
            <text:p>2657109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26" calcext:value-type="date">
            <text:p>2020-04-26</text:p>
          </table:table-cell>
          <table:table-cell table:number-columns-repeated="2"/>
          <table:table-cell table:formula="of:=1.2*[.F79]" office:value-type="float" office:value="40826.9879991413" calcext:value-type="float">
            <text:p>40827</text:p>
          </table:table-cell>
          <table:table-cell table:formula="of:=[.G79]+[.F80]" office:value-type="float" office:value="244865.927994848" calcext:value-type="float">
            <text:p>244866</text:p>
          </table:table-cell>
          <table:table-cell table:formula="of:= 160 * [.G80]" office:value-type="float" office:value="39178548.4791756" calcext:value-type="float">
            <text:p>39178548</text:p>
          </table:table-cell>
          <table:table-cell table:style-name="ce10" table:formula="of:=60000000/[.H80]" office:value-type="float" office:value="1.53145030454335" calcext:value-type="float">
            <text:p>1.53</text:p>
          </table:table-cell>
          <table:table-cell table:formula="of:=[.J79]*1.2" office:value-type="float" office:value="23516345.0875054" calcext:value-type="float">
            <text:p>23,516,345.09</text:p>
          </table:table-cell>
          <table:table-cell table:style-name="ce10" table:formula="of:=60000000/[.J80]" office:value-type="float" office:value="2.55141688798737" calcext:value-type="float">
            <text:p>2.55</text:p>
          </table:table-cell>
          <table:table-cell table:number-columns-repeated="2"/>
          <table:table-cell table:formula="of:=[.I80]*160" office:value-type="float" office:value="245.032048726937" calcext:value-type="float">
            <text:p>245</text:p>
          </table:table-cell>
          <table:table-cell table:formula="of:=1.25*[.O79]" office:value-type="float" office:value="192592.994438724" calcext:value-type="float">
            <text:p>192593</text:p>
          </table:table-cell>
          <table:table-cell table:style-name="ce11" table:formula="of:=1.3*[.P79]" office:value-type="float" office:value="854884.374164573" calcext:value-type="float">
            <text:p>854884</text:p>
          </table:table-cell>
          <table:table-cell table:style-name="ce11" table:formula="of:=1.35*[.Q79]" office:value-type="float" office:value="3587097.60615322" calcext:value-type="float">
            <text:p>3587098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27" calcext:value-type="date">
            <text:p>2020-04-27</text:p>
          </table:table-cell>
          <table:table-cell table:formula="of:=[.D77] * 2" office:value-type="float" office:value="8192" calcext:value-type="float">
            <text:p>8192</text:p>
          </table:table-cell>
          <table:table-cell table:formula="of:=160 * [.D81]" office:value-type="float" office:value="1310720" calcext:value-type="float">
            <text:p>1310720</text:p>
          </table:table-cell>
          <table:table-cell table:formula="of:=1.2*[.F80]" office:value-type="float" office:value="48992.3855989695" calcext:value-type="float">
            <text:p>48992</text:p>
          </table:table-cell>
          <table:table-cell table:formula="of:=[.G80]+[.F81]" office:value-type="float" office:value="293858.313593817" calcext:value-type="float">
            <text:p>293858</text:p>
          </table:table-cell>
          <table:table-cell table:formula="of:= 160 * [.G81]" office:value-type="float" office:value="47017330.1750107" calcext:value-type="float">
            <text:p>47017330</text:p>
          </table:table-cell>
          <table:table-cell table:style-name="ce10" table:formula="of:=60000000/[.H81]" office:value-type="float" office:value="1.27612520270003" calcext:value-type="float">
            <text:p>1.28</text:p>
          </table:table-cell>
          <table:table-cell table:formula="of:=[.J80]*1.2" office:value-type="float" office:value="28219614.1050064" calcext:value-type="float">
            <text:p>28,219,614.11</text:p>
          </table:table-cell>
          <table:table-cell table:style-name="ce10" table:formula="of:=60000000/[.J81]" office:value-type="float" office:value="2.12618073998948" calcext:value-type="float">
            <text:p>2.13</text:p>
          </table:table-cell>
          <table:table-cell table:number-columns-repeated="2"/>
          <table:table-cell table:formula="of:=[.I81]*160" office:value-type="float" office:value="204.180032432006" calcext:value-type="float">
            <text:p>204</text:p>
          </table:table-cell>
          <table:table-cell table:formula="of:=1.25*[.O80]" office:value-type="float" office:value="240741.243048404" calcext:value-type="float">
            <text:p>240741</text:p>
          </table:table-cell>
          <table:table-cell table:style-name="ce11" table:formula="of:=1.3*[.P80]" office:value-type="float" office:value="1111349.68641394" calcext:value-type="float">
            <text:p>1111350</text:p>
          </table:table-cell>
          <table:table-cell table:style-name="ce11" table:formula="of:=1.35*[.Q80]" office:value-type="float" office:value="4842581.76830685" calcext:value-type="float">
            <text:p>4842582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28" calcext:value-type="date">
            <text:p>2020-04-28</text:p>
          </table:table-cell>
          <table:table-cell table:number-columns-repeated="5"/>
          <table:table-cell table:style-name="ce10"/>
          <table:table-cell table:number-columns-repeated="8"/>
        </table:table-row>
        <table:table-row table:style-name="ro1" table:number-rows-repeated="1048493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UK Charts" table:style-name="ta1">
        <table:shapes>
          <draw:frame draw:z-index="0" draw:style-name="gr1" draw:text-style-name="P1" svg:width="27.004cm" svg:height="13.968cm" svg:x="4.777cm" svg:y="3.221cm">
            <draw:object draw:notify-on-update-of-ranges="'UK -'.C29:'UK -'.C42 'UK -'.C29:'UK -'.C42 'UK -'.I29:'UK -'.I4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27.004cm" svg:height="13.968cm" svg:x="5.183cm" svg:y="21.194cm">
            <draw:object draw:notify-on-update-of-ranges="'UK -'.C29:'UK -'.C42 'UK -'.C29:'UK -'.C42 'UK -'.I29:'UK -'.I4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27.323cm" svg:height="15.368cm" svg:x="4.517cm" svg:y="36.575cm">
            <draw:object draw:notify-on-update-of-ranges="'UK -'.C42:'UK -'.C81 'UK -'.C42:'UK -'.C81 'UK -'.K42:'UK -'.K8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27.323cm" svg:height="15.368cm" svg:x="4.517cm" svg:y="54.185cm">
            <draw:object draw:notify-on-update-of-ranges="'UK -'.C42:'UK -'.C81 'UK -'.C42:'UK -'.C81 'UK -'.K42:'UK -'.K8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4" draw:style-name="gr1" draw:text-style-name="P1" svg:width="27.004cm" svg:height="13.968cm" svg:x="33.867cm" svg:y="3.161cm">
            <draw:object draw:notify-on-update-of-ranges="'UK -'.C30:'UK -'.C42 'UK -'.C29:'UK -'.C42 'UK -'.I30:'UK -'.I42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5" draw:style-name="gr1" draw:text-style-name="P1" svg:width="27.004cm" svg:height="13.968cm" svg:x="35.517cm" svg:y="21.283cm">
            <draw:object draw:notify-on-update-of-ranges="'UK -'.C42:'UK -'.C81 'UK -'.C29:'UK -'.C42 'UK -'.I29:'UK -'.I42 'UK -'.C42:'UK -'.C81 'UK -'.I42:'UK -'.I81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6" draw:style-name="gr1" draw:text-style-name="P1" svg:width="27.004cm" svg:height="13.968cm" svg:x="36.124cm" svg:y="37.026cm">
            <draw:object draw:notify-on-update-of-ranges="'UK -'.C42:'UK -'.C81 'UK -'.C29:'UK -'.C42 'UK -'.I29:'UK -'.I42 'UK -'.C42:'UK -'.C81 'UK -'.I42:'UK -'.I81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7" draw:style-name="gr1" draw:text-style-name="P1" svg:width="27.004cm" svg:height="13.968cm" svg:x="65.476cm" svg:y="21.223cm">
            <draw:object draw:notify-on-update-of-ranges="'UK -'.C42:'UK -'.C81 'UK -'.C29:'UK -'.C42 'UK -'.N29:'UK -'.N42 'UK -'.C42:'UK -'.C81 'UK -'.N42:'UK -'.N81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8" draw:style-name="gr1" draw:text-style-name="P1" svg:width="27.004cm" svg:height="13.968cm" svg:x="67.936cm" svg:y="37.387cm">
            <draw:object draw:notify-on-update-of-ranges="'UK -'.C42:'UK -'.C81 'UK -'.C29:'UK -'.C42 'UK -'.F29:'UK -'.F42 'UK -'.C42:'UK -'.C81 'UK -'.F42:'UK -'.F81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9" draw:style-name="gr1" draw:text-style-name="P1" svg:width="27.004cm" svg:height="13.968cm" svg:x="67.762cm" svg:y="52.289cm">
            <draw:object draw:notify-on-update-of-ranges="'UK -'.C29:'UK -'.C42 'UK -'.C29:'UK -'.C42 'UK -'.F29:'UK -'.F42 'UK -'.C42:'UK -'.C81 'UK -'.Q42:'UK -'.Q42 'UK -'.Q42:'UK -'.Q81 'UK -'.C42:'UK -'.C81 'UK -'.F42:'UK -'.F81 'UK -'.C42:'UK -'.C81 'UK -'.O42:'UK -'.O42 'UK -'.O42:'UK -'.O81 'UK -'.C42:'UK -'.C81 'UK -'.P42:'UK -'.P42 'UK -'.P42:'UK -'.P81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USA" table:style-name="ta1">
        <table:table-column table:style-name="co1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1"/>
        <table:table-column table:style-name="co4" table:default-cell-style-name="ce12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1" table:number-columns-repeated="3" table:default-cell-style-name="Default"/>
        <table:table-row table:style-name="ro1" table:number-rows-repeated="10">
          <table:table-cell table:number-columns-repeated="13"/>
        </table:table-row>
        <table:table-row table:style-name="ro1">
          <table:table-cell table:number-columns-repeated="2"/>
          <table:table-cell table:style-name="ce9" office:value-type="string" calcext:value-type="string">
            <text:p>Date</text:p>
          </table:table-cell>
          <table:table-cell office:value-type="string" calcext:value-type="string">
            <text:p>USA Dead predicted from first case</text:p>
          </table:table-cell>
          <table:table-cell office:value-type="string" calcext:value-type="string">
            <text:p>160 times dead = Cases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Total Dead</text:p>
          </table:table-cell>
          <table:table-cell office:value-type="string" calcext:value-type="string">
            <text:p>Cases 160 Deaths</text:p>
          </table:table-cell>
          <table:table-cell table:style-name="ce10" office:value-type="string" calcext:value-type="string">
            <text:p><text:s/>Risk USA</text:p>
          </table:table-cell>
          <table:table-cell table:style-name="ce10" office:value-type="string" calcext:value-type="string">
            <text:p>Predicted cases (no shutdown)</text:p>
          </table:table-cell>
          <table:table-cell office:value-type="string" calcext:value-type="string">
            <text:p>Predicted Risk (no lockdown)</text:p>
          </table:table-cell>
          <table:table-cell office:value-type="string" calcext:value-type="string">
            <text:p>Predicted total deaths</text:p>
          </table:table-cell>
          <table:table-cell office:value-type="string" calcext:value-type="string">
            <text:p>Real total deaths</text:p>
          </table:table-cell>
        </table:table-row>
        <table:table-row table:style-name="ro1">
          <table:table-cell table:number-columns-repeated="2"/>
          <table:table-cell table:style-name="ce9"/>
          <table:table-cell table:number-columns-repeated="5"/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15" calcext:value-type="date">
            <text:p>2020-02-15</text:p>
          </table:table-cell>
          <table:table-cell office:value-type="float" office:value="0" calcext:value-type="float">
            <text:p>0</text:p>
          </table:table-cell>
          <table:table-cell table:formula="of:=160 * [.D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2]+[.F13]" office:value-type="float" office:value="0" calcext:value-type="float">
            <text:p>0.00</text:p>
          </table:table-cell>
          <table:table-cell table:formula="of:= 160 * [.G13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16" calcext:value-type="date">
            <text:p>2020-02-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3]+[.F14]" office:value-type="float" office:value="0" calcext:value-type="float">
            <text:p>0.00</text:p>
          </table:table-cell>
          <table:table-cell table:formula="of:= 160 * [.G14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17" calcext:value-type="date">
            <text:p>2020-02-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4]+[.F15]" office:value-type="float" office:value="0" calcext:value-type="float">
            <text:p>0.00</text:p>
          </table:table-cell>
          <table:table-cell table:formula="of:= 160 * [.G15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18" calcext:value-type="date">
            <text:p>2020-02-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5]+[.F16]" office:value-type="float" office:value="0" calcext:value-type="float">
            <text:p>0.00</text:p>
          </table:table-cell>
          <table:table-cell table:formula="of:= 160 * [.G16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19" calcext:value-type="date">
            <text:p>2020-02-19</text:p>
          </table:table-cell>
          <table:table-cell office:value-type="float" office:value="0" calcext:value-type="float">
            <text:p>0</text:p>
          </table:table-cell>
          <table:table-cell table:formula="of:=160 * [.D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16]+[.F17]" office:value-type="float" office:value="0" calcext:value-type="float">
            <text:p>0.00</text:p>
          </table:table-cell>
          <table:table-cell table:formula="of:= 160 * [.G17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20" calcext:value-type="date">
            <text:p>2020-02-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7]+[.F18]" office:value-type="float" office:value="0" calcext:value-type="float">
            <text:p>0.00</text:p>
          </table:table-cell>
          <table:table-cell table:formula="of:= 160 * [.G18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21" calcext:value-type="date">
            <text:p>2020-02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8]+[.F19]" office:value-type="float" office:value="0" calcext:value-type="float">
            <text:p>0.00</text:p>
          </table:table-cell>
          <table:table-cell table:formula="of:= 160 * [.G19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22" calcext:value-type="date">
            <text:p>2020-02-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9]+[.F20]" office:value-type="float" office:value="0" calcext:value-type="float">
            <text:p>0.00</text:p>
          </table:table-cell>
          <table:table-cell table:formula="of:= 160 * [.G20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23" calcext:value-type="date">
            <text:p>2020-02-23</text:p>
          </table:table-cell>
          <table:table-cell office:value-type="float" office:value="0" calcext:value-type="float">
            <text:p>0</text:p>
          </table:table-cell>
          <table:table-cell table:formula="of:=160 * [.D2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20]+[.F21]" office:value-type="float" office:value="0" calcext:value-type="float">
            <text:p>0.00</text:p>
          </table:table-cell>
          <table:table-cell table:formula="of:= 160 * [.G21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24" calcext:value-type="date">
            <text:p>2020-02-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1]+[.F22]" office:value-type="float" office:value="0" calcext:value-type="float">
            <text:p>0.00</text:p>
          </table:table-cell>
          <table:table-cell table:formula="of:= 160 * [.G22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25" calcext:value-type="date">
            <text:p>2020-02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2]+[.F23]" office:value-type="float" office:value="0" calcext:value-type="float">
            <text:p>0.00</text:p>
          </table:table-cell>
          <table:table-cell table:formula="of:= 160 * [.G23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26" calcext:value-type="date">
            <text:p>2020-02-2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3]+[.F24]" office:value-type="float" office:value="0" calcext:value-type="float">
            <text:p>0.00</text:p>
          </table:table-cell>
          <table:table-cell table:formula="of:= 160 * [.G24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27" calcext:value-type="date">
            <text:p>2020-02-27</text:p>
          </table:table-cell>
          <table:table-cell office:value-type="float" office:value="0" calcext:value-type="float">
            <text:p>0</text:p>
          </table:table-cell>
          <table:table-cell table:formula="of:=160 * [.D2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24]+[.F25]" office:value-type="float" office:value="0" calcext:value-type="float">
            <text:p>0.00</text:p>
          </table:table-cell>
          <table:table-cell table:formula="of:= 160 * [.G25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28" calcext:value-type="date">
            <text:p>2020-02-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5]+[.F26]" office:value-type="float" office:value="0" calcext:value-type="float">
            <text:p>0.00</text:p>
          </table:table-cell>
          <table:table-cell table:formula="of:= 160 * [.G26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29" calcext:value-type="date">
            <text:p>2020-02-29</text:p>
          </table:table-cell>
          <table:table-cell office:value-type="float" office:value="1" calcext:value-type="float">
            <text:p>1</text:p>
          </table:table-cell>
          <table:table-cell table:formula="of:=160 * [.D27]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formula="of:=[.G26]+[.F27]" office:value-type="float" office:value="1" calcext:value-type="float">
            <text:p>1.00</text:p>
          </table:table-cell>
          <table:table-cell table:formula="of:= 160 * [.G27]" office:value-type="float" office:value="160" calcext:value-type="float">
            <text:p>160</text:p>
          </table:table-cell>
          <table:table-cell table:style-name="ce10" table:formula="of:=320000000/[.H27]" office:value-type="float" office:value="2000000" calcext:value-type="float">
            <text:p>2,000,000.00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01" calcext:value-type="date">
            <text:p>2020-03-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7]+[.F28]" office:value-type="float" office:value="1" calcext:value-type="float">
            <text:p>1.00</text:p>
          </table:table-cell>
          <table:table-cell table:formula="of:= 160 * [.G28]" office:value-type="float" office:value="160" calcext:value-type="float">
            <text:p>160</text:p>
          </table:table-cell>
          <table:table-cell table:style-name="ce10" table:formula="of:=320000000/[.H28]" office:value-type="float" office:value="2000000" calcext:value-type="float">
            <text:p>2,000,000.00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02" calcext:value-type="date">
            <text:p>2020-03-0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G28]+[.F29]" office:value-type="float" office:value="6" calcext:value-type="float">
            <text:p>6.00</text:p>
          </table:table-cell>
          <table:table-cell table:formula="of:= 160 * [.G29]" office:value-type="float" office:value="960" calcext:value-type="float">
            <text:p>960</text:p>
          </table:table-cell>
          <table:table-cell table:style-name="ce10" table:formula="of:=320000000/[.H29]" office:value-type="float" office:value="333333.333333333" calcext:value-type="float">
            <text:p>333,333.33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03" calcext:value-type="date">
            <text:p>2020-03-0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G29]+[.F30]" office:value-type="float" office:value="9" calcext:value-type="float">
            <text:p>9.00</text:p>
          </table:table-cell>
          <table:table-cell table:formula="of:= 160 * [.G30]" office:value-type="float" office:value="1440" calcext:value-type="float">
            <text:p>1440</text:p>
          </table:table-cell>
          <table:table-cell table:style-name="ce10" table:formula="of:=320000000/[.H30]" office:value-type="float" office:value="222222.222222222" calcext:value-type="float">
            <text:p>222,222.22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04" calcext:value-type="date">
            <text:p>2020-03-04</text:p>
          </table:table-cell>
          <table:table-cell table:formula="of:==[.D27] * 2" office:value-type="float" office:value="2" calcext:value-type="float">
            <text:p>2</text:p>
          </table:table-cell>
          <table:table-cell table:formula="of:=160 * [.D31]"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formula="of:=[.G30]+[.F31]" office:value-type="float" office:value="11" calcext:value-type="float">
            <text:p>11.00</text:p>
          </table:table-cell>
          <table:table-cell table:formula="of:= 160 * [.G31]" office:value-type="float" office:value="1760" calcext:value-type="float">
            <text:p>1760</text:p>
          </table:table-cell>
          <table:table-cell table:style-name="ce10" table:formula="of:=320000000/[.H31]" office:value-type="float" office:value="181818.181818182" calcext:value-type="float">
            <text:p>181,818.18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05" calcext:value-type="date">
            <text:p>2020-03-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31]+[.F32]" office:value-type="float" office:value="12" calcext:value-type="float">
            <text:p>12.00</text:p>
          </table:table-cell>
          <table:table-cell table:formula="of:= 160 * [.G32]" office:value-type="float" office:value="1920" calcext:value-type="float">
            <text:p>1920</text:p>
          </table:table-cell>
          <table:table-cell table:style-name="ce10" table:formula="of:=320000000/[.H32]" office:value-type="float" office:value="166666.666666667" calcext:value-type="float">
            <text:p>166,666.67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06" calcext:value-type="date">
            <text:p>2020-03-0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G32]+[.F33]" office:value-type="float" office:value="15" calcext:value-type="float">
            <text:p>15.00</text:p>
          </table:table-cell>
          <table:table-cell table:formula="of:= 160 * [.G33]" office:value-type="float" office:value="2400" calcext:value-type="float">
            <text:p>2400</text:p>
          </table:table-cell>
          <table:table-cell table:style-name="ce10" table:formula="of:=320000000/[.H33]" office:value-type="float" office:value="133333.333333333" calcext:value-type="float">
            <text:p>133,333.33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07" calcext:value-type="date">
            <text:p>2020-03-0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G33]+[.F34]" office:value-type="float" office:value="19" calcext:value-type="float">
            <text:p>19.00</text:p>
          </table:table-cell>
          <table:table-cell table:formula="of:= 160 * [.G34]" office:value-type="float" office:value="3040" calcext:value-type="float">
            <text:p>3040</text:p>
          </table:table-cell>
          <table:table-cell table:style-name="ce10" table:formula="of:=320000000/[.H34]" office:value-type="float" office:value="105263.157894737" calcext:value-type="float">
            <text:p>105,263.16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08" calcext:value-type="date">
            <text:p>2020-03-08</text:p>
          </table:table-cell>
          <table:table-cell table:formula="of:==[.D31] * 2" office:value-type="float" office:value="4" calcext:value-type="float">
            <text:p>4</text:p>
          </table:table-cell>
          <table:table-cell table:formula="of:=160 * [.D35]" office:value-type="float" office:value="640" calcext:value-type="float">
            <text:p>640</text:p>
          </table:table-cell>
          <table:table-cell office:value-type="float" office:value="3" calcext:value-type="float">
            <text:p>3</text:p>
          </table:table-cell>
          <table:table-cell table:formula="of:=[.G34]+[.F35]" office:value-type="float" office:value="22" calcext:value-type="float">
            <text:p>22.00</text:p>
          </table:table-cell>
          <table:table-cell table:formula="of:= 160 * [.G35]" office:value-type="float" office:value="3520" calcext:value-type="float">
            <text:p>3520</text:p>
          </table:table-cell>
          <table:table-cell table:style-name="ce10" table:formula="of:=320000000/[.H35]" office:value-type="float" office:value="90909.0909090909" calcext:value-type="float">
            <text:p>90,909.09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09" calcext:value-type="date">
            <text:p>2020-03-0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G35]+[.F36]" office:value-type="float" office:value="26" calcext:value-type="float">
            <text:p>26.00</text:p>
          </table:table-cell>
          <table:table-cell table:formula="of:= 160 * [.G36]" office:value-type="float" office:value="4160" calcext:value-type="float">
            <text:p>4160</text:p>
          </table:table-cell>
          <table:table-cell table:style-name="ce10" table:formula="of:=320000000/[.H36]" office:value-type="float" office:value="76923.0769230769" calcext:value-type="float">
            <text:p>76,923.08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10" calcext:value-type="date">
            <text:p>2020-03-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G36]+[.F37]" office:value-type="float" office:value="30" calcext:value-type="float">
            <text:p>30.00</text:p>
          </table:table-cell>
          <table:table-cell table:formula="of:= 160 * [.G37]" office:value-type="float" office:value="4800" calcext:value-type="float">
            <text:p>4800</text:p>
          </table:table-cell>
          <table:table-cell table:style-name="ce10" table:formula="of:=320000000/[.H37]" office:value-type="float" office:value="66666.6666666667" calcext:value-type="float">
            <text:p>66,666.67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11" calcext:value-type="date">
            <text:p>2020-03-1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G37]+[.F38]" office:value-type="float" office:value="38" calcext:value-type="float">
            <text:p>38.00</text:p>
          </table:table-cell>
          <table:table-cell table:formula="of:= 160 * [.G38]" office:value-type="float" office:value="6080" calcext:value-type="float">
            <text:p>6080</text:p>
          </table:table-cell>
          <table:table-cell table:style-name="ce10" table:formula="of:=320000000/[.H38]" office:value-type="float" office:value="52631.5789473684" calcext:value-type="float">
            <text:p>52,631.58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12" calcext:value-type="date">
            <text:p>2020-03-12</text:p>
          </table:table-cell>
          <table:table-cell table:formula="of:==[.D35] * 2" office:value-type="float" office:value="8" calcext:value-type="float">
            <text:p>8</text:p>
          </table:table-cell>
          <table:table-cell table:formula="of:=160 * [.D39]"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table:formula="of:=[.G38]+[.F39]" office:value-type="float" office:value="41" calcext:value-type="float">
            <text:p>41.00</text:p>
          </table:table-cell>
          <table:table-cell table:formula="of:= 160 * [.G39]" office:value-type="float" office:value="6560" calcext:value-type="float">
            <text:p>6560</text:p>
          </table:table-cell>
          <table:table-cell table:style-name="ce10" table:formula="of:=320000000/[.H39]" office:value-type="float" office:value="48780.4878048781" calcext:value-type="float">
            <text:p>48,780.49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13" calcext:value-type="date">
            <text:p>2020-03-1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G39]+[.F40]" office:value-type="float" office:value="49" calcext:value-type="float">
            <text:p>49.00</text:p>
          </table:table-cell>
          <table:table-cell table:formula="of:= 160 * [.G40]" office:value-type="float" office:value="7840" calcext:value-type="float">
            <text:p>7840</text:p>
          </table:table-cell>
          <table:table-cell table:style-name="ce10" table:formula="of:=320000000/[.H40]" office:value-type="float" office:value="40816.3265306122" calcext:value-type="float">
            <text:p>40,816.33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14" calcext:value-type="date">
            <text:p>2020-03-1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G40]+[.F41]" office:value-type="float" office:value="57" calcext:value-type="float">
            <text:p>57.00</text:p>
          </table:table-cell>
          <table:table-cell table:formula="of:= 160 * [.G41]" office:value-type="float" office:value="9120" calcext:value-type="float">
            <text:p>9120</text:p>
          </table:table-cell>
          <table:table-cell table:style-name="ce10" table:formula="of:=320000000/[.H41]" office:value-type="float" office:value="35087.7192982456" calcext:value-type="float">
            <text:p>35,087.72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15" calcext:value-type="date">
            <text:p>2020-03-1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41]+[.F42]" office:value-type="float" office:value="68" calcext:value-type="float">
            <text:p>68.00</text:p>
          </table:table-cell>
          <table:table-cell table:formula="of:= 160 * [.G42]" office:value-type="float" office:value="10880" calcext:value-type="float">
            <text:p>10880</text:p>
          </table:table-cell>
          <table:table-cell table:style-name="ce10" table:formula="of:=320000000/[.H42]" office:value-type="float" office:value="29411.7647058824" calcext:value-type="float">
            <text:p>29,411.76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16" calcext:value-type="date">
            <text:p>2020-03-16</text:p>
          </table:table-cell>
          <table:table-cell table:formula="of:==[.D39] * 2" office:value-type="float" office:value="16" calcext:value-type="float">
            <text:p>16</text:p>
          </table:table-cell>
          <table:table-cell table:formula="of:=160 * [.D43]" office:value-type="float" office:value="2560" calcext:value-type="float">
            <text:p>2560</text:p>
          </table:table-cell>
          <table:table-cell office:value-type="float" office:value="18" calcext:value-type="float">
            <text:p>18</text:p>
          </table:table-cell>
          <table:table-cell table:formula="of:=[.G42]+[.F43]" office:value-type="float" office:value="86" calcext:value-type="float">
            <text:p>86.00</text:p>
          </table:table-cell>
          <table:table-cell table:formula="of:= 160 * [.G43]" office:value-type="float" office:value="13760" calcext:value-type="float">
            <text:p>13760</text:p>
          </table:table-cell>
          <table:table-cell table:style-name="ce10" table:formula="of:=320000000/[.H43]" office:value-type="float" office:value="23255.8139534884" calcext:value-type="float">
            <text:p>23,255.81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17" calcext:value-type="date">
            <text:p>2020-03-17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G43]+[.F44]" office:value-type="float" office:value="109" calcext:value-type="float">
            <text:p>109.00</text:p>
          </table:table-cell>
          <table:table-cell table:formula="of:= 160 * [.G44]" office:value-type="float" office:value="17440" calcext:value-type="float">
            <text:p>17440</text:p>
          </table:table-cell>
          <table:table-cell table:style-name="ce10" table:formula="of:=320000000/[.H44]" office:value-type="float" office:value="18348.623853211" calcext:value-type="float">
            <text:p>18,348.62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18" calcext:value-type="date">
            <text:p>2020-03-18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[.G44]+[.F45]" office:value-type="float" office:value="153" calcext:value-type="float">
            <text:p>153.00</text:p>
          </table:table-cell>
          <table:table-cell table:formula="of:= 160 * [.G45]" office:value-type="float" office:value="24480" calcext:value-type="float">
            <text:p>24480</text:p>
          </table:table-cell>
          <table:table-cell table:style-name="ce10" table:formula="of:=320000000/[.H45]" office:value-type="float" office:value="13071.8954248366" calcext:value-type="float">
            <text:p>13,071.90</text:p>
          </table:table-cell>
          <table:table-cell table:style-name="ce10" table:number-columns-repeated="2"/>
          <table:table-cell office:value-type="float" office:value="238" calcext:value-type="float">
            <text:p>238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19" calcext:value-type="date">
            <text:p>2020-03-19</text:p>
          </table:table-cell>
          <table:table-cell table:number-columns-repeated="2"/>
          <table:table-cell table:formula="of:=[.J46]/160" office:value-type="float" office:value="183.6" calcext:value-type="float">
            <text:p>184</text:p>
          </table:table-cell>
          <table:table-cell table:formula="of:=[.G45]+[.F46]" office:value-type="float" office:value="336.6" calcext:value-type="float">
            <text:p>336.60</text:p>
          </table:table-cell>
          <table:table-cell/>
          <table:table-cell table:style-name="ce10" table:formula="of:=[.K46]" office:value-type="float" office:value="10893.2461873638" calcext:value-type="float">
            <text:p>10,893.25</text:p>
          </table:table-cell>
          <table:table-cell table:style-name="ce10" table:formula="of:=[.H45]*1.2" office:value-type="float" office:value="29376" calcext:value-type="float">
            <text:p>29,376.00</text:p>
          </table:table-cell>
          <table:table-cell table:style-name="ce10" table:formula="of:=320000000/[.J46]" office:value-type="float" office:value="10893.2461873638" calcext:value-type="float">
            <text:p>10,893.2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0" calcext:value-type="date">
            <text:p>2020-03-20</text:p>
          </table:table-cell>
          <table:table-cell table:formula="of:==[.D43] * 2" office:value-type="float" office:value="32" calcext:value-type="float">
            <text:p>32</text:p>
          </table:table-cell>
          <table:table-cell table:formula="of:=160 * [.D47]" office:value-type="float" office:value="5120" calcext:value-type="float">
            <text:p>5120</text:p>
          </table:table-cell>
          <table:table-cell table:formula="of:=[.J47]/160" office:value-type="float" office:value="220.32" calcext:value-type="float">
            <text:p>220</text:p>
          </table:table-cell>
          <table:table-cell table:formula="of:=[.G46]+[.F47]" office:value-type="float" office:value="556.92" calcext:value-type="float">
            <text:p>556.92</text:p>
          </table:table-cell>
          <table:table-cell/>
          <table:table-cell table:style-name="ce10" table:formula="of:=[.K47]" office:value-type="float" office:value="9077.70515613653" calcext:value-type="float">
            <text:p>9,077.71</text:p>
          </table:table-cell>
          <table:table-cell table:style-name="ce10" table:formula="of:=[.J46]*1.2" office:value-type="float" office:value="35251.2" calcext:value-type="float">
            <text:p>35,251.20</text:p>
          </table:table-cell>
          <table:table-cell table:style-name="ce10" table:formula="of:=320000000/[.J47]" office:value-type="float" office:value="9077.70515613653" calcext:value-type="float">
            <text:p>9,077.7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1" calcext:value-type="date">
            <text:p>2020-03-21</text:p>
          </table:table-cell>
          <table:table-cell table:number-columns-repeated="2"/>
          <table:table-cell table:formula="of:=[.J48]/160" office:value-type="float" office:value="264.384" calcext:value-type="float">
            <text:p>264</text:p>
          </table:table-cell>
          <table:table-cell table:formula="of:=[.G47]+[.F48]" office:value-type="float" office:value="821.304" calcext:value-type="float">
            <text:p>821.30</text:p>
          </table:table-cell>
          <table:table-cell/>
          <table:table-cell table:style-name="ce10" table:formula="of:=[.K48]" office:value-type="float" office:value="7564.75429678044" calcext:value-type="float">
            <text:p>7,564.75</text:p>
          </table:table-cell>
          <table:table-cell table:style-name="ce10" table:formula="of:=[.J47]*1.2" office:value-type="float" office:value="42301.44" calcext:value-type="float">
            <text:p>42,301.44</text:p>
          </table:table-cell>
          <table:table-cell table:style-name="ce10" table:formula="of:=320000000/[.J48]" office:value-type="float" office:value="7564.75429678044" calcext:value-type="float">
            <text:p>7,564.7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2" calcext:value-type="date">
            <text:p>2020-03-22</text:p>
          </table:table-cell>
          <table:table-cell table:number-columns-repeated="2"/>
          <table:table-cell table:formula="of:=[.J49]/160" office:value-type="float" office:value="317.2608" calcext:value-type="float">
            <text:p>317</text:p>
          </table:table-cell>
          <table:table-cell table:formula="of:=[.G48]+[.F49]" office:value-type="float" office:value="1138.5648" calcext:value-type="float">
            <text:p>1138.56</text:p>
          </table:table-cell>
          <table:table-cell/>
          <table:table-cell table:style-name="ce10" table:formula="of:=[.K49]" office:value-type="float" office:value="6303.9619139837" calcext:value-type="float">
            <text:p>6,303.96</text:p>
          </table:table-cell>
          <table:table-cell table:style-name="ce10" table:formula="of:=[.J48]*1.2" office:value-type="float" office:value="50761.728" calcext:value-type="float">
            <text:p>50,761.73</text:p>
          </table:table-cell>
          <table:table-cell table:style-name="ce10" table:formula="of:=320000000/[.J49]" office:value-type="float" office:value="6303.9619139837" calcext:value-type="float">
            <text:p>6,303.9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3" calcext:value-type="date">
            <text:p>2020-03-23</text:p>
          </table:table-cell>
          <table:table-cell table:number-columns-repeated="2"/>
          <table:table-cell table:formula="of:=[.J50]/160" office:value-type="float" office:value="380.71296" calcext:value-type="float">
            <text:p>381</text:p>
          </table:table-cell>
          <table:table-cell table:formula="of:=[.G49]+[.F50]" office:value-type="float" office:value="1519.27776" calcext:value-type="float">
            <text:p>1519.28</text:p>
          </table:table-cell>
          <table:table-cell/>
          <table:table-cell table:style-name="ce10" table:formula="of:=[.K50]" office:value-type="float" office:value="5253.30159498642" calcext:value-type="float">
            <text:p>5,253.30</text:p>
          </table:table-cell>
          <table:table-cell table:style-name="ce10" table:formula="of:=[.J49]*1.2" office:value-type="float" office:value="60914.0736" calcext:value-type="float">
            <text:p>60,914.07</text:p>
          </table:table-cell>
          <table:table-cell table:style-name="ce10" table:formula="of:=320000000/[.J50]" office:value-type="float" office:value="5253.30159498642" calcext:value-type="float">
            <text:p>5,253.3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4" calcext:value-type="date">
            <text:p>2020-03-24</text:p>
          </table:table-cell>
          <table:table-cell table:formula="of:==[.D47] * 2" office:value-type="float" office:value="64" calcext:value-type="float">
            <text:p>64</text:p>
          </table:table-cell>
          <table:table-cell table:formula="of:=160 * [.D51]" office:value-type="float" office:value="10240" calcext:value-type="float">
            <text:p>10240</text:p>
          </table:table-cell>
          <table:table-cell table:formula="of:=[.J51]/160" office:value-type="float" office:value="456.855552" calcext:value-type="float">
            <text:p>457</text:p>
          </table:table-cell>
          <table:table-cell table:formula="of:=[.G50]+[.F51]" office:value-type="float" office:value="1976.133312" calcext:value-type="float">
            <text:p>1976.13</text:p>
          </table:table-cell>
          <table:table-cell/>
          <table:table-cell table:style-name="ce10" table:formula="of:=[.K51]" office:value-type="float" office:value="4377.75132915535" calcext:value-type="float">
            <text:p>4,377.75</text:p>
          </table:table-cell>
          <table:table-cell table:style-name="ce10" table:formula="of:=[.J50]*1.2" office:value-type="float" office:value="73096.88832" calcext:value-type="float">
            <text:p>73,096.89</text:p>
          </table:table-cell>
          <table:table-cell table:style-name="ce10" table:formula="of:=320000000/[.J51]" office:value-type="float" office:value="4377.75132915535" calcext:value-type="float">
            <text:p>4,377.7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5" calcext:value-type="date">
            <text:p>2020-03-25</text:p>
          </table:table-cell>
          <table:table-cell table:number-columns-repeated="2"/>
          <table:table-cell table:formula="of:=[.J52]/160" office:value-type="float" office:value="548.2266624" calcext:value-type="float">
            <text:p>548</text:p>
          </table:table-cell>
          <table:table-cell table:formula="of:=[.G51]+[.F52]" office:value-type="float" office:value="2524.3599744" calcext:value-type="float">
            <text:p>2524.36</text:p>
          </table:table-cell>
          <table:table-cell/>
          <table:table-cell table:style-name="ce10" table:formula="of:=[.K52]" office:value-type="float" office:value="3648.12610762946" calcext:value-type="float">
            <text:p>3,648.13</text:p>
          </table:table-cell>
          <table:table-cell table:style-name="ce10" table:formula="of:=[.J51]*1.2" office:value-type="float" office:value="87716.265984" calcext:value-type="float">
            <text:p>87,716.27</text:p>
          </table:table-cell>
          <table:table-cell table:style-name="ce10" table:formula="of:=320000000/[.J52]" office:value-type="float" office:value="3648.12610762946" calcext:value-type="float">
            <text:p>3,648.1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6" calcext:value-type="date">
            <text:p>2020-03-26</text:p>
          </table:table-cell>
          <table:table-cell table:number-columns-repeated="2"/>
          <table:table-cell table:formula="of:=[.J53]/160" office:value-type="float" office:value="657.87199488" calcext:value-type="float">
            <text:p>658</text:p>
          </table:table-cell>
          <table:table-cell table:formula="of:=[.G52]+[.F53]" office:value-type="float" office:value="3182.23196928" calcext:value-type="float">
            <text:p>3182.23</text:p>
          </table:table-cell>
          <table:table-cell/>
          <table:table-cell table:style-name="ce10" table:formula="of:=[.K53]" office:value-type="float" office:value="3040.10508969121" calcext:value-type="float">
            <text:p>3,040.11</text:p>
          </table:table-cell>
          <table:table-cell table:style-name="ce10" table:formula="of:=[.J52]*1.2" office:value-type="float" office:value="105259.5191808" calcext:value-type="float">
            <text:p>105,259.52</text:p>
          </table:table-cell>
          <table:table-cell table:style-name="ce10" table:formula="of:=320000000/[.J53]" office:value-type="float" office:value="3040.10508969121" calcext:value-type="float">
            <text:p>3,040.1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7" calcext:value-type="date">
            <text:p>2020-03-27</text:p>
          </table:table-cell>
          <table:table-cell table:number-columns-repeated="2"/>
          <table:table-cell table:formula="of:=[.J54]/160" office:value-type="float" office:value="789.446393856" calcext:value-type="float">
            <text:p>789</text:p>
          </table:table-cell>
          <table:table-cell table:formula="of:=[.G53]+[.F54]" office:value-type="float" office:value="3971.678363136" calcext:value-type="float">
            <text:p>3971.68</text:p>
          </table:table-cell>
          <table:table-cell/>
          <table:table-cell table:style-name="ce10" table:formula="of:=[.K54]" office:value-type="float" office:value="2533.42090807601" calcext:value-type="float">
            <text:p>2,533.42</text:p>
          </table:table-cell>
          <table:table-cell table:style-name="ce10" table:formula="of:=[.J53]*1.2" office:value-type="float" office:value="126311.42301696" calcext:value-type="float">
            <text:p>126,311.42</text:p>
          </table:table-cell>
          <table:table-cell table:style-name="ce10" table:formula="of:=320000000/[.J54]" office:value-type="float" office:value="2533.42090807601" calcext:value-type="float">
            <text:p>2,533.4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8" calcext:value-type="date">
            <text:p>2020-03-28</text:p>
          </table:table-cell>
          <table:table-cell table:formula="of:==[.D51] * 2" office:value-type="float" office:value="128" calcext:value-type="float">
            <text:p>128</text:p>
          </table:table-cell>
          <table:table-cell table:formula="of:=160 * [.D55]" office:value-type="float" office:value="20480" calcext:value-type="float">
            <text:p>20480</text:p>
          </table:table-cell>
          <table:table-cell table:formula="of:=[.J55]/160" office:value-type="float" office:value="947.3356726272" calcext:value-type="float">
            <text:p>947</text:p>
          </table:table-cell>
          <table:table-cell table:formula="of:=[.G54]+[.F55]" office:value-type="float" office:value="4919.0140357632" calcext:value-type="float">
            <text:p>4919.01</text:p>
          </table:table-cell>
          <table:table-cell/>
          <table:table-cell table:style-name="ce10" table:formula="of:=[.K55]" office:value-type="float" office:value="2111.18409006334" calcext:value-type="float">
            <text:p>2,111.18</text:p>
          </table:table-cell>
          <table:table-cell table:style-name="ce10" table:formula="of:=[.J54]*1.2" office:value-type="float" office:value="151573.707620352" calcext:value-type="float">
            <text:p>151,573.71</text:p>
          </table:table-cell>
          <table:table-cell table:style-name="ce10" table:formula="of:=320000000/[.J55]" office:value-type="float" office:value="2111.18409006334" calcext:value-type="float">
            <text:p>2,111.1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9" calcext:value-type="date">
            <text:p>2020-03-29</text:p>
          </table:table-cell>
          <table:table-cell table:number-columns-repeated="2"/>
          <table:table-cell table:formula="of:=[.J56]/160" office:value-type="float" office:value="1136.80280715264" calcext:value-type="float">
            <text:p>1137</text:p>
          </table:table-cell>
          <table:table-cell table:formula="of:=[.G55]+[.F56]" office:value-type="float" office:value="6055.81684291584" calcext:value-type="float">
            <text:p>6055.82</text:p>
          </table:table-cell>
          <table:table-cell/>
          <table:table-cell table:style-name="ce10" table:formula="of:=[.K56]" office:value-type="float" office:value="1759.32007505279" calcext:value-type="float">
            <text:p>1,759.32</text:p>
          </table:table-cell>
          <table:table-cell table:style-name="ce10" table:formula="of:=[.J55]*1.2" office:value-type="float" office:value="181888.449144422" calcext:value-type="float">
            <text:p>181,888.45</text:p>
          </table:table-cell>
          <table:table-cell table:style-name="ce10" table:formula="of:=320000000/[.J56]" office:value-type="float" office:value="1759.32007505279" calcext:value-type="float">
            <text:p>1,759.3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30" calcext:value-type="date">
            <text:p>2020-03-30</text:p>
          </table:table-cell>
          <table:table-cell table:number-columns-repeated="2"/>
          <table:table-cell table:formula="of:=[.J57]/160" office:value-type="float" office:value="1364.16336858317" calcext:value-type="float">
            <text:p>1364</text:p>
          </table:table-cell>
          <table:table-cell table:formula="of:=[.G56]+[.F57]" office:value-type="float" office:value="7419.98021149901" calcext:value-type="float">
            <text:p>7419.98</text:p>
          </table:table-cell>
          <table:table-cell/>
          <table:table-cell table:style-name="ce10" table:formula="of:=[.K57]" office:value-type="float" office:value="1466.10006254399" calcext:value-type="float">
            <text:p>1,466.10</text:p>
          </table:table-cell>
          <table:table-cell table:style-name="ce10" table:formula="of:=[.J56]*1.2" office:value-type="float" office:value="218266.138973307" calcext:value-type="float">
            <text:p>218,266.14</text:p>
          </table:table-cell>
          <table:table-cell table:style-name="ce10" table:formula="of:=320000000/[.J57]" office:value-type="float" office:value="1466.10006254399" calcext:value-type="float">
            <text:p>1,466.1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31" calcext:value-type="date">
            <text:p>2020-03-31</text:p>
          </table:table-cell>
          <table:table-cell table:number-columns-repeated="2"/>
          <table:table-cell table:formula="of:=[.J58]/160" office:value-type="float" office:value="1636.9960422998" calcext:value-type="float">
            <text:p>1637</text:p>
          </table:table-cell>
          <table:table-cell table:formula="of:=[.G57]+[.F58]" office:value-type="float" office:value="9056.97625379881" calcext:value-type="float">
            <text:p>9056.98</text:p>
          </table:table-cell>
          <table:table-cell/>
          <table:table-cell table:style-name="ce10" table:formula="of:=[.K58]" office:value-type="float" office:value="1221.75005211999" calcext:value-type="float">
            <text:p>1,221.75</text:p>
          </table:table-cell>
          <table:table-cell table:style-name="ce10" table:formula="of:=[.J57]*1.2" office:value-type="float" office:value="261919.366767968" calcext:value-type="float">
            <text:p>261,919.37</text:p>
          </table:table-cell>
          <table:table-cell table:style-name="ce10" table:formula="of:=320000000/[.J58]" office:value-type="float" office:value="1221.75005211999" calcext:value-type="float">
            <text:p>1,221.7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1" calcext:value-type="date">
            <text:p>2020-04-01</text:p>
          </table:table-cell>
          <table:table-cell table:formula="of:==[.D55] * 2" office:value-type="float" office:value="256" calcext:value-type="float">
            <text:p>256</text:p>
          </table:table-cell>
          <table:table-cell table:formula="of:=160 * [.D59]" office:value-type="float" office:value="40960" calcext:value-type="float">
            <text:p>40960</text:p>
          </table:table-cell>
          <table:table-cell table:formula="of:=[.J59]/160" office:value-type="float" office:value="1964.39525075976" calcext:value-type="float">
            <text:p>1964</text:p>
          </table:table-cell>
          <table:table-cell table:formula="of:=[.G58]+[.F59]" office:value-type="float" office:value="11021.3715045586" calcext:value-type="float">
            <text:p>11021.37</text:p>
          </table:table-cell>
          <table:table-cell/>
          <table:table-cell table:style-name="ce10" table:formula="of:=[.K59]" office:value-type="float" office:value="1018.12504343333" calcext:value-type="float">
            <text:p>1,018.13</text:p>
          </table:table-cell>
          <table:table-cell table:style-name="ce10" table:formula="of:=[.J58]*1.2" office:value-type="float" office:value="314303.240121562" calcext:value-type="float">
            <text:p>314,303.24</text:p>
          </table:table-cell>
          <table:table-cell table:style-name="ce10" table:formula="of:=320000000/[.J59]" office:value-type="float" office:value="1018.12504343333" calcext:value-type="float">
            <text:p>1,018.1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2" calcext:value-type="date">
            <text:p>2020-04-02</text:p>
          </table:table-cell>
          <table:table-cell table:number-columns-repeated="2"/>
          <table:table-cell table:formula="of:=[.J60]/160" office:value-type="float" office:value="2357.27430091171" calcext:value-type="float">
            <text:p>2357</text:p>
          </table:table-cell>
          <table:table-cell table:formula="of:=[.G59]+[.F60]" office:value-type="float" office:value="13378.6458054703" calcext:value-type="float">
            <text:p>13378.65</text:p>
          </table:table-cell>
          <table:table-cell/>
          <table:table-cell table:style-name="ce10" table:formula="of:=[.K60]" office:value-type="float" office:value="848.437536194438" calcext:value-type="float">
            <text:p>848.44</text:p>
          </table:table-cell>
          <table:table-cell table:style-name="ce10" table:formula="of:=[.J59]*1.2" office:value-type="float" office:value="377163.888145874" calcext:value-type="float">
            <text:p>377,163.89</text:p>
          </table:table-cell>
          <table:table-cell table:style-name="ce10" table:formula="of:=320000000/[.J60]" office:value-type="float" office:value="848.437536194438" calcext:value-type="float">
            <text:p>848.4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3" calcext:value-type="date">
            <text:p>2020-04-03</text:p>
          </table:table-cell>
          <table:table-cell table:number-columns-repeated="2"/>
          <table:table-cell table:formula="of:=[.J61]/160" office:value-type="float" office:value="2828.72916109406" calcext:value-type="float">
            <text:p>2829</text:p>
          </table:table-cell>
          <table:table-cell table:formula="of:=[.G60]+[.F61]" office:value-type="float" office:value="16207.3749665643" calcext:value-type="float">
            <text:p>16207.37</text:p>
          </table:table-cell>
          <table:table-cell/>
          <table:table-cell table:style-name="ce10" table:formula="of:=[.K61]" office:value-type="float" office:value="707.031280162032" calcext:value-type="float">
            <text:p>707.03</text:p>
          </table:table-cell>
          <table:table-cell table:style-name="ce10" table:formula="of:=[.J60]*1.2" office:value-type="float" office:value="452596.665775049" calcext:value-type="float">
            <text:p>452,596.67</text:p>
          </table:table-cell>
          <table:table-cell table:style-name="ce10" table:formula="of:=320000000/[.J61]" office:value-type="float" office:value="707.031280162032" calcext:value-type="float">
            <text:p>70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4" calcext:value-type="date">
            <text:p>2020-04-04</text:p>
          </table:table-cell>
          <table:table-cell table:number-columns-repeated="2"/>
          <table:table-cell table:formula="of:=[.J62]/160" office:value-type="float" office:value="3394.47499331287" calcext:value-type="float">
            <text:p>3394</text:p>
          </table:table-cell>
          <table:table-cell table:formula="of:=[.G61]+[.F62]" office:value-type="float" office:value="19601.8499598772" calcext:value-type="float">
            <text:p>19601.85</text:p>
          </table:table-cell>
          <table:table-cell/>
          <table:table-cell table:style-name="ce10" table:formula="of:=[.K62]" office:value-type="float" office:value="589.19273346836" calcext:value-type="float">
            <text:p>589.19</text:p>
          </table:table-cell>
          <table:table-cell table:style-name="ce10" table:formula="of:=[.J61]*1.2" office:value-type="float" office:value="543115.998930059" calcext:value-type="float">
            <text:p>543,116.00</text:p>
          </table:table-cell>
          <table:table-cell table:style-name="ce10" table:formula="of:=320000000/[.J62]" office:value-type="float" office:value="589.19273346836" calcext:value-type="float">
            <text:p>589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5" calcext:value-type="date">
            <text:p>2020-04-05</text:p>
          </table:table-cell>
          <table:table-cell table:formula="of:==[.D59] * 2" office:value-type="float" office:value="512" calcext:value-type="float">
            <text:p>512</text:p>
          </table:table-cell>
          <table:table-cell table:formula="of:=160 * [.D63]" office:value-type="float" office:value="81920" calcext:value-type="float">
            <text:p>81920</text:p>
          </table:table-cell>
          <table:table-cell table:formula="of:=[.J63]/160" office:value-type="float" office:value="4073.36999197544" calcext:value-type="float">
            <text:p>4073</text:p>
          </table:table-cell>
          <table:table-cell table:formula="of:=[.G62]+[.F63]" office:value-type="float" office:value="23675.2199518526" calcext:value-type="float">
            <text:p>23675.22</text:p>
          </table:table-cell>
          <table:table-cell/>
          <table:table-cell table:style-name="ce10" table:formula="of:=[.K63]" office:value-type="float" office:value="490.993944556966" calcext:value-type="float">
            <text:p>490.99</text:p>
          </table:table-cell>
          <table:table-cell table:style-name="ce10" table:formula="of:=[.J62]*1.2" office:value-type="float" office:value="651739.19871607" calcext:value-type="float">
            <text:p>651,739.20</text:p>
          </table:table-cell>
          <table:table-cell table:style-name="ce10" table:formula="of:=320000000/[.J63]" office:value-type="float" office:value="490.993944556966" calcext:value-type="float">
            <text:p>490.9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6" calcext:value-type="date">
            <text:p>2020-04-06</text:p>
          </table:table-cell>
          <table:table-cell table:number-columns-repeated="2"/>
          <table:table-cell table:formula="of:=[.J64]/160" office:value-type="float" office:value="4888.04399037053" calcext:value-type="float">
            <text:p>4888</text:p>
          </table:table-cell>
          <table:table-cell table:formula="of:=[.G63]+[.F64]" office:value-type="float" office:value="28563.2639422232" calcext:value-type="float">
            <text:p>28563.26</text:p>
          </table:table-cell>
          <table:table-cell/>
          <table:table-cell table:style-name="ce10" table:formula="of:=[.K64]" office:value-type="float" office:value="409.161620464139" calcext:value-type="float">
            <text:p>409.16</text:p>
          </table:table-cell>
          <table:table-cell table:style-name="ce10" table:formula="of:=[.J63]*1.2" office:value-type="float" office:value="782087.038459285" calcext:value-type="float">
            <text:p>782,087.04</text:p>
          </table:table-cell>
          <table:table-cell table:style-name="ce10" table:formula="of:=320000000/[.J64]" office:value-type="float" office:value="409.161620464139" calcext:value-type="float">
            <text:p>409.1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7" calcext:value-type="date">
            <text:p>2020-04-07</text:p>
          </table:table-cell>
          <table:table-cell table:number-columns-repeated="2"/>
          <table:table-cell table:formula="of:=[.J65]/160" office:value-type="float" office:value="5865.65278844463" calcext:value-type="float">
            <text:p>5866</text:p>
          </table:table-cell>
          <table:table-cell table:formula="of:=[.G64]+[.F65]" office:value-type="float" office:value="34428.9167306678" calcext:value-type="float">
            <text:p>34428.92</text:p>
          </table:table-cell>
          <table:table-cell/>
          <table:table-cell table:style-name="ce10" table:formula="of:=[.K65]" office:value-type="float" office:value="340.968017053449" calcext:value-type="float">
            <text:p>340.97</text:p>
          </table:table-cell>
          <table:table-cell table:style-name="ce10" table:formula="of:=[.J64]*1.2" office:value-type="float" office:value="938504.446151141" calcext:value-type="float">
            <text:p>938,504.45</text:p>
          </table:table-cell>
          <table:table-cell table:style-name="ce10" table:formula="of:=320000000/[.J65]" office:value-type="float" office:value="340.968017053449" calcext:value-type="float">
            <text:p>340.9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8" calcext:value-type="date">
            <text:p>2020-04-08</text:p>
          </table:table-cell>
          <table:table-cell table:number-columns-repeated="2"/>
          <table:table-cell table:formula="of:=[.J66]/160" office:value-type="float" office:value="7038.78334613356" calcext:value-type="float">
            <text:p>7039</text:p>
          </table:table-cell>
          <table:table-cell table:formula="of:=[.G65]+[.F66]" office:value-type="float" office:value="41467.7000768014" calcext:value-type="float">
            <text:p>41467.70</text:p>
          </table:table-cell>
          <table:table-cell/>
          <table:table-cell table:style-name="ce10" table:formula="of:=[.K66]" office:value-type="float" office:value="284.140014211207" calcext:value-type="float">
            <text:p>284.14</text:p>
          </table:table-cell>
          <table:table-cell table:style-name="ce10" table:formula="of:=[.J65]*1.2" office:value-type="float" office:value="1126205.33538137" calcext:value-type="float">
            <text:p>1,126,205.34</text:p>
          </table:table-cell>
          <table:table-cell table:style-name="ce10" table:formula="of:=320000000/[.J66]" office:value-type="float" office:value="284.140014211207" calcext:value-type="float">
            <text:p>284.1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9" calcext:value-type="date">
            <text:p>2020-04-09</text:p>
          </table:table-cell>
          <table:table-cell table:formula="of:==[.D63] * 2" office:value-type="float" office:value="1024" calcext:value-type="float">
            <text:p>1024</text:p>
          </table:table-cell>
          <table:table-cell table:formula="of:=160 * [.D67]" office:value-type="float" office:value="163840" calcext:value-type="float">
            <text:p>163840</text:p>
          </table:table-cell>
          <table:table-cell table:formula="of:=[.J67]/160" office:value-type="float" office:value="8446.54001536027" calcext:value-type="float">
            <text:p>8447</text:p>
          </table:table-cell>
          <table:table-cell table:formula="of:=[.G66]+[.F67]" office:value-type="float" office:value="49914.2400921616" calcext:value-type="float">
            <text:p>49914.24</text:p>
          </table:table-cell>
          <table:table-cell/>
          <table:table-cell table:style-name="ce10" table:formula="of:=[.K67]" office:value-type="float" office:value="236.783345176006" calcext:value-type="float">
            <text:p>236.78</text:p>
          </table:table-cell>
          <table:table-cell table:style-name="ce10" table:formula="of:=[.J66]*1.2" office:value-type="float" office:value="1351446.40245764" calcext:value-type="float">
            <text:p>1,351,446.40</text:p>
          </table:table-cell>
          <table:table-cell table:style-name="ce10" table:formula="of:=320000000/[.J67]" office:value-type="float" office:value="236.783345176006" calcext:value-type="float">
            <text:p>236.7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0" calcext:value-type="date">
            <text:p>2020-04-10</text:p>
          </table:table-cell>
          <table:table-cell table:number-columns-repeated="2"/>
          <table:table-cell table:formula="of:=[.J68]/160" office:value-type="float" office:value="10135.8480184323" calcext:value-type="float">
            <text:p>10136</text:p>
          </table:table-cell>
          <table:table-cell table:formula="of:=[.G67]+[.F68]" office:value-type="float" office:value="60050.088110594" calcext:value-type="float">
            <text:p>60050.09</text:p>
          </table:table-cell>
          <table:table-cell/>
          <table:table-cell table:style-name="ce10" table:formula="of:=[.K68]" office:value-type="float" office:value="197.319454313339" calcext:value-type="float">
            <text:p>197.32</text:p>
          </table:table-cell>
          <table:table-cell table:style-name="ce10" table:formula="of:=[.J67]*1.2" office:value-type="float" office:value="1621735.68294917" calcext:value-type="float">
            <text:p>1,621,735.68</text:p>
          </table:table-cell>
          <table:table-cell table:style-name="ce10" table:formula="of:=320000000/[.J68]" office:value-type="float" office:value="197.319454313339" calcext:value-type="float">
            <text:p>197.3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1" calcext:value-type="date">
            <text:p>2020-04-11</text:p>
          </table:table-cell>
          <table:table-cell table:number-columns-repeated="2"/>
          <table:table-cell table:formula="of:=[.J69]/160" office:value-type="float" office:value="12163.0176221188" calcext:value-type="float">
            <text:p>12163</text:p>
          </table:table-cell>
          <table:table-cell table:formula="of:=[.G68]+[.F69]" office:value-type="float" office:value="72213.1057327128" calcext:value-type="float">
            <text:p>72213.11</text:p>
          </table:table-cell>
          <table:table-cell/>
          <table:table-cell table:style-name="ce10" table:formula="of:=[.K69]" office:value-type="float" office:value="164.432878594449" calcext:value-type="float">
            <text:p>164.43</text:p>
          </table:table-cell>
          <table:table-cell table:style-name="ce10" table:formula="of:=[.J68]*1.2" office:value-type="float" office:value="1946082.81953901" calcext:value-type="float">
            <text:p>1,946,082.82</text:p>
          </table:table-cell>
          <table:table-cell table:style-name="ce10" table:formula="of:=320000000/[.J69]" office:value-type="float" office:value="164.432878594449" calcext:value-type="float">
            <text:p>164.4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2" calcext:value-type="date">
            <text:p>2020-04-12</text:p>
          </table:table-cell>
          <table:table-cell table:number-columns-repeated="2"/>
          <table:table-cell table:formula="of:=[.J70]/160" office:value-type="float" office:value="14595.6211465425" calcext:value-type="float">
            <text:p>14596</text:p>
          </table:table-cell>
          <table:table-cell table:formula="of:=[.G69]+[.F70]" office:value-type="float" office:value="86808.7268792553" calcext:value-type="float">
            <text:p>86808.73</text:p>
          </table:table-cell>
          <table:table-cell/>
          <table:table-cell table:style-name="ce10" table:formula="of:=[.K70]" office:value-type="float" office:value="137.027398828707" calcext:value-type="float">
            <text:p>137.03</text:p>
          </table:table-cell>
          <table:table-cell table:style-name="ce10" table:formula="of:=[.J69]*1.2" office:value-type="float" office:value="2335299.38344681" calcext:value-type="float">
            <text:p>2,335,299.38</text:p>
          </table:table-cell>
          <table:table-cell table:style-name="ce10" table:formula="of:=320000000/[.J70]" office:value-type="float" office:value="137.027398828707" calcext:value-type="float">
            <text:p>13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3" calcext:value-type="date">
            <text:p>2020-04-13</text:p>
          </table:table-cell>
          <table:table-cell table:formula="of:==[.D67] * 2" office:value-type="float" office:value="2048" calcext:value-type="float">
            <text:p>2048</text:p>
          </table:table-cell>
          <table:table-cell table:formula="of:=160 * [.D71]" office:value-type="float" office:value="327680" calcext:value-type="float">
            <text:p>327680</text:p>
          </table:table-cell>
          <table:table-cell table:formula="of:=[.J71]/160" office:value-type="float" office:value="17514.7453758511" calcext:value-type="float">
            <text:p>17515</text:p>
          </table:table-cell>
          <table:table-cell table:formula="of:=[.G70]+[.F71]" office:value-type="float" office:value="104323.472255106" calcext:value-type="float">
            <text:p>104323.47</text:p>
          </table:table-cell>
          <table:table-cell/>
          <table:table-cell table:style-name="ce10" table:formula="of:=[.K71]" office:value-type="float" office:value="114.189499023923" calcext:value-type="float">
            <text:p>114.19</text:p>
          </table:table-cell>
          <table:table-cell table:style-name="ce10" table:formula="of:=[.J70]*1.2" office:value-type="float" office:value="2802359.26013617" calcext:value-type="float">
            <text:p>2,802,359.26</text:p>
          </table:table-cell>
          <table:table-cell table:style-name="ce10" table:formula="of:=320000000/[.J71]" office:value-type="float" office:value="114.189499023923" calcext:value-type="float">
            <text:p>114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4" calcext:value-type="date">
            <text:p>2020-04-14</text:p>
          </table:table-cell>
          <table:table-cell table:number-columns-repeated="2"/>
          <table:table-cell table:formula="of:=[.J72]/160" office:value-type="float" office:value="21017.6944510213" calcext:value-type="float">
            <text:p>21018</text:p>
          </table:table-cell>
          <table:table-cell table:formula="of:=[.G71]+[.F72]" office:value-type="float" office:value="125341.166706128" calcext:value-type="float">
            <text:p>125341.17</text:p>
          </table:table-cell>
          <table:table-cell/>
          <table:table-cell table:style-name="ce10" table:formula="of:=[.K72]" office:value-type="float" office:value="95.157915853269" calcext:value-type="float">
            <text:p>95.16</text:p>
          </table:table-cell>
          <table:table-cell table:style-name="ce10" table:formula="of:=[.J71]*1.2" office:value-type="float" office:value="3362831.1121634" calcext:value-type="float">
            <text:p>3,362,831.11</text:p>
          </table:table-cell>
          <table:table-cell table:style-name="ce10" table:formula="of:=320000000/[.J72]" office:value-type="float" office:value="95.157915853269" calcext:value-type="float">
            <text:p>95.1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5" calcext:value-type="date">
            <text:p>2020-04-15</text:p>
          </table:table-cell>
          <table:table-cell table:number-columns-repeated="2"/>
          <table:table-cell table:formula="of:=[.J73]/160" office:value-type="float" office:value="25221.2333412255" calcext:value-type="float">
            <text:p>25221</text:p>
          </table:table-cell>
          <table:table-cell table:formula="of:=[.G72]+[.F73]" office:value-type="float" office:value="150562.400047353" calcext:value-type="float">
            <text:p>150562.40</text:p>
          </table:table-cell>
          <table:table-cell/>
          <table:table-cell table:style-name="ce10" table:formula="of:=[.K73]" office:value-type="float" office:value="79.2982632110575" calcext:value-type="float">
            <text:p>79.30</text:p>
          </table:table-cell>
          <table:table-cell table:style-name="ce10" table:formula="of:=[.J72]*1.2" office:value-type="float" office:value="4035397.33459608" calcext:value-type="float">
            <text:p>4,035,397.33</text:p>
          </table:table-cell>
          <table:table-cell table:style-name="ce10" table:formula="of:=320000000/[.J73]" office:value-type="float" office:value="79.2982632110575" calcext:value-type="float">
            <text:p>79.3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6" calcext:value-type="date">
            <text:p>2020-04-16</text:p>
          </table:table-cell>
          <table:table-cell table:number-columns-repeated="2"/>
          <table:table-cell table:formula="of:=[.J74]/160" office:value-type="float" office:value="30265.4800094706" calcext:value-type="float">
            <text:p>30265</text:p>
          </table:table-cell>
          <table:table-cell table:formula="of:=[.G73]+[.F74]" office:value-type="float" office:value="180827.880056824" calcext:value-type="float">
            <text:p>180827.88</text:p>
          </table:table-cell>
          <table:table-cell/>
          <table:table-cell table:style-name="ce10" table:formula="of:=[.K74]" office:value-type="float" office:value="66.0818860092146" calcext:value-type="float">
            <text:p>66.08</text:p>
          </table:table-cell>
          <table:table-cell table:style-name="ce10" table:formula="of:=[.J73]*1.2" office:value-type="float" office:value="4842476.8015153" calcext:value-type="float">
            <text:p>4,842,476.80</text:p>
          </table:table-cell>
          <table:table-cell table:style-name="ce10" table:formula="of:=320000000/[.J74]" office:value-type="float" office:value="66.0818860092146" calcext:value-type="float">
            <text:p>66.0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7" calcext:value-type="date">
            <text:p>2020-04-17</text:p>
          </table:table-cell>
          <table:table-cell table:formula="of:==[.D71] * 2" office:value-type="float" office:value="4096" calcext:value-type="float">
            <text:p>4096</text:p>
          </table:table-cell>
          <table:table-cell table:formula="of:=160 * [.D75]" office:value-type="float" office:value="655360" calcext:value-type="float">
            <text:p>655360</text:p>
          </table:table-cell>
          <table:table-cell table:formula="of:=[.J75]/160" office:value-type="float" office:value="36318.5760113647" calcext:value-type="float">
            <text:p>36319</text:p>
          </table:table-cell>
          <table:table-cell table:formula="of:=[.G74]+[.F75]" office:value-type="float" office:value="217146.456068189" calcext:value-type="float">
            <text:p>217146.46</text:p>
          </table:table-cell>
          <table:table-cell/>
          <table:table-cell table:style-name="ce10" table:formula="of:=[.K75]" office:value-type="float" office:value="55.0682383410121" calcext:value-type="float">
            <text:p>55.07</text:p>
          </table:table-cell>
          <table:table-cell table:style-name="ce10" table:formula="of:=[.J74]*1.2" office:value-type="float" office:value="5810972.16181836" calcext:value-type="float">
            <text:p>5,810,972.16</text:p>
          </table:table-cell>
          <table:table-cell table:style-name="ce10" table:formula="of:=320000000/[.J75]" office:value-type="float" office:value="55.0682383410121" calcext:value-type="float">
            <text:p>55.0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8" calcext:value-type="date">
            <text:p>2020-04-18</text:p>
          </table:table-cell>
          <table:table-cell table:number-columns-repeated="2"/>
          <table:table-cell table:formula="of:=[.J76]/160" office:value-type="float" office:value="43582.2912136377" calcext:value-type="float">
            <text:p>43582</text:p>
          </table:table-cell>
          <table:table-cell table:formula="of:=[.G75]+[.F76]" office:value-type="float" office:value="260728.747281826" calcext:value-type="float">
            <text:p>260728.75</text:p>
          </table:table-cell>
          <table:table-cell/>
          <table:table-cell table:style-name="ce10" table:formula="of:=[.K76]" office:value-type="float" office:value="45.8901986175101" calcext:value-type="float">
            <text:p>45.89</text:p>
          </table:table-cell>
          <table:table-cell table:style-name="ce10" table:formula="of:=[.J75]*1.2" office:value-type="float" office:value="6973166.59418203" calcext:value-type="float">
            <text:p>6,973,166.59</text:p>
          </table:table-cell>
          <table:table-cell table:style-name="ce10" table:formula="of:=320000000/[.J76]" office:value-type="float" office:value="45.8901986175101" calcext:value-type="float">
            <text:p>45.8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9" calcext:value-type="date">
            <text:p>2020-04-19</text:p>
          </table:table-cell>
          <table:table-cell table:number-columns-repeated="2"/>
          <table:table-cell table:formula="of:=[.J77]/160" office:value-type="float" office:value="52298.7494563652" calcext:value-type="float">
            <text:p>52299</text:p>
          </table:table-cell>
          <table:table-cell table:formula="of:=[.G76]+[.F77]" office:value-type="float" office:value="313027.496738191" calcext:value-type="float">
            <text:p>313027.50</text:p>
          </table:table-cell>
          <table:table-cell/>
          <table:table-cell table:style-name="ce10" table:formula="of:=[.K77]" office:value-type="float" office:value="38.2418321812584" calcext:value-type="float">
            <text:p>38.24</text:p>
          </table:table-cell>
          <table:table-cell table:style-name="ce10" table:formula="of:=[.J76]*1.2" office:value-type="float" office:value="8367799.91301844" calcext:value-type="float">
            <text:p>8,367,799.91</text:p>
          </table:table-cell>
          <table:table-cell table:style-name="ce10" table:formula="of:=320000000/[.J77]" office:value-type="float" office:value="38.2418321812584" calcext:value-type="float">
            <text:p>38.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20" calcext:value-type="date">
            <text:p>2020-04-20</text:p>
          </table:table-cell>
          <table:table-cell table:number-columns-repeated="2"/>
          <table:table-cell table:formula="of:=[.J78]/160" office:value-type="float" office:value="62758.4993476383" calcext:value-type="float">
            <text:p>62758</text:p>
          </table:table-cell>
          <table:table-cell table:formula="of:=[.G77]+[.F78]" office:value-type="float" office:value="375785.99608583" calcext:value-type="float">
            <text:p>375786.00</text:p>
          </table:table-cell>
          <table:table-cell/>
          <table:table-cell table:style-name="ce10" table:formula="of:=[.K78]" office:value-type="float" office:value="31.868193484382" calcext:value-type="float">
            <text:p>31.87</text:p>
          </table:table-cell>
          <table:table-cell table:style-name="ce10" table:formula="of:=[.J77]*1.2" office:value-type="float" office:value="10041359.8956221" calcext:value-type="float">
            <text:p>10,041,359.90</text:p>
          </table:table-cell>
          <table:table-cell table:style-name="ce10" table:formula="of:=320000000/[.J78]" office:value-type="float" office:value="31.868193484382" calcext:value-type="float">
            <text:p>31.8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21" calcext:value-type="date">
            <text:p>2020-04-21</text:p>
          </table:table-cell>
          <table:table-cell table:formula="of:==[.D75] * 2" office:value-type="float" office:value="8192" calcext:value-type="float">
            <text:p>8192</text:p>
          </table:table-cell>
          <table:table-cell table:formula="of:=160 * [.D79]" office:value-type="float" office:value="1310720" calcext:value-type="float">
            <text:p>1310720</text:p>
          </table:table-cell>
          <table:table-cell table:formula="of:=[.J79]/160" office:value-type="float" office:value="75310.1992171659" calcext:value-type="float">
            <text:p>75310</text:p>
          </table:table-cell>
          <table:table-cell table:formula="of:=[.G78]+[.F79]" office:value-type="float" office:value="451096.195302996" calcext:value-type="float">
            <text:p>451096.20</text:p>
          </table:table-cell>
          <table:table-cell/>
          <table:table-cell table:style-name="ce10" table:formula="of:=[.K79]" office:value-type="float" office:value="26.5568279036517" calcext:value-type="float">
            <text:p>26.56</text:p>
          </table:table-cell>
          <table:table-cell table:style-name="ce10" table:formula="of:=[.J78]*1.2" office:value-type="float" office:value="12049631.8747466" calcext:value-type="float">
            <text:p>12,049,631.87</text:p>
          </table:table-cell>
          <table:table-cell table:style-name="ce10" table:formula="of:=320000000/[.J79]" office:value-type="float" office:value="26.5568279036517" calcext:value-type="float">
            <text:p>26.5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22" calcext:value-type="date">
            <text:p>2020-04-22</text:p>
          </table:table-cell>
          <table:table-cell table:number-columns-repeated="2"/>
          <table:table-cell table:formula="of:=[.J80]/160" office:value-type="float" office:value="90372.2390605991" calcext:value-type="float">
            <text:p>90372</text:p>
          </table:table-cell>
          <table:table-cell table:formula="of:=[.G79]+[.F80]" office:value-type="float" office:value="541468.434363595" calcext:value-type="float">
            <text:p>541468.43</text:p>
          </table:table-cell>
          <table:table-cell/>
          <table:table-cell table:style-name="ce10" table:formula="of:=[.K80]" office:value-type="float" office:value="22.1306899197097" calcext:value-type="float">
            <text:p>22.13</text:p>
          </table:table-cell>
          <table:table-cell table:style-name="ce10" table:formula="of:=[.J79]*1.2" office:value-type="float" office:value="14459558.2496959" calcext:value-type="float">
            <text:p>14,459,558.25</text:p>
          </table:table-cell>
          <table:table-cell table:style-name="ce10" table:formula="of:=320000000/[.J80]" office:value-type="float" office:value="22.1306899197097" calcext:value-type="float">
            <text:p>22.1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23" calcext:value-type="date">
            <text:p>2020-04-23</text:p>
          </table:table-cell>
          <table:table-cell table:number-columns-repeated="2"/>
          <table:table-cell table:formula="of:=[.J81]/160" office:value-type="float" office:value="108446.686872719" calcext:value-type="float">
            <text:p>108447</text:p>
          </table:table-cell>
          <table:table-cell table:formula="of:=[.G80]+[.F81]" office:value-type="float" office:value="649915.121236314" calcext:value-type="float">
            <text:p>649915.12</text:p>
          </table:table-cell>
          <table:table-cell/>
          <table:table-cell table:style-name="ce10" table:formula="of:=[.K81]" office:value-type="float" office:value="18.4422415997581" calcext:value-type="float">
            <text:p>18.44</text:p>
          </table:table-cell>
          <table:table-cell table:style-name="ce10" table:formula="of:=[.J80]*1.2" office:value-type="float" office:value="17351469.899635" calcext:value-type="float">
            <text:p>17,351,469.90</text:p>
          </table:table-cell>
          <table:table-cell table:style-name="ce10" table:formula="of:=320000000/[.J81]" office:value-type="float" office:value="18.4422415997581" calcext:value-type="float">
            <text:p>18.4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24" calcext:value-type="date">
            <text:p>2020-04-24</text:p>
          </table:table-cell>
          <table:table-cell table:number-columns-repeated="2"/>
          <table:table-cell table:formula="of:=[.J82]/160" office:value-type="float" office:value="130136.024247263" calcext:value-type="float">
            <text:p>130136</text:p>
          </table:table-cell>
          <table:table-cell table:formula="of:=[.G81]+[.F82]" office:value-type="float" office:value="780051.145483577" calcext:value-type="float">
            <text:p>780051.15</text:p>
          </table:table-cell>
          <table:table-cell/>
          <table:table-cell table:style-name="ce10" table:formula="of:=[.K82]" office:value-type="float" office:value="15.3685346664651" calcext:value-type="float">
            <text:p>15.37</text:p>
          </table:table-cell>
          <table:table-cell table:style-name="ce10" table:formula="of:=[.J81]*1.2" office:value-type="float" office:value="20821763.879562" calcext:value-type="float">
            <text:p>20,821,763.88</text:p>
          </table:table-cell>
          <table:table-cell table:style-name="ce10" table:formula="of:=320000000/[.J82]" office:value-type="float" office:value="15.3685346664651" calcext:value-type="float">
            <text:p>15.3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25" calcext:value-type="date">
            <text:p>2020-04-25</text:p>
          </table:table-cell>
          <table:table-cell table:formula="of:==[.D79] * 2" office:value-type="float" office:value="16384" calcext:value-type="float">
            <text:p>16384</text:p>
          </table:table-cell>
          <table:table-cell table:formula="of:=160 * [.D83]" office:value-type="float" office:value="2621440" calcext:value-type="float">
            <text:p>2621440</text:p>
          </table:table-cell>
          <table:table-cell table:formula="of:=[.J83]/160" office:value-type="float" office:value="156163.229096715" calcext:value-type="float">
            <text:p>156163</text:p>
          </table:table-cell>
          <table:table-cell table:formula="of:=[.G82]+[.F83]" office:value-type="float" office:value="936214.374580292" calcext:value-type="float">
            <text:p>936214.37</text:p>
          </table:table-cell>
          <table:table-cell/>
          <table:table-cell table:style-name="ce10" table:formula="of:=[.K83]" office:value-type="float" office:value="12.8071122220542" calcext:value-type="float">
            <text:p>12.81</text:p>
          </table:table-cell>
          <table:table-cell table:style-name="ce10" table:formula="of:=[.J82]*1.2" office:value-type="float" office:value="24986116.6554744" calcext:value-type="float">
            <text:p>24,986,116.66</text:p>
          </table:table-cell>
          <table:table-cell table:style-name="ce10" table:formula="of:=320000000/[.J83]" office:value-type="float" office:value="12.8071122220542" calcext:value-type="float">
            <text:p>12.8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26" calcext:value-type="date">
            <text:p>2020-04-26</text:p>
          </table:table-cell>
          <table:table-cell table:number-columns-repeated="2"/>
          <table:table-cell table:formula="of:=[.J84]/160" office:value-type="float" office:value="187395.874916058" calcext:value-type="float">
            <text:p>187396</text:p>
          </table:table-cell>
          <table:table-cell table:formula="of:=[.G83]+[.F84]" office:value-type="float" office:value="1123610.24949635" calcext:value-type="float">
            <text:p>1123610.25</text:p>
          </table:table-cell>
          <table:table-cell/>
          <table:table-cell table:style-name="ce10" table:formula="of:=[.K84]" office:value-type="float" office:value="10.6725935183785" calcext:value-type="float">
            <text:p>10.67</text:p>
          </table:table-cell>
          <table:table-cell table:style-name="ce10" table:formula="of:=[.J83]*1.2" office:value-type="float" office:value="29983339.9865693" calcext:value-type="float">
            <text:p>29,983,339.99</text:p>
          </table:table-cell>
          <table:table-cell table:style-name="ce10" table:formula="of:=320000000/[.J84]" office:value-type="float" office:value="10.6725935183785" calcext:value-type="float">
            <text:p>10.6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27" calcext:value-type="date">
            <text:p>2020-04-27</text:p>
          </table:table-cell>
          <table:table-cell table:number-columns-repeated="2"/>
          <table:table-cell table:formula="of:=[.J85]/160" office:value-type="float" office:value="224875.04989927" calcext:value-type="float">
            <text:p>224875</text:p>
          </table:table-cell>
          <table:table-cell table:formula="of:=[.G84]+[.F85]" office:value-type="float" office:value="1348485.29939562" calcext:value-type="float">
            <text:p>1348485.30</text:p>
          </table:table-cell>
          <table:table-cell/>
          <table:table-cell table:style-name="ce10" table:formula="of:=[.K85]" office:value-type="float" office:value="8.89382793198212" calcext:value-type="float">
            <text:p>8.89</text:p>
          </table:table-cell>
          <table:table-cell table:style-name="ce10" table:formula="of:=[.J84]*1.2" office:value-type="float" office:value="35980007.9838832" calcext:value-type="float">
            <text:p>35,980,007.98</text:p>
          </table:table-cell>
          <table:table-cell table:style-name="ce10" table:formula="of:=320000000/[.J85]" office:value-type="float" office:value="8.89382793198212" calcext:value-type="float">
            <text:p>8.89</text:p>
          </table:table-cell>
          <table:table-cell table:number-columns-repeated="2"/>
        </table:table-row>
        <table:table-row table:style-name="ro1" table:number-rows-repeated="104849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USA Charts" table:style-name="ta1">
        <table:shapes>
          <draw:frame draw:z-index="0" draw:style-name="gr1" draw:text-style-name="P1" svg:width="28.956cm" svg:height="16.075cm" svg:x="5.818cm" svg:y="2.349cm">
            <draw:object draw:notify-on-update-of-ranges="USA.C27:USA.C44 USA.C27:USA.C44 USA.I27:USA.I4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28.956cm" svg:height="16.075cm" svg:x="4.835cm" svg:y="20.592cm">
            <draw:object draw:notify-on-update-of-ranges="USA.C27:USA.C44 USA.C27:USA.C44 USA.I27:USA.I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28.956cm" svg:height="16.075cm" svg:x="6.199cm" svg:y="39.405cm">
            <draw:object draw:notify-on-update-of-ranges="USA.C28:USA.C45 USA.I28:USA.I85 USA.C46:USA.C85 USA.I46:USA.I8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28.956cm" svg:height="16.075cm" svg:x="5.356cm" svg:y="57.014cm">
            <draw:object draw:notify-on-update-of-ranges="USA.C27:USA.C45 USA.C27:USA.C45 USA.I27:USA.I4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4" draw:style-name="gr1" draw:text-style-name="P1" svg:width="28.956cm" svg:height="16.075cm" svg:x="35.922cm" svg:y="39.224cm">
            <draw:object draw:notify-on-update-of-ranges="USA.C45:USA.C46 USA.C29:USA.C45 USA.I29:USA.I45 USA.C46:USA.C85 USA.I46:USA.I8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5" draw:style-name="gr1" draw:text-style-name="P1" svg:width="28.956cm" svg:height="16.075cm" svg:x="67.241cm" svg:y="38.834cm">
            <draw:object draw:notify-on-update-of-ranges="USA.C35:USA.C85 USA.C35:USA.C85 USA.I29:USA.I8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2">00/00/0000</text:date>, <text:time style:data-style-name="N2" text:time-value="11:21:19.8567149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8T12:23:51.283283586</meta:creation-date>
    <dc:date>2020-04-02T10:01:58.062779786</dc:date>
    <meta:editing-duration>P1DT1H2M33S</meta:editing-duration>
    <meta:editing-cycles>16</meta:editing-cycles>
    <meta:generator>LibreOffice/6.3.5.2$Linux_X86_64 LibreOffice_project/30$Build-2</meta:generator>
    <meta:document-statistic meta:table-count="6" meta:cell-count="1424" meta:object-count="17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957cm" svg:height="16.076cm" xlink:href=".." xlink:type="simple" chart:class="chart:scatter" chart:column-mapping="0" chart:style-name="ch1">
        <chart:title svg:x="10.672cm" svg:y="0.457cm" chart:style-name="ch2">
          <text:p>Risk of contracting Covid-19 in USA</text:p>
        </chart:title>
        <chart:subtitle svg:x="12.252cm" svg:y="1.551cm" chart:style-name="ch3">
          <text:p>Currently 1 in 15289
  are infetcted</text:p>
        </chart:subtitle>
        <chart:plot-area chart:style-name="ch4" table:cell-range-address="USA.C27:USA.C44 USA.I27:USA.I44" chart:data-source-has-labels="column" svg:x="1.655cm" svg:y="2.98cm" svg:width="26.807cm" svg:height="11.812cm">
          <chartooo:coordinate-region svg:x="4.212cm" svg:y="3.185cm" svg:width="23.314cm" svg:height="10.948cm"/>
          <chart:axis chart:dimension="x" chart:name="primary-x" chart:style-name="ch5" chartooo:axis-type="auto">
            <chart:title svg:x="14.665cm" svg:y="15.113cm" chart:style-name="ch6">
              <text:p>Date</text:p>
            </chart:title>
            <chart:categories table:cell-range-address="USA.C27:USA.C44"/>
          </chart:axis>
          <chart:axis chart:dimension="y" chart:name="primary-y" chart:style-name="ch7">
            <chart:title svg:x="0.536cm" svg:y="12.593cm" chart:style-name="ch8">
              <text:p>Number of people you have to meet to risk Infection</text:p>
            </chart:title>
            <chart:grid chart:style-name="ch9" chart:class="major"/>
          </chart:axis>
          <chart:series chart:style-name="ch10" chart:values-cell-range-address="USA.I27:USA.I44" chart:class="chart:scatter">
            <chart:domain table:cell-range-address="USA.C27:USA.C44"/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0">
                <text:p>43890</text:p>
                <draw:g>
                  <svg:desc>USA.C27:USA.C44</svg:desc>
                </draw:g>
              </table:table-cell>
              <table:table-cell office:value-type="float" office:value="43890">
                <text:p>43890</text:p>
                <draw:g>
                  <svg:desc>USA.C27:USA.C44</svg:desc>
                </draw:g>
              </table:table-cell>
              <table:table-cell office:value-type="float" office:value="2000000">
                <text:p>2000000</text:p>
                <draw:g>
                  <svg:desc>USA.I27:USA.I44</svg:desc>
                </draw:g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43891">
                <text:p>43891</text:p>
              </table:table-cell>
              <table:table-cell office:value-type="float" office:value="2000000">
                <text:p>2000000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43892">
                <text:p>43892</text:p>
              </table:table-cell>
              <table:table-cell office:value-type="float" office:value="333333.333333333">
                <text:p>333333.333333333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43893">
                <text:p>43893</text:p>
              </table:table-cell>
              <table:table-cell office:value-type="float" office:value="222222.222222222">
                <text:p>222222.222222222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43894">
                <text:p>43894</text:p>
              </table:table-cell>
              <table:table-cell office:value-type="float" office:value="181818.181818182">
                <text:p>181818.181818182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43895">
                <text:p>43895</text:p>
              </table:table-cell>
              <table:table-cell office:value-type="float" office:value="166666.666666667">
                <text:p>166666.666666667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3896">
                <text:p>43896</text:p>
              </table:table-cell>
              <table:table-cell office:value-type="float" office:value="133333.333333333">
                <text:p>133333.333333333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3897">
                <text:p>43897</text:p>
              </table:table-cell>
              <table:table-cell office:value-type="float" office:value="105263.157894737">
                <text:p>105263.157894737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90909.0909090909">
                <text:p>90909.0909090909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76923.0769230769">
                <text:p>76923.076923076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66666.6666666667">
                <text:p>66666.6666666667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52631.5789473684">
                <text:p>52631.578947368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48780.4878048781">
                <text:p>48780.4878048781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40816.3265306122">
                <text:p>40816.326530612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35087.7192982456">
                <text:p>35087.719298245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29411.7647058824">
                <text:p>29411.7647058824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23255.8139534884">
                <text:p>23255.8139534884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18348.623853211">
                <text:p>18348.6238532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4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957cm" svg:height="16.076cm" xlink:href=".." xlink:type="simple" chart:class="chart:scatter" chart:style-name="ch1">
        <chart:title svg:x="10.672cm" svg:y="0.457cm" chart:style-name="ch2">
          <text:p>Risk of contracting Covid-19 in USA</text:p>
        </chart:title>
        <chart:subtitle svg:x="9.882cm" svg:y="1.551cm" chart:style-name="ch3">
          <text:p>Currently 1 in 13071  are infetcted in USA : 18/3/2020</text:p>
        </chart:subtitle>
        <chart:plot-area chart:style-name="ch4" table:cell-range-address="USA.C29:USA.C46 USA.I29:USA.I85" chart:data-source-has-labels="column" svg:x="1.89cm" svg:y="2.483cm" svg:width="26.311cm" svg:height="12.25cm">
          <chartooo:coordinate-region svg:x="3.951cm" svg:y="2.688cm" svg:width="23.314cm" svg:height="11.386cm"/>
          <chart:axis chart:dimension="x" chart:name="primary-x" chart:style-name="ch5" chartooo:axis-type="auto">
            <chart:title svg:x="14.652cm" svg:y="15.054cm" chart:style-name="ch6">
              <text:p>Date</text:p>
            </chart:title>
            <chart:categories table:cell-range-address="USA.C45:USA.C46"/>
          </chart:axis>
          <chart:axis chart:dimension="y" chart:name="primary-y" chart:style-name="ch7">
            <chart:title svg:x="0.771cm" svg:y="12.315cm" chart:style-name="ch8">
              <text:p>Number of people you have to meet to risk Infection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USA.I29:USA.I45" chart:class="chart:scatter">
            <chart:domain table:cell-range-address="USA.C29:USA.C45"/>
            <chart:data-point chart:repeated="17"/>
          </chart:series>
          <chart:series chart:style-name="ch12" chart:values-cell-range-address="USA.I46:USA.I85" chart:class="chart:scatter">
            <chart:domain table:cell-range-address="USA.C46:USA.C85"/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08">
                <text:p>43908</text:p>
                <draw:g>
                  <svg:desc>USA.C45:USA.C46</svg:desc>
                </draw:g>
              </table:table-cell>
              <table:table-cell office:value-type="float" office:value="43892">
                <text:p>43892</text:p>
                <draw:g>
                  <svg:desc>USA.C29:USA.C45</svg:desc>
                </draw:g>
              </table:table-cell>
              <table:table-cell office:value-type="float" office:value="333333.333333333">
                <text:p>333333.333333333</text:p>
                <draw:g>
                  <svg:desc>USA.I29:USA.I45</svg:desc>
                </draw:g>
              </table:table-cell>
              <table:table-cell office:value-type="float" office:value="43909">
                <text:p>43909</text:p>
                <draw:g>
                  <svg:desc>USA.C46:USA.C85</svg:desc>
                </draw:g>
              </table:table-cell>
              <table:table-cell office:value-type="float" office:value="10893.2461873638">
                <text:p>10893.2461873638</text:p>
                <draw:g>
                  <svg:desc>USA.I46:USA.I85</svg:desc>
                </draw:g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3893">
                <text:p>43893</text:p>
              </table:table-cell>
              <table:table-cell office:value-type="float" office:value="222222.222222222">
                <text:p>222222.222222222</text:p>
              </table:table-cell>
              <table:table-cell office:value-type="float" office:value="43910">
                <text:p>43910</text:p>
              </table:table-cell>
              <table:table-cell office:value-type="float" office:value="9077.70515613653">
                <text:p>9077.70515613653</text:p>
              </table:table-cell>
            </table:table-row>
            <table:table-row>
              <table:table-cell office:value-type="string"/>
              <table:table-cell office:value-type="float" office:value="43894">
                <text:p>43894</text:p>
              </table:table-cell>
              <table:table-cell office:value-type="float" office:value="181818.181818182">
                <text:p>181818.181818182</text:p>
              </table:table-cell>
              <table:table-cell office:value-type="float" office:value="43911">
                <text:p>43911</text:p>
              </table:table-cell>
              <table:table-cell office:value-type="float" office:value="7564.75429678044">
                <text:p>7564.75429678044</text:p>
              </table:table-cell>
            </table:table-row>
            <table:table-row>
              <table:table-cell office:value-type="string"/>
              <table:table-cell office:value-type="float" office:value="43895">
                <text:p>43895</text:p>
              </table:table-cell>
              <table:table-cell office:value-type="float" office:value="166666.666666667">
                <text:p>166666.666666667</text:p>
              </table:table-cell>
              <table:table-cell office:value-type="float" office:value="43912">
                <text:p>43912</text:p>
              </table:table-cell>
              <table:table-cell office:value-type="float" office:value="6303.9619139837">
                <text:p>6303.9619139837</text:p>
              </table:table-cell>
            </table:table-row>
            <table:table-row>
              <table:table-cell office:value-type="string"/>
              <table:table-cell office:value-type="float" office:value="43896">
                <text:p>43896</text:p>
              </table:table-cell>
              <table:table-cell office:value-type="float" office:value="133333.333333333">
                <text:p>133333.333333333</text:p>
              </table:table-cell>
              <table:table-cell office:value-type="float" office:value="43913">
                <text:p>43913</text:p>
              </table:table-cell>
              <table:table-cell office:value-type="float" office:value="5253.30159498642">
                <text:p>5253.30159498642</text:p>
              </table:table-cell>
            </table:table-row>
            <table:table-row>
              <table:table-cell office:value-type="string"/>
              <table:table-cell office:value-type="float" office:value="43897">
                <text:p>43897</text:p>
              </table:table-cell>
              <table:table-cell office:value-type="float" office:value="105263.157894737">
                <text:p>105263.157894737</text:p>
              </table:table-cell>
              <table:table-cell office:value-type="float" office:value="43914">
                <text:p>43914</text:p>
              </table:table-cell>
              <table:table-cell office:value-type="float" office:value="4377.75132915535">
                <text:p>4377.75132915535</text:p>
              </table:table-cell>
            </table:table-row>
            <table:table-row>
              <table:table-cell office:value-type="string"/>
              <table:table-cell office:value-type="float" office:value="43898">
                <text:p>43898</text:p>
              </table:table-cell>
              <table:table-cell office:value-type="float" office:value="90909.0909090909">
                <text:p>90909.0909090909</text:p>
              </table:table-cell>
              <table:table-cell office:value-type="float" office:value="43915">
                <text:p>43915</text:p>
              </table:table-cell>
              <table:table-cell office:value-type="float" office:value="3648.12610762946">
                <text:p>3648.12610762946</text:p>
              </table:table-cell>
            </table:table-row>
            <table:table-row>
              <table:table-cell office:value-type="string"/>
              <table:table-cell office:value-type="float" office:value="43899">
                <text:p>43899</text:p>
              </table:table-cell>
              <table:table-cell office:value-type="float" office:value="76923.0769230769">
                <text:p>76923.0769230769</text:p>
              </table:table-cell>
              <table:table-cell office:value-type="float" office:value="43916">
                <text:p>43916</text:p>
              </table:table-cell>
              <table:table-cell office:value-type="float" office:value="3040.10508969121">
                <text:p>3040.10508969121</text:p>
              </table:table-cell>
            </table:table-row>
            <table:table-row>
              <table:table-cell office:value-type="string"/>
              <table:table-cell office:value-type="float" office:value="43900">
                <text:p>43900</text:p>
              </table:table-cell>
              <table:table-cell office:value-type="float" office:value="66666.6666666667">
                <text:p>66666.6666666667</text:p>
              </table:table-cell>
              <table:table-cell office:value-type="float" office:value="43917">
                <text:p>43917</text:p>
              </table:table-cell>
              <table:table-cell office:value-type="float" office:value="2533.42090807601">
                <text:p>2533.42090807601</text:p>
              </table:table-cell>
            </table:table-row>
            <table:table-row>
              <table:table-cell office:value-type="string"/>
              <table:table-cell office:value-type="float" office:value="43901">
                <text:p>43901</text:p>
              </table:table-cell>
              <table:table-cell office:value-type="float" office:value="52631.5789473684">
                <text:p>52631.5789473684</text:p>
              </table:table-cell>
              <table:table-cell office:value-type="float" office:value="43918">
                <text:p>43918</text:p>
              </table:table-cell>
              <table:table-cell office:value-type="float" office:value="2111.18409006334">
                <text:p>2111.18409006334</text:p>
              </table:table-cell>
            </table:table-row>
            <table:table-row>
              <table:table-cell office:value-type="string"/>
              <table:table-cell office:value-type="float" office:value="43902">
                <text:p>43902</text:p>
              </table:table-cell>
              <table:table-cell office:value-type="float" office:value="48780.4878048781">
                <text:p>48780.4878048781</text:p>
              </table:table-cell>
              <table:table-cell office:value-type="float" office:value="43919">
                <text:p>43919</text:p>
              </table:table-cell>
              <table:table-cell office:value-type="float" office:value="1759.32007505279">
                <text:p>1759.32007505279</text:p>
              </table:table-cell>
            </table:table-row>
            <table:table-row>
              <table:table-cell office:value-type="string"/>
              <table:table-cell office:value-type="float" office:value="43903">
                <text:p>43903</text:p>
              </table:table-cell>
              <table:table-cell office:value-type="float" office:value="40816.3265306122">
                <text:p>40816.3265306122</text:p>
              </table:table-cell>
              <table:table-cell office:value-type="float" office:value="43920">
                <text:p>43920</text:p>
              </table:table-cell>
              <table:table-cell office:value-type="float" office:value="1466.10006254399">
                <text:p>1466.10006254399</text:p>
              </table:table-cell>
            </table:table-row>
            <table:table-row>
              <table:table-cell office:value-type="string"/>
              <table:table-cell office:value-type="float" office:value="43904">
                <text:p>43904</text:p>
              </table:table-cell>
              <table:table-cell office:value-type="float" office:value="35087.7192982456">
                <text:p>35087.7192982456</text:p>
              </table:table-cell>
              <table:table-cell office:value-type="float" office:value="43921">
                <text:p>43921</text:p>
              </table:table-cell>
              <table:table-cell office:value-type="float" office:value="1221.75005211999">
                <text:p>1221.75005211999</text:p>
              </table:table-cell>
            </table:table-row>
            <table:table-row>
              <table:table-cell office:value-type="string"/>
              <table:table-cell office:value-type="float" office:value="43905">
                <text:p>43905</text:p>
              </table:table-cell>
              <table:table-cell office:value-type="float" office:value="29411.7647058824">
                <text:p>29411.7647058824</text:p>
              </table:table-cell>
              <table:table-cell office:value-type="float" office:value="43922">
                <text:p>43922</text:p>
              </table:table-cell>
              <table:table-cell office:value-type="float" office:value="1018.12504343333">
                <text:p>1018.12504343333</text:p>
              </table:table-cell>
            </table:table-row>
            <table:table-row>
              <table:table-cell office:value-type="string"/>
              <table:table-cell office:value-type="float" office:value="43906">
                <text:p>43906</text:p>
              </table:table-cell>
              <table:table-cell office:value-type="float" office:value="23255.8139534884">
                <text:p>23255.8139534884</text:p>
              </table:table-cell>
              <table:table-cell office:value-type="float" office:value="43923">
                <text:p>43923</text:p>
              </table:table-cell>
              <table:table-cell office:value-type="float" office:value="848.437536194438">
                <text:p>848.437536194438</text:p>
              </table:table-cell>
            </table:table-row>
            <table:table-row>
              <table:table-cell office:value-type="string"/>
              <table:table-cell office:value-type="float" office:value="43907">
                <text:p>43907</text:p>
              </table:table-cell>
              <table:table-cell office:value-type="float" office:value="18348.623853211">
                <text:p>18348.623853211</text:p>
              </table:table-cell>
              <table:table-cell office:value-type="float" office:value="43924">
                <text:p>43924</text:p>
              </table:table-cell>
              <table:table-cell office:value-type="float" office:value="707.031280162032">
                <text:p>707.031280162032</text:p>
              </table:table-cell>
            </table:table-row>
            <table:table-row>
              <table:table-cell office:value-type="string"/>
              <table:table-cell office:value-type="float" office:value="43908">
                <text:p>43908</text:p>
              </table:table-cell>
              <table:table-cell office:value-type="float" office:value="13071.8954248366">
                <text:p>13071.8954248366</text:p>
              </table:table-cell>
              <table:table-cell office:value-type="float" office:value="43925">
                <text:p>43925</text:p>
              </table:table-cell>
              <table:table-cell office:value-type="float" office:value="589.19273346836">
                <text:p>589.192733468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6">
                <text:p>43926</text:p>
              </table:table-cell>
              <table:table-cell office:value-type="float" office:value="490.993944556966">
                <text:p>490.9939445569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7">
                <text:p>43927</text:p>
              </table:table-cell>
              <table:table-cell office:value-type="float" office:value="409.161620464139">
                <text:p>409.161620464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8">
                <text:p>43928</text:p>
              </table:table-cell>
              <table:table-cell office:value-type="float" office:value="340.968017053449">
                <text:p>340.9680170534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9">
                <text:p>43929</text:p>
              </table:table-cell>
              <table:table-cell office:value-type="float" office:value="284.140014211207">
                <text:p>284.1400142112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0">
                <text:p>43930</text:p>
              </table:table-cell>
              <table:table-cell office:value-type="float" office:value="236.783345176006">
                <text:p>236.7833451760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1">
                <text:p>43931</text:p>
              </table:table-cell>
              <table:table-cell office:value-type="float" office:value="197.319454313339">
                <text:p>197.319454313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2">
                <text:p>43932</text:p>
              </table:table-cell>
              <table:table-cell office:value-type="float" office:value="164.432878594449">
                <text:p>164.4328785944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3">
                <text:p>43933</text:p>
              </table:table-cell>
              <table:table-cell office:value-type="float" office:value="137.027398828707">
                <text:p>137.0273988287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4">
                <text:p>43934</text:p>
              </table:table-cell>
              <table:table-cell office:value-type="float" office:value="114.189499023923">
                <text:p>114.1894990239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5">
                <text:p>43935</text:p>
              </table:table-cell>
              <table:table-cell office:value-type="float" office:value="95.157915853269">
                <text:p>95.1579158532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6">
                <text:p>43936</text:p>
              </table:table-cell>
              <table:table-cell office:value-type="float" office:value="79.2982632110575">
                <text:p>79.29826321105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7">
                <text:p>43937</text:p>
              </table:table-cell>
              <table:table-cell office:value-type="float" office:value="66.0818860092146">
                <text:p>66.08188600921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8">
                <text:p>43938</text:p>
              </table:table-cell>
              <table:table-cell office:value-type="float" office:value="55.0682383410121">
                <text:p>55.06823834101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9">
                <text:p>43939</text:p>
              </table:table-cell>
              <table:table-cell office:value-type="float" office:value="45.8901986175101">
                <text:p>45.89019861751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0">
                <text:p>43940</text:p>
              </table:table-cell>
              <table:table-cell office:value-type="float" office:value="38.2418321812584">
                <text:p>38.24183218125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1">
                <text:p>43941</text:p>
              </table:table-cell>
              <table:table-cell office:value-type="float" office:value="31.868193484382">
                <text:p>31.8681934843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2">
                <text:p>43942</text:p>
              </table:table-cell>
              <table:table-cell office:value-type="float" office:value="26.5568279036517">
                <text:p>26.55682790365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3">
                <text:p>43943</text:p>
              </table:table-cell>
              <table:table-cell office:value-type="float" office:value="22.1306899197097">
                <text:p>22.13068991970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4">
                <text:p>43944</text:p>
              </table:table-cell>
              <table:table-cell office:value-type="float" office:value="18.4422415997581">
                <text:p>18.44224159975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5">
                <text:p>43945</text:p>
              </table:table-cell>
              <table:table-cell office:value-type="float" office:value="15.3685346664651">
                <text:p>15.36853466646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6">
                <text:p>43946</text:p>
              </table:table-cell>
              <table:table-cell office:value-type="float" office:value="12.8071122220542">
                <text:p>12.80711222205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7">
                <text:p>43947</text:p>
              </table:table-cell>
              <table:table-cell office:value-type="float" office:value="10.6725935183785">
                <text:p>10.67259351837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8">
                <text:p>43948</text:p>
              </table:table-cell>
              <table:table-cell office:value-type="float" office:value="8.89382793198212">
                <text:p>8.8938279319821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957cm" svg:height="16.076cm" xlink:href=".." xlink:type="simple" chart:class="chart:scatter" chart:style-name="ch1">
        <chart:title svg:x="10.672cm" svg:y="0.457cm" chart:style-name="ch2">
          <text:p>Risk of contracting Covid-19 in USA</text:p>
        </chart:title>
        <chart:subtitle svg:x="9.97cm" svg:y="1.611cm" chart:style-name="ch3">
          <text:p>Currently 1 in 13071  are infetcted in USA : 18/3/2020</text:p>
        </chart:subtitle>
        <chart:plot-area chart:style-name="ch4" table:cell-range-address="USA.C35:USA.C85 USA.I29:USA.I85" chart:data-source-has-labels="column" svg:x="1.89cm" svg:y="2.483cm" svg:width="26.311cm" svg:height="12.25cm">
          <chartooo:coordinate-region svg:x="3.951cm" svg:y="2.688cm" svg:width="23.314cm" svg:height="11.386cm"/>
          <chart:axis chart:dimension="x" chart:name="primary-x" chart:style-name="ch5" chartooo:axis-type="auto">
            <chart:title svg:x="14.652cm" svg:y="15.054cm" chart:style-name="ch6">
              <text:p>Date</text:p>
            </chart:title>
            <chart:categories table:cell-range-address="USA.C35:USA.C85"/>
          </chart:axis>
          <chart:axis chart:dimension="y" chart:name="primary-y" chart:style-name="ch7">
            <chart:title svg:x="0.771cm" svg:y="12.315cm" chart:style-name="ch8">
              <text:p>Number of people you have to meet to risk Infection</text:p>
            </chart:title>
            <chart:grid chart:style-name="ch9" chart:class="major"/>
          </chart:axis>
          <chart:series chart:style-name="ch10" chart:values-cell-range-address="USA.I29:USA.I85" chart:class="chart:scatter">
            <chart:domain table:cell-range-address="USA.C35:USA.C85"/>
            <chart:data-point chart:repeated="5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8">
                <text:p>43898</text:p>
                <draw:g>
                  <svg:desc>USA.C35:USA.C85</svg:desc>
                </draw:g>
              </table:table-cell>
              <table:table-cell office:value-type="float" office:value="43898">
                <text:p>43898</text:p>
                <draw:g>
                  <svg:desc>USA.C35:USA.C85</svg:desc>
                </draw:g>
              </table:table-cell>
              <table:table-cell office:value-type="float" office:value="333333.333333333">
                <text:p>333333.333333333</text:p>
                <draw:g>
                  <svg:desc>USA.I29:USA.I85</svg:desc>
                </draw:g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222222.222222222">
                <text:p>222222.22222222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181818.181818182">
                <text:p>181818.18181818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166666.666666667">
                <text:p>166666.666666667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133333.333333333">
                <text:p>133333.333333333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105263.157894737">
                <text:p>105263.157894737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90909.0909090909">
                <text:p>90909.0909090909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76923.0769230769">
                <text:p>76923.0769230769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66666.6666666667">
                <text:p>66666.666666666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52631.5789473684">
                <text:p>52631.5789473684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8">
                <text:p>43908</text:p>
              </table:table-cell>
              <table:table-cell office:value-type="float" office:value="48780.4878048781">
                <text:p>48780.487804878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3909">
                <text:p>43909</text:p>
              </table:table-cell>
              <table:table-cell office:value-type="float" office:value="40816.3265306122">
                <text:p>40816.326530612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910">
                <text:p>43910</text:p>
              </table:table-cell>
              <table:table-cell office:value-type="float" office:value="35087.7192982456">
                <text:p>35087.7192982456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911">
                <text:p>43911</text:p>
              </table:table-cell>
              <table:table-cell office:value-type="float" office:value="29411.7647058824">
                <text:p>29411.7647058824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912">
                <text:p>43912</text:p>
              </table:table-cell>
              <table:table-cell office:value-type="float" office:value="23255.8139534884">
                <text:p>23255.8139534884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13">
                <text:p>43913</text:p>
              </table:table-cell>
              <table:table-cell office:value-type="float" office:value="18348.623853211">
                <text:p>18348.623853211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14">
                <text:p>43914</text:p>
              </table:table-cell>
              <table:table-cell office:value-type="float" office:value="13071.8954248366">
                <text:p>13071.895424836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15">
                <text:p>43915</text:p>
              </table:table-cell>
              <table:table-cell office:value-type="float" office:value="10893.2461873638">
                <text:p>10893.2461873638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16">
                <text:p>43916</text:p>
              </table:table-cell>
              <table:table-cell office:value-type="float" office:value="9077.70515613653">
                <text:p>9077.70515613653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17">
                <text:p>43917</text:p>
              </table:table-cell>
              <table:table-cell office:value-type="float" office:value="7564.75429678044">
                <text:p>7564.75429678044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18">
                <text:p>43918</text:p>
              </table:table-cell>
              <table:table-cell office:value-type="float" office:value="6303.9619139837">
                <text:p>6303.9619139837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19">
                <text:p>43919</text:p>
              </table:table-cell>
              <table:table-cell office:value-type="float" office:value="5253.30159498642">
                <text:p>5253.3015949864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20">
                <text:p>43920</text:p>
              </table:table-cell>
              <table:table-cell office:value-type="float" office:value="4377.75132915535">
                <text:p>4377.7513291553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21">
                <text:p>43921</text:p>
              </table:table-cell>
              <table:table-cell office:value-type="float" office:value="3648.12610762946">
                <text:p>3648.12610762946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22">
                <text:p>43922</text:p>
              </table:table-cell>
              <table:table-cell office:value-type="float" office:value="3040.10508969121">
                <text:p>3040.10508969121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3923">
                <text:p>43923</text:p>
              </table:table-cell>
              <table:table-cell office:value-type="float" office:value="2533.42090807601">
                <text:p>2533.4209080760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3924">
                <text:p>43924</text:p>
              </table:table-cell>
              <table:table-cell office:value-type="float" office:value="2111.18409006334">
                <text:p>2111.18409006334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3925">
                <text:p>43925</text:p>
              </table:table-cell>
              <table:table-cell office:value-type="float" office:value="1759.32007505279">
                <text:p>1759.3200750527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43926">
                <text:p>43926</text:p>
              </table:table-cell>
              <table:table-cell office:value-type="float" office:value="1466.10006254399">
                <text:p>1466.10006254399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43927">
                <text:p>43927</text:p>
              </table:table-cell>
              <table:table-cell office:value-type="float" office:value="1221.75005211999">
                <text:p>1221.75005211999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43928">
                <text:p>43928</text:p>
              </table:table-cell>
              <table:table-cell office:value-type="float" office:value="1018.12504343333">
                <text:p>1018.12504343333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3929">
                <text:p>43929</text:p>
              </table:table-cell>
              <table:table-cell office:value-type="float" office:value="848.437536194438">
                <text:p>848.437536194438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3930">
                <text:p>43930</text:p>
              </table:table-cell>
              <table:table-cell office:value-type="float" office:value="707.031280162032">
                <text:p>707.031280162032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3931">
                <text:p>43931</text:p>
              </table:table-cell>
              <table:table-cell office:value-type="float" office:value="589.19273346836">
                <text:p>589.192733468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3932">
                <text:p>43932</text:p>
              </table:table-cell>
              <table:table-cell office:value-type="float" office:value="490.993944556966">
                <text:p>490.993944556966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43933">
                <text:p>43933</text:p>
              </table:table-cell>
              <table:table-cell office:value-type="float" office:value="409.161620464139">
                <text:p>409.161620464139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3934">
                <text:p>43934</text:p>
              </table:table-cell>
              <table:table-cell office:value-type="float" office:value="340.968017053449">
                <text:p>340.9680170534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3935">
                <text:p>43935</text:p>
              </table:table-cell>
              <table:table-cell office:value-type="float" office:value="284.140014211207">
                <text:p>284.140014211207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3936">
                <text:p>43936</text:p>
              </table:table-cell>
              <table:table-cell office:value-type="float" office:value="236.783345176006">
                <text:p>236.783345176006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43937">
                <text:p>43937</text:p>
              </table:table-cell>
              <table:table-cell office:value-type="float" office:value="197.319454313339">
                <text:p>197.31945431333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3938">
                <text:p>43938</text:p>
              </table:table-cell>
              <table:table-cell office:value-type="float" office:value="164.432878594449">
                <text:p>164.432878594449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3939">
                <text:p>43939</text:p>
              </table:table-cell>
              <table:table-cell office:value-type="float" office:value="137.027398828707">
                <text:p>137.027398828707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3940">
                <text:p>43940</text:p>
              </table:table-cell>
              <table:table-cell office:value-type="float" office:value="114.189499023923">
                <text:p>114.18949902392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3941">
                <text:p>43941</text:p>
              </table:table-cell>
              <table:table-cell office:value-type="float" office:value="95.157915853269">
                <text:p>95.157915853269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3942">
                <text:p>43942</text:p>
              </table:table-cell>
              <table:table-cell office:value-type="float" office:value="79.2982632110575">
                <text:p>79.2982632110575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3943">
                <text:p>43943</text:p>
              </table:table-cell>
              <table:table-cell office:value-type="float" office:value="66.0818860092146">
                <text:p>66.0818860092146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43944">
                <text:p>43944</text:p>
              </table:table-cell>
              <table:table-cell office:value-type="float" office:value="55.0682383410121">
                <text:p>55.0682383410121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43945">
                <text:p>43945</text:p>
              </table:table-cell>
              <table:table-cell office:value-type="float" office:value="45.8901986175101">
                <text:p>45.8901986175101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43946">
                <text:p>43946</text:p>
              </table:table-cell>
              <table:table-cell office:value-type="float" office:value="38.2418321812584">
                <text:p>38.2418321812584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43947">
                <text:p>43947</text:p>
              </table:table-cell>
              <table:table-cell office:value-type="float" office:value="31.868193484382">
                <text:p>31.868193484382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43948">
                <text:p>43948</text:p>
              </table:table-cell>
              <table:table-cell office:value-type="float" office:value="26.5568279036517">
                <text:p>26.55682790365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2.1306899197097">
                <text:p>22.13068991970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8.4422415997581">
                <text:p>18.44224159975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5.3685346664651">
                <text:p>15.36853466646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2.8071122220542">
                <text:p>12.80711222205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0.6725935183785">
                <text:p>10.67259351837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8.89382793198212">
                <text:p>8.8938279319821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5cm" svg:height="13.969cm" xlink:href=".." xlink:type="simple" chart:class="chart:scatter" chart:style-name="ch1">
        <chart:title svg:x="9.944cm" svg:y="0.415cm" chart:style-name="ch2">
          <text:p>Risk that Someone is infected UK</text:p>
        </chart:title>
        <chart:subtitle svg:x="11.169cm" svg:y="1.467cm" chart:style-name="ch3">
          <text:p>1 in 3640   as of 18/3/2020</text:p>
        </chart:subtitle>
        <chart:plot-area chart:style-name="ch4" table:cell-range-address="'UK -'.C29:'UK -'.C42 'UK -'.I30:'UK -'.I42" chart:data-source-has-labels="column" svg:x="1.531cm" svg:y="2.417cm" svg:width="24.934cm" svg:height="10.312cm">
          <chartooo:coordinate-region svg:x="3.388cm" svg:y="2.623cm" svg:width="21.937cm" svg:height="9.447cm"/>
          <chart:axis chart:dimension="x" chart:name="primary-x" chart:style-name="ch5" chartooo:axis-type="auto">
            <chart:title svg:x="13.605cm" svg:y="13.008cm" chart:style-name="ch6">
              <text:p>Date</text:p>
            </chart:title>
            <chart:categories table:cell-range-address="'UK -'.C30:'UK -'.C42"/>
          </chart:axis>
          <chart:axis chart:dimension="y" chart:name="primary-y" chart:style-name="ch7">
            <chart:title svg:x="0.451cm" svg:y="10.448cm" chart:style-name="ch8">
              <text:p>Number of people to meet to be infected</text:p>
            </chart:title>
            <chart:grid chart:style-name="ch9" chart:class="major"/>
          </chart:axis>
          <chart:series chart:style-name="ch10" chart:values-cell-range-address="'UK -'.I30:'UK -'.I42" chart:class="chart:scatter">
            <chart:domain table:cell-range-address="'UK -'.C29:'UK -'.C42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7">
                <text:p>43897</text:p>
                <draw:g>
                  <svg:desc>'UK -'.C30:'UK -'.C42</svg:desc>
                </draw:g>
              </table:table-cell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187500">
                <text:p>187500</text:p>
                <draw:g>
                  <svg:desc>'UK -'.I30:'UK -'.I42</svg:desc>
                </draw:g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7">
                <text:p>43897</text:p>
              </table:table-cell>
              <table:table-cell office:value-type="float" office:value="125000">
                <text:p>125000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8">
                <text:p>43898</text:p>
              </table:table-cell>
              <table:table-cell office:value-type="float" office:value="75000">
                <text:p>7500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899">
                <text:p>43899</text:p>
              </table:table-cell>
              <table:table-cell office:value-type="float" office:value="62500">
                <text:p>6250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0">
                <text:p>43900</text:p>
              </table:table-cell>
              <table:table-cell office:value-type="float" office:value="46875">
                <text:p>46875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1">
                <text:p>43901</text:p>
              </table:table-cell>
              <table:table-cell office:value-type="float" office:value="37500">
                <text:p>3750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2">
                <text:p>43902</text:p>
              </table:table-cell>
              <table:table-cell office:value-type="float" office:value="34090.9090909091">
                <text:p>34090.9090909091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3">
                <text:p>43903</text:p>
              </table:table-cell>
              <table:table-cell office:value-type="float" office:value="17857.1428571429">
                <text:p>17857.1428571429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4">
                <text:p>43904</text:p>
              </table:table-cell>
              <table:table-cell office:value-type="float" office:value="10714.2857142857">
                <text:p>10714.285714285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5">
                <text:p>43905</text:p>
              </table:table-cell>
              <table:table-cell office:value-type="float" office:value="6818.18181818182">
                <text:p>6818.18181818182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6">
                <text:p>43906</text:p>
              </table:table-cell>
              <table:table-cell office:value-type="float" office:value="5281.69014084507">
                <text:p>5281.69014084507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7">
                <text:p>43907</text:p>
              </table:table-cell>
              <table:table-cell office:value-type="float" office:value="3605.76923076923">
                <text:p>3605.76923076923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3908">
                <text:p>43908</text:p>
              </table:table-cell>
              <table:table-cell office:value-type="float" office:value="2604.16666666667">
                <text:p>2604.16666666667</text:p>
              </table:table-cell>
            </table:table-row>
            <table:table-row>
              <table:table-cell office:value-type="string"/>
              <table:table-cell office:value-type="float" office:value="43909">
                <text:p>4390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4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005cm" svg:height="13.969cm" xlink:href=".." xlink:type="simple" chart:class="chart:scatter" chart:style-name="ch1">
        <chart:title svg:x="6.178cm" svg:y="0.415cm" chart:style-name="ch2">
          <text:p>Risk that Someone is infected UK - Red Prediction 4 day Double Time</text:p>
        </chart:title>
        <chart:subtitle svg:x="11.169cm" svg:y="1.467cm" chart:style-name="ch3">
          <text:p>1 in 2604   as of 19/3/2020</text:p>
        </chart:subtitle>
        <chart:plot-area chart:style-name="ch4" table:cell-range-address="'UK -'.C29:'UK -'.C81 'UK -'.I29:'UK -'.I81" chart:data-source-has-labels="column" svg:x="1.531cm" svg:y="2.417cm" svg:width="24.934cm" svg:height="10.312cm">
          <chartooo:coordinate-region svg:x="2.891cm" svg:y="2.622cm" svg:width="21.645cm" svg:height="9.448cm"/>
          <chart:axis chart:dimension="x" chart:name="primary-x" chart:style-name="ch5" chartooo:axis-type="auto">
            <chart:title svg:x="13.605cm" svg:y="13.008cm" chart:style-name="ch6">
              <text:p>Date</text:p>
            </chart:title>
            <chart:categories table:cell-range-address="'UK -'.C42:'UK -'.C81"/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10.448cm" chart:style-name="ch10">
              <text:p>Number of people to meet to be infected</text:p>
            </chart:title>
            <chart:grid chart:style-name="ch7" chart:class="major"/>
          </chart:axis>
          <chart:series chart:style-name="ch11" chart:values-cell-range-address="'UK -'.I29:'UK -'.I42" chart:class="chart:scatter">
            <chart:domain table:cell-range-address="'UK -'.C29:'UK -'.C42"/>
            <chart:data-point chart:repeated="14"/>
          </chart:series>
          <chart:series chart:style-name="ch12" chart:values-cell-range-address="'UK -'.I42:'UK -'.I81" chart:class="chart:scatter">
            <chart:domain table:cell-range-address="'UK -'.C42:'UK -'.C81"/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187500">
                <text:p>187500</text:p>
                <draw:g>
                  <svg:desc>'UK -'.I29:'UK -'.I42</svg:desc>
                </draw:g>
              </table:table-cell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2604.16666666667">
                <text:p>2604.16666666667</text:p>
                <draw:g>
                  <svg:desc>'UK -'.I42:'UK -'.I81</svg:desc>
                </draw:g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897">
                <text:p>43897</text:p>
              </table:table-cell>
              <table:table-cell office:value-type="float" office:value="187500">
                <text:p>187500</text:p>
              </table:table-cell>
              <table:table-cell office:value-type="float" office:value="43910">
                <text:p>43910</text:p>
              </table:table-cell>
              <table:table-cell office:value-type="float" office:value="1953.125">
                <text:p>1953.125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898">
                <text:p>43898</text:p>
              </table:table-cell>
              <table:table-cell office:value-type="float" office:value="125000">
                <text:p>125000</text:p>
              </table:table-cell>
              <table:table-cell office:value-type="float" office:value="43911">
                <text:p>43911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899">
                <text:p>43899</text:p>
              </table:table-cell>
              <table:table-cell office:value-type="float" office:value="75000">
                <text:p>75000</text:p>
              </table:table-cell>
              <table:table-cell office:value-type="float" office:value="43912">
                <text:p>43912</text:p>
              </table:table-cell>
              <table:table-cell office:value-type="float" office:value="1176.58132530121">
                <text:p>1176.58132530121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00">
                <text:p>43900</text:p>
              </table:table-cell>
              <table:table-cell office:value-type="float" office:value="62500">
                <text:p>62500</text:p>
              </table:table-cell>
              <table:table-cell office:value-type="float" office:value="43913">
                <text:p>43913</text:p>
              </table:table-cell>
              <table:table-cell office:value-type="float" office:value="933.616156787763">
                <text:p>933.616156787763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01">
                <text:p>43901</text:p>
              </table:table-cell>
              <table:table-cell office:value-type="float" office:value="46875">
                <text:p>46875</text:p>
              </table:table-cell>
              <table:table-cell office:value-type="float" office:value="43914">
                <text:p>43914</text:p>
              </table:table-cell>
              <table:table-cell office:value-type="float" office:value="748.209086730003">
                <text:p>748.20908673000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02">
                <text:p>43902</text:p>
              </table:table-cell>
              <table:table-cell office:value-type="float" office:value="37500">
                <text:p>37500</text:p>
              </table:table-cell>
              <table:table-cell office:value-type="float" office:value="43915">
                <text:p>43915</text:p>
              </table:table-cell>
              <table:table-cell office:value-type="float" office:value="604.218742266">
                <text:p>604.21874226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03">
                <text:p>43903</text:p>
              </table:table-cell>
              <table:table-cell office:value-type="float" office:value="34090.9090909091">
                <text:p>34090.9090909091</text:p>
              </table:table-cell>
              <table:table-cell office:value-type="float" office:value="43916">
                <text:p>43916</text:p>
              </table:table-cell>
              <table:table-cell office:value-type="float" office:value="490.861216554209">
                <text:p>490.861216554209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04">
                <text:p>43904</text:p>
              </table:table-cell>
              <table:table-cell office:value-type="float" office:value="17857.1428571429">
                <text:p>17857.1428571429</text:p>
              </table:table-cell>
              <table:table-cell office:value-type="float" office:value="43917">
                <text:p>43917</text:p>
              </table:table-cell>
              <table:table-cell office:value-type="float" office:value="400.659829942378">
                <text:p>400.6598299423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05">
                <text:p>43905</text:p>
              </table:table-cell>
              <table:table-cell office:value-type="float" office:value="10714.2857142857">
                <text:p>10714.2857142857</text:p>
              </table:table-cell>
              <table:table-cell office:value-type="float" office:value="43918">
                <text:p>43918</text:p>
              </table:table-cell>
              <table:table-cell office:value-type="float" office:value="328.271450455368">
                <text:p>328.271450455368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06">
                <text:p>43906</text:p>
              </table:table-cell>
              <table:table-cell office:value-type="float" office:value="6818.18181818182">
                <text:p>6818.18181818182</text:p>
              </table:table-cell>
              <table:table-cell office:value-type="float" office:value="43919">
                <text:p>43919</text:p>
              </table:table-cell>
              <table:table-cell office:value-type="float" office:value="269.780923378507">
                <text:p>269.78092337850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07">
                <text:p>43907</text:p>
              </table:table-cell>
              <table:table-cell office:value-type="float" office:value="5281.69014084507">
                <text:p>5281.69014084507</text:p>
              </table:table-cell>
              <table:table-cell office:value-type="float" office:value="43920">
                <text:p>43920</text:p>
              </table:table-cell>
              <table:table-cell office:value-type="float" office:value="222.259088959475">
                <text:p>222.25908895947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08">
                <text:p>43908</text:p>
              </table:table-cell>
              <table:table-cell office:value-type="float" office:value="3605.76923076923">
                <text:p>3605.76923076923</text:p>
              </table:table-cell>
              <table:table-cell office:value-type="float" office:value="43921">
                <text:p>43921</text:p>
              </table:table-cell>
              <table:table-cell office:value-type="float" office:value="183.475994616759">
                <text:p>183.475994616759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09">
                <text:p>43909</text:p>
              </table:table-cell>
              <table:table-cell office:value-type="float" office:value="2604.16666666667">
                <text:p>2604.16666666667</text:p>
              </table:table-cell>
              <table:table-cell office:value-type="float" office:value="43922">
                <text:p>43922</text:p>
              </table:table-cell>
              <table:table-cell office:value-type="float" office:value="151.709036945606">
                <text:p>151.709036945606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3">
                <text:p>43923</text:p>
              </table:table-cell>
              <table:table-cell office:value-type="float" office:value="125.611126816634">
                <text:p>125.61112681663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4">
                <text:p>43924</text:p>
              </table:table-cell>
              <table:table-cell office:value-type="float" office:value="104.117928546596">
                <text:p>104.117928546596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5">
                <text:p>43925</text:p>
              </table:table-cell>
              <table:table-cell office:value-type="float" office:value="86.3812036240637">
                <text:p>86.381203624063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6">
                <text:p>43926</text:p>
              </table:table-cell>
              <table:table-cell office:value-type="float" office:value="71.7200052439721">
                <text:p>71.7200052439721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7">
                <text:p>43927</text:p>
              </table:table-cell>
              <table:table-cell office:value-type="float" office:value="59.5843397657971">
                <text:p>59.584339765797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8">
                <text:p>43928</text:p>
              </table:table-cell>
              <table:table-cell office:value-type="float" office:value="49.5277039152137">
                <text:p>49.5277039152137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9">
                <text:p>43929</text:p>
              </table:table-cell>
              <table:table-cell office:value-type="float" office:value="41.186052968838">
                <text:p>41.186052968838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0">
                <text:p>43930</text:p>
              </table:table-cell>
              <table:table-cell office:value-type="float" office:value="34.2615040395712">
                <text:p>34.2615040395712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1">
                <text:p>43931</text:p>
              </table:table-cell>
              <table:table-cell office:value-type="float" office:value="28.5095773769561">
                <text:p>28.5095773769561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2">
                <text:p>43932</text:p>
              </table:table-cell>
              <table:table-cell office:value-type="float" office:value="23.7291168448384">
                <text:p>23.729116844838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3">
                <text:p>43933</text:p>
              </table:table-cell>
              <table:table-cell office:value-type="float" office:value="19.7542639845323">
                <text:p>19.7542639845323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4">
                <text:p>43934</text:p>
              </table:table-cell>
              <table:table-cell office:value-type="float" office:value="16.4480234602854">
                <text:p>16.4480234602854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5">
                <text:p>43935</text:p>
              </table:table-cell>
              <table:table-cell office:value-type="float" office:value="13.6970738524432">
                <text:p>13.6970738524432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6">
                <text:p>43936</text:p>
              </table:table-cell>
              <table:table-cell office:value-type="float" office:value="11.4075615346225">
                <text:p>11.4075615346225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7">
                <text:p>43937</text:p>
              </table:table-cell>
              <table:table-cell office:value-type="float" office:value="9.50167659787193">
                <text:p>9.50167659787193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8">
                <text:p>43938</text:p>
              </table:table-cell>
              <table:table-cell office:value-type="float" office:value="7.91485511076713">
                <text:p>7.9148551107671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9">
                <text:p>43939</text:p>
              </table:table-cell>
              <table:table-cell office:value-type="float" office:value="6.59348596889821">
                <text:p>6.593485968898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0">
                <text:p>43940</text:p>
              </table:table-cell>
              <table:table-cell office:value-type="float" office:value="5.4930263312214">
                <text:p>5.4930263312214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1">
                <text:p>43941</text:p>
              </table:table-cell>
              <table:table-cell office:value-type="float" office:value="4.57644936425841">
                <text:p>4.5764493642584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2">
                <text:p>43942</text:p>
              </table:table-cell>
              <table:table-cell office:value-type="float" office:value="3.81296327732504">
                <text:p>3.81296327732504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3">
                <text:p>43943</text:p>
              </table:table-cell>
              <table:table-cell office:value-type="float" office:value="3.17695255069206">
                <text:p>3.17695255069206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4">
                <text:p>43944</text:p>
              </table:table-cell>
              <table:table-cell office:value-type="float" office:value="2.64710164434702">
                <text:p>2.64710164434702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5">
                <text:p>43945</text:p>
              </table:table-cell>
              <table:table-cell office:value-type="float" office:value="2.20566892208308">
                <text:p>2.20566892208308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6">
                <text:p>43946</text:p>
              </table:table-cell>
              <table:table-cell office:value-type="float" office:value="1.83788447444341">
                <text:p>1.8378844744434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7">
                <text:p>43947</text:p>
              </table:table-cell>
              <table:table-cell office:value-type="float" office:value="1.53145030454335">
                <text:p>1.5314503045433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8">
                <text:p>43948</text:p>
              </table:table-cell>
              <table:table-cell office:value-type="float" office:value="1.27612520270003">
                <text:p>1.2761252027000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005cm" svg:height="13.969cm" xlink:href=".." xlink:type="simple" chart:class="chart:scatter" chart:style-name="ch1">
        <chart:title svg:x="6.178cm" svg:y="0.415cm" chart:style-name="ch2">
          <text:p>Risk that Someone is infected UK - Red Prediction 4 day Double Time</text:p>
        </chart:title>
        <chart:subtitle svg:x="11.169cm" svg:y="1.467cm" chart:style-name="ch3">
          <text:p>1 in 2604   as of 19/3/2020</text:p>
        </chart:subtitle>
        <chart:plot-area chart:style-name="ch4" table:cell-range-address="'UK -'.C29:'UK -'.C81 'UK -'.I29:'UK -'.I81" chart:data-source-has-labels="column" svg:x="1.531cm" svg:y="2.417cm" svg:width="24.934cm" svg:height="10.312cm">
          <chartooo:coordinate-region svg:x="3.388cm" svg:y="2.623cm" svg:width="21.937cm" svg:height="9.447cm"/>
          <chart:axis chart:dimension="x" chart:name="primary-x" chart:style-name="ch5" chartooo:axis-type="auto">
            <chart:title svg:x="13.605cm" svg:y="13.008cm" chart:style-name="ch6">
              <text:p>Date</text:p>
            </chart:title>
            <chart:categories table:cell-range-address="'UK -'.C42:'UK -'.C81"/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10.448cm" chart:style-name="ch10">
              <text:p>Number of people to meet to be infected</text:p>
            </chart:title>
            <chart:grid chart:style-name="ch7" chart:class="major"/>
          </chart:axis>
          <chart:series chart:style-name="ch11" chart:values-cell-range-address="'UK -'.I29:'UK -'.I42" chart:class="chart:scatter">
            <chart:domain table:cell-range-address="'UK -'.C29:'UK -'.C42"/>
            <chart:data-point chart:repeated="14"/>
          </chart:series>
          <chart:series chart:style-name="ch12" chart:values-cell-range-address="'UK -'.I42:'UK -'.I81" chart:class="chart:scatter">
            <chart:domain table:cell-range-address="'UK -'.C42:'UK -'.C81"/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187500">
                <text:p>187500</text:p>
                <draw:g>
                  <svg:desc>'UK -'.I29:'UK -'.I42</svg:desc>
                </draw:g>
              </table:table-cell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2604.16666666667">
                <text:p>2604.16666666667</text:p>
                <draw:g>
                  <svg:desc>'UK -'.I42:'UK -'.I81</svg:desc>
                </draw:g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897">
                <text:p>43897</text:p>
              </table:table-cell>
              <table:table-cell office:value-type="float" office:value="187500">
                <text:p>187500</text:p>
              </table:table-cell>
              <table:table-cell office:value-type="float" office:value="43910">
                <text:p>43910</text:p>
              </table:table-cell>
              <table:table-cell office:value-type="float" office:value="1953.125">
                <text:p>1953.125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898">
                <text:p>43898</text:p>
              </table:table-cell>
              <table:table-cell office:value-type="float" office:value="125000">
                <text:p>125000</text:p>
              </table:table-cell>
              <table:table-cell office:value-type="float" office:value="43911">
                <text:p>43911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899">
                <text:p>43899</text:p>
              </table:table-cell>
              <table:table-cell office:value-type="float" office:value="75000">
                <text:p>75000</text:p>
              </table:table-cell>
              <table:table-cell office:value-type="float" office:value="43912">
                <text:p>43912</text:p>
              </table:table-cell>
              <table:table-cell office:value-type="float" office:value="1176.58132530121">
                <text:p>1176.58132530121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00">
                <text:p>43900</text:p>
              </table:table-cell>
              <table:table-cell office:value-type="float" office:value="62500">
                <text:p>62500</text:p>
              </table:table-cell>
              <table:table-cell office:value-type="float" office:value="43913">
                <text:p>43913</text:p>
              </table:table-cell>
              <table:table-cell office:value-type="float" office:value="933.616156787763">
                <text:p>933.616156787763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01">
                <text:p>43901</text:p>
              </table:table-cell>
              <table:table-cell office:value-type="float" office:value="46875">
                <text:p>46875</text:p>
              </table:table-cell>
              <table:table-cell office:value-type="float" office:value="43914">
                <text:p>43914</text:p>
              </table:table-cell>
              <table:table-cell office:value-type="float" office:value="748.209086730003">
                <text:p>748.20908673000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02">
                <text:p>43902</text:p>
              </table:table-cell>
              <table:table-cell office:value-type="float" office:value="37500">
                <text:p>37500</text:p>
              </table:table-cell>
              <table:table-cell office:value-type="float" office:value="43915">
                <text:p>43915</text:p>
              </table:table-cell>
              <table:table-cell office:value-type="float" office:value="604.218742266">
                <text:p>604.21874226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03">
                <text:p>43903</text:p>
              </table:table-cell>
              <table:table-cell office:value-type="float" office:value="34090.9090909091">
                <text:p>34090.9090909091</text:p>
              </table:table-cell>
              <table:table-cell office:value-type="float" office:value="43916">
                <text:p>43916</text:p>
              </table:table-cell>
              <table:table-cell office:value-type="float" office:value="490.861216554209">
                <text:p>490.861216554209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04">
                <text:p>43904</text:p>
              </table:table-cell>
              <table:table-cell office:value-type="float" office:value="17857.1428571429">
                <text:p>17857.1428571429</text:p>
              </table:table-cell>
              <table:table-cell office:value-type="float" office:value="43917">
                <text:p>43917</text:p>
              </table:table-cell>
              <table:table-cell office:value-type="float" office:value="400.659829942378">
                <text:p>400.6598299423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05">
                <text:p>43905</text:p>
              </table:table-cell>
              <table:table-cell office:value-type="float" office:value="10714.2857142857">
                <text:p>10714.2857142857</text:p>
              </table:table-cell>
              <table:table-cell office:value-type="float" office:value="43918">
                <text:p>43918</text:p>
              </table:table-cell>
              <table:table-cell office:value-type="float" office:value="328.271450455368">
                <text:p>328.271450455368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06">
                <text:p>43906</text:p>
              </table:table-cell>
              <table:table-cell office:value-type="float" office:value="6818.18181818182">
                <text:p>6818.18181818182</text:p>
              </table:table-cell>
              <table:table-cell office:value-type="float" office:value="43919">
                <text:p>43919</text:p>
              </table:table-cell>
              <table:table-cell office:value-type="float" office:value="269.780923378507">
                <text:p>269.78092337850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07">
                <text:p>43907</text:p>
              </table:table-cell>
              <table:table-cell office:value-type="float" office:value="5281.69014084507">
                <text:p>5281.69014084507</text:p>
              </table:table-cell>
              <table:table-cell office:value-type="float" office:value="43920">
                <text:p>43920</text:p>
              </table:table-cell>
              <table:table-cell office:value-type="float" office:value="222.259088959475">
                <text:p>222.25908895947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08">
                <text:p>43908</text:p>
              </table:table-cell>
              <table:table-cell office:value-type="float" office:value="3605.76923076923">
                <text:p>3605.76923076923</text:p>
              </table:table-cell>
              <table:table-cell office:value-type="float" office:value="43921">
                <text:p>43921</text:p>
              </table:table-cell>
              <table:table-cell office:value-type="float" office:value="183.475994616759">
                <text:p>183.475994616759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09">
                <text:p>43909</text:p>
              </table:table-cell>
              <table:table-cell office:value-type="float" office:value="2604.16666666667">
                <text:p>2604.16666666667</text:p>
              </table:table-cell>
              <table:table-cell office:value-type="float" office:value="43922">
                <text:p>43922</text:p>
              </table:table-cell>
              <table:table-cell office:value-type="float" office:value="151.709036945606">
                <text:p>151.709036945606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3">
                <text:p>43923</text:p>
              </table:table-cell>
              <table:table-cell office:value-type="float" office:value="125.611126816634">
                <text:p>125.61112681663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4">
                <text:p>43924</text:p>
              </table:table-cell>
              <table:table-cell office:value-type="float" office:value="104.117928546596">
                <text:p>104.117928546596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5">
                <text:p>43925</text:p>
              </table:table-cell>
              <table:table-cell office:value-type="float" office:value="86.3812036240637">
                <text:p>86.381203624063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6">
                <text:p>43926</text:p>
              </table:table-cell>
              <table:table-cell office:value-type="float" office:value="71.7200052439721">
                <text:p>71.7200052439721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7">
                <text:p>43927</text:p>
              </table:table-cell>
              <table:table-cell office:value-type="float" office:value="59.5843397657971">
                <text:p>59.584339765797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8">
                <text:p>43928</text:p>
              </table:table-cell>
              <table:table-cell office:value-type="float" office:value="49.5277039152137">
                <text:p>49.5277039152137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9">
                <text:p>43929</text:p>
              </table:table-cell>
              <table:table-cell office:value-type="float" office:value="41.186052968838">
                <text:p>41.186052968838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0">
                <text:p>43930</text:p>
              </table:table-cell>
              <table:table-cell office:value-type="float" office:value="34.2615040395712">
                <text:p>34.2615040395712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1">
                <text:p>43931</text:p>
              </table:table-cell>
              <table:table-cell office:value-type="float" office:value="28.5095773769561">
                <text:p>28.5095773769561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2">
                <text:p>43932</text:p>
              </table:table-cell>
              <table:table-cell office:value-type="float" office:value="23.7291168448384">
                <text:p>23.729116844838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3">
                <text:p>43933</text:p>
              </table:table-cell>
              <table:table-cell office:value-type="float" office:value="19.7542639845323">
                <text:p>19.7542639845323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4">
                <text:p>43934</text:p>
              </table:table-cell>
              <table:table-cell office:value-type="float" office:value="16.4480234602854">
                <text:p>16.4480234602854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5">
                <text:p>43935</text:p>
              </table:table-cell>
              <table:table-cell office:value-type="float" office:value="13.6970738524432">
                <text:p>13.6970738524432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6">
                <text:p>43936</text:p>
              </table:table-cell>
              <table:table-cell office:value-type="float" office:value="11.4075615346225">
                <text:p>11.4075615346225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7">
                <text:p>43937</text:p>
              </table:table-cell>
              <table:table-cell office:value-type="float" office:value="9.50167659787193">
                <text:p>9.50167659787193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8">
                <text:p>43938</text:p>
              </table:table-cell>
              <table:table-cell office:value-type="float" office:value="7.91485511076713">
                <text:p>7.9148551107671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9">
                <text:p>43939</text:p>
              </table:table-cell>
              <table:table-cell office:value-type="float" office:value="6.59348596889821">
                <text:p>6.593485968898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0">
                <text:p>43940</text:p>
              </table:table-cell>
              <table:table-cell office:value-type="float" office:value="5.4930263312214">
                <text:p>5.4930263312214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1">
                <text:p>43941</text:p>
              </table:table-cell>
              <table:table-cell office:value-type="float" office:value="4.57644936425841">
                <text:p>4.5764493642584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2">
                <text:p>43942</text:p>
              </table:table-cell>
              <table:table-cell office:value-type="float" office:value="3.81296327732504">
                <text:p>3.81296327732504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3">
                <text:p>43943</text:p>
              </table:table-cell>
              <table:table-cell office:value-type="float" office:value="3.17695255069206">
                <text:p>3.17695255069206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4">
                <text:p>43944</text:p>
              </table:table-cell>
              <table:table-cell office:value-type="float" office:value="2.64710164434702">
                <text:p>2.64710164434702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5">
                <text:p>43945</text:p>
              </table:table-cell>
              <table:table-cell office:value-type="float" office:value="2.20566892208308">
                <text:p>2.20566892208308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6">
                <text:p>43946</text:p>
              </table:table-cell>
              <table:table-cell office:value-type="float" office:value="1.83788447444341">
                <text:p>1.8378844744434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7">
                <text:p>43947</text:p>
              </table:table-cell>
              <table:table-cell office:value-type="float" office:value="1.53145030454335">
                <text:p>1.5314503045433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8">
                <text:p>43948</text:p>
              </table:table-cell>
              <table:table-cell office:value-type="float" office:value="1.27612520270003">
                <text:p>1.2761252027000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4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005cm" svg:height="13.969cm" xlink:href=".." xlink:type="simple" chart:class="chart:scatter" chart:style-name="ch1">
        <chart:title svg:x="3.288cm" svg:y="0.415cm" chart:style-name="ch2">
          <text:p>Chance you will know a dead person from Covid-19 UK - Red Prediction using 4 day Double Time</text:p>
        </chart:title>
        <chart:subtitle svg:x="10.964cm" svg:y="1.467cm" chart:style-name="ch3">
          <text:p>1 in 466,609   as of 19/3/2020</text:p>
        </chart:subtitle>
        <chart:plot-area chart:style-name="ch4" table:cell-range-address="'UK -'.C29:'UK -'.C81 'UK -'.N29:'UK -'.N81" chart:data-source-has-labels="column" svg:x="1.531cm" svg:y="2.417cm" svg:width="24.934cm" svg:height="10.312cm">
          <chartooo:coordinate-region svg:x="2.804cm" svg:y="2.622cm" svg:width="21.908cm" svg:height="9.448cm"/>
          <chart:axis chart:dimension="x" chart:name="primary-x" chart:style-name="ch5" chartooo:axis-type="auto">
            <chart:title svg:x="13.605cm" svg:y="13.008cm" chart:style-name="ch6">
              <text:p>Date</text:p>
            </chart:title>
            <chart:categories table:cell-range-address="'UK -'.C42:'UK -'.C81"/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10.448cm" chart:style-name="ch10">
              <text:p>Number of people to meet to be infected</text:p>
            </chart:title>
            <chart:grid chart:style-name="ch7" chart:class="major"/>
          </chart:axis>
          <chart:series chart:style-name="ch11" chart:values-cell-range-address="'UK -'.N29:'UK -'.N42" chart:class="chart:scatter">
            <chart:domain table:cell-range-address="'UK -'.C29:'UK -'.C42"/>
            <chart:data-point chart:repeated="14"/>
          </chart:series>
          <chart:series chart:style-name="ch12" chart:values-cell-range-address="'UK -'.N42:'UK -'.N81" chart:class="chart:scatter">
            <chart:domain table:cell-range-address="'UK -'.C42:'UK -'.C81"/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N</text:p>
              </table:table-cell>
              <table:table-cell office:value-type="string">
                <text:p>Column C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30000000">
                <text:p>30000000</text:p>
                <draw:g>
                  <svg:desc>'UK -'.N29:'UK -'.N42</svg:desc>
                </draw:g>
              </table:table-cell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416666.666666667">
                <text:p>416666.666666667</text:p>
                <draw:g>
                  <svg:desc>'UK -'.N42:'UK -'.N81</svg:desc>
                </draw:g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897">
                <text:p>43897</text:p>
              </table:table-cell>
              <table:table-cell office:value-type="float" office:value="30000000">
                <text:p>30000000</text:p>
              </table:table-cell>
              <table:table-cell office:value-type="float" office:value="43910">
                <text:p>43910</text:p>
              </table:table-cell>
              <table:table-cell office:value-type="float" office:value="312500">
                <text:p>312500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898">
                <text:p>43898</text:p>
              </table:table-cell>
              <table:table-cell office:value-type="float" office:value="20000000">
                <text:p>20000000</text:p>
              </table:table-cell>
              <table:table-cell office:value-type="float" office:value="43911">
                <text:p>43911</text:p>
              </table:table-cell>
              <table:table-cell office:value-type="float" office:value="240384.615384615">
                <text:p>240384.615384615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899">
                <text:p>43899</text:p>
              </table:table-cell>
              <table:table-cell office:value-type="float" office:value="12000000">
                <text:p>12000000</text:p>
              </table:table-cell>
              <table:table-cell office:value-type="float" office:value="43912">
                <text:p>43912</text:p>
              </table:table-cell>
              <table:table-cell office:value-type="float" office:value="188253.012048193">
                <text:p>188253.012048193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00">
                <text:p>43900</text:p>
              </table:table-cell>
              <table:table-cell office:value-type="float" office:value="10000000">
                <text:p>10000000</text:p>
              </table:table-cell>
              <table:table-cell office:value-type="float" office:value="43913">
                <text:p>43913</text:p>
              </table:table-cell>
              <table:table-cell office:value-type="float" office:value="149378.585086042">
                <text:p>149378.58508604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01">
                <text:p>43901</text:p>
              </table:table-cell>
              <table:table-cell office:value-type="float" office:value="7500000">
                <text:p>7500000</text:p>
              </table:table-cell>
              <table:table-cell office:value-type="float" office:value="43914">
                <text:p>43914</text:p>
              </table:table-cell>
              <table:table-cell office:value-type="float" office:value="119713.453876801">
                <text:p>119713.45387680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02">
                <text:p>43902</text:p>
              </table:table-cell>
              <table:table-cell office:value-type="float" office:value="6000000">
                <text:p>6000000</text:p>
              </table:table-cell>
              <table:table-cell office:value-type="float" office:value="43915">
                <text:p>43915</text:p>
              </table:table-cell>
              <table:table-cell office:value-type="float" office:value="96674.99876256">
                <text:p>96674.9987625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03">
                <text:p>43903</text:p>
              </table:table-cell>
              <table:table-cell office:value-type="float" office:value="5454545.45454546">
                <text:p>5454545.45454546</text:p>
              </table:table-cell>
              <table:table-cell office:value-type="float" office:value="43916">
                <text:p>43916</text:p>
              </table:table-cell>
              <table:table-cell office:value-type="float" office:value="78537.7946486734">
                <text:p>78537.794648673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04">
                <text:p>43904</text:p>
              </table:table-cell>
              <table:table-cell office:value-type="float" office:value="2857142.85714286">
                <text:p>2857142.85714286</text:p>
              </table:table-cell>
              <table:table-cell office:value-type="float" office:value="43917">
                <text:p>43917</text:p>
              </table:table-cell>
              <table:table-cell office:value-type="float" office:value="64105.5727907804">
                <text:p>64105.5727907804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05">
                <text:p>43905</text:p>
              </table:table-cell>
              <table:table-cell office:value-type="float" office:value="1714285.71428571">
                <text:p>1714285.71428571</text:p>
              </table:table-cell>
              <table:table-cell office:value-type="float" office:value="43918">
                <text:p>43918</text:p>
              </table:table-cell>
              <table:table-cell office:value-type="float" office:value="52523.4320728588">
                <text:p>52523.4320728588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06">
                <text:p>43906</text:p>
              </table:table-cell>
              <table:table-cell office:value-type="float" office:value="1090909.09090909">
                <text:p>1090909.09090909</text:p>
              </table:table-cell>
              <table:table-cell office:value-type="float" office:value="43919">
                <text:p>43919</text:p>
              </table:table-cell>
              <table:table-cell office:value-type="float" office:value="43164.9477405611">
                <text:p>43164.9477405611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07">
                <text:p>43907</text:p>
              </table:table-cell>
              <table:table-cell office:value-type="float" office:value="845070.422535211">
                <text:p>845070.422535211</text:p>
              </table:table-cell>
              <table:table-cell office:value-type="float" office:value="43920">
                <text:p>43920</text:p>
              </table:table-cell>
              <table:table-cell office:value-type="float" office:value="35561.4542335161">
                <text:p>35561.454233516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08">
                <text:p>43908</text:p>
              </table:table-cell>
              <table:table-cell office:value-type="float" office:value="576923.076923077">
                <text:p>576923.076923077</text:p>
              </table:table-cell>
              <table:table-cell office:value-type="float" office:value="43921">
                <text:p>43921</text:p>
              </table:table-cell>
              <table:table-cell office:value-type="float" office:value="29356.1591386815">
                <text:p>29356.159138681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09">
                <text:p>43909</text:p>
              </table:table-cell>
              <table:table-cell office:value-type="float" office:value="416666.666666667">
                <text:p>416666.666666667</text:p>
              </table:table-cell>
              <table:table-cell office:value-type="float" office:value="43922">
                <text:p>43922</text:p>
              </table:table-cell>
              <table:table-cell office:value-type="float" office:value="24273.4459112969">
                <text:p>24273.4459112969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3">
                <text:p>43923</text:p>
              </table:table-cell>
              <table:table-cell office:value-type="float" office:value="20097.7802906614">
                <text:p>20097.780290661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4">
                <text:p>43924</text:p>
              </table:table-cell>
              <table:table-cell office:value-type="float" office:value="16658.8685674553">
                <text:p>16658.8685674553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5">
                <text:p>43925</text:p>
              </table:table-cell>
              <table:table-cell office:value-type="float" office:value="13820.9925798502">
                <text:p>13820.9925798502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6">
                <text:p>43926</text:p>
              </table:table-cell>
              <table:table-cell office:value-type="float" office:value="11475.2008390355">
                <text:p>11475.2008390355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7">
                <text:p>43927</text:p>
              </table:table-cell>
              <table:table-cell office:value-type="float" office:value="9533.49436252753">
                <text:p>9533.49436252753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8">
                <text:p>43928</text:p>
              </table:table-cell>
              <table:table-cell office:value-type="float" office:value="7924.43262643419">
                <text:p>7924.4326264341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9">
                <text:p>43929</text:p>
              </table:table-cell>
              <table:table-cell office:value-type="float" office:value="6589.76847501408">
                <text:p>6589.76847501408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0">
                <text:p>43930</text:p>
              </table:table-cell>
              <table:table-cell office:value-type="float" office:value="5481.8406463314">
                <text:p>5481.8406463314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1">
                <text:p>43931</text:p>
              </table:table-cell>
              <table:table-cell office:value-type="float" office:value="4561.53238031298">
                <text:p>4561.53238031298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2">
                <text:p>43932</text:p>
              </table:table-cell>
              <table:table-cell office:value-type="float" office:value="3796.65869517414">
                <text:p>3796.6586951741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3">
                <text:p>43933</text:p>
              </table:table-cell>
              <table:table-cell office:value-type="float" office:value="3160.68223752517">
                <text:p>3160.68223752517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4">
                <text:p>43934</text:p>
              </table:table-cell>
              <table:table-cell office:value-type="float" office:value="2631.68375364566">
                <text:p>2631.68375364566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5">
                <text:p>43935</text:p>
              </table:table-cell>
              <table:table-cell office:value-type="float" office:value="2191.53181639091">
                <text:p>2191.5318163909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6">
                <text:p>43936</text:p>
              </table:table-cell>
              <table:table-cell office:value-type="float" office:value="1825.2098455396">
                <text:p>1825.2098455396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7">
                <text:p>43937</text:p>
              </table:table-cell>
              <table:table-cell office:value-type="float" office:value="1520.26825565951">
                <text:p>1520.26825565951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8">
                <text:p>43938</text:p>
              </table:table-cell>
              <table:table-cell office:value-type="float" office:value="1266.37681772274">
                <text:p>1266.37681772274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9">
                <text:p>43939</text:p>
              </table:table-cell>
              <table:table-cell office:value-type="float" office:value="1054.95775502371">
                <text:p>1054.9577550237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0">
                <text:p>43940</text:p>
              </table:table-cell>
              <table:table-cell office:value-type="float" office:value="878.884212995424">
                <text:p>878.884212995424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1">
                <text:p>43941</text:p>
              </table:table-cell>
              <table:table-cell office:value-type="float" office:value="732.231898281346">
                <text:p>732.231898281346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2">
                <text:p>43942</text:p>
              </table:table-cell>
              <table:table-cell office:value-type="float" office:value="610.074124372007">
                <text:p>610.07412437200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3">
                <text:p>43943</text:p>
              </table:table-cell>
              <table:table-cell office:value-type="float" office:value="508.312408110729">
                <text:p>508.312408110729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4">
                <text:p>43944</text:p>
              </table:table-cell>
              <table:table-cell office:value-type="float" office:value="423.536263095523">
                <text:p>423.536263095523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5">
                <text:p>43945</text:p>
              </table:table-cell>
              <table:table-cell office:value-type="float" office:value="352.907027533293">
                <text:p>352.90702753329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6">
                <text:p>43946</text:p>
              </table:table-cell>
              <table:table-cell office:value-type="float" office:value="294.061515910946">
                <text:p>294.06151591094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7">
                <text:p>43947</text:p>
              </table:table-cell>
              <table:table-cell office:value-type="float" office:value="245.032048726937">
                <text:p>245.032048726937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8">
                <text:p>43948</text:p>
              </table:table-cell>
              <table:table-cell office:value-type="float" office:value="204.180032432006">
                <text:p>204.18003243200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4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005cm" svg:height="13.969cm" xlink:href=".." xlink:type="simple" chart:class="chart:scatter" chart:style-name="ch1">
        <chart:title svg:x="5.77cm" svg:y="0.415cm" chart:style-name="ch2">
          <text:p>Dead person from Covid-19 UK - Red Prediction using 4 day Double Time</text:p>
        </chart:title>
        <chart:subtitle svg:x="10.964cm" svg:y="1.467cm" chart:style-name="ch3">
          <text:p>1 in 466,609   as of 19/3/2020</text:p>
        </chart:subtitle>
        <chart:plot-area chart:style-name="ch4" table:cell-range-address="'UK -'.C29:'UK -'.C81 'UK -'.F29:'UK -'.F81" chart:data-source-has-labels="column" svg:x="1.531cm" svg:y="2.417cm" svg:width="24.934cm" svg:height="10.312cm">
          <chartooo:coordinate-region svg:x="2.466cm" svg:y="2.622cm" svg:width="22.521cm" svg:height="9.448cm"/>
          <chart:axis chart:dimension="x" chart:name="primary-x" chart:style-name="ch5" chartooo:axis-type="auto">
            <chart:title svg:x="13.605cm" svg:y="13.008cm" chart:style-name="ch6">
              <text:p>Date</text:p>
            </chart:title>
            <chart:categories table:cell-range-address="'UK -'.C42:'UK -'.C81"/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9.017cm" chart:style-name="ch10">
              <text:p>Number of dead Uk</text:p>
            </chart:title>
            <chart:grid chart:style-name="ch7" chart:class="major"/>
          </chart:axis>
          <chart:series chart:style-name="ch11" chart:values-cell-range-address="'UK -'.F29:'UK -'.F42" chart:class="chart:scatter">
            <chart:domain table:cell-range-address="'UK -'.C29:'UK -'.C42"/>
            <chart:data-point chart:repeated="14"/>
          </chart:series>
          <chart:series chart:style-name="ch12" chart:values-cell-range-address="'UK -'.F42:'UK -'.F81" chart:class="chart:scatter">
            <chart:domain table:cell-range-address="'UK -'.C42:'UK -'.C81"/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1">
                <text:p>1</text:p>
                <draw:g>
                  <svg:desc>'UK -'.F29:'UK -'.F42</svg:desc>
                </draw:g>
              </table:table-cell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40">
                <text:p>40</text:p>
                <draw:g>
                  <svg:desc>'UK -'.F42:'UK -'.F81</svg:desc>
                </draw:g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43910">
                <text:p>4391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43911">
                <text:p>43911</text:p>
              </table:table-cell>
              <table:table-cell office:value-type="float" office:value="57.6">
                <text:p>57.6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43912">
                <text:p>43912</text:p>
              </table:table-cell>
              <table:table-cell office:value-type="float" office:value="69.12">
                <text:p>69.12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00">
                <text:p>43900</text:p>
              </table:table-cell>
              <table:table-cell office:value-type="float" office:value="1">
                <text:p>1</text:p>
              </table:table-cell>
              <table:table-cell office:value-type="float" office:value="43913">
                <text:p>43913</text:p>
              </table:table-cell>
              <table:table-cell office:value-type="float" office:value="82.944">
                <text:p>82.9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01">
                <text:p>43901</text:p>
              </table:table-cell>
              <table:table-cell office:value-type="float" office:value="2">
                <text:p>2</text:p>
              </table:table-cell>
              <table:table-cell office:value-type="float" office:value="43914">
                <text:p>43914</text:p>
              </table:table-cell>
              <table:table-cell office:value-type="float" office:value="99.5328">
                <text:p>99.5328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02">
                <text:p>43902</text:p>
              </table:table-cell>
              <table:table-cell office:value-type="float" office:value="2">
                <text:p>2</text:p>
              </table:table-cell>
              <table:table-cell office:value-type="float" office:value="43915">
                <text:p>43915</text:p>
              </table:table-cell>
              <table:table-cell office:value-type="float" office:value="119.43936">
                <text:p>119.4393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03">
                <text:p>43903</text:p>
              </table:table-cell>
              <table:table-cell office:value-type="float" office:value="1">
                <text:p>1</text:p>
              </table:table-cell>
              <table:table-cell office:value-type="float" office:value="43916">
                <text:p>43916</text:p>
              </table:table-cell>
              <table:table-cell office:value-type="float" office:value="143.327232">
                <text:p>143.327232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04">
                <text:p>43904</text:p>
              </table:table-cell>
              <table:table-cell office:value-type="float" office:value="10">
                <text:p>10</text:p>
              </table:table-cell>
              <table:table-cell office:value-type="float" office:value="43917">
                <text:p>43917</text:p>
              </table:table-cell>
              <table:table-cell office:value-type="float" office:value="171.9926784">
                <text:p>171.9926784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05">
                <text:p>43905</text:p>
              </table:table-cell>
              <table:table-cell office:value-type="float" office:value="14">
                <text:p>14</text:p>
              </table:table-cell>
              <table:table-cell office:value-type="float" office:value="43918">
                <text:p>43918</text:p>
              </table:table-cell>
              <table:table-cell office:value-type="float" office:value="206.39121408">
                <text:p>206.39121408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06">
                <text:p>43906</text:p>
              </table:table-cell>
              <table:table-cell office:value-type="float" office:value="20">
                <text:p>20</text:p>
              </table:table-cell>
              <table:table-cell office:value-type="float" office:value="43919">
                <text:p>43919</text:p>
              </table:table-cell>
              <table:table-cell office:value-type="float" office:value="247.669456896">
                <text:p>247.66945689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07">
                <text:p>43907</text:p>
              </table:table-cell>
              <table:table-cell office:value-type="float" office:value="16">
                <text:p>16</text:p>
              </table:table-cell>
              <table:table-cell office:value-type="float" office:value="43920">
                <text:p>43920</text:p>
              </table:table-cell>
              <table:table-cell office:value-type="float" office:value="297.2033482752">
                <text:p>297.203348275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08">
                <text:p>43908</text:p>
              </table:table-cell>
              <table:table-cell office:value-type="float" office:value="33">
                <text:p>33</text:p>
              </table:table-cell>
              <table:table-cell office:value-type="float" office:value="43921">
                <text:p>43921</text:p>
              </table:table-cell>
              <table:table-cell office:value-type="float" office:value="356.64401793024">
                <text:p>356.64401793024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09">
                <text:p>43909</text:p>
              </table:table-cell>
              <table:table-cell office:value-type="float" office:value="40">
                <text:p>40</text:p>
              </table:table-cell>
              <table:table-cell office:value-type="float" office:value="43922">
                <text:p>43922</text:p>
              </table:table-cell>
              <table:table-cell office:value-type="float" office:value="427.972821516288">
                <text:p>427.972821516288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3">
                <text:p>43923</text:p>
              </table:table-cell>
              <table:table-cell office:value-type="float" office:value="513.567385819545">
                <text:p>513.567385819545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4">
                <text:p>43924</text:p>
              </table:table-cell>
              <table:table-cell office:value-type="float" office:value="616.280862983454">
                <text:p>616.280862983454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5">
                <text:p>43925</text:p>
              </table:table-cell>
              <table:table-cell office:value-type="float" office:value="739.537035580145">
                <text:p>739.537035580145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6">
                <text:p>43926</text:p>
              </table:table-cell>
              <table:table-cell office:value-type="float" office:value="887.444442696174">
                <text:p>887.444442696174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7">
                <text:p>43927</text:p>
              </table:table-cell>
              <table:table-cell office:value-type="float" office:value="1064.93333123541">
                <text:p>1064.9333312354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8">
                <text:p>43928</text:p>
              </table:table-cell>
              <table:table-cell office:value-type="float" office:value="1277.91999748249">
                <text:p>1277.9199974824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9">
                <text:p>43929</text:p>
              </table:table-cell>
              <table:table-cell office:value-type="float" office:value="1533.50399697899">
                <text:p>1533.50399697899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0">
                <text:p>43930</text:p>
              </table:table-cell>
              <table:table-cell office:value-type="float" office:value="1840.20479637479">
                <text:p>1840.20479637479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1">
                <text:p>43931</text:p>
              </table:table-cell>
              <table:table-cell office:value-type="float" office:value="2208.24575564974">
                <text:p>2208.24575564974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2">
                <text:p>43932</text:p>
              </table:table-cell>
              <table:table-cell office:value-type="float" office:value="2649.89490677969">
                <text:p>2649.89490677969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3">
                <text:p>43933</text:p>
              </table:table-cell>
              <table:table-cell office:value-type="float" office:value="3179.87388813563">
                <text:p>3179.87388813563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4">
                <text:p>43934</text:p>
              </table:table-cell>
              <table:table-cell office:value-type="float" office:value="3815.84866576276">
                <text:p>3815.84866576276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5">
                <text:p>43935</text:p>
              </table:table-cell>
              <table:table-cell office:value-type="float" office:value="4579.01839891531">
                <text:p>4579.0183989153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6">
                <text:p>43936</text:p>
              </table:table-cell>
              <table:table-cell office:value-type="float" office:value="5494.82207869837">
                <text:p>5494.82207869837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7">
                <text:p>43937</text:p>
              </table:table-cell>
              <table:table-cell office:value-type="float" office:value="6593.78649443804">
                <text:p>6593.78649443804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8">
                <text:p>43938</text:p>
              </table:table-cell>
              <table:table-cell office:value-type="float" office:value="7912.54379332565">
                <text:p>7912.54379332565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9">
                <text:p>43939</text:p>
              </table:table-cell>
              <table:table-cell office:value-type="float" office:value="9495.05255199078">
                <text:p>9495.05255199078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0">
                <text:p>43940</text:p>
              </table:table-cell>
              <table:table-cell office:value-type="float" office:value="11394.0630623889">
                <text:p>11394.0630623889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1">
                <text:p>43941</text:p>
              </table:table-cell>
              <table:table-cell office:value-type="float" office:value="13672.8756748667">
                <text:p>13672.8756748667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2">
                <text:p>43942</text:p>
              </table:table-cell>
              <table:table-cell office:value-type="float" office:value="16407.4508098401">
                <text:p>16407.450809840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3">
                <text:p>43943</text:p>
              </table:table-cell>
              <table:table-cell office:value-type="float" office:value="19688.9409718081">
                <text:p>19688.940971808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4">
                <text:p>43944</text:p>
              </table:table-cell>
              <table:table-cell office:value-type="float" office:value="23626.7291661697">
                <text:p>23626.7291661697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5">
                <text:p>43945</text:p>
              </table:table-cell>
              <table:table-cell office:value-type="float" office:value="28352.0749994036">
                <text:p>28352.074999403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6">
                <text:p>43946</text:p>
              </table:table-cell>
              <table:table-cell office:value-type="float" office:value="34022.4899992844">
                <text:p>34022.4899992844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7">
                <text:p>43947</text:p>
              </table:table-cell>
              <table:table-cell office:value-type="float" office:value="40826.9879991413">
                <text:p>40826.9879991413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8">
                <text:p>43948</text:p>
              </table:table-cell>
              <table:table-cell office:value-type="float" office:value="48992.3855989695">
                <text:p>48992.385598969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origin="0" chart:interval-major="1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4">
      <style:chart-properties chart:display-label="true" chart:logarithmic="true" chart:origin="0" chart:interval-major="1" chart:interval-minor-divis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">
      <style:chart-properties chart:symbol-type="automatic" chart:symbol-width="0.1cm" chart:symbol-height="0.1cm" chart:link-data-style-to-source="true"/>
      <style:graphic-properties draw:stroke-dash="Dashed_20__28_var_29__20_4" svg:stroke-width="0.05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 style:data-style-name="N1">
      <style:chart-properties chart:symbol-type="named-symbol" chart:symbol-name="arrow-right" chart:symbol-width="0.15cm" chart:symbol-height="0.15cm" chart:link-data-style-to-source="true"/>
      <style:graphic-properties svg:stroke-width="0.06cm" svg:stroke-color="#7e0021" draw:fill-color="#7e0021"/>
      <style:text-properties fo:font-size="10pt" style:font-size-asian="10pt" style:font-size-complex="10pt"/>
    </style:style>
    <style:style style:name="ch14" style:family="chart">
      <style:chart-properties chart:solid-type="cuboid" chart:symbol-type="named-symbol" chart:symbol-name="arrow-right" chart:symbol-width="0.15cm" chart:symbol-height="0.15cm"/>
    </style:style>
    <style:style style:name="ch15" style:family="chart" style:data-style-name="N1">
      <style:chart-properties chart:symbol-type="named-symbol" chart:symbol-name="diamond" chart:symbol-width="0.15cm" chart:symbol-height="0.15cm" chart:link-data-style-to-source="true"/>
      <style:graphic-properties svg:stroke-width="0.06cm" svg:stroke-color="#ff420e" draw:fill-color="#ff420e"/>
      <style:text-properties fo:font-size="10pt" style:font-size-asian="10pt" style:font-size-complex="10pt"/>
    </style:style>
    <style:style style:name="ch16" style:family="chart" style:data-style-name="N1">
      <style:chart-properties chart:symbol-type="named-symbol" chart:symbol-name="arrow-down" chart:symbol-width="0.15cm" chart:symbol-height="0.15cm" chart:link-data-style-to-source="true"/>
      <style:graphic-properties svg:stroke-width="0.06cm" svg:stroke-color="#ffd320" draw:fill-color="#ffd320"/>
      <style:text-properties fo:font-size="10pt" style:font-size-asian="10pt" style:font-size-complex="10pt"/>
    </style:style>
    <style:style style:name="ch17" style:family="chart">
      <style:chart-properties chart:solid-type="cuboid" chart:symbol-type="named-symbol" chart:symbol-name="arrow-down" chart:symbol-width="0.15cm" chart:symbol-height="0.15cm"/>
    </style:style>
    <style:style style:name="ch18" style:family="chart" style:data-style-name="N1">
      <style:chart-properties chart:symbol-type="named-symbol" chart:symbol-name="arrow-up" chart:symbol-width="0.15cm" chart:symbol-height="0.15cm" chart:link-data-style-to-source="true"/>
      <style:graphic-properties svg:stroke-width="0.06cm" svg:stroke-color="#579d1c" draw:fill-color="#579d1c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7.005cm" svg:height="13.969cm" xlink:href=".." xlink:type="simple" chart:class="chart:scatter" chart:style-name="ch1">
        <chart:title svg:x="5.77cm" svg:y="0.415cm" chart:style-name="ch2">
          <text:p>Dead person from Covid-19 UK - Red Prediction using 4 day Double Time</text:p>
        </chart:title>
        <chart:subtitle svg:x="6.714cm" svg:y="1.467cm" chart:style-name="ch3">
          <text:p>Red 1.2, Yellow 1.25, Green 1.3, UK : 1.36   - Multiply per day factor     19/3/2020</text:p>
        </chart:subtitle>
        <chart:plot-area chart:style-name="ch4" table:cell-range-address="'UK -'.C29:'UK -'.C42 'UK -'.F29:'UK -'.F81 'UK -'.P42:'UK -'.Q81 'UK -'.O42:'UK -'.O81" chart:data-source-has-labels="both" svg:x="1.531cm" svg:y="2.417cm" svg:width="24.934cm" svg:height="10.312cm">
          <chartooo:coordinate-region svg:x="2.467cm" svg:y="2.417cm" svg:width="22.903cm" svg:height="8.246cm"/>
          <chart:axis chart:dimension="x" chart:name="primary-x" chart:style-name="ch5" chartooo:axis-type="auto">
            <chart:title svg:x="13.605cm" svg:y="13.008cm" chart:style-name="ch6">
              <text:p>Date</text:p>
            </chart:title>
            <chart:categories table:cell-range-address="'UK -'.C29:'UK -'.C42"/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9.557cm" chart:style-name="ch10">
              <text:p>Total Number of deaths UK</text:p>
            </chart:title>
            <chart:grid chart:style-name="ch7" chart:class="major"/>
          </chart:axis>
          <chart:series chart:style-name="ch11" chart:values-cell-range-address="'UK -'.F29:'UK -'.F42" chart:class="chart:scatter">
            <chart:domain table:cell-range-address="'UK -'.C29:'UK -'.C42"/>
            <chart:data-point chart:repeated="8"/>
            <chart:data-point chart:style-name="ch12" chart:repeated="6"/>
          </chart:series>
          <chart:series chart:style-name="ch13" chart:values-cell-range-address="'UK -'.Q42:'UK -'.Q81" chart:label-cell-address="'UK -'.Q42:'UK -'.Q42" chart:class="chart:scatter">
            <chart:domain table:cell-range-address="'UK -'.C42:'UK -'.C81"/>
            <chart:data-point chart:repeated="33"/>
            <chart:data-point chart:style-name="ch14"/>
            <chart:data-point chart:repeated="6"/>
          </chart:series>
          <chart:series chart:style-name="ch15" chart:values-cell-range-address="'UK -'.F42:'UK -'.F81" chart:class="chart:scatter">
            <chart:domain table:cell-range-address="'UK -'.C42:'UK -'.C81"/>
            <chart:data-point chart:repeated="40"/>
          </chart:series>
          <chart:series chart:style-name="ch16" chart:values-cell-range-address="'UK -'.O42:'UK -'.O81" chart:label-cell-address="'UK -'.O42:'UK -'.O42" chart:class="chart:scatter">
            <chart:domain table:cell-range-address="'UK -'.C42:'UK -'.C81"/>
            <chart:data-point chart:repeated="23"/>
            <chart:data-point chart:style-name="ch17"/>
            <chart:data-point/>
            <chart:data-point chart:style-name="ch17"/>
            <chart:data-point chart:repeated="14"/>
          </chart:series>
          <chart:series chart:style-name="ch18" chart:values-cell-range-address="'UK -'.P42:'UK -'.P81" chart:label-cell-address="'UK -'.P42:'UK -'.P42" chart:class="chart:scatter">
            <chart:domain table:cell-range-address="'UK -'.C42:'UK -'.C81"/>
            <chart:data-point chart:repeated="4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  <table:table-cell office:value-type="string">
                <text:p>Column C</text:p>
              </table:table-cell>
              <table:table-cell office:value-type="string">
                <text:p>1.35 per Day</text:p>
                <draw:g>
                  <svg:desc>'UK -'.Q42:'UK -'.Q4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  <table:table-cell office:value-type="string">
                <text:p>Column C</text:p>
              </table:table-cell>
              <table:table-cell office:value-type="string">
                <text:p>1.25 per Day</text:p>
                <draw:g>
                  <svg:desc>'UK -'.O42:'UK -'.O4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1.3 per Day</text:p>
                <draw:g>
                  <svg:desc>'UK -'.P42:'UK -'.P42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1">
                <text:p>1</text:p>
                <draw:g>
                  <svg:desc>'UK -'.F29:'UK -'.F42</svg:desc>
                </draw:g>
              </table:table-cell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NaN">
                <text:p>NaN</text:p>
                <draw:g>
                  <svg:desc>'UK -'.Q42:'UK -'.Q81</svg:desc>
                </draw:g>
              </table:table-cell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40">
                <text:p>40</text:p>
                <draw:g>
                  <svg:desc>'UK -'.F42:'UK -'.F81</svg:desc>
                </draw:g>
              </table:table-cell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NaN">
                <text:p>NaN</text:p>
                <draw:g>
                  <svg:desc>'UK -'.O42:'UK -'.O81</svg:desc>
                </draw:g>
              </table:table-cell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NaN">
                <text:p>NaN</text:p>
                <draw:g>
                  <svg:desc>'UK -'.P42:'UK -'.P81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43910">
                <text:p>43910</text:p>
              </table:table-cell>
              <table:table-cell office:value-type="float" office:value="54">
                <text:p>54</text:p>
              </table:table-cell>
              <table:table-cell office:value-type="float" office:value="43910">
                <text:p>43910</text:p>
              </table:table-cell>
              <table:table-cell office:value-type="float" office:value="48">
                <text:p>48</text:p>
              </table:table-cell>
              <table:table-cell office:value-type="float" office:value="43910">
                <text:p>43910</text:p>
              </table:table-cell>
              <table:table-cell office:value-type="float" office:value="50">
                <text:p>50</text:p>
              </table:table-cell>
              <table:table-cell office:value-type="float" office:value="43910">
                <text:p>4391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43911">
                <text:p>43911</text:p>
              </table:table-cell>
              <table:table-cell office:value-type="float" office:value="72.9">
                <text:p>72.9</text:p>
              </table:table-cell>
              <table:table-cell office:value-type="float" office:value="43911">
                <text:p>43911</text:p>
              </table:table-cell>
              <table:table-cell office:value-type="float" office:value="57.6">
                <text:p>57.6</text:p>
              </table:table-cell>
              <table:table-cell office:value-type="float" office:value="43911">
                <text:p>43911</text:p>
              </table:table-cell>
              <table:table-cell office:value-type="float" office:value="62.5">
                <text:p>62.5</text:p>
              </table:table-cell>
              <table:table-cell office:value-type="float" office:value="43911">
                <text:p>43911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43912">
                <text:p>43912</text:p>
              </table:table-cell>
              <table:table-cell office:value-type="float" office:value="98.415">
                <text:p>98.415</text:p>
              </table:table-cell>
              <table:table-cell office:value-type="float" office:value="43912">
                <text:p>43912</text:p>
              </table:table-cell>
              <table:table-cell office:value-type="float" office:value="69.12">
                <text:p>69.12</text:p>
              </table:table-cell>
              <table:table-cell office:value-type="float" office:value="43912">
                <text:p>43912</text:p>
              </table:table-cell>
              <table:table-cell office:value-type="float" office:value="78.125">
                <text:p>78.125</text:p>
              </table:table-cell>
              <table:table-cell office:value-type="float" office:value="43912">
                <text:p>43912</text:p>
              </table:table-cell>
              <table:table-cell office:value-type="float" office:value="87.88">
                <text:p>87.88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1">
                <text:p>1</text:p>
              </table:table-cell>
              <table:table-cell office:value-type="float" office:value="43913">
                <text:p>43913</text:p>
              </table:table-cell>
              <table:table-cell office:value-type="float" office:value="132.86025">
                <text:p>132.86025</text:p>
              </table:table-cell>
              <table:table-cell office:value-type="float" office:value="43913">
                <text:p>43913</text:p>
              </table:table-cell>
              <table:table-cell office:value-type="float" office:value="82.944">
                <text:p>82.944</text:p>
              </table:table-cell>
              <table:table-cell office:value-type="float" office:value="43913">
                <text:p>43913</text:p>
              </table:table-cell>
              <table:table-cell office:value-type="float" office:value="97.65625">
                <text:p>97.65625</text:p>
              </table:table-cell>
              <table:table-cell office:value-type="float" office:value="43913">
                <text:p>43913</text:p>
              </table:table-cell>
              <table:table-cell office:value-type="float" office:value="114.244">
                <text:p>114.244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2">
                <text:p>2</text:p>
              </table:table-cell>
              <table:table-cell office:value-type="float" office:value="43914">
                <text:p>43914</text:p>
              </table:table-cell>
              <table:table-cell office:value-type="float" office:value="179.3613375">
                <text:p>179.3613375</text:p>
              </table:table-cell>
              <table:table-cell office:value-type="float" office:value="43914">
                <text:p>43914</text:p>
              </table:table-cell>
              <table:table-cell office:value-type="float" office:value="99.5328">
                <text:p>99.5328</text:p>
              </table:table-cell>
              <table:table-cell office:value-type="float" office:value="43914">
                <text:p>43914</text:p>
              </table:table-cell>
              <table:table-cell office:value-type="float" office:value="122.0703125">
                <text:p>122.0703125</text:p>
              </table:table-cell>
              <table:table-cell office:value-type="float" office:value="43914">
                <text:p>43914</text:p>
              </table:table-cell>
              <table:table-cell office:value-type="float" office:value="148.5172">
                <text:p>148.5172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2">
                <text:p>2</text:p>
              </table:table-cell>
              <table:table-cell office:value-type="float" office:value="43915">
                <text:p>43915</text:p>
              </table:table-cell>
              <table:table-cell office:value-type="float" office:value="242.137805625">
                <text:p>242.137805625</text:p>
              </table:table-cell>
              <table:table-cell office:value-type="float" office:value="43915">
                <text:p>43915</text:p>
              </table:table-cell>
              <table:table-cell office:value-type="float" office:value="119.43936">
                <text:p>119.43936</text:p>
              </table:table-cell>
              <table:table-cell office:value-type="float" office:value="43915">
                <text:p>43915</text:p>
              </table:table-cell>
              <table:table-cell office:value-type="float" office:value="152.587890625">
                <text:p>152.587890625</text:p>
              </table:table-cell>
              <table:table-cell office:value-type="float" office:value="43915">
                <text:p>43915</text:p>
              </table:table-cell>
              <table:table-cell office:value-type="float" office:value="193.07236">
                <text:p>193.07236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1">
                <text:p>1</text:p>
              </table:table-cell>
              <table:table-cell office:value-type="float" office:value="43916">
                <text:p>43916</text:p>
              </table:table-cell>
              <table:table-cell office:value-type="float" office:value="326.88603759375">
                <text:p>326.88603759375</text:p>
              </table:table-cell>
              <table:table-cell office:value-type="float" office:value="43916">
                <text:p>43916</text:p>
              </table:table-cell>
              <table:table-cell office:value-type="float" office:value="143.327232">
                <text:p>143.327232</text:p>
              </table:table-cell>
              <table:table-cell office:value-type="float" office:value="43916">
                <text:p>43916</text:p>
              </table:table-cell>
              <table:table-cell office:value-type="float" office:value="190.73486328125">
                <text:p>190.73486328125</text:p>
              </table:table-cell>
              <table:table-cell office:value-type="float" office:value="43916">
                <text:p>43916</text:p>
              </table:table-cell>
              <table:table-cell office:value-type="float" office:value="250.994068">
                <text:p>250.994068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10">
                <text:p>10</text:p>
              </table:table-cell>
              <table:table-cell office:value-type="float" office:value="43917">
                <text:p>43917</text:p>
              </table:table-cell>
              <table:table-cell office:value-type="float" office:value="441.296150751563">
                <text:p>441.296150751563</text:p>
              </table:table-cell>
              <table:table-cell office:value-type="float" office:value="43917">
                <text:p>43917</text:p>
              </table:table-cell>
              <table:table-cell office:value-type="float" office:value="171.9926784">
                <text:p>171.9926784</text:p>
              </table:table-cell>
              <table:table-cell office:value-type="float" office:value="43917">
                <text:p>43917</text:p>
              </table:table-cell>
              <table:table-cell office:value-type="float" office:value="238.418579101562">
                <text:p>238.418579101562</text:p>
              </table:table-cell>
              <table:table-cell office:value-type="float" office:value="43917">
                <text:p>43917</text:p>
              </table:table-cell>
              <table:table-cell office:value-type="float" office:value="326.2922884">
                <text:p>326.292288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14">
                <text:p>14</text:p>
              </table:table-cell>
              <table:table-cell office:value-type="float" office:value="43918">
                <text:p>43918</text:p>
              </table:table-cell>
              <table:table-cell office:value-type="float" office:value="595.74980351461">
                <text:p>595.74980351461</text:p>
              </table:table-cell>
              <table:table-cell office:value-type="float" office:value="43918">
                <text:p>43918</text:p>
              </table:table-cell>
              <table:table-cell office:value-type="float" office:value="206.39121408">
                <text:p>206.39121408</text:p>
              </table:table-cell>
              <table:table-cell office:value-type="float" office:value="43918">
                <text:p>43918</text:p>
              </table:table-cell>
              <table:table-cell office:value-type="float" office:value="298.023223876953">
                <text:p>298.023223876953</text:p>
              </table:table-cell>
              <table:table-cell office:value-type="float" office:value="43918">
                <text:p>43918</text:p>
              </table:table-cell>
              <table:table-cell office:value-type="float" office:value="424.17997492">
                <text:p>424.1799749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20">
                <text:p>20</text:p>
              </table:table-cell>
              <table:table-cell office:value-type="float" office:value="43919">
                <text:p>43919</text:p>
              </table:table-cell>
              <table:table-cell office:value-type="float" office:value="804.262234744723">
                <text:p>804.262234744723</text:p>
              </table:table-cell>
              <table:table-cell office:value-type="float" office:value="43919">
                <text:p>43919</text:p>
              </table:table-cell>
              <table:table-cell office:value-type="float" office:value="247.669456896">
                <text:p>247.669456896</text:p>
              </table:table-cell>
              <table:table-cell office:value-type="float" office:value="43919">
                <text:p>43919</text:p>
              </table:table-cell>
              <table:table-cell office:value-type="float" office:value="372.529029846191">
                <text:p>372.529029846191</text:p>
              </table:table-cell>
              <table:table-cell office:value-type="float" office:value="43919">
                <text:p>43919</text:p>
              </table:table-cell>
              <table:table-cell office:value-type="float" office:value="551.433967396">
                <text:p>551.433967396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16">
                <text:p>16</text:p>
              </table:table-cell>
              <table:table-cell office:value-type="float" office:value="43920">
                <text:p>43920</text:p>
              </table:table-cell>
              <table:table-cell office:value-type="float" office:value="1085.75401690538">
                <text:p>1085.75401690538</text:p>
              </table:table-cell>
              <table:table-cell office:value-type="float" office:value="43920">
                <text:p>43920</text:p>
              </table:table-cell>
              <table:table-cell office:value-type="float" office:value="297.2033482752">
                <text:p>297.2033482752</text:p>
              </table:table-cell>
              <table:table-cell office:value-type="float" office:value="43920">
                <text:p>43920</text:p>
              </table:table-cell>
              <table:table-cell office:value-type="float" office:value="465.661287307739">
                <text:p>465.661287307739</text:p>
              </table:table-cell>
              <table:table-cell office:value-type="float" office:value="43920">
                <text:p>43920</text:p>
              </table:table-cell>
              <table:table-cell office:value-type="float" office:value="716.8641576148">
                <text:p>716.8641576148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8">
                <text:p>43908</text:p>
              </table:table-cell>
              <table:table-cell office:value-type="float" office:value="33">
                <text:p>33</text:p>
              </table:table-cell>
              <table:table-cell office:value-type="float" office:value="43921">
                <text:p>43921</text:p>
              </table:table-cell>
              <table:table-cell office:value-type="float" office:value="1465.76792282226">
                <text:p>1465.76792282226</text:p>
              </table:table-cell>
              <table:table-cell office:value-type="float" office:value="43921">
                <text:p>43921</text:p>
              </table:table-cell>
              <table:table-cell office:value-type="float" office:value="356.64401793024">
                <text:p>356.64401793024</text:p>
              </table:table-cell>
              <table:table-cell office:value-type="float" office:value="43921">
                <text:p>43921</text:p>
              </table:table-cell>
              <table:table-cell office:value-type="float" office:value="582.076609134674">
                <text:p>582.076609134674</text:p>
              </table:table-cell>
              <table:table-cell office:value-type="float" office:value="43921">
                <text:p>43921</text:p>
              </table:table-cell>
              <table:table-cell office:value-type="float" office:value="931.923404899241">
                <text:p>931.92340489924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3909">
                <text:p>43909</text:p>
              </table:table-cell>
              <table:table-cell office:value-type="float" office:value="40">
                <text:p>40</text:p>
              </table:table-cell>
              <table:table-cell office:value-type="float" office:value="43922">
                <text:p>43922</text:p>
              </table:table-cell>
              <table:table-cell office:value-type="float" office:value="1978.78669581005">
                <text:p>1978.78669581005</text:p>
              </table:table-cell>
              <table:table-cell office:value-type="float" office:value="43922">
                <text:p>43922</text:p>
              </table:table-cell>
              <table:table-cell office:value-type="float" office:value="427.972821516288">
                <text:p>427.972821516288</text:p>
              </table:table-cell>
              <table:table-cell office:value-type="float" office:value="43922">
                <text:p>43922</text:p>
              </table:table-cell>
              <table:table-cell office:value-type="float" office:value="727.595761418343">
                <text:p>727.595761418343</text:p>
              </table:table-cell>
              <table:table-cell office:value-type="float" office:value="43922">
                <text:p>43922</text:p>
              </table:table-cell>
              <table:table-cell office:value-type="float" office:value="1211.50042636901">
                <text:p>1211.500426369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3">
                <text:p>43923</text:p>
              </table:table-cell>
              <table:table-cell office:value-type="float" office:value="2671.36203934357">
                <text:p>2671.36203934357</text:p>
              </table:table-cell>
              <table:table-cell office:value-type="float" office:value="43923">
                <text:p>43923</text:p>
              </table:table-cell>
              <table:table-cell office:value-type="float" office:value="513.567385819545">
                <text:p>513.567385819545</text:p>
              </table:table-cell>
              <table:table-cell office:value-type="float" office:value="43923">
                <text:p>43923</text:p>
              </table:table-cell>
              <table:table-cell office:value-type="float" office:value="909.494701772928">
                <text:p>909.494701772928</text:p>
              </table:table-cell>
              <table:table-cell office:value-type="float" office:value="43923">
                <text:p>43923</text:p>
              </table:table-cell>
              <table:table-cell office:value-type="float" office:value="1574.95055427972">
                <text:p>1574.950554279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4">
                <text:p>43924</text:p>
              </table:table-cell>
              <table:table-cell office:value-type="float" office:value="3606.33875311381">
                <text:p>3606.33875311381</text:p>
              </table:table-cell>
              <table:table-cell office:value-type="float" office:value="43924">
                <text:p>43924</text:p>
              </table:table-cell>
              <table:table-cell office:value-type="float" office:value="616.280862983454">
                <text:p>616.280862983454</text:p>
              </table:table-cell>
              <table:table-cell office:value-type="float" office:value="43924">
                <text:p>43924</text:p>
              </table:table-cell>
              <table:table-cell office:value-type="float" office:value="1136.86837721616">
                <text:p>1136.86837721616</text:p>
              </table:table-cell>
              <table:table-cell office:value-type="float" office:value="43924">
                <text:p>43924</text:p>
              </table:table-cell>
              <table:table-cell office:value-type="float" office:value="2047.43572056363">
                <text:p>2047.435720563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5">
                <text:p>43925</text:p>
              </table:table-cell>
              <table:table-cell office:value-type="float" office:value="4868.55731670365">
                <text:p>4868.55731670365</text:p>
              </table:table-cell>
              <table:table-cell office:value-type="float" office:value="43925">
                <text:p>43925</text:p>
              </table:table-cell>
              <table:table-cell office:value-type="float" office:value="739.537035580145">
                <text:p>739.537035580145</text:p>
              </table:table-cell>
              <table:table-cell office:value-type="float" office:value="43925">
                <text:p>43925</text:p>
              </table:table-cell>
              <table:table-cell office:value-type="float" office:value="1421.0854715202">
                <text:p>1421.0854715202</text:p>
              </table:table-cell>
              <table:table-cell office:value-type="float" office:value="43925">
                <text:p>43925</text:p>
              </table:table-cell>
              <table:table-cell office:value-type="float" office:value="2661.66643673272">
                <text:p>2661.666436732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6">
                <text:p>43926</text:p>
              </table:table-cell>
              <table:table-cell office:value-type="float" office:value="6572.55237754993">
                <text:p>6572.55237754993</text:p>
              </table:table-cell>
              <table:table-cell office:value-type="float" office:value="43926">
                <text:p>43926</text:p>
              </table:table-cell>
              <table:table-cell office:value-type="float" office:value="887.444442696174">
                <text:p>887.444442696174</text:p>
              </table:table-cell>
              <table:table-cell office:value-type="float" office:value="43926">
                <text:p>43926</text:p>
              </table:table-cell>
              <table:table-cell office:value-type="float" office:value="1776.35683940025">
                <text:p>1776.35683940025</text:p>
              </table:table-cell>
              <table:table-cell office:value-type="float" office:value="43926">
                <text:p>43926</text:p>
              </table:table-cell>
              <table:table-cell office:value-type="float" office:value="3460.16636775254">
                <text:p>3460.166367752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7">
                <text:p>43927</text:p>
              </table:table-cell>
              <table:table-cell office:value-type="float" office:value="8872.9457096924">
                <text:p>8872.9457096924</text:p>
              </table:table-cell>
              <table:table-cell office:value-type="float" office:value="43927">
                <text:p>43927</text:p>
              </table:table-cell>
              <table:table-cell office:value-type="float" office:value="1064.93333123541">
                <text:p>1064.93333123541</text:p>
              </table:table-cell>
              <table:table-cell office:value-type="float" office:value="43927">
                <text:p>43927</text:p>
              </table:table-cell>
              <table:table-cell office:value-type="float" office:value="2220.44604925031">
                <text:p>2220.44604925031</text:p>
              </table:table-cell>
              <table:table-cell office:value-type="float" office:value="43927">
                <text:p>43927</text:p>
              </table:table-cell>
              <table:table-cell office:value-type="float" office:value="4498.2162780783">
                <text:p>4498.21627807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8">
                <text:p>43928</text:p>
              </table:table-cell>
              <table:table-cell office:value-type="float" office:value="11978.4767080847">
                <text:p>11978.4767080847</text:p>
              </table:table-cell>
              <table:table-cell office:value-type="float" office:value="43928">
                <text:p>43928</text:p>
              </table:table-cell>
              <table:table-cell office:value-type="float" office:value="1277.91999748249">
                <text:p>1277.91999748249</text:p>
              </table:table-cell>
              <table:table-cell office:value-type="float" office:value="43928">
                <text:p>43928</text:p>
              </table:table-cell>
              <table:table-cell office:value-type="float" office:value="2775.55756156289">
                <text:p>2775.55756156289</text:p>
              </table:table-cell>
              <table:table-cell office:value-type="float" office:value="43928">
                <text:p>43928</text:p>
              </table:table-cell>
              <table:table-cell office:value-type="float" office:value="5847.68116150179">
                <text:p>5847.68116150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9">
                <text:p>43929</text:p>
              </table:table-cell>
              <table:table-cell office:value-type="float" office:value="16170.9435559144">
                <text:p>16170.9435559144</text:p>
              </table:table-cell>
              <table:table-cell office:value-type="float" office:value="43929">
                <text:p>43929</text:p>
              </table:table-cell>
              <table:table-cell office:value-type="float" office:value="1533.50399697899">
                <text:p>1533.50399697899</text:p>
              </table:table-cell>
              <table:table-cell office:value-type="float" office:value="43929">
                <text:p>43929</text:p>
              </table:table-cell>
              <table:table-cell office:value-type="float" office:value="3469.44695195361">
                <text:p>3469.44695195361</text:p>
              </table:table-cell>
              <table:table-cell office:value-type="float" office:value="43929">
                <text:p>43929</text:p>
              </table:table-cell>
              <table:table-cell office:value-type="float" office:value="7601.98550995233">
                <text:p>7601.985509952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0">
                <text:p>43930</text:p>
              </table:table-cell>
              <table:table-cell office:value-type="float" office:value="21830.7738004844">
                <text:p>21830.7738004844</text:p>
              </table:table-cell>
              <table:table-cell office:value-type="float" office:value="43930">
                <text:p>43930</text:p>
              </table:table-cell>
              <table:table-cell office:value-type="float" office:value="1840.20479637479">
                <text:p>1840.20479637479</text:p>
              </table:table-cell>
              <table:table-cell office:value-type="float" office:value="43930">
                <text:p>43930</text:p>
              </table:table-cell>
              <table:table-cell office:value-type="float" office:value="4336.80868994202">
                <text:p>4336.80868994202</text:p>
              </table:table-cell>
              <table:table-cell office:value-type="float" office:value="43930">
                <text:p>43930</text:p>
              </table:table-cell>
              <table:table-cell office:value-type="float" office:value="9882.58116293802">
                <text:p>9882.581162938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1">
                <text:p>43931</text:p>
              </table:table-cell>
              <table:table-cell office:value-type="float" office:value="29471.544630654">
                <text:p>29471.544630654</text:p>
              </table:table-cell>
              <table:table-cell office:value-type="float" office:value="43931">
                <text:p>43931</text:p>
              </table:table-cell>
              <table:table-cell office:value-type="float" office:value="2208.24575564974">
                <text:p>2208.24575564974</text:p>
              </table:table-cell>
              <table:table-cell office:value-type="float" office:value="43931">
                <text:p>43931</text:p>
              </table:table-cell>
              <table:table-cell office:value-type="float" office:value="5421.01086242752">
                <text:p>5421.01086242752</text:p>
              </table:table-cell>
              <table:table-cell office:value-type="float" office:value="43931">
                <text:p>43931</text:p>
              </table:table-cell>
              <table:table-cell office:value-type="float" office:value="12847.3555118194">
                <text:p>12847.35551181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2">
                <text:p>43932</text:p>
              </table:table-cell>
              <table:table-cell office:value-type="float" office:value="39786.5852513829">
                <text:p>39786.5852513829</text:p>
              </table:table-cell>
              <table:table-cell office:value-type="float" office:value="43932">
                <text:p>43932</text:p>
              </table:table-cell>
              <table:table-cell office:value-type="float" office:value="2649.89490677969">
                <text:p>2649.89490677969</text:p>
              </table:table-cell>
              <table:table-cell office:value-type="float" office:value="43932">
                <text:p>43932</text:p>
              </table:table-cell>
              <table:table-cell office:value-type="float" office:value="6776.2635780344">
                <text:p>6776.2635780344</text:p>
              </table:table-cell>
              <table:table-cell office:value-type="float" office:value="43932">
                <text:p>43932</text:p>
              </table:table-cell>
              <table:table-cell office:value-type="float" office:value="16701.5621653653">
                <text:p>16701.56216536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3">
                <text:p>43933</text:p>
              </table:table-cell>
              <table:table-cell office:value-type="float" office:value="53711.8900893669">
                <text:p>53711.8900893669</text:p>
              </table:table-cell>
              <table:table-cell office:value-type="float" office:value="43933">
                <text:p>43933</text:p>
              </table:table-cell>
              <table:table-cell office:value-type="float" office:value="3179.87388813563">
                <text:p>3179.87388813563</text:p>
              </table:table-cell>
              <table:table-cell office:value-type="float" office:value="43933">
                <text:p>43933</text:p>
              </table:table-cell>
              <table:table-cell office:value-type="float" office:value="8470.329472543">
                <text:p>8470.329472543</text:p>
              </table:table-cell>
              <table:table-cell office:value-type="float" office:value="43933">
                <text:p>43933</text:p>
              </table:table-cell>
              <table:table-cell office:value-type="float" office:value="21712.0308149748">
                <text:p>21712.03081497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4">
                <text:p>43934</text:p>
              </table:table-cell>
              <table:table-cell office:value-type="float" office:value="72511.0516206454">
                <text:p>72511.0516206454</text:p>
              </table:table-cell>
              <table:table-cell office:value-type="float" office:value="43934">
                <text:p>43934</text:p>
              </table:table-cell>
              <table:table-cell office:value-type="float" office:value="3815.84866576276">
                <text:p>3815.84866576276</text:p>
              </table:table-cell>
              <table:table-cell office:value-type="float" office:value="43934">
                <text:p>43934</text:p>
              </table:table-cell>
              <table:table-cell office:value-type="float" office:value="10587.9118406788">
                <text:p>10587.9118406788</text:p>
              </table:table-cell>
              <table:table-cell office:value-type="float" office:value="43934">
                <text:p>43934</text:p>
              </table:table-cell>
              <table:table-cell office:value-type="float" office:value="28225.6400594673">
                <text:p>28225.64005946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5">
                <text:p>43935</text:p>
              </table:table-cell>
              <table:table-cell office:value-type="float" office:value="97889.9196878713">
                <text:p>97889.9196878713</text:p>
              </table:table-cell>
              <table:table-cell office:value-type="float" office:value="43935">
                <text:p>43935</text:p>
              </table:table-cell>
              <table:table-cell office:value-type="float" office:value="4579.01839891531">
                <text:p>4579.01839891531</text:p>
              </table:table-cell>
              <table:table-cell office:value-type="float" office:value="43935">
                <text:p>43935</text:p>
              </table:table-cell>
              <table:table-cell office:value-type="float" office:value="13234.8898008484">
                <text:p>13234.8898008484</text:p>
              </table:table-cell>
              <table:table-cell office:value-type="float" office:value="43935">
                <text:p>43935</text:p>
              </table:table-cell>
              <table:table-cell office:value-type="float" office:value="36693.3320773075">
                <text:p>36693.33207730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6">
                <text:p>43936</text:p>
              </table:table-cell>
              <table:table-cell office:value-type="float" office:value="132151.391578626">
                <text:p>132151.391578626</text:p>
              </table:table-cell>
              <table:table-cell office:value-type="float" office:value="43936">
                <text:p>43936</text:p>
              </table:table-cell>
              <table:table-cell office:value-type="float" office:value="5494.82207869837">
                <text:p>5494.82207869837</text:p>
              </table:table-cell>
              <table:table-cell office:value-type="float" office:value="43936">
                <text:p>43936</text:p>
              </table:table-cell>
              <table:table-cell office:value-type="float" office:value="16543.6122510606">
                <text:p>16543.6122510606</text:p>
              </table:table-cell>
              <table:table-cell office:value-type="float" office:value="43936">
                <text:p>43936</text:p>
              </table:table-cell>
              <table:table-cell office:value-type="float" office:value="47701.3317004997">
                <text:p>47701.33170049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7">
                <text:p>43937</text:p>
              </table:table-cell>
              <table:table-cell office:value-type="float" office:value="178404.378631145">
                <text:p>178404.378631145</text:p>
              </table:table-cell>
              <table:table-cell office:value-type="float" office:value="43937">
                <text:p>43937</text:p>
              </table:table-cell>
              <table:table-cell office:value-type="float" office:value="6593.78649443804">
                <text:p>6593.78649443804</text:p>
              </table:table-cell>
              <table:table-cell office:value-type="float" office:value="43937">
                <text:p>43937</text:p>
              </table:table-cell>
              <table:table-cell office:value-type="float" office:value="20679.5153138257">
                <text:p>20679.5153138257</text:p>
              </table:table-cell>
              <table:table-cell office:value-type="float" office:value="43937">
                <text:p>43937</text:p>
              </table:table-cell>
              <table:table-cell office:value-type="float" office:value="62011.7312106497">
                <text:p>62011.73121064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8">
                <text:p>43938</text:p>
              </table:table-cell>
              <table:table-cell office:value-type="float" office:value="240845.911152046">
                <text:p>240845.911152046</text:p>
              </table:table-cell>
              <table:table-cell office:value-type="float" office:value="43938">
                <text:p>43938</text:p>
              </table:table-cell>
              <table:table-cell office:value-type="float" office:value="7912.54379332565">
                <text:p>7912.54379332565</text:p>
              </table:table-cell>
              <table:table-cell office:value-type="float" office:value="43938">
                <text:p>43938</text:p>
              </table:table-cell>
              <table:table-cell office:value-type="float" office:value="25849.3941422821">
                <text:p>25849.3941422821</text:p>
              </table:table-cell>
              <table:table-cell office:value-type="float" office:value="43938">
                <text:p>43938</text:p>
              </table:table-cell>
              <table:table-cell office:value-type="float" office:value="80615.2505738446">
                <text:p>80615.25057384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9">
                <text:p>43939</text:p>
              </table:table-cell>
              <table:table-cell office:value-type="float" office:value="325141.980055263">
                <text:p>325141.980055263</text:p>
              </table:table-cell>
              <table:table-cell office:value-type="float" office:value="43939">
                <text:p>43939</text:p>
              </table:table-cell>
              <table:table-cell office:value-type="float" office:value="9495.05255199078">
                <text:p>9495.05255199078</text:p>
              </table:table-cell>
              <table:table-cell office:value-type="float" office:value="43939">
                <text:p>43939</text:p>
              </table:table-cell>
              <table:table-cell office:value-type="float" office:value="32311.7426778526">
                <text:p>32311.7426778526</text:p>
              </table:table-cell>
              <table:table-cell office:value-type="float" office:value="43939">
                <text:p>43939</text:p>
              </table:table-cell>
              <table:table-cell office:value-type="float" office:value="104799.825745998">
                <text:p>104799.8257459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0">
                <text:p>43940</text:p>
              </table:table-cell>
              <table:table-cell office:value-type="float" office:value="438941.673074605">
                <text:p>438941.673074605</text:p>
              </table:table-cell>
              <table:table-cell office:value-type="float" office:value="43940">
                <text:p>43940</text:p>
              </table:table-cell>
              <table:table-cell office:value-type="float" office:value="11394.0630623889">
                <text:p>11394.0630623889</text:p>
              </table:table-cell>
              <table:table-cell office:value-type="float" office:value="43940">
                <text:p>43940</text:p>
              </table:table-cell>
              <table:table-cell office:value-type="float" office:value="40389.6783473158">
                <text:p>40389.6783473158</text:p>
              </table:table-cell>
              <table:table-cell office:value-type="float" office:value="43940">
                <text:p>43940</text:p>
              </table:table-cell>
              <table:table-cell office:value-type="float" office:value="136239.773469797">
                <text:p>136239.7734697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1">
                <text:p>43941</text:p>
              </table:table-cell>
              <table:table-cell office:value-type="float" office:value="592571.258650716">
                <text:p>592571.258650716</text:p>
              </table:table-cell>
              <table:table-cell office:value-type="float" office:value="43941">
                <text:p>43941</text:p>
              </table:table-cell>
              <table:table-cell office:value-type="float" office:value="13672.8756748667">
                <text:p>13672.8756748667</text:p>
              </table:table-cell>
              <table:table-cell office:value-type="float" office:value="43941">
                <text:p>43941</text:p>
              </table:table-cell>
              <table:table-cell office:value-type="float" office:value="50487.0979341448">
                <text:p>50487.0979341448</text:p>
              </table:table-cell>
              <table:table-cell office:value-type="float" office:value="43941">
                <text:p>43941</text:p>
              </table:table-cell>
              <table:table-cell office:value-type="float" office:value="177111.705510737">
                <text:p>177111.7055107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2">
                <text:p>43942</text:p>
              </table:table-cell>
              <table:table-cell office:value-type="float" office:value="799971.199178467">
                <text:p>799971.199178467</text:p>
              </table:table-cell>
              <table:table-cell office:value-type="float" office:value="43942">
                <text:p>43942</text:p>
              </table:table-cell>
              <table:table-cell office:value-type="float" office:value="16407.4508098401">
                <text:p>16407.4508098401</text:p>
              </table:table-cell>
              <table:table-cell office:value-type="float" office:value="43942">
                <text:p>43942</text:p>
              </table:table-cell>
              <table:table-cell office:value-type="float" office:value="63108.8724176809">
                <text:p>63108.8724176809</text:p>
              </table:table-cell>
              <table:table-cell office:value-type="float" office:value="43942">
                <text:p>43942</text:p>
              </table:table-cell>
              <table:table-cell office:value-type="float" office:value="230245.217163958">
                <text:p>230245.2171639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3">
                <text:p>43943</text:p>
              </table:table-cell>
              <table:table-cell office:value-type="float" office:value="1079961.11889093">
                <text:p>1079961.11889093</text:p>
              </table:table-cell>
              <table:table-cell office:value-type="float" office:value="43943">
                <text:p>43943</text:p>
              </table:table-cell>
              <table:table-cell office:value-type="float" office:value="19688.9409718081">
                <text:p>19688.9409718081</text:p>
              </table:table-cell>
              <table:table-cell office:value-type="float" office:value="43943">
                <text:p>43943</text:p>
              </table:table-cell>
              <table:table-cell office:value-type="float" office:value="78886.0905221012">
                <text:p>78886.0905221012</text:p>
              </table:table-cell>
              <table:table-cell office:value-type="float" office:value="43943">
                <text:p>43943</text:p>
              </table:table-cell>
              <table:table-cell office:value-type="float" office:value="299318.782313145">
                <text:p>299318.7823131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4">
                <text:p>43944</text:p>
              </table:table-cell>
              <table:table-cell office:value-type="float" office:value="1457947.51050276">
                <text:p>1457947.51050276</text:p>
              </table:table-cell>
              <table:table-cell office:value-type="float" office:value="43944">
                <text:p>43944</text:p>
              </table:table-cell>
              <table:table-cell office:value-type="float" office:value="23626.7291661697">
                <text:p>23626.7291661697</text:p>
              </table:table-cell>
              <table:table-cell office:value-type="float" office:value="43944">
                <text:p>43944</text:p>
              </table:table-cell>
              <table:table-cell office:value-type="float" office:value="98607.6131526265">
                <text:p>98607.6131526265</text:p>
              </table:table-cell>
              <table:table-cell office:value-type="float" office:value="43944">
                <text:p>43944</text:p>
              </table:table-cell>
              <table:table-cell office:value-type="float" office:value="389114.417007088">
                <text:p>389114.4170070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5">
                <text:p>43945</text:p>
              </table:table-cell>
              <table:table-cell office:value-type="float" office:value="1968229.13917872">
                <text:p>1968229.13917872</text:p>
              </table:table-cell>
              <table:table-cell office:value-type="float" office:value="43945">
                <text:p>43945</text:p>
              </table:table-cell>
              <table:table-cell office:value-type="float" office:value="28352.0749994036">
                <text:p>28352.0749994036</text:p>
              </table:table-cell>
              <table:table-cell office:value-type="float" office:value="43945">
                <text:p>43945</text:p>
              </table:table-cell>
              <table:table-cell office:value-type="float" office:value="123259.516440783">
                <text:p>123259.516440783</text:p>
              </table:table-cell>
              <table:table-cell office:value-type="float" office:value="43945">
                <text:p>43945</text:p>
              </table:table-cell>
              <table:table-cell office:value-type="float" office:value="505848.742109215">
                <text:p>505848.7421092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6">
                <text:p>43946</text:p>
              </table:table-cell>
              <table:table-cell office:value-type="float" office:value="2657109.33789127">
                <text:p>2657109.33789127</text:p>
              </table:table-cell>
              <table:table-cell office:value-type="float" office:value="43946">
                <text:p>43946</text:p>
              </table:table-cell>
              <table:table-cell office:value-type="float" office:value="34022.4899992844">
                <text:p>34022.4899992844</text:p>
              </table:table-cell>
              <table:table-cell office:value-type="float" office:value="43946">
                <text:p>43946</text:p>
              </table:table-cell>
              <table:table-cell office:value-type="float" office:value="154074.395550979">
                <text:p>154074.395550979</text:p>
              </table:table-cell>
              <table:table-cell office:value-type="float" office:value="43946">
                <text:p>43946</text:p>
              </table:table-cell>
              <table:table-cell office:value-type="float" office:value="657603.364741979">
                <text:p>657603.364741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7">
                <text:p>43947</text:p>
              </table:table-cell>
              <table:table-cell office:value-type="float" office:value="3587097.60615322">
                <text:p>3587097.60615322</text:p>
              </table:table-cell>
              <table:table-cell office:value-type="float" office:value="43947">
                <text:p>43947</text:p>
              </table:table-cell>
              <table:table-cell office:value-type="float" office:value="40826.9879991413">
                <text:p>40826.9879991413</text:p>
              </table:table-cell>
              <table:table-cell office:value-type="float" office:value="43947">
                <text:p>43947</text:p>
              </table:table-cell>
              <table:table-cell office:value-type="float" office:value="192592.994438724">
                <text:p>192592.994438724</text:p>
              </table:table-cell>
              <table:table-cell office:value-type="float" office:value="43947">
                <text:p>43947</text:p>
              </table:table-cell>
              <table:table-cell office:value-type="float" office:value="854884.374164573">
                <text:p>854884.3741645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8">
                <text:p>43948</text:p>
              </table:table-cell>
              <table:table-cell office:value-type="float" office:value="4842581.76830685">
                <text:p>4842581.76830685</text:p>
              </table:table-cell>
              <table:table-cell office:value-type="float" office:value="43948">
                <text:p>43948</text:p>
              </table:table-cell>
              <table:table-cell office:value-type="float" office:value="48992.3855989695">
                <text:p>48992.3855989695</text:p>
              </table:table-cell>
              <table:table-cell office:value-type="float" office:value="43948">
                <text:p>43948</text:p>
              </table:table-cell>
              <table:table-cell office:value-type="float" office:value="240741.243048404">
                <text:p>240741.243048404</text:p>
              </table:table-cell>
              <table:table-cell office:value-type="float" office:value="43948">
                <text:p>43948</text:p>
              </table:table-cell>
              <table:table-cell office:value-type="float" office:value="1111349.68641394">
                <text:p>1111349.68641394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81cm" svg:height="14.48cm" xlink:href=".." xlink:type="simple" chart:class="chart:scatter" chart:column-mapping="0" chart:style-name="ch1">
        <chart:title svg:x="9.495cm" svg:y="0.456cm" chart:style-name="ch2">
          <text:p>Risk of Someone is infetcted</text:p>
        </chart:title>
        <chart:subtitle svg:x="8.341cm" svg:y="1.487cm" chart:style-name="ch3">
          <text:p>18/3/2020  1 : 2500 people in France is infected</text:p>
        </chart:subtitle>
        <chart:legend chart:legend-position="end" svg:x="17.208cm" svg:y="3.857cm" style:legend-expansion="custom" chartooo:width="2.444cm" chartooo:height="0.589cm" style:legend-expansion-aspect-ratio="4.14940577249576" chart:style-name="ch4"/>
        <chart:plot-area chart:style-name="ch5" table:cell-range-address="France.B7:France.B40 France.H6:France.H40" chart:data-source-has-labels="both" svg:x="0.425cm" svg:y="1.854cm" svg:width="23.379cm" svg:height="12.356cm">
          <chartooo:coordinate-region svg:x="2.486cm" svg:y="2.059cm" svg:width="20.382cm" svg:height="11.492cm"/>
          <chart:axis chart:dimension="x" chart:name="primary-x" chart:style-name="ch6" chartooo:axis-type="auto">
            <chart:categories table:cell-range-address="France.B7:France.B4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France.H7:France.H40" chart:label-cell-address="France.H6:France.H6" chart:class="chart:scatter">
            <chart:domain table:cell-range-address="France.B7:France.B40"/>
            <chart:data-point chart:repeated="3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Risk France</text:p>
                <draw:g>
                  <svg:desc>France.H6:France.H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France.B7:France.B40</svg:desc>
                </draw:g>
              </table:table-cell>
              <table:table-cell office:value-type="float" office:value="NaN">
                <text:p>NaN</text:p>
                <draw:g>
                  <svg:desc>France.B7:France.B40</svg:desc>
                </draw:g>
              </table:table-cell>
              <table:table-cell office:value-type="float" office:value="NaN">
                <text:p>NaN</text:p>
                <draw:g>
                  <svg:desc>France.H7:France.H40</svg:desc>
                </draw:g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43876">
                <text:p>43876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77">
                <text:p>43877</text:p>
              </table:table-cell>
              <table:table-cell office:value-type="float" office:value="43877">
                <text:p>43877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78">
                <text:p>43878</text:p>
              </table:table-cell>
              <table:table-cell office:value-type="float" office:value="43878">
                <text:p>43878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79">
                <text:p>43879</text:p>
              </table:table-cell>
              <table:table-cell office:value-type="float" office:value="43879">
                <text:p>43879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0">
                <text:p>43880</text:p>
              </table:table-cell>
              <table:table-cell office:value-type="float" office:value="43880">
                <text:p>43880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1">
                <text:p>43881</text:p>
              </table:table-cell>
              <table:table-cell office:value-type="float" office:value="43881">
                <text:p>43881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43882">
                <text:p>43882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43883">
                <text:p>43883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43884">
                <text:p>43884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43885">
                <text:p>43885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43886">
                <text:p>43886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43887">
                <text:p>43887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43888">
                <text:p>43888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43889">
                <text:p>43889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43890">
                <text:p>43890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43891">
                <text:p>43891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43892">
                <text:p>43892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43893">
                <text:p>43893</text:p>
              </table:table-cell>
              <table:table-cell office:value-type="float" office:value="125000">
                <text:p>125000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43894">
                <text:p>43894</text:p>
              </table:table-cell>
              <table:table-cell office:value-type="float" office:value="93750">
                <text:p>93750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43895">
                <text:p>43895</text:p>
              </table:table-cell>
              <table:table-cell office:value-type="float" office:value="93750">
                <text:p>93750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3896">
                <text:p>43896</text:p>
              </table:table-cell>
              <table:table-cell office:value-type="float" office:value="53571.4285714286">
                <text:p>53571.4285714286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3897">
                <text:p>43897</text:p>
              </table:table-cell>
              <table:table-cell office:value-type="float" office:value="41666.6666666667">
                <text:p>41666.6666666667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37500">
                <text:p>37500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19736.8421052632">
                <text:p>19736.842105263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12500">
                <text:p>1250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11363.6363636364">
                <text:p>11363.636363636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7812.5">
                <text:p>7812.5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6147.54098360656">
                <text:p>6147.54098360656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4746.83544303798">
                <text:p>4746.83544303798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4120.87912087912">
                <text:p>4120.8791208791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2952.75590551181">
                <text:p>2952.75590551181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2533.78378378378">
                <text:p>2533.78378378378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8">
                <text:p>43908</text:p>
              </table:table-cell>
              <table:table-cell office:value-type="float" office:value="2142.85714285714">
                <text:p>2142.857142857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5cm" svg:height="13.969cm" xlink:href=".." xlink:type="simple" chart:class="chart:scatter" chart:column-mapping="0" chart:style-name="ch1">
        <chart:title svg:x="9.944cm" svg:y="0.415cm" chart:style-name="ch2">
          <text:p>Risk that Someone is infected UK</text:p>
        </chart:title>
        <chart:subtitle svg:x="11.169cm" svg:y="1.467cm" chart:style-name="ch3">
          <text:p>1 in 3640   as of 18/3/2020</text:p>
        </chart:subtitle>
        <chart:plot-area chart:style-name="ch4" table:cell-range-address="'UK -'.C29:'UK -'.C42 'UK -'.I29:'UK -'.I42" chart:data-source-has-labels="column" svg:x="1.531cm" svg:y="2.417cm" svg:width="24.934cm" svg:height="10.312cm">
          <chartooo:coordinate-region svg:x="3.388cm" svg:y="2.623cm" svg:width="21.937cm" svg:height="9.447cm"/>
          <chart:axis chart:dimension="x" chart:name="primary-x" chart:style-name="ch5" chartooo:axis-type="auto">
            <chart:title svg:x="13.605cm" svg:y="13.008cm" chart:style-name="ch6">
              <text:p>Date</text:p>
            </chart:title>
            <chart:categories table:cell-range-address="'UK -'.C29:'UK -'.C42"/>
          </chart:axis>
          <chart:axis chart:dimension="y" chart:name="primary-y" chart:style-name="ch7">
            <chart:title svg:x="0.451cm" svg:y="10.448cm" chart:style-name="ch8">
              <text:p>Number of people to meet to be infected</text:p>
            </chart:title>
            <chart:grid chart:style-name="ch9" chart:class="major"/>
          </chart:axis>
          <chart:series chart:style-name="ch10" chart:values-cell-range-address="'UK -'.I29:'UK -'.I42" chart:class="chart:scatter">
            <chart:domain table:cell-range-address="'UK -'.C29:'UK -'.C42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187500">
                <text:p>187500</text:p>
                <draw:g>
                  <svg:desc>'UK -'.I29:'UK -'.I42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3897">
                <text:p>43897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125000">
                <text:p>125000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75000">
                <text:p>7500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62500">
                <text:p>6250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46875">
                <text:p>46875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37500">
                <text:p>3750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34090.9090909091">
                <text:p>34090.9090909091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17857.1428571429">
                <text:p>17857.1428571429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10714.2857142857">
                <text:p>10714.285714285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6818.18181818182">
                <text:p>6818.18181818182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5281.69014084507">
                <text:p>5281.69014084507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8">
                <text:p>43908</text:p>
              </table:table-cell>
              <table:table-cell office:value-type="float" office:value="3605.76923076923">
                <text:p>3605.76923076923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3909">
                <text:p>43909</text:p>
              </table:table-cell>
              <table:table-cell office:value-type="float" office:value="2604.16666666667">
                <text:p>2604.1666666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5cm" svg:height="13.969cm" xlink:href=".." xlink:type="simple" chart:class="chart:scatter" chart:column-mapping="0" chart:style-name="ch1">
        <chart:title svg:x="9.944cm" svg:y="0.415cm" chart:style-name="ch2">
          <text:p>Risk that Someone is infected UK</text:p>
        </chart:title>
        <chart:subtitle svg:x="11.169cm" svg:y="1.467cm" chart:style-name="ch3">
          <text:p>1 in 3640   as of 18/3/2020</text:p>
        </chart:subtitle>
        <chart:plot-area chart:style-name="ch4" table:cell-range-address="'UK -'.C29:'UK -'.C42 'UK -'.I29:'UK -'.I42" chart:data-source-has-labels="column" svg:x="1.531cm" svg:y="2.417cm" svg:width="24.934cm" svg:height="10.312cm">
          <chartooo:coordinate-region svg:x="3.592cm" svg:y="2.623cm" svg:width="21.645cm" svg:height="9.447cm"/>
          <chart:axis chart:dimension="x" chart:name="primary-x" chart:style-name="ch5" chartooo:axis-type="auto">
            <chart:title svg:x="13.605cm" svg:y="13.008cm" chart:style-name="ch6">
              <text:p>Date</text:p>
            </chart:title>
            <chart:categories table:cell-range-address="'UK -'.C29:'UK -'.C42"/>
          </chart:axis>
          <chart:axis chart:dimension="y" chart:name="primary-y" chart:style-name="ch7">
            <chart:title svg:x="0.451cm" svg:y="10.448cm" chart:style-name="ch8">
              <text:p>Number of people to meet to be infected</text:p>
            </chart:title>
            <chart:grid chart:style-name="ch9" chart:class="major"/>
          </chart:axis>
          <chart:series chart:style-name="ch10" chart:values-cell-range-address="'UK -'.I29:'UK -'.I42" chart:class="chart:scatter">
            <chart:domain table:cell-range-address="'UK -'.C29:'UK -'.C42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187500">
                <text:p>187500</text:p>
                <draw:g>
                  <svg:desc>'UK -'.I29:'UK -'.I42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3897">
                <text:p>43897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125000">
                <text:p>125000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75000">
                <text:p>7500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62500">
                <text:p>6250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46875">
                <text:p>46875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37500">
                <text:p>3750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34090.9090909091">
                <text:p>34090.9090909091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17857.1428571429">
                <text:p>17857.1428571429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10714.2857142857">
                <text:p>10714.285714285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6818.18181818182">
                <text:p>6818.18181818182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5281.69014084507">
                <text:p>5281.69014084507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8">
                <text:p>43908</text:p>
              </table:table-cell>
              <table:table-cell office:value-type="float" office:value="3605.76923076923">
                <text:p>3605.76923076923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3909">
                <text:p>43909</text:p>
              </table:table-cell>
              <table:table-cell office:value-type="float" office:value="2604.16666666667">
                <text:p>2604.16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324cm" svg:height="15.369cm" xlink:href=".." xlink:type="simple" chart:class="chart:scatter" chart:column-mapping="0" chart:style-name="ch1">
        <chart:title svg:x="9.973cm" svg:y="0.443cm" chart:style-name="ch2">
          <text:p>Covid-19 Risk Factor predicted UK</text:p>
        </chart:title>
        <chart:subtitle svg:x="10.468cm" svg:y="1.523cm" chart:style-name="ch3">
          <text:p>1.2 increase per day, 4 day doubling.</text:p>
        </chart:subtitle>
        <chart:plot-area chart:style-name="ch4" table:cell-range-address="'UK -'.C42:'UK -'.C81 'UK -'.K42:'UK -'.K81" chart:data-source-has-labels="column" svg:x="1.537cm" svg:y="2.501cm" svg:width="25.241cm" svg:height="11.6cm">
          <chartooo:coordinate-region svg:x="3.189cm" svg:y="2.706cm" svg:width="22.653cm" svg:height="10.736cm"/>
          <chart:axis chart:dimension="x" chart:name="primary-x" chart:style-name="ch5" chartooo:axis-type="auto">
            <chart:title svg:x="13.764cm" svg:y="14.408cm" chart:style-name="ch6">
              <text:p>Date</text:p>
            </chart:title>
            <chart:categories table:cell-range-address="'UK -'.C42:'UK -'.C81"/>
          </chart:axis>
          <chart:axis chart:dimension="y" chart:name="primary-y" chart:style-name="ch7">
            <chart:title svg:x="0.451cm" svg:y="11.219cm" chart:style-name="ch8">
              <text:p>Number of people to meet to get infected</text:p>
            </chart:title>
            <chart:grid chart:style-name="ch9" chart:class="major"/>
          </chart:axis>
          <chart:series chart:style-name="ch10" chart:values-cell-range-address="'UK -'.K42:'UK -'.K81" chart:class="chart:scatter">
            <chart:domain table:cell-range-address="'UK -'.C42:'UK -'.C81"/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3004.80769230769">
                <text:p>3004.80769230769</text:p>
                <draw:g>
                  <svg:desc>'UK -'.K42:'UK -'.K81</svg:desc>
                </draw:g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910">
                <text:p>43910</text:p>
              </table:table-cell>
              <table:table-cell office:value-type="float" office:value="2170.13888888889">
                <text:p>2170.13888888889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911">
                <text:p>43911</text:p>
              </table:table-cell>
              <table:table-cell office:value-type="float" office:value="1808.44907407407">
                <text:p>1808.44907407407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912">
                <text:p>43912</text:p>
              </table:table-cell>
              <table:table-cell office:value-type="float" office:value="1507.04089506173">
                <text:p>1507.04089506173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13">
                <text:p>43913</text:p>
              </table:table-cell>
              <table:table-cell office:value-type="float" office:value="1255.86741255144">
                <text:p>1255.867412551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14">
                <text:p>43914</text:p>
              </table:table-cell>
              <table:table-cell office:value-type="float" office:value="1046.5561771262">
                <text:p>1046.5561771262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15">
                <text:p>43915</text:p>
              </table:table-cell>
              <table:table-cell office:value-type="float" office:value="872.130147605167">
                <text:p>872.130147605167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16">
                <text:p>43916</text:p>
              </table:table-cell>
              <table:table-cell office:value-type="float" office:value="726.775123004306">
                <text:p>726.775123004306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17">
                <text:p>43917</text:p>
              </table:table-cell>
              <table:table-cell office:value-type="float" office:value="605.645935836922">
                <text:p>605.645935836922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18">
                <text:p>43918</text:p>
              </table:table-cell>
              <table:table-cell office:value-type="float" office:value="504.704946530768">
                <text:p>504.704946530768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19">
                <text:p>43919</text:p>
              </table:table-cell>
              <table:table-cell office:value-type="float" office:value="420.587455442307">
                <text:p>420.58745544230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20">
                <text:p>43920</text:p>
              </table:table-cell>
              <table:table-cell office:value-type="float" office:value="350.489546201922">
                <text:p>350.48954620192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21">
                <text:p>43921</text:p>
              </table:table-cell>
              <table:table-cell office:value-type="float" office:value="292.074621834935">
                <text:p>292.0746218349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22">
                <text:p>43922</text:p>
              </table:table-cell>
              <table:table-cell office:value-type="float" office:value="243.395518195779">
                <text:p>243.395518195779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3923">
                <text:p>43923</text:p>
              </table:table-cell>
              <table:table-cell office:value-type="float" office:value="202.829598496483">
                <text:p>202.829598496483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3924">
                <text:p>43924</text:p>
              </table:table-cell>
              <table:table-cell office:value-type="float" office:value="169.024665413736">
                <text:p>169.024665413736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3925">
                <text:p>43925</text:p>
              </table:table-cell>
              <table:table-cell office:value-type="float" office:value="140.85388784478">
                <text:p>140.85388784478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43926">
                <text:p>43926</text:p>
              </table:table-cell>
              <table:table-cell office:value-type="float" office:value="117.37823987065">
                <text:p>117.37823987065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43927">
                <text:p>43927</text:p>
              </table:table-cell>
              <table:table-cell office:value-type="float" office:value="97.8151998922082">
                <text:p>97.8151998922082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43928">
                <text:p>43928</text:p>
              </table:table-cell>
              <table:table-cell office:value-type="float" office:value="81.5126665768401">
                <text:p>81.512666576840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3929">
                <text:p>43929</text:p>
              </table:table-cell>
              <table:table-cell office:value-type="float" office:value="67.9272221473668">
                <text:p>67.9272221473668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3930">
                <text:p>43930</text:p>
              </table:table-cell>
              <table:table-cell office:value-type="float" office:value="56.606018456139">
                <text:p>56.606018456139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3931">
                <text:p>43931</text:p>
              </table:table-cell>
              <table:table-cell office:value-type="float" office:value="47.1716820467825">
                <text:p>47.171682046782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3932">
                <text:p>43932</text:p>
              </table:table-cell>
              <table:table-cell office:value-type="float" office:value="39.3097350389854">
                <text:p>39.309735038985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43933">
                <text:p>43933</text:p>
              </table:table-cell>
              <table:table-cell office:value-type="float" office:value="32.7581125324878">
                <text:p>32.7581125324878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3934">
                <text:p>43934</text:p>
              </table:table-cell>
              <table:table-cell office:value-type="float" office:value="27.2984271104065">
                <text:p>27.298427110406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3935">
                <text:p>43935</text:p>
              </table:table-cell>
              <table:table-cell office:value-type="float" office:value="22.7486892586721">
                <text:p>22.748689258672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3936">
                <text:p>43936</text:p>
              </table:table-cell>
              <table:table-cell office:value-type="float" office:value="18.9572410488934">
                <text:p>18.957241048893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43937">
                <text:p>43937</text:p>
              </table:table-cell>
              <table:table-cell office:value-type="float" office:value="15.7977008740779">
                <text:p>15.797700874077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3938">
                <text:p>43938</text:p>
              </table:table-cell>
              <table:table-cell office:value-type="float" office:value="13.1647507283982">
                <text:p>13.1647507283982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3939">
                <text:p>43939</text:p>
              </table:table-cell>
              <table:table-cell office:value-type="float" office:value="10.9706256069985">
                <text:p>10.970625606998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3940">
                <text:p>43940</text:p>
              </table:table-cell>
              <table:table-cell office:value-type="float" office:value="9.1421880058321">
                <text:p>9.1421880058321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3941">
                <text:p>43941</text:p>
              </table:table-cell>
              <table:table-cell office:value-type="float" office:value="7.61849000486008">
                <text:p>7.618490004860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3942">
                <text:p>43942</text:p>
              </table:table-cell>
              <table:table-cell office:value-type="float" office:value="6.34874167071673">
                <text:p>6.3487416707167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3943">
                <text:p>43943</text:p>
              </table:table-cell>
              <table:table-cell office:value-type="float" office:value="5.29061805893061">
                <text:p>5.2906180589306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43944">
                <text:p>43944</text:p>
              </table:table-cell>
              <table:table-cell office:value-type="float" office:value="4.40884838244218">
                <text:p>4.40884838244218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43945">
                <text:p>43945</text:p>
              </table:table-cell>
              <table:table-cell office:value-type="float" office:value="3.67404031870181">
                <text:p>3.67404031870181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43946">
                <text:p>43946</text:p>
              </table:table-cell>
              <table:table-cell office:value-type="float" office:value="3.06170026558484">
                <text:p>3.06170026558484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43947">
                <text:p>43947</text:p>
              </table:table-cell>
              <table:table-cell office:value-type="float" office:value="2.55141688798737">
                <text:p>2.55141688798737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43948">
                <text:p>43948</text:p>
              </table:table-cell>
              <table:table-cell office:value-type="float" office:value="2.12618073998948">
                <text:p>2.1261807399894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324cm" svg:height="15.369cm" xlink:href=".." xlink:type="simple" chart:class="chart:scatter" chart:column-mapping="0" chart:style-name="ch1">
        <chart:title svg:x="9.973cm" svg:y="0.443cm" chart:style-name="ch2">
          <text:p>Covid-19 Risk Factor predicted UK</text:p>
        </chart:title>
        <chart:subtitle svg:x="10.468cm" svg:y="1.523cm" chart:style-name="ch3">
          <text:p>1.2 increase per day, 4 day doubling.</text:p>
        </chart:subtitle>
        <chart:plot-area chart:style-name="ch4" table:cell-range-address="'UK -'.C42:'UK -'.C81 'UK -'.K42:'UK -'.K81" chart:data-source-has-labels="column" svg:x="1.537cm" svg:y="2.501cm" svg:width="25.241cm" svg:height="11.6cm">
          <chartooo:coordinate-region svg:x="2.897cm" svg:y="2.706cm" svg:width="22.448cm" svg:height="10.736cm"/>
          <chart:axis chart:dimension="x" chart:name="primary-x" chart:style-name="ch5" chartooo:axis-type="auto">
            <chart:title svg:x="13.764cm" svg:y="14.408cm" chart:style-name="ch6">
              <text:p>Date</text:p>
            </chart:title>
            <chart:categories table:cell-range-address="'UK -'.C42:'UK -'.C81"/>
          </chart:axis>
          <chart:axis chart:dimension="y" chart:name="primary-y" chart:style-name="ch7">
            <chart:title svg:x="0.451cm" svg:y="11.219cm" chart:style-name="ch8">
              <text:p>Number of people to meet to get infected</text:p>
            </chart:title>
            <chart:grid chart:style-name="ch9" chart:class="major"/>
          </chart:axis>
          <chart:series chart:style-name="ch10" chart:values-cell-range-address="'UK -'.K42:'UK -'.K81" chart:class="chart:scatter">
            <chart:domain table:cell-range-address="'UK -'.C42:'UK -'.C81"/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3004.80769230769">
                <text:p>3004.80769230769</text:p>
                <draw:g>
                  <svg:desc>'UK -'.K42:'UK -'.K81</svg:desc>
                </draw:g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910">
                <text:p>43910</text:p>
              </table:table-cell>
              <table:table-cell office:value-type="float" office:value="2170.13888888889">
                <text:p>2170.13888888889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911">
                <text:p>43911</text:p>
              </table:table-cell>
              <table:table-cell office:value-type="float" office:value="1808.44907407407">
                <text:p>1808.44907407407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912">
                <text:p>43912</text:p>
              </table:table-cell>
              <table:table-cell office:value-type="float" office:value="1507.04089506173">
                <text:p>1507.04089506173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13">
                <text:p>43913</text:p>
              </table:table-cell>
              <table:table-cell office:value-type="float" office:value="1255.86741255144">
                <text:p>1255.867412551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14">
                <text:p>43914</text:p>
              </table:table-cell>
              <table:table-cell office:value-type="float" office:value="1046.5561771262">
                <text:p>1046.5561771262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15">
                <text:p>43915</text:p>
              </table:table-cell>
              <table:table-cell office:value-type="float" office:value="872.130147605167">
                <text:p>872.130147605167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16">
                <text:p>43916</text:p>
              </table:table-cell>
              <table:table-cell office:value-type="float" office:value="726.775123004306">
                <text:p>726.775123004306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17">
                <text:p>43917</text:p>
              </table:table-cell>
              <table:table-cell office:value-type="float" office:value="605.645935836922">
                <text:p>605.645935836922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18">
                <text:p>43918</text:p>
              </table:table-cell>
              <table:table-cell office:value-type="float" office:value="504.704946530768">
                <text:p>504.704946530768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19">
                <text:p>43919</text:p>
              </table:table-cell>
              <table:table-cell office:value-type="float" office:value="420.587455442307">
                <text:p>420.58745544230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20">
                <text:p>43920</text:p>
              </table:table-cell>
              <table:table-cell office:value-type="float" office:value="350.489546201922">
                <text:p>350.48954620192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21">
                <text:p>43921</text:p>
              </table:table-cell>
              <table:table-cell office:value-type="float" office:value="292.074621834935">
                <text:p>292.0746218349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22">
                <text:p>43922</text:p>
              </table:table-cell>
              <table:table-cell office:value-type="float" office:value="243.395518195779">
                <text:p>243.395518195779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3923">
                <text:p>43923</text:p>
              </table:table-cell>
              <table:table-cell office:value-type="float" office:value="202.829598496483">
                <text:p>202.829598496483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3924">
                <text:p>43924</text:p>
              </table:table-cell>
              <table:table-cell office:value-type="float" office:value="169.024665413736">
                <text:p>169.024665413736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3925">
                <text:p>43925</text:p>
              </table:table-cell>
              <table:table-cell office:value-type="float" office:value="140.85388784478">
                <text:p>140.85388784478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43926">
                <text:p>43926</text:p>
              </table:table-cell>
              <table:table-cell office:value-type="float" office:value="117.37823987065">
                <text:p>117.37823987065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43927">
                <text:p>43927</text:p>
              </table:table-cell>
              <table:table-cell office:value-type="float" office:value="97.8151998922082">
                <text:p>97.8151998922082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43928">
                <text:p>43928</text:p>
              </table:table-cell>
              <table:table-cell office:value-type="float" office:value="81.5126665768401">
                <text:p>81.512666576840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3929">
                <text:p>43929</text:p>
              </table:table-cell>
              <table:table-cell office:value-type="float" office:value="67.9272221473668">
                <text:p>67.9272221473668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3930">
                <text:p>43930</text:p>
              </table:table-cell>
              <table:table-cell office:value-type="float" office:value="56.606018456139">
                <text:p>56.606018456139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3931">
                <text:p>43931</text:p>
              </table:table-cell>
              <table:table-cell office:value-type="float" office:value="47.1716820467825">
                <text:p>47.171682046782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3932">
                <text:p>43932</text:p>
              </table:table-cell>
              <table:table-cell office:value-type="float" office:value="39.3097350389854">
                <text:p>39.309735038985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43933">
                <text:p>43933</text:p>
              </table:table-cell>
              <table:table-cell office:value-type="float" office:value="32.7581125324878">
                <text:p>32.7581125324878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3934">
                <text:p>43934</text:p>
              </table:table-cell>
              <table:table-cell office:value-type="float" office:value="27.2984271104065">
                <text:p>27.298427110406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3935">
                <text:p>43935</text:p>
              </table:table-cell>
              <table:table-cell office:value-type="float" office:value="22.7486892586721">
                <text:p>22.748689258672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3936">
                <text:p>43936</text:p>
              </table:table-cell>
              <table:table-cell office:value-type="float" office:value="18.9572410488934">
                <text:p>18.957241048893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43937">
                <text:p>43937</text:p>
              </table:table-cell>
              <table:table-cell office:value-type="float" office:value="15.7977008740779">
                <text:p>15.797700874077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3938">
                <text:p>43938</text:p>
              </table:table-cell>
              <table:table-cell office:value-type="float" office:value="13.1647507283982">
                <text:p>13.1647507283982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3939">
                <text:p>43939</text:p>
              </table:table-cell>
              <table:table-cell office:value-type="float" office:value="10.9706256069985">
                <text:p>10.970625606998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3940">
                <text:p>43940</text:p>
              </table:table-cell>
              <table:table-cell office:value-type="float" office:value="9.1421880058321">
                <text:p>9.1421880058321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3941">
                <text:p>43941</text:p>
              </table:table-cell>
              <table:table-cell office:value-type="float" office:value="7.61849000486008">
                <text:p>7.618490004860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3942">
                <text:p>43942</text:p>
              </table:table-cell>
              <table:table-cell office:value-type="float" office:value="6.34874167071673">
                <text:p>6.3487416707167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3943">
                <text:p>43943</text:p>
              </table:table-cell>
              <table:table-cell office:value-type="float" office:value="5.29061805893061">
                <text:p>5.2906180589306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43944">
                <text:p>43944</text:p>
              </table:table-cell>
              <table:table-cell office:value-type="float" office:value="4.40884838244218">
                <text:p>4.40884838244218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43945">
                <text:p>43945</text:p>
              </table:table-cell>
              <table:table-cell office:value-type="float" office:value="3.67404031870181">
                <text:p>3.67404031870181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43946">
                <text:p>43946</text:p>
              </table:table-cell>
              <table:table-cell office:value-type="float" office:value="3.06170026558484">
                <text:p>3.06170026558484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43947">
                <text:p>43947</text:p>
              </table:table-cell>
              <table:table-cell office:value-type="float" office:value="2.55141688798737">
                <text:p>2.55141688798737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43948">
                <text:p>43948</text:p>
              </table:table-cell>
              <table:table-cell office:value-type="float" office:value="2.12618073998948">
                <text:p>2.1261807399894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957cm" svg:height="16.076cm" xlink:href=".." xlink:type="simple" chart:class="chart:scatter" chart:column-mapping="0" chart:style-name="ch1">
        <chart:title svg:x="10.672cm" svg:y="0.457cm" chart:style-name="ch2">
          <text:p>Risk of contracting Covid-19 in USA</text:p>
        </chart:title>
        <chart:subtitle svg:x="11.547cm" svg:y="1.551cm" chart:style-name="ch3">
          <text:p>Currently 1 in 15289  are infetcted</text:p>
        </chart:subtitle>
        <chart:plot-area chart:style-name="ch4" table:cell-range-address="USA.C27:USA.C44 USA.I27:USA.I44" chart:data-source-has-labels="column" svg:x="1.335cm" svg:y="2.542cm" svg:width="27.099cm" svg:height="12.25cm">
          <chartooo:coordinate-region svg:x="3.688cm" svg:y="2.748cm" svg:width="23.81cm" svg:height="11.385cm"/>
          <chart:axis chart:dimension="x" chart:name="primary-x" chart:style-name="ch5" chartooo:axis-type="auto">
            <chart:title svg:x="14.491cm" svg:y="15.113cm" chart:style-name="ch6">
              <text:p>Date</text:p>
            </chart:title>
            <chart:categories table:cell-range-address="USA.C27:USA.C44"/>
          </chart:axis>
          <chart:axis chart:dimension="y" chart:name="primary-y" chart:style-name="ch7">
            <chart:title svg:x="0.216cm" svg:y="12.374cm" chart:style-name="ch8">
              <text:p>Number of people you have to meet to risk Infection</text:p>
            </chart:title>
            <chart:grid chart:style-name="ch9" chart:class="major"/>
          </chart:axis>
          <chart:series chart:style-name="ch10" chart:values-cell-range-address="USA.I27:USA.I44" chart:class="chart:scatter">
            <chart:domain table:cell-range-address="USA.C27:USA.C44"/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0">
                <text:p>43890</text:p>
                <draw:g>
                  <svg:desc>USA.C27:USA.C44</svg:desc>
                </draw:g>
              </table:table-cell>
              <table:table-cell office:value-type="float" office:value="43890">
                <text:p>43890</text:p>
                <draw:g>
                  <svg:desc>USA.C27:USA.C44</svg:desc>
                </draw:g>
              </table:table-cell>
              <table:table-cell office:value-type="float" office:value="2000000">
                <text:p>2000000</text:p>
                <draw:g>
                  <svg:desc>USA.I27:USA.I44</svg:desc>
                </draw:g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43891">
                <text:p>43891</text:p>
              </table:table-cell>
              <table:table-cell office:value-type="float" office:value="2000000">
                <text:p>2000000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43892">
                <text:p>43892</text:p>
              </table:table-cell>
              <table:table-cell office:value-type="float" office:value="333333.333333333">
                <text:p>333333.333333333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43893">
                <text:p>43893</text:p>
              </table:table-cell>
              <table:table-cell office:value-type="float" office:value="222222.222222222">
                <text:p>222222.222222222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43894">
                <text:p>43894</text:p>
              </table:table-cell>
              <table:table-cell office:value-type="float" office:value="181818.181818182">
                <text:p>181818.181818182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43895">
                <text:p>43895</text:p>
              </table:table-cell>
              <table:table-cell office:value-type="float" office:value="166666.666666667">
                <text:p>166666.666666667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3896">
                <text:p>43896</text:p>
              </table:table-cell>
              <table:table-cell office:value-type="float" office:value="133333.333333333">
                <text:p>133333.333333333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3897">
                <text:p>43897</text:p>
              </table:table-cell>
              <table:table-cell office:value-type="float" office:value="105263.157894737">
                <text:p>105263.157894737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90909.0909090909">
                <text:p>90909.0909090909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76923.0769230769">
                <text:p>76923.076923076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66666.6666666667">
                <text:p>66666.6666666667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52631.5789473684">
                <text:p>52631.578947368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48780.4878048781">
                <text:p>48780.4878048781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40816.3265306122">
                <text:p>40816.326530612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35087.7192982456">
                <text:p>35087.719298245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29411.7647058824">
                <text:p>29411.7647058824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23255.8139534884">
                <text:p>23255.8139534884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18348.623853211">
                <text:p>18348.62385321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4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957cm" svg:height="16.076cm" xlink:href=".." xlink:type="simple" chart:class="chart:scatter" chart:style-name="ch1">
        <chart:title svg:x="5.505cm" svg:y="0.457cm" chart:style-name="ch2">
          <text:p>Risk of contracting Covid-19 in USA - Red is predicted chance of meet infected person</text:p>
        </chart:title>
        <chart:subtitle svg:x="9.941cm" svg:y="1.551cm" chart:style-name="ch3">
          <text:p>Currently 1 in 13071  are infected in USA : 18/3/2020</text:p>
        </chart:subtitle>
        <chart:plot-area chart:style-name="ch4" table:cell-range-address="USA.C28:USA.C45 USA.I28:USA.I85" svg:x="1.394cm" svg:y="2.483cm" svg:width="26.807cm" svg:height="12.25cm">
          <chartooo:coordinate-region svg:x="3.951cm" svg:y="2.688cm" svg:width="23.314cm" svg:height="11.386cm"/>
          <chart:axis chart:dimension="x" chart:name="primary-x" chart:style-name="ch5">
            <chart:title svg:x="14.404cm" svg:y="15.054cm" chart:style-name="ch6">
              <text:p>Date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275cm" svg:y="12.315cm" chart:style-name="ch10">
              <text:p>Number of people you have to meet to risk Infection</text:p>
            </chart:title>
            <chart:grid chart:style-name="ch7" chart:class="major"/>
          </chart:axis>
          <chart:series chart:style-name="ch11" chart:values-cell-range-address="USA.I28:USA.I85" chart:class="chart:scatter">
            <chart:domain table:cell-range-address="USA.C28:USA.C45"/>
            <chart:data-point chart:repeated="58"/>
          </chart:series>
          <chart:series chart:style-name="ch12" chart:values-cell-range-address="USA.I46:USA.I85" chart:class="chart:scatter">
            <chart:domain table:cell-range-address="USA.C46:USA.C85"/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891">
                <text:p>43891</text:p>
                <draw:g>
                  <svg:desc>USA.C28:USA.C45</svg:desc>
                </draw:g>
              </table:table-cell>
              <table:table-cell office:value-type="float" office:value="2000000">
                <text:p>2000000</text:p>
                <draw:g>
                  <svg:desc>USA.I28:USA.I85</svg:desc>
                </draw:g>
              </table:table-cell>
              <table:table-cell office:value-type="float" office:value="43909">
                <text:p>43909</text:p>
                <draw:g>
                  <svg:desc>USA.C46:USA.C85</svg:desc>
                </draw:g>
              </table:table-cell>
              <table:table-cell office:value-type="float" office:value="10893.2461873638">
                <text:p>10893.2461873638</text:p>
                <draw:g>
                  <svg:desc>USA.I46:USA.I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892">
                <text:p>43892</text:p>
              </table:table-cell>
              <table:table-cell office:value-type="float" office:value="333333.333333333">
                <text:p>333333.333333333</text:p>
              </table:table-cell>
              <table:table-cell office:value-type="float" office:value="43910">
                <text:p>43910</text:p>
              </table:table-cell>
              <table:table-cell office:value-type="float" office:value="9077.70515613653">
                <text:p>9077.705156136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893">
                <text:p>43893</text:p>
              </table:table-cell>
              <table:table-cell office:value-type="float" office:value="222222.222222222">
                <text:p>222222.222222222</text:p>
              </table:table-cell>
              <table:table-cell office:value-type="float" office:value="43911">
                <text:p>43911</text:p>
              </table:table-cell>
              <table:table-cell office:value-type="float" office:value="7564.75429678044">
                <text:p>7564.754296780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894">
                <text:p>43894</text:p>
              </table:table-cell>
              <table:table-cell office:value-type="float" office:value="181818.181818182">
                <text:p>181818.181818182</text:p>
              </table:table-cell>
              <table:table-cell office:value-type="float" office:value="43912">
                <text:p>43912</text:p>
              </table:table-cell>
              <table:table-cell office:value-type="float" office:value="6303.9619139837">
                <text:p>6303.96191398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895">
                <text:p>43895</text:p>
              </table:table-cell>
              <table:table-cell office:value-type="float" office:value="166666.666666667">
                <text:p>166666.666666667</text:p>
              </table:table-cell>
              <table:table-cell office:value-type="float" office:value="43913">
                <text:p>43913</text:p>
              </table:table-cell>
              <table:table-cell office:value-type="float" office:value="5253.30159498642">
                <text:p>5253.301594986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896">
                <text:p>43896</text:p>
              </table:table-cell>
              <table:table-cell office:value-type="float" office:value="133333.333333333">
                <text:p>133333.333333333</text:p>
              </table:table-cell>
              <table:table-cell office:value-type="float" office:value="43914">
                <text:p>43914</text:p>
              </table:table-cell>
              <table:table-cell office:value-type="float" office:value="4377.75132915535">
                <text:p>4377.751329155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897">
                <text:p>43897</text:p>
              </table:table-cell>
              <table:table-cell office:value-type="float" office:value="105263.157894737">
                <text:p>105263.157894737</text:p>
              </table:table-cell>
              <table:table-cell office:value-type="float" office:value="43915">
                <text:p>43915</text:p>
              </table:table-cell>
              <table:table-cell office:value-type="float" office:value="3648.12610762946">
                <text:p>3648.126107629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898">
                <text:p>43898</text:p>
              </table:table-cell>
              <table:table-cell office:value-type="float" office:value="90909.0909090909">
                <text:p>90909.0909090909</text:p>
              </table:table-cell>
              <table:table-cell office:value-type="float" office:value="43916">
                <text:p>43916</text:p>
              </table:table-cell>
              <table:table-cell office:value-type="float" office:value="3040.10508969121">
                <text:p>3040.105089691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899">
                <text:p>43899</text:p>
              </table:table-cell>
              <table:table-cell office:value-type="float" office:value="76923.0769230769">
                <text:p>76923.0769230769</text:p>
              </table:table-cell>
              <table:table-cell office:value-type="float" office:value="43917">
                <text:p>43917</text:p>
              </table:table-cell>
              <table:table-cell office:value-type="float" office:value="2533.42090807601">
                <text:p>2533.420908076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900">
                <text:p>43900</text:p>
              </table:table-cell>
              <table:table-cell office:value-type="float" office:value="66666.6666666667">
                <text:p>66666.6666666667</text:p>
              </table:table-cell>
              <table:table-cell office:value-type="float" office:value="43918">
                <text:p>43918</text:p>
              </table:table-cell>
              <table:table-cell office:value-type="float" office:value="2111.18409006334">
                <text:p>2111.184090063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901">
                <text:p>43901</text:p>
              </table:table-cell>
              <table:table-cell office:value-type="float" office:value="52631.5789473684">
                <text:p>52631.5789473684</text:p>
              </table:table-cell>
              <table:table-cell office:value-type="float" office:value="43919">
                <text:p>43919</text:p>
              </table:table-cell>
              <table:table-cell office:value-type="float" office:value="1759.32007505279">
                <text:p>1759.320075052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902">
                <text:p>43902</text:p>
              </table:table-cell>
              <table:table-cell office:value-type="float" office:value="48780.4878048781">
                <text:p>48780.4878048781</text:p>
              </table:table-cell>
              <table:table-cell office:value-type="float" office:value="43920">
                <text:p>43920</text:p>
              </table:table-cell>
              <table:table-cell office:value-type="float" office:value="1466.10006254399">
                <text:p>1466.100062543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903">
                <text:p>43903</text:p>
              </table:table-cell>
              <table:table-cell office:value-type="float" office:value="40816.3265306122">
                <text:p>40816.3265306122</text:p>
              </table:table-cell>
              <table:table-cell office:value-type="float" office:value="43921">
                <text:p>43921</text:p>
              </table:table-cell>
              <table:table-cell office:value-type="float" office:value="1221.75005211999">
                <text:p>1221.750052119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904">
                <text:p>43904</text:p>
              </table:table-cell>
              <table:table-cell office:value-type="float" office:value="35087.7192982456">
                <text:p>35087.7192982456</text:p>
              </table:table-cell>
              <table:table-cell office:value-type="float" office:value="43922">
                <text:p>43922</text:p>
              </table:table-cell>
              <table:table-cell office:value-type="float" office:value="1018.12504343333">
                <text:p>1018.1250434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905">
                <text:p>43905</text:p>
              </table:table-cell>
              <table:table-cell office:value-type="float" office:value="29411.7647058824">
                <text:p>29411.7647058824</text:p>
              </table:table-cell>
              <table:table-cell office:value-type="float" office:value="43923">
                <text:p>43923</text:p>
              </table:table-cell>
              <table:table-cell office:value-type="float" office:value="848.437536194438">
                <text:p>848.4375361944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906">
                <text:p>43906</text:p>
              </table:table-cell>
              <table:table-cell office:value-type="float" office:value="23255.8139534884">
                <text:p>23255.8139534884</text:p>
              </table:table-cell>
              <table:table-cell office:value-type="float" office:value="43924">
                <text:p>43924</text:p>
              </table:table-cell>
              <table:table-cell office:value-type="float" office:value="707.031280162032">
                <text:p>707.0312801620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907">
                <text:p>43907</text:p>
              </table:table-cell>
              <table:table-cell office:value-type="float" office:value="18348.623853211">
                <text:p>18348.623853211</text:p>
              </table:table-cell>
              <table:table-cell office:value-type="float" office:value="43925">
                <text:p>43925</text:p>
              </table:table-cell>
              <table:table-cell office:value-type="float" office:value="589.19273346836">
                <text:p>589.192733468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908">
                <text:p>43908</text:p>
              </table:table-cell>
              <table:table-cell office:value-type="float" office:value="13071.8954248366">
                <text:p>13071.8954248366</text:p>
              </table:table-cell>
              <table:table-cell office:value-type="float" office:value="43926">
                <text:p>43926</text:p>
              </table:table-cell>
              <table:table-cell office:value-type="float" office:value="490.993944556966">
                <text:p>490.9939445569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0893.2461873638">
                <text:p>10893.2461873638</text:p>
              </table:table-cell>
              <table:table-cell office:value-type="float" office:value="43927">
                <text:p>43927</text:p>
              </table:table-cell>
              <table:table-cell office:value-type="float" office:value="409.161620464139">
                <text:p>409.1616204641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9077.70515613653">
                <text:p>9077.70515613653</text:p>
              </table:table-cell>
              <table:table-cell office:value-type="float" office:value="43928">
                <text:p>43928</text:p>
              </table:table-cell>
              <table:table-cell office:value-type="float" office:value="340.968017053449">
                <text:p>340.9680170534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7564.75429678044">
                <text:p>7564.75429678044</text:p>
              </table:table-cell>
              <table:table-cell office:value-type="float" office:value="43929">
                <text:p>43929</text:p>
              </table:table-cell>
              <table:table-cell office:value-type="float" office:value="284.140014211207">
                <text:p>284.1400142112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6303.9619139837">
                <text:p>6303.9619139837</text:p>
              </table:table-cell>
              <table:table-cell office:value-type="float" office:value="43930">
                <text:p>43930</text:p>
              </table:table-cell>
              <table:table-cell office:value-type="float" office:value="236.783345176006">
                <text:p>236.7833451760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5253.30159498642">
                <text:p>5253.30159498642</text:p>
              </table:table-cell>
              <table:table-cell office:value-type="float" office:value="43931">
                <text:p>43931</text:p>
              </table:table-cell>
              <table:table-cell office:value-type="float" office:value="197.319454313339">
                <text:p>197.3194543133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4377.75132915535">
                <text:p>4377.75132915535</text:p>
              </table:table-cell>
              <table:table-cell office:value-type="float" office:value="43932">
                <text:p>43932</text:p>
              </table:table-cell>
              <table:table-cell office:value-type="float" office:value="164.432878594449">
                <text:p>164.4328785944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3648.12610762946">
                <text:p>3648.12610762946</text:p>
              </table:table-cell>
              <table:table-cell office:value-type="float" office:value="43933">
                <text:p>43933</text:p>
              </table:table-cell>
              <table:table-cell office:value-type="float" office:value="137.027398828707">
                <text:p>137.0273988287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3040.10508969121">
                <text:p>3040.10508969121</text:p>
              </table:table-cell>
              <table:table-cell office:value-type="float" office:value="43934">
                <text:p>43934</text:p>
              </table:table-cell>
              <table:table-cell office:value-type="float" office:value="114.189499023923">
                <text:p>114.1894990239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2533.42090807601">
                <text:p>2533.42090807601</text:p>
              </table:table-cell>
              <table:table-cell office:value-type="float" office:value="43935">
                <text:p>43935</text:p>
              </table:table-cell>
              <table:table-cell office:value-type="float" office:value="95.157915853269">
                <text:p>95.1579158532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2111.18409006334">
                <text:p>2111.18409006334</text:p>
              </table:table-cell>
              <table:table-cell office:value-type="float" office:value="43936">
                <text:p>43936</text:p>
              </table:table-cell>
              <table:table-cell office:value-type="float" office:value="79.2982632110575">
                <text:p>79.29826321105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1759.32007505279">
                <text:p>1759.32007505279</text:p>
              </table:table-cell>
              <table:table-cell office:value-type="float" office:value="43937">
                <text:p>43937</text:p>
              </table:table-cell>
              <table:table-cell office:value-type="float" office:value="66.0818860092146">
                <text:p>66.08188600921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1466.10006254399">
                <text:p>1466.10006254399</text:p>
              </table:table-cell>
              <table:table-cell office:value-type="float" office:value="43938">
                <text:p>43938</text:p>
              </table:table-cell>
              <table:table-cell office:value-type="float" office:value="55.0682383410121">
                <text:p>55.06823834101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1221.75005211999">
                <text:p>1221.75005211999</text:p>
              </table:table-cell>
              <table:table-cell office:value-type="float" office:value="43939">
                <text:p>43939</text:p>
              </table:table-cell>
              <table:table-cell office:value-type="float" office:value="45.8901986175101">
                <text:p>45.89019861751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1018.12504343333">
                <text:p>1018.12504343333</text:p>
              </table:table-cell>
              <table:table-cell office:value-type="float" office:value="43940">
                <text:p>43940</text:p>
              </table:table-cell>
              <table:table-cell office:value-type="float" office:value="38.2418321812584">
                <text:p>38.24183218125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848.437536194438">
                <text:p>848.437536194438</text:p>
              </table:table-cell>
              <table:table-cell office:value-type="float" office:value="43941">
                <text:p>43941</text:p>
              </table:table-cell>
              <table:table-cell office:value-type="float" office:value="31.868193484382">
                <text:p>31.8681934843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707.031280162032">
                <text:p>707.031280162032</text:p>
              </table:table-cell>
              <table:table-cell office:value-type="float" office:value="43942">
                <text:p>43942</text:p>
              </table:table-cell>
              <table:table-cell office:value-type="float" office:value="26.5568279036517">
                <text:p>26.55682790365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589.19273346836">
                <text:p>589.19273346836</text:p>
              </table:table-cell>
              <table:table-cell office:value-type="float" office:value="43943">
                <text:p>43943</text:p>
              </table:table-cell>
              <table:table-cell office:value-type="float" office:value="22.1306899197097">
                <text:p>22.13068991970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490.993944556966">
                <text:p>490.993944556966</text:p>
              </table:table-cell>
              <table:table-cell office:value-type="float" office:value="43944">
                <text:p>43944</text:p>
              </table:table-cell>
              <table:table-cell office:value-type="float" office:value="18.4422415997581">
                <text:p>18.44224159975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409.161620464139">
                <text:p>409.161620464139</text:p>
              </table:table-cell>
              <table:table-cell office:value-type="float" office:value="43945">
                <text:p>43945</text:p>
              </table:table-cell>
              <table:table-cell office:value-type="float" office:value="15.3685346664651">
                <text:p>15.368534666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340.968017053449">
                <text:p>340.968017053449</text:p>
              </table:table-cell>
              <table:table-cell office:value-type="float" office:value="43946">
                <text:p>43946</text:p>
              </table:table-cell>
              <table:table-cell office:value-type="float" office:value="12.8071122220542">
                <text:p>12.80711222205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284.140014211207">
                <text:p>284.140014211207</text:p>
              </table:table-cell>
              <table:table-cell office:value-type="float" office:value="43947">
                <text:p>43947</text:p>
              </table:table-cell>
              <table:table-cell office:value-type="float" office:value="10.6725935183785">
                <text:p>10.67259351837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236.783345176006">
                <text:p>236.783345176006</text:p>
              </table:table-cell>
              <table:table-cell office:value-type="float" office:value="43948">
                <text:p>43948</text:p>
              </table:table-cell>
              <table:table-cell office:value-type="float" office:value="8.89382793198212">
                <text:p>8.893827931982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197.319454313339">
                <text:p>197.319454313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164.432878594449">
                <text:p>164.432878594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137.027398828707">
                <text:p>137.027398828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114.189499023923">
                <text:p>114.189499023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95.157915853269">
                <text:p>95.157915853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79.2982632110575">
                <text:p>79.2982632110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66.0818860092146">
                <text:p>66.0818860092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55.0682383410121">
                <text:p>55.0682383410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45.8901986175101">
                <text:p>45.8901986175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38.2418321812584">
                <text:p>38.2418321812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31.868193484382">
                <text:p>31.868193484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26.5568279036517">
                <text:p>26.5568279036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22.1306899197097">
                <text:p>22.1306899197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18.4422415997581">
                <text:p>18.4422415997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15.3685346664651">
                <text:p>15.3685346664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12.8071122220542">
                <text:p>12.8071122220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10.6725935183785">
                <text:p>10.6725935183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8.89382793198212">
                <text:p>8.89382793198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957cm" svg:height="16.076cm" xlink:href=".." xlink:type="simple" chart:class="chart:scatter" chart:column-mapping="0" chart:style-name="ch1">
        <chart:title svg:x="10.672cm" svg:y="0.457cm" chart:style-name="ch2">
          <text:p>Risk of contracting Covid-19 in USA</text:p>
        </chart:title>
        <chart:subtitle svg:x="9.882cm" svg:y="1.551cm" chart:style-name="ch3">
          <text:p>Currently 1 in 13071  are infetcted in USA : 18/3/2020</text:p>
        </chart:subtitle>
        <chart:plot-area chart:style-name="ch4" table:cell-range-address="USA.C27:USA.C45 USA.I27:USA.I45" chart:data-source-has-labels="column" svg:x="1.57cm" svg:y="2.543cm" svg:width="26.808cm" svg:height="12.251cm">
          <chartooo:coordinate-region svg:x="3.923cm" svg:y="2.748cm" svg:width="23.315cm" svg:height="11.387cm"/>
          <chart:axis chart:dimension="x" chart:name="primary-x" chart:style-name="ch5" chartooo:axis-type="auto">
            <chart:title svg:x="14.581cm" svg:y="15.115cm" chart:style-name="ch6">
              <text:p>Date</text:p>
            </chart:title>
            <chart:categories table:cell-range-address="USA.C27:USA.C45"/>
          </chart:axis>
          <chart:axis chart:dimension="y" chart:name="primary-y" chart:style-name="ch7">
            <chart:title svg:x="0.451cm" svg:y="12.375cm" chart:style-name="ch8">
              <text:p>Number of people you have to meet to risk Infection</text:p>
            </chart:title>
            <chart:grid chart:style-name="ch9" chart:class="major"/>
          </chart:axis>
          <chart:series chart:style-name="ch10" chart:values-cell-range-address="USA.I27:USA.I45" chart:class="chart:scatter">
            <chart:domain table:cell-range-address="USA.C27:USA.C45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0">
                <text:p>43890</text:p>
                <draw:g>
                  <svg:desc>USA.C27:USA.C45</svg:desc>
                </draw:g>
              </table:table-cell>
              <table:table-cell office:value-type="float" office:value="43890">
                <text:p>43890</text:p>
                <draw:g>
                  <svg:desc>USA.C27:USA.C45</svg:desc>
                </draw:g>
              </table:table-cell>
              <table:table-cell office:value-type="float" office:value="2000000">
                <text:p>2000000</text:p>
                <draw:g>
                  <svg:desc>USA.I27:USA.I45</svg:desc>
                </draw:g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43891">
                <text:p>43891</text:p>
              </table:table-cell>
              <table:table-cell office:value-type="float" office:value="2000000">
                <text:p>2000000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43892">
                <text:p>43892</text:p>
              </table:table-cell>
              <table:table-cell office:value-type="float" office:value="333333.333333333">
                <text:p>333333.333333333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43893">
                <text:p>43893</text:p>
              </table:table-cell>
              <table:table-cell office:value-type="float" office:value="222222.222222222">
                <text:p>222222.222222222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43894">
                <text:p>43894</text:p>
              </table:table-cell>
              <table:table-cell office:value-type="float" office:value="181818.181818182">
                <text:p>181818.181818182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43895">
                <text:p>43895</text:p>
              </table:table-cell>
              <table:table-cell office:value-type="float" office:value="166666.666666667">
                <text:p>166666.666666667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3896">
                <text:p>43896</text:p>
              </table:table-cell>
              <table:table-cell office:value-type="float" office:value="133333.333333333">
                <text:p>133333.333333333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3897">
                <text:p>43897</text:p>
              </table:table-cell>
              <table:table-cell office:value-type="float" office:value="105263.157894737">
                <text:p>105263.157894737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90909.0909090909">
                <text:p>90909.0909090909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76923.0769230769">
                <text:p>76923.076923076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66666.6666666667">
                <text:p>66666.6666666667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52631.5789473684">
                <text:p>52631.578947368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48780.4878048781">
                <text:p>48780.4878048781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40816.3265306122">
                <text:p>40816.326530612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35087.7192982456">
                <text:p>35087.719298245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29411.7647058824">
                <text:p>29411.7647058824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23255.8139534884">
                <text:p>23255.8139534884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18348.623853211">
                <text:p>18348.623853211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8">
                <text:p>43908</text:p>
              </table:table-cell>
              <table:table-cell office:value-type="float" office:value="13071.8954248366">
                <text:p>13071.895424836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